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2.22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6.9333333333333cm" style:use-optimal-column-width="true"/>
    </style:style>
    <style:style style:name="co7" style:family="table-column">
      <style:table-column-properties fo:break-before="auto" style:column-width="1.24354166666667cm" style:use-optimal-column-width="true"/>
    </style:style>
    <style:style style:name="co8" style:family="table-column">
      <style:table-column-properties fo:break-before="auto" style:column-width="2.98979166666667cm" style:use-optimal-column-width="true"/>
    </style:style>
    <style:style style:name="co9" style:family="table-column">
      <style:table-column-properties fo:break-before="auto" style:column-width="6.50875cm" style:use-optimal-column-width="true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8.89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3.175cm" style:use-optimal-column-width="true"/>
    </style:style>
    <style:style style:name="co28" style:family="table-column">
      <style:table-column-properties fo:break-before="auto" style:column-width="2.936875cm" style:use-optimal-column-width="true"/>
    </style:style>
    <style:style style:name="co29" style:family="table-column">
      <style:table-column-properties fo:break-before="auto" style:column-width="3.36020833333333cm" style:use-optimal-column-width="true"/>
    </style:style>
    <style:style style:name="co30" style:family="table-column">
      <style:table-column-properties fo:break-before="auto" style:column-width="2.80458333333333cm" style:use-optimal-column-width="true"/>
    </style:style>
    <style:style style:name="co31" style:family="table-column">
      <style:table-column-properties fo:break-before="auto" style:column-width="2.83104166666667cm" style:use-optimal-column-width="true"/>
    </style:style>
    <style:style style:name="co32" style:family="table-column">
      <style:table-column-properties fo:break-before="auto" style:column-width="2.24895833333333cm" style:use-optimal-column-width="true"/>
    </style:style>
    <style:style style:name="co33" style:family="table-column">
      <style:table-column-properties fo:break-before="auto" style:column-width="3.254375cm" style:use-optimal-column-width="true"/>
    </style:style>
    <style:style style:name="co34" style:family="table-column">
      <style:table-column-properties fo:break-before="auto" style:column-width="3.78354166666667cm" style:use-optimal-column-width="true"/>
    </style:style>
    <style:style style:name="co35" style:family="table-column">
      <style:table-column-properties fo:break-before="auto" style:column-width="3.14854166666667cm" style:use-optimal-column-width="true"/>
    </style:style>
    <style:style style:name="co36" style:family="table-column">
      <style:table-column-properties fo:break-before="auto" style:column-width="2.75166666666667cm" style:use-optimal-column-width="true"/>
    </style:style>
    <style:style style:name="co37" style:family="table-column">
      <style:table-column-properties fo:break-before="auto" style:column-width="3.571875cm" style:use-optimal-column-width="true"/>
    </style:style>
    <style:style style:name="co38" style:family="table-column">
      <style:table-column-properties fo:break-before="auto" style:column-width="2.69875cm" style:use-optimal-column-width="true"/>
    </style:style>
    <style:style style:name="co39" style:family="table-column">
      <style:table-column-properties fo:break-before="auto" style:column-width="2.59291666666667cm" style:use-optimal-column-width="true"/>
    </style:style>
    <style:style style:name="co40" style:family="table-column">
      <style:table-column-properties fo:break-before="auto" style:column-width="3.54541666666667cm" style:use-optimal-column-width="true"/>
    </style:style>
    <style:style style:name="co4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n_Ju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2" table:default-cell-style-name="ce1"/>
        <table:table-column table:style-name="co36" table:default-cell-style-name="ce1"/>
        <table:table-column table:style-name="co27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100" table:style-name="ce1">
            <text:p>700000100</text:p>
          </table:table-cell>
          <table:table-cell office:value-type="string" table:style-name="ce1">
            <text:p>NOCTURNA MARIA ELISA RUFINO LE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1786 E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097351144855" table:style-name="ce2">
            <text:p>-315.097.351.144.855</text:p>
          </table:table-cell>
          <table:table-cell office:value-type="float" office:value="-685026857946862" table:style-name="ce2">
            <text:p>-685.026.857.946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101" table:style-name="ce1">
            <text:p>700000101</text:p>
          </table:table-cell>
          <table:table-cell office:value-type="string" table:style-name="ce1">
            <text:p>ANEXO NOCTURNA MARIA ELISA RUFINO LE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1786 E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200" table:style-name="ce1">
            <text:p>700000200</text:p>
          </table:table-cell>
          <table:table-cell office:value-type="string" table:style-name="ce1">
            <text:p>MARIANO NECOCHEA T.M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ER BALET 2663 E B° SAN LORENZO B° SAN LORENZO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LAS PIEDRITAS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nineira@sanjuan. edu. 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95091144748" table:style-name="ce2">
            <text:p>-315.195.091.144.748</text:p>
          </table:table-cell>
          <table:table-cell office:value-type="float" office:value="-68494610794884" table:style-name="ce2">
            <text:p>-68.494.610.794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300" table:style-name="ce1">
            <text:p>700000300</text:p>
          </table:table-cell>
          <table:table-cell office:value-type="string" table:style-name="ce1">
            <text:p>NOCTURNA TOMAS ALVA EDI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ER BALET 2463 E SANTA LUCI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LAS PIEDRITAS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207531144759" table:style-name="ce2">
            <text:p>-315.207.531.144.759</text:p>
          </table:table-cell>
          <table:table-cell office:value-type="float" office:value="-684950197948675" table:style-name="ce2">
            <text:p>-684.950.197.948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400" table:style-name="ce1">
            <text:p>700000400</text:p>
          </table:table-cell>
          <table:table-cell office:value-type="string" table:style-name="ce1">
            <text:p>JUAN ANTOLIN ZAP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CAGUA 3219 COLONIA RICHET ZAPATA</text:p>
          </table:table-cell>
          <table:table-cell office:value-type="string" table:style-name="ce1">
            <text:p>J5438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0466416" table:style-name="ce2">
            <text:p>-3.150.466.416</text:p>
          </table:table-cell>
          <table:table-cell office:value-type="float" office:value="-6848674263" table:style-name="ce2">
            <text:p>-6.848.674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500" table:style-name="ce1">
            <text:p>700000500</text:p>
          </table:table-cell>
          <table:table-cell office:value-type="string" table:style-name="ce1">
            <text:p>VALLE DE TUL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5260 E LOCALIDAD PARAJE LA LEGUA LOCALIDAD LA LEGU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24400013126" table:style-name="ce2">
            <text:p>-315.624.400.013.126</text:p>
          </table:table-cell>
          <table:table-cell office:value-type="float" office:value="-684571009783337" table:style-name="ce2">
            <text:p>-684.571.009.783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600" table:style-name="ce1">
            <text:p>700000600</text:p>
          </table:table-cell>
          <table:table-cell office:value-type="string" table:style-name="ce1">
            <text:p>NOCTURNA PRIMERA JU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ON Y LARRALDE S/N PARQUE RIVADAVIA NORTE BARRIO PARQUE RIVADAVIA NORT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624400013126" table:style-name="ce2">
            <text:p>-315.624.400.013.126</text:p>
          </table:table-cell>
          <table:table-cell office:value-type="float" office:value="-684571009783337" table:style-name="ce2">
            <text:p>-684.571.009.783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700" table:style-name="ce1">
            <text:p>700000700</text:p>
          </table:table-cell>
          <table:table-cell office:value-type="string" table:style-name="ce1">
            <text:p>FRANCISCO DE VILLAG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NAN CORTEZ S/N LOCALIDAD DE ALTO DE SIERRA</text:p>
          </table:table-cell>
          <table:table-cell office:value-type="string" table:style-name="ce1">
            <text:p>J5438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5558599" table:style-name="ce2">
            <text:p>-3.155.558.599</text:p>
          </table:table-cell>
          <table:table-cell office:value-type="float" office:value="-6841707392" table:style-name="ce2">
            <text:p>-6.841.707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800" table:style-name="ce1">
            <text:p>700000800</text:p>
          </table:table-cell>
          <table:table-cell office:value-type="string" table:style-name="ce1">
            <text:p>ESCUELA JUAN DOLORES GODO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3520 E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44414279687" table:style-name="ce2">
            <text:p>-31.544.414.279.687</text:p>
          </table:table-cell>
          <table:table-cell office:value-type="float" office:value="-684821215080724" table:style-name="ce2">
            <text:p>-684.821.215.080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0900" table:style-name="ce1">
            <text:p>700000900</text:p>
          </table:table-cell>
          <table:table-cell office:value-type="string" table:style-name="ce1">
            <text:p>C.E.N.S. N° 348 MADRE TERESA DE CALCU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OSE IGNACIO DE LA ROZA 325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35111114543" table:style-name="ce2">
            <text:p>-31.535.111.114.543</text:p>
          </table:table-cell>
          <table:table-cell office:value-type="float" office:value="-685293027938048" table:style-name="ce2">
            <text:p>-685.293.027.938.0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000" table:style-name="ce1">
            <text:p>700001000</text:p>
          </table:table-cell>
          <table:table-cell office:value-type="string" table:style-name="ce1">
            <text:p>COLEGIO SANTA ROSA DE L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139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809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06861145297" table:style-name="ce2">
            <text:p>-315.306.861.145.297</text:p>
          </table:table-cell>
          <table:table-cell office:value-type="float" office:value="-685228757940138" table:style-name="ce2">
            <text:p>-685.228.757.940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100" table:style-name="ce1">
            <text:p>700001100</text:p>
          </table:table-cell>
          <table:table-cell office:value-type="string" table:style-name="ce1">
            <text:p>INSTITUTO SARMIENTO ESTUDIOS SUPERIOR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ACHA 142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247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ES@ARGENTINA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5310541145332" table:style-name="ce2">
            <text:p>-315.310.541.145.332</text:p>
          </table:table-cell>
          <table:table-cell office:value-type="float" office:value="-685247907939554" table:style-name="ce2">
            <text:p>-685.247.907.939.5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300" table:style-name="ce1">
            <text:p>700001300</text:p>
          </table:table-cell>
          <table:table-cell office:value-type="string" table:style-name="ce1">
            <text:p>ESCUELA MODELO DE SAN JU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OR GRAL SAN MARTIN 1849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153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MODELO@INFOVI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90751145806" table:style-name="ce2">
            <text:p>-315.290.751.145.806</text:p>
          </table:table-cell>
          <table:table-cell office:value-type="float" office:value="-685506137931815" table:style-name="ce2">
            <text:p>-685.506.137.931.8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400" table:style-name="ce1">
            <text:p>700001400</text:p>
          </table:table-cell>
          <table:table-cell office:value-type="string" table:style-name="ce1">
            <text:p>E.P.E.T.N°6 LA BEB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LA BEBIDA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2" table:style-name="ce1">
            <text:p>42</text:p>
          </table:table-cell>
          <table:table-cell office:value-type="float" office:value="-3154022313" table:style-name="ce2">
            <text:p>-3.154.022.313</text:p>
          </table:table-cell>
          <table:table-cell office:value-type="float" office:value="-6861724961" table:style-name="ce2">
            <text:p>-6.861.724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500" table:style-name="ce1">
            <text:p>700001500</text:p>
          </table:table-cell>
          <table:table-cell office:value-type="string" table:style-name="ce1">
            <text:p>GENERAL DE LA NACION INGENIERO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ODISTAS ARGENTINOS 5983 O CAMUS B° CAMUS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333165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86841146729" table:style-name="ce2">
            <text:p>-315.286.841.146.729</text:p>
          </table:table-cell>
          <table:table-cell office:value-type="float" office:value="-685982037916846" table:style-name="ce2">
            <text:p>-685.982.037.916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700" table:style-name="ce1">
            <text:p>700001700</text:p>
          </table:table-cell>
          <table:table-cell office:value-type="string" table:style-name="ce1">
            <text:p>COLEGIO MERCEDITAS DE SAN MARTIN C.E.S.A.P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744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12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MERCEDITASCESAP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00531145335" table:style-name="ce2">
            <text:p>-315.600.531.145.335</text:p>
          </table:table-cell>
          <table:table-cell office:value-type="float" office:value="-685191687940131" table:style-name="ce2">
            <text:p>-685.191.687.940.1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800" table:style-name="ce1">
            <text:p>700001800</text:p>
          </table:table-cell>
          <table:table-cell office:value-type="string" table:style-name="ce1">
            <text:p>NOCTURNA ANGEL SALVADOR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S/N SALVADOR MARIA DEL CARRIL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801" table:style-name="ce1">
            <text:p>700001801</text:p>
          </table:table-cell>
          <table:table-cell office:value-type="string" table:style-name="ce1">
            <text:p>ESCUELA NOCTURNA ANGEL SAN MARTIN - ANEXO VILLA HIPODROM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100 O VILLA HIPODROMO VILLA HIPODROMO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802" table:style-name="ce1">
            <text:p>700001802</text:p>
          </table:table-cell>
          <table:table-cell office:value-type="string" table:style-name="ce1">
            <text:p>ESC NOCT. ANGEL SALVADOR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FUERTE S/N SALVADOR MARIA DEL CARRIL B°SALVADOR MARIA DEL CARRIL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1900" table:style-name="ce1">
            <text:p>700001900</text:p>
          </table:table-cell>
          <table:table-cell office:value-type="string" table:style-name="ce1">
            <text:p>JUAN XXI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S/N SALVADOR MARIA DEL CARRIL BARRIO SALVADOR MARIA DEL CARRIL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000" table:style-name="ce1">
            <text:p>700002000</text:p>
          </table:table-cell>
          <table:table-cell office:value-type="string" table:style-name="ce1">
            <text:p>ESCUELA NOCTURNA ALMIRANTE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S/N B°BARRIO RESIDENCIAL RAWSON B°RESIDENCIAL RAWS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001" table:style-name="ce1">
            <text:p>700002001</text:p>
          </table:table-cell>
          <table:table-cell office:value-type="string" table:style-name="ce1">
            <text:p>ANEXO ESCUELA NOCTURNA ALMIRANTE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5 ENTRE AMERICA Y P. DEL MONTE S/N CRISTO POBRE VILLA BOLAÑO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586" table:style-name="ce2">
            <text:p>-316.586</text:p>
          </table:table-cell>
          <table:table-cell office:value-type="float" office:value="-685138" table:style-name="ce2">
            <text:p>-685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100" table:style-name="ce1">
            <text:p>700002100</text:p>
          </table:table-cell>
          <table:table-cell office:value-type="string" table:style-name="ce1">
            <text:p>ESCUELA GABRIELA MIST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S/N OBRERO RAWSON B°RESIDENCIAL RAWSO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80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200" table:style-name="ce1">
            <text:p>700002200</text:p>
          </table:table-cell>
          <table:table-cell office:value-type="string" table:style-name="ce1">
            <text:p>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S/N B°RESIDENCIAL RAWSO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80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15731145512" table:style-name="ce2">
            <text:p>-315.715.731.145.512</text:p>
          </table:table-cell>
          <table:table-cell office:value-type="float" office:value="-685264847937505" table:style-name="ce2">
            <text:p>-685.264.847.937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300" table:style-name="ce1">
            <text:p>700002300</text:p>
          </table:table-cell>
          <table:table-cell office:value-type="string" table:style-name="ce1">
            <text:p>LUIS JORGE FO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25 DE MAYO 1057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176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79111145621" table:style-name="ce2">
            <text:p>-315.279.111.145.621</text:p>
          </table:table-cell>
          <table:table-cell office:value-type="float" office:value="-68541012793479" table:style-name="ce2">
            <text:p>-68.541.012.793.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400" table:style-name="ce1">
            <text:p>700002400</text:p>
          </table:table-cell>
          <table:table-cell office:value-type="string" table:style-name="ce1">
            <text:p>JINZ CAPITAL LUIS JORGE FO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25 DE MAYO 1057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279111145621" table:style-name="ce2">
            <text:p>-315.279.111.145.621</text:p>
          </table:table-cell>
          <table:table-cell office:value-type="float" office:value="-68541012793479" table:style-name="ce2">
            <text:p>-68.541.012.793.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401" table:style-name="ce1">
            <text:p>700002401</text:p>
          </table:table-cell>
          <table:table-cell office:value-type="string" table:style-name="ce1">
            <text:p>JINZ CAPITAL ESCUELA 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PAZ 1049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426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402" table:style-name="ce1">
            <text:p>700002402</text:p>
          </table:table-cell>
          <table:table-cell office:value-type="string" table:style-name="ce1">
            <text:p>JINZ CAPITAL ESCUELA CLARA ROSA CO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Y ALVEAR 1599 O RESIDENCIAL B°BARRIO RESIDENCIA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603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403" table:style-name="ce1">
            <text:p>700002403</text:p>
          </table:table-cell>
          <table:table-cell office:value-type="string" table:style-name="ce1">
            <text:p>JINZ CAPITAL ESCUELA PROVINCIA DE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LEM 640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682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404" table:style-name="ce1">
            <text:p>700002404</text:p>
          </table:table-cell>
          <table:table-cell office:value-type="string" table:style-name="ce1">
            <text:p>JINZ CAPITAL ESCUELA PEDRO NOLASCO FONSE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BONO 348 S DEL BONO DEL BONO ESQUINA JUANA MANS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063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500" table:style-name="ce1">
            <text:p>700002500</text:p>
          </table:table-cell>
          <table:table-cell office:value-type="string" table:style-name="ce1">
            <text:p>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TERAL DE CIRCUNVALACION S/N SAN MARTI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7370114543" table:style-name="ce2">
            <text:p>-31.517.370.114.543</text:p>
          </table:table-cell>
          <table:table-cell office:value-type="float" office:value="-68532848793766" table:style-name="ce2">
            <text:p>-68.532.848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600" table:style-name="ce1">
            <text:p>700002600</text:p>
          </table:table-cell>
          <table:table-cell office:value-type="string" table:style-name="ce1">
            <text:p>NIVEL INICIAL FEDERICO FROEB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350 O SAN MARTIN INTER TORRE BARRIO SAN MARTI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758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ZULMALCOTT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17370114543" table:style-name="ce2">
            <text:p>-31.517.370.114.543</text:p>
          </table:table-cell>
          <table:table-cell office:value-type="float" office:value="-68532848793766" table:style-name="ce2">
            <text:p>-68.532.848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700" table:style-name="ce1">
            <text:p>700002700</text:p>
          </table:table-cell>
          <table:table-cell office:value-type="string" table:style-name="ce1">
            <text:p>U.E.P.A. MOVIL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1 KM 135 VILLA CALINGASTA VILLA NUEVA</text:p>
          </table:table-cell>
          <table:table-cell office:value-type="string" table:style-name="ce1">
            <text:p>J5403</text:p>
          </table:table-cell>
          <table:table-cell office:value-type="string" table:style-name="ce1">
            <text:p>02648-21227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166670040964" table:style-name="ce2">
            <text:p>-313.166.670.040.964</text:p>
          </table:table-cell>
          <table:table-cell office:value-type="float" office:value="-69433332933495" table:style-name="ce2">
            <text:p>-69.433.332.933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2800" table:style-name="ce1">
            <text:p>700002800</text:p>
          </table:table-cell>
          <table:table-cell office:value-type="string" table:style-name="ce1">
            <text:p>COLEGIO SECUNDARIO GENERAL TORIBIO DE LUZURI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593 V° SAN MARTIN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1303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313210013293" table:style-name="ce2">
            <text:p>-314.313.210.013.293</text:p>
          </table:table-cell>
          <table:table-cell office:value-type="float" office:value="-684932289777881" table:style-name="ce2">
            <text:p>-684.932.289.777.8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000" table:style-name="ce1">
            <text:p>700003000</text:p>
          </table:table-cell>
          <table:table-cell office:value-type="string" table:style-name="ce1">
            <text:p>CLARA ROSA CO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1599 O RESIDENCIAL B° RESIDENCIA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603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21091145762" table:style-name="ce2">
            <text:p>-315.321.091.145.762</text:p>
          </table:table-cell>
          <table:table-cell office:value-type="float" office:value="-685477347932577" table:style-name="ce2">
            <text:p>-685.477.347.932.5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300" table:style-name="ce1">
            <text:p>700003300</text:p>
          </table:table-cell>
          <table:table-cell office:value-type="string" table:style-name="ce1">
            <text:p>GENERAL MARIANO ACH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ECHEGARAY S/N SEGUNDO CUARTEL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1058619" table:style-name="ce2">
            <text:p>-3.161.058.619</text:p>
          </table:table-cell>
          <table:table-cell office:value-type="float" office:value="-6857718822" table:style-name="ce2">
            <text:p>-6.857.718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400" table:style-name="ce1">
            <text:p>700003400</text:p>
          </table:table-cell>
          <table:table-cell office:value-type="string" table:style-name="ce1">
            <text:p>JOSE MARIA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S/N SEGUNDO CUARTEL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277981980844" table:style-name="ce2">
            <text:p>-316.277.981.980.844</text:p>
          </table:table-cell>
          <table:table-cell office:value-type="float" office:value="-685852069201805" table:style-name="ce2">
            <text:p>-685.852.069.201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500" table:style-name="ce1">
            <text:p>700003500</text:p>
          </table:table-cell>
          <table:table-cell office:value-type="string" table:style-name="ce1">
            <text:p>ESCUELA DE NIVEL INICIAL AYAC YAN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55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17896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VIVIANAMORALES@UOLSINECTIS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390891144815" table:style-name="ce2">
            <text:p>-315.390.891.144.815</text:p>
          </table:table-cell>
          <table:table-cell office:value-type="float" office:value="-68494575794813" table:style-name="ce2">
            <text:p>-68.494.575.794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600" table:style-name="ce1">
            <text:p>700003600</text:p>
          </table:table-cell>
          <table:table-cell office:value-type="string" table:style-name="ce1">
            <text:p>WERFIELD SAL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COCHEA S/Nº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07651144956" table:style-name="ce2">
            <text:p>-315.107.651.144.956</text:p>
          </table:table-cell>
          <table:table-cell office:value-type="float" office:value="-685080837945251" table:style-name="ce2">
            <text:p>-685.080.837.945.2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700" table:style-name="ce1">
            <text:p>700003700</text:p>
          </table:table-cell>
          <table:table-cell office:value-type="string" table:style-name="ce1">
            <text:p>COL. NUESTRA SRA. DEL ROSARIO DE ANDACOLLO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640 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3622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484731114527" table:style-name="ce2">
            <text:p>-31.484.731.114.527</text:p>
          </table:table-cell>
          <table:table-cell office:value-type="float" office:value="-685306177939571" table:style-name="ce2">
            <text:p>-685.306.177.939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800" table:style-name="ce1">
            <text:p>700003800</text:p>
          </table:table-cell>
          <table:table-cell office:value-type="string" table:style-name="ce1">
            <text:p>NUESTRA SEÑORA DEL ROSARIO DE ANDACOL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640 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71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484731114527" table:style-name="ce2">
            <text:p>-31.484.731.114.527</text:p>
          </table:table-cell>
          <table:table-cell office:value-type="float" office:value="-685306177939571" table:style-name="ce2">
            <text:p>-685.306.177.939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3900" table:style-name="ce1">
            <text:p>700003900</text:p>
          </table:table-cell>
          <table:table-cell office:value-type="string" table:style-name="ce1">
            <text:p>PROVINCIA 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2371 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82600114526" table:style-name="ce2">
            <text:p>-31.482.600.114.526</text:p>
          </table:table-cell>
          <table:table-cell office:value-type="float" office:value="-68530525793968" table:style-name="ce2">
            <text:p>-68.530.525.793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000" table:style-name="ce1">
            <text:p>700004000</text:p>
          </table:table-cell>
          <table:table-cell office:value-type="string" table:style-name="ce1">
            <text:p>COLEGIO DOCTOR MANUEL ALVAR LOPEZ (CHIMBASII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774 E PARQUE INDEPENDENCIA PARQUE INDEPENDENCIA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948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OLEGIOMANUELALVARLOPEZ.BLGSPORT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40510550073" table:style-name="ce2">
            <text:p>-315.040.510.550.073</text:p>
          </table:table-cell>
          <table:table-cell office:value-type="float" office:value="-685223663033858" table:style-name="ce2">
            <text:p>-685.223.663.033.8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200" table:style-name="ce1">
            <text:p>700004200</text:p>
          </table:table-cell>
          <table:table-cell office:value-type="string" table:style-name="ce1">
            <text:p>INGENIEROS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744 E PARQUE INDEPENDENCI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42386497928" table:style-name="ce2">
            <text:p>-315.042.386.497.928</text:p>
          </table:table-cell>
          <table:table-cell office:value-type="float" office:value="-685223246156557" table:style-name="ce2">
            <text:p>-685.223.246.156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300" table:style-name="ce1">
            <text:p>700004300</text:p>
          </table:table-cell>
          <table:table-cell office:value-type="string" table:style-name="ce1">
            <text:p>U.E.P.A. MOVIL N°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SARMIENTO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7440800011508" table:style-name="ce2">
            <text:p>-317.440.800.011.508</text:p>
          </table:table-cell>
          <table:table-cell office:value-type="float" office:value="-683205609812925" table:style-name="ce2">
            <text:p>-683.205.609.812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400" table:style-name="ce1">
            <text:p>700004400</text:p>
          </table:table-cell>
          <table:table-cell office:value-type="string" table:style-name="ce1">
            <text:p>ESCUELA NOCTURNA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70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500" table:style-name="ce1">
            <text:p>700004500</text:p>
          </table:table-cell>
          <table:table-cell office:value-type="string" table:style-name="ce1">
            <text:p>ESCUELA DE NIVEL INICIAL N°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PEYU 2980 S CAPITAN LAZ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039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627461145705" table:style-name="ce2">
            <text:p>-315.627.461.145.705</text:p>
          </table:table-cell>
          <table:table-cell office:value-type="float" office:value="-685386177934175" table:style-name="ce2">
            <text:p>-685.386.177.934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600" table:style-name="ce1">
            <text:p>700004600</text:p>
          </table:table-cell>
          <table:table-cell office:value-type="string" table:style-name="ce1">
            <text:p>CANDELARIA ALBARRACIN DE GODO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Y YAPEYU S/N CAPITAN LAZ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27461145705" table:style-name="ce2">
            <text:p>-315.627.461.145.705</text:p>
          </table:table-cell>
          <table:table-cell office:value-type="float" office:value="-685386177934175" table:style-name="ce2">
            <text:p>-685.386.177.934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700" table:style-name="ce1">
            <text:p>700004700</text:p>
          </table:table-cell>
          <table:table-cell office:value-type="string" table:style-name="ce1">
            <text:p>ANTONIO DE LA TOR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MARTI S/N BELGRANO VILLA KRAUSE - B° BELGRAN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12591145703" table:style-name="ce2">
            <text:p>-315.712.591.145.703</text:p>
          </table:table-cell>
          <table:table-cell office:value-type="float" office:value="-685368387934386" table:style-name="ce2">
            <text:p>-685.368.387.934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800" table:style-name="ce1">
            <text:p>700004800</text:p>
          </table:table-cell>
          <table:table-cell office:value-type="string" table:style-name="ce1">
            <text:p>C.E.N.S. N° 1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Y YAPEYU S/N CAPITAN LAZO</text:p>
          </table:table-cell>
          <table:table-cell office:value-type="string" table:style-name="ce1">
            <text:p>J5423</text:p>
          </table:table-cell>
          <table:table-cell office:value-type="string" table:style-name="ce1">
            <text:p>0264-4281391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1" table:style-name="ce1">
            <text:p>41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4900" table:style-name="ce1">
            <text:p>700004900</text:p>
          </table:table-cell>
          <table:table-cell office:value-type="string" table:style-name="ce1">
            <text:p>AL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3290 S VILLA CENOBIA BUSTOS ESQUINA FERMIN RODRIGUEZ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4320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83441145527" table:style-name="ce2">
            <text:p>-315.683.441.145.527</text:p>
          </table:table-cell>
          <table:table-cell office:value-type="float" office:value="-68527938793719" table:style-name="ce2">
            <text:p>-68.527.938.793.7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000" table:style-name="ce1">
            <text:p>700005000</text:p>
          </table:table-cell>
          <table:table-cell office:value-type="string" table:style-name="ce1">
            <text:p>ESCCUELA EDUCACION ESPECIAL DRA. CAROLINA TOBAR GAR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3335 S VILLA CENOBIA BUSTO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732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1" table:style-name="ce1">
            <text:p>41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100" table:style-name="ce1">
            <text:p>700005100</text:p>
          </table:table-cell>
          <table:table-cell office:value-type="string" table:style-name="ce1">
            <text:p>U.E.P.A. N°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HIA BLANCA Y DERQUIS S/N MARTIN DE GUEME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588431146134" table:style-name="ce2">
            <text:p>-315.588.431.146.134</text:p>
          </table:table-cell>
          <table:table-cell office:value-type="float" office:value="-685619347927146" table:style-name="ce2">
            <text:p>-685.619.347.927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300" table:style-name="ce1">
            <text:p>700005300</text:p>
          </table:table-cell>
          <table:table-cell office:value-type="string" table:style-name="ce1">
            <text:p>COLEGIO SECUNDARIO CAPITAN DE FRAGATA CARLOS MARIA MOY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PASO 1300 12 DE DICIEMBRE BARRIO 12 DE DICIEMBR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155104971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QUADRIFLAVI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599591146068" table:style-name="ce2">
            <text:p>-315.599.591.146.068</text:p>
          </table:table-cell>
          <table:table-cell office:value-type="float" office:value="-685582667928243" table:style-name="ce2">
            <text:p>-685.582.667.928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400" table:style-name="ce1">
            <text:p>700005400</text:p>
          </table:table-cell>
          <table:table-cell office:value-type="string" table:style-name="ce1">
            <text:p>SAN JUAN EU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HIA BLANCA Y DERQUIS S/N GUEME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88431146134" table:style-name="ce2">
            <text:p>-315.588.431.146.134</text:p>
          </table:table-cell>
          <table:table-cell office:value-type="float" office:value="-685619347927146" table:style-name="ce2">
            <text:p>-685.619.347.927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500" table:style-name="ce1">
            <text:p>700005500</text:p>
          </table:table-cell>
          <table:table-cell office:value-type="string" table:style-name="ce1">
            <text:p>EUGENIA BELIN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GUILAR Y BAHIA BLANCA S/N HUALILAN II BARRIO HUALILAN II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0175114615" table:style-name="ce2">
            <text:p>-31.560.175.114.615</text:p>
          </table:table-cell>
          <table:table-cell office:value-type="float" office:value="-685624727926925" table:style-name="ce2">
            <text:p>-685.624.727.92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600" table:style-name="ce1">
            <text:p>700005600</text:p>
          </table:table-cell>
          <table:table-cell office:value-type="string" table:style-name="ce1">
            <text:p>C.E.N.S. N° 2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950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307756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4367190013851" table:style-name="ce2">
            <text:p>-314.367.190.013.851</text:p>
          </table:table-cell>
          <table:table-cell office:value-type="float" office:value="-685237299768857" table:style-name="ce2">
            <text:p>-685.237.299.76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700" table:style-name="ce1">
            <text:p>700005700</text:p>
          </table:table-cell>
          <table:table-cell office:value-type="string" table:style-name="ce1">
            <text:p>ADAN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ANDANTE CABOT S/N LAS TAPIAS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156624429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574117546736" table:style-name="ce2">
            <text:p>-314.574.117.546.736</text:p>
          </table:table-cell>
          <table:table-cell office:value-type="float" office:value="-685653900690147" table:style-name="ce2">
            <text:p>-685.653.900.690.1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800" table:style-name="ce1">
            <text:p>700005800</text:p>
          </table:table-cell>
          <table:table-cell office:value-type="string" table:style-name="ce1">
            <text:p>BENITA DAVILA DE LOS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NCON Y ESQUIÚ S/N OBISPO ZAPATA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1616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office:value-type="string" table:style-name="ce1">
            <text:p>PAYO918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433934131131" table:style-name="ce2">
            <text:p>-314.433.934.131.131</text:p>
          </table:table-cell>
          <table:table-cell office:value-type="float" office:value="-685435122752601" table:style-name="ce2">
            <text:p>-685.435.122.752.6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5900" table:style-name="ce1">
            <text:p>700005900</text:p>
          </table:table-cell>
          <table:table-cell office:value-type="string" table:style-name="ce1">
            <text:p>NUESTRA SEÑORA DE LOS DESAMPARAD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116 VILLA SAN MARTIN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1091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4367190013851" table:style-name="ce2">
            <text:p>-314.367.190.013.851</text:p>
          </table:table-cell>
          <table:table-cell office:value-type="float" office:value="-685237299768857" table:style-name="ce2">
            <text:p>-685.237.299.76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200" table:style-name="ce1">
            <text:p>700006200</text:p>
          </table:table-cell>
          <table:table-cell office:value-type="string" table:style-name="ce1">
            <text:p>NOCTURNA INGENIERO LUIS ANGEL NOUSS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55 E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390891144815" table:style-name="ce2">
            <text:p>-315.390.891.144.815</text:p>
          </table:table-cell>
          <table:table-cell office:value-type="float" office:value="-68494575794813" table:style-name="ce2">
            <text:p>-68.494.575.794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300" table:style-name="ce1">
            <text:p>700006300</text:p>
          </table:table-cell>
          <table:table-cell office:value-type="string" table:style-name="ce1">
            <text:p>CARLOS MARIA DE ALVEAR 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ARIA PAZ Y MAGALLANES S/N VILLA SAN DAMIA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016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38071146077" table:style-name="ce2">
            <text:p>-315.738.071.146.077</text:p>
          </table:table-cell>
          <table:table-cell office:value-type="float" office:value="-685559897928405" table:style-name="ce2">
            <text:p>-685.559.897.928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500" table:style-name="ce1">
            <text:p>700006500</text:p>
          </table:table-cell>
          <table:table-cell office:value-type="string" table:style-name="ce1">
            <text:p>TENIENTE GENERAL PEDRO EUGENIO ARAMBURU TURNO MAÑ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Y FELIX AGUILAR S/N BUENAVENTURA LUNA BARRIO BUENAVENTURA LUN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85931146175" table:style-name="ce2">
            <text:p>-315.785.931.146.175</text:p>
          </table:table-cell>
          <table:table-cell office:value-type="float" office:value="-685601917926908" table:style-name="ce2">
            <text:p>-685.601.917.926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600" table:style-name="ce1">
            <text:p>700006600</text:p>
          </table:table-cell>
          <table:table-cell office:value-type="string" table:style-name="ce1">
            <text:p>JUAN JOSE DE VE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RGEN DE LA PAZ S/N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327007700262" table:style-name="ce2">
            <text:p>-304.327.007.700.262</text:p>
          </table:table-cell>
          <table:table-cell office:value-type="float" office:value="-692403490300338" table:style-name="ce2">
            <text:p>-692.403.490.300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700" table:style-name="ce1">
            <text:p>700006700</text:p>
          </table:table-cell>
          <table:table-cell office:value-type="string" table:style-name="ce1">
            <text:p>YAPEY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VILLA IGLESIA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IGLESIA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41447" table:style-name="ce2">
            <text:p>-3.041.447</text:p>
          </table:table-cell>
          <table:table-cell office:value-type="float" office:value="-6922255655" table:style-name="ce2">
            <text:p>-6.922.255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800" table:style-name="ce1">
            <text:p>700006800</text:p>
          </table:table-cell>
          <table:table-cell office:value-type="string" table:style-name="ce1">
            <text:p>17 DE AGO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7-497017</text:p>
          </table:table-cell>
          <table:table-cell office:value-type="string" table:style-name="ce1">
            <text:p>LAS FLORES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218887175339" table:style-name="ce2">
            <text:p>-303.218.887.175.339</text:p>
          </table:table-cell>
          <table:table-cell office:value-type="float" office:value="-692048080958793" table:style-name="ce2">
            <text:p>-692.048.080.958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6900" table:style-name="ce1">
            <text:p>700006900</text:p>
          </table:table-cell>
          <table:table-cell office:value-type="string" table:style-name="ce1">
            <text:p>MANUEL ALBER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DISTRITO ZONDA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-156620317</text:p>
          </table:table-cell>
          <table:table-cell office:value-type="string" table:style-name="ce1">
            <text:p>ZONDA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39065198" table:style-name="ce2">
            <text:p>-3.039.065.198</text:p>
          </table:table-cell>
          <table:table-cell office:value-type="float" office:value="-6921060797" table:style-name="ce2">
            <text:p>-6.921.060.7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100" table:style-name="ce1">
            <text:p>700007100</text:p>
          </table:table-cell>
          <table:table-cell office:value-type="string" table:style-name="ce1">
            <text:p>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540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 154 189957</text:p>
          </table:table-cell>
          <table:table-cell office:value-type="string" table:style-name="ce1">
            <text:p>ANGUALASTO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054797" table:style-name="ce2">
            <text:p>-30.054.797</text:p>
          </table:table-cell>
          <table:table-cell office:value-type="float" office:value="-6917365845" table:style-name="ce2">
            <text:p>-6.917.365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200" table:style-name="ce1">
            <text:p>700007200</text:p>
          </table:table-cell>
          <table:table-cell office:value-type="string" table:style-name="ce1">
            <text:p>HILARIO ASCASUBI 8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COLANGUIL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COLANGÜIL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03142675" table:style-name="ce2">
            <text:p>-3.003.142.675</text:p>
          </table:table-cell>
          <table:table-cell office:value-type="float" office:value="-6929136644" table:style-name="ce2">
            <text:p>-6.929.136.6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300" table:style-name="ce1">
            <text:p>700007300</text:p>
          </table:table-cell>
          <table:table-cell office:value-type="string" table:style-name="ce1">
            <text:p>ALBERGUE PAS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IMAN S/N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MALIMAN DE ABAJO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95890996" table:style-name="ce2">
            <text:p>-2.995.890.996</text:p>
          </table:table-cell>
          <table:table-cell office:value-type="float" office:value="-6917922278" table:style-name="ce2">
            <text:p>-6.917.922.2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500" table:style-name="ce1">
            <text:p>700007500</text:p>
          </table:table-cell>
          <table:table-cell office:value-type="string" table:style-name="ce1">
            <text:p>DALMACIO VELEZ SARSFIEL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NZALEZ S/N COLOLA</text:p>
          </table:table-cell>
          <table:table-cell office:value-type="string" table:style-name="ce1">
            <text:p>J5465</text:p>
          </table:table-cell>
          <table:table-cell table:style-name="ce1"/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1925788303563" table:style-name="ce2">
            <text:p>-301.925.788.303.563</text:p>
          </table:table-cell>
          <table:table-cell office:value-type="float" office:value="-691072975598467" table:style-name="ce2">
            <text:p>-691.072.975.598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600" table:style-name="ce1">
            <text:p>700007600</text:p>
          </table:table-cell>
          <table:table-cell office:value-type="string" table:style-name="ce1">
            <text:p>ESCUELA AGROTECNICA CORNELIO SAAV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4291</text:p>
          </table:table-cell>
          <table:table-cell office:value-type="string" table:style-name="ce1">
            <text:p>J5465</text:p>
          </table:table-cell>
          <table:table-cell table:style-name="ce1"/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office:value-type="string" table:style-name="ce1">
            <text:p>E.A.C.RODE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0216667002136" table:style-name="ce2">
            <text:p>-30.216.667.002.136</text:p>
          </table:table-cell>
          <table:table-cell office:value-type="float" office:value="-691333329594873" table:style-name="ce2">
            <text:p>-691.333.329.594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7800" table:style-name="ce1">
            <text:p>700007800</text:p>
          </table:table-cell>
          <table:table-cell office:value-type="string" table:style-name="ce1">
            <text:p>RICARDO GUIRAL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TUDCUM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9021017" table:style-name="ce2">
            <text:p>-3.019.021.017</text:p>
          </table:table-cell>
          <table:table-cell office:value-type="float" office:value="-6927104627" table:style-name="ce2">
            <text:p>-6.927.104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000" table:style-name="ce1">
            <text:p>700008000</text:p>
          </table:table-cell>
          <table:table-cell office:value-type="string" table:style-name="ce1">
            <text:p>PRESIDENT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LAS FLORES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085393744894" table:style-name="ce2">
            <text:p>-303.085.393.744.894</text:p>
          </table:table-cell>
          <table:table-cell office:value-type="float" office:value="-692197157499998" table:style-name="ce2">
            <text:p>-692.197.157.499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001" table:style-name="ce1">
            <text:p>700008001</text:p>
          </table:table-cell>
          <table:table-cell office:value-type="string" table:style-name="ce1">
            <text:p>ANEXO CACIQUE PISMA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50 S/N PISMANTA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LAS FLORES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758307703105" table:style-name="ce2">
            <text:p>-302.758.307.703.105</text:p>
          </table:table-cell>
          <table:table-cell office:value-type="float" office:value="-692292443705475" table:style-name="ce2">
            <text:p>-692.292.443.705.4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100" table:style-name="ce1">
            <text:p>700008100</text:p>
          </table:table-cell>
          <table:table-cell office:value-type="string" table:style-name="ce1">
            <text:p>ALBERGUE JOSEFA RAMIREZ DE GAR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ÚBLICA S/N</text:p>
          </table:table-cell>
          <table:table-cell office:value-type="string" table:style-name="ce1">
            <text:p>J5431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PEDERN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967872474728" table:style-name="ce2">
            <text:p>-319.967.872.474.728</text:p>
          </table:table-cell>
          <table:table-cell office:value-type="float" office:value="-687649910996537" table:style-name="ce2">
            <text:p>-687.649.910.996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200" table:style-name="ce1">
            <text:p>700008200</text:p>
          </table:table-cell>
          <table:table-cell office:value-type="string" table:style-name="ce1">
            <text:p>BATALLA DE SUIPACH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901 RETAMITO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20931263445756" table:style-name="ce2">
            <text:p>-320.931.263.445.756</text:p>
          </table:table-cell>
          <table:table-cell office:value-type="float" office:value="-686191396172561" table:style-name="ce2">
            <text:p>-686.191.396.172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300" table:style-name="ce1">
            <text:p>700008300</text:p>
          </table:table-cell>
          <table:table-cell office:value-type="string" table:style-name="ce1">
            <text:p>OLEGARIO VICTOR ANDRA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BUENOS AIRES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GUANACACHE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06394288" table:style-name="ce2">
            <text:p>-3.206.394.288</text:p>
          </table:table-cell>
          <table:table-cell office:value-type="float" office:value="-6858957173" table:style-name="ce2">
            <text:p>-6.858.957.1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400" table:style-name="ce1">
            <text:p>700008400</text:p>
          </table:table-cell>
          <table:table-cell office:value-type="string" table:style-name="ce1">
            <text:p>PROFESOR ALEJANDRO MATHU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 901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CIENAGUIT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07711026" table:style-name="ce2">
            <text:p>-3.207.711.026</text:p>
          </table:table-cell>
          <table:table-cell office:value-type="float" office:value="-6869224166" table:style-name="ce2">
            <text:p>-6.869.224.1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500" table:style-name="ce1">
            <text:p>700008500</text:p>
          </table:table-cell>
          <table:table-cell office:value-type="string" table:style-name="ce1">
            <text:p>DR ALBERT EINSTE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318 S/N FERROVIARIO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CAÑADA HOND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98558499" table:style-name="ce2">
            <text:p>-3.198.558.499</text:p>
          </table:table-cell>
          <table:table-cell office:value-type="float" office:value="-6854877734" table:style-name="ce2">
            <text:p>-6.854.877.7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700" table:style-name="ce1">
            <text:p>700008700</text:p>
          </table:table-cell>
          <table:table-cell office:value-type="string" table:style-name="ce1">
            <text:p>U.E.P.A. Nº 18 ESCUELA NOCTURNA MINERO SANJUAN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 PEDRO MOYANO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9500000018788" table:style-name="ce2">
            <text:p>-319.500.000.018.788</text:p>
          </table:table-cell>
          <table:table-cell office:value-type="float" office:value="-686666669700543" table:style-name="ce2">
            <text:p>-686.666.669.700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701" table:style-name="ce1">
            <text:p>700008701</text:p>
          </table:table-cell>
          <table:table-cell office:value-type="string" table:style-name="ce1">
            <text:p>ESCUELA NOCTURNA MINERO SANJUAN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ACLETO GIL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8900" table:style-name="ce1">
            <text:p>700008900</text:p>
          </table:table-cell>
          <table:table-cell office:value-type="string" table:style-name="ce1">
            <text:p>ESTANISLAO DEL 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FERMERA MEDINA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010791" table:style-name="ce2">
            <text:p>-316.010.791</text:p>
          </table:table-cell>
          <table:table-cell office:value-type="float" office:value="-6829047776" table:style-name="ce2">
            <text:p>-6.829.047.7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000" table:style-name="ce1">
            <text:p>700009000</text:p>
          </table:table-cell>
          <table:table-cell office:value-type="string" table:style-name="ce1">
            <text:p>JUAN LA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LAVALLE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5918128247081" table:style-name="ce2">
            <text:p>-315.918.128.247.081</text:p>
          </table:table-cell>
          <table:table-cell office:value-type="float" office:value="-683048742252181" table:style-name="ce2">
            <text:p>-683.048.742.252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100" table:style-name="ce1">
            <text:p>700009100</text:p>
          </table:table-cell>
          <table:table-cell office:value-type="string" table:style-name="ce1">
            <text:p>U.E.P.A. MOVIL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FERMERA MEDINA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float" office:value="-315918128247081" table:style-name="ce2">
            <text:p>-315.918.128.247.081</text:p>
          </table:table-cell>
          <table:table-cell office:value-type="float" office:value="-683048742252181" table:style-name="ce2">
            <text:p>-683.048.742.252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200" table:style-name="ce1">
            <text:p>700009200</text:p>
          </table:table-cell>
          <table:table-cell office:value-type="string" table:style-name="ce1">
            <text:p>JOSE MARIA DE LOS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SANJUANINAS S/N LOS MEDANOS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4099347" table:style-name="ce2">
            <text:p>-3.164.099.347</text:p>
          </table:table-cell>
          <table:table-cell office:value-type="float" office:value="-6823690642" table:style-name="ce2">
            <text:p>-6.823.690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300" table:style-name="ce1">
            <text:p>700009300</text:p>
          </table:table-cell>
          <table:table-cell office:value-type="string" table:style-name="ce1">
            <text:p>ANTENOR FLORES VI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FALDA S/N EL FICAL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EL FIC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614405" table:style-name="ce2">
            <text:p>-302.614.405</text:p>
          </table:table-cell>
          <table:table-cell office:value-type="float" office:value="-6866994898" table:style-name="ce2">
            <text:p>-6.866.994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500" table:style-name="ce1">
            <text:p>700009500</text:p>
          </table:table-cell>
          <table:table-cell office:value-type="string" table:style-name="ce1">
            <text:p>C.E.N.S. N° 178 PBRO. MARIANO IAN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843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600" table:style-name="ce1">
            <text:p>700009600</text:p>
          </table:table-cell>
          <table:table-cell office:value-type="string" table:style-name="ce1">
            <text:p>U.E.P.A.NOCTURNA ANTONIO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ACHA 426 S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371711145316" table:style-name="ce2">
            <text:p>-315.371.711.145.316</text:p>
          </table:table-cell>
          <table:table-cell office:value-type="float" office:value="-685226657939955" table:style-name="ce2">
            <text:p>-685.226.657.939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700" table:style-name="ce1">
            <text:p>700009700</text:p>
          </table:table-cell>
          <table:table-cell office:value-type="string" table:style-name="ce1">
            <text:p>RUBEN D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CTOR ALFONSO HERNANDEZ S/N 0264-154173421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 4962671</text:p>
          </table:table-cell>
          <table:table-cell office:value-type="string" table:style-name="ce1">
            <text:p>EL MEDAN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2673142" table:style-name="ce2">
            <text:p>-3.012.673.142</text:p>
          </table:table-cell>
          <table:table-cell office:value-type="float" office:value="-6868186503" table:style-name="ce2">
            <text:p>-6.868.186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800" table:style-name="ce1">
            <text:p>700009800</text:p>
          </table:table-cell>
          <table:table-cell office:value-type="string" table:style-name="ce1">
            <text:p>MARCOS SAS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LA FRONTERA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0100685" table:style-name="ce2">
            <text:p>-3.010.100.685</text:p>
          </table:table-cell>
          <table:table-cell office:value-type="float" office:value="-6871806899" table:style-name="ce2">
            <text:p>-6.871.806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09900" table:style-name="ce1">
            <text:p>700009900</text:p>
          </table:table-cell>
          <table:table-cell office:value-type="string" table:style-name="ce1">
            <text:p>JOSE MARM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40 S/N LA FALDA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899646958408" table:style-name="ce2">
            <text:p>-301.899.646.958.408</text:p>
          </table:table-cell>
          <table:table-cell office:value-type="float" office:value="-686600556750082" table:style-name="ce2">
            <text:p>-686.600.556.750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000" table:style-name="ce1">
            <text:p>700010000</text:p>
          </table:table-cell>
          <table:table-cell office:value-type="string" table:style-name="ce1">
            <text:p>AGUSTIN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RAS S/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PAMPA DEL CHAÑAR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8182458" table:style-name="ce2">
            <text:p>-3.018.182.458</text:p>
          </table:table-cell>
          <table:table-cell office:value-type="float" office:value="-6867983418" table:style-name="ce2">
            <text:p>-6.867.983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100" table:style-name="ce1">
            <text:p>700010100</text:p>
          </table:table-cell>
          <table:table-cell office:value-type="string" table:style-name="ce1">
            <text:p>ESCUELA NIVEL INICIAL N° 3 JULIETA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96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8416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31940114544" table:style-name="ce2">
            <text:p>-31.531.940.114.544</text:p>
          </table:table-cell>
          <table:table-cell office:value-type="float" office:value="-68530465793782" table:style-name="ce2">
            <text:p>-68.530.465.793.7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200" table:style-name="ce1">
            <text:p>700010200</text:p>
          </table:table-cell>
          <table:table-cell office:value-type="string" table:style-name="ce1">
            <text:p>DR. DANIEL SEGUNDO AUBO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ORIEGA S/N SAN ISIDRO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PAMPA DEL CHAÑAR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514367909702" table:style-name="ce2">
            <text:p>-301.514.367.909.702</text:p>
          </table:table-cell>
          <table:table-cell office:value-type="float" office:value="-686870594371694" table:style-name="ce2">
            <text:p>-686.870.594.371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300" table:style-name="ce1">
            <text:p>700010300</text:p>
          </table:table-cell>
          <table:table-cell office:value-type="string" table:style-name="ce1">
            <text:p>HORACIO MA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VISORIA S/N LOS COMPARTOS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7207637" table:style-name="ce2">
            <text:p>-3.157.207.637</text:p>
          </table:table-cell>
          <table:table-cell office:value-type="float" office:value="-6834773513" table:style-name="ce2">
            <text:p>-6.834.773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400" table:style-name="ce1">
            <text:p>700010400</text:p>
          </table:table-cell>
          <table:table-cell office:value-type="string" table:style-name="ce1">
            <text:p>COLEGIO PARROQUIAL SAN JUA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 VILLA ALEM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7121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PARROQUIALSANJUANBOSCO@HOT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5480203" table:style-name="ce2">
            <text:p>-3.155.480.203</text:p>
          </table:table-cell>
          <table:table-cell office:value-type="float" office:value="-6832785292" table:style-name="ce2">
            <text:p>-6.832.785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500" table:style-name="ce1">
            <text:p>700010500</text:p>
          </table:table-cell>
          <table:table-cell office:value-type="string" table:style-name="ce1">
            <text:p>DANTE ALIGHIE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1160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008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OCIEDATEALIGHIERI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34501145538" table:style-name="ce2">
            <text:p>-315.334.501.145.538</text:p>
          </table:table-cell>
          <table:table-cell office:value-type="float" office:value="-685354607936258" table:style-name="ce2">
            <text:p>-685.354.607.936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600" table:style-name="ce1">
            <text:p>700010600</text:p>
          </table:table-cell>
          <table:table-cell office:value-type="string" table:style-name="ce1">
            <text:p>ESCUELA NIVEL INICIAL N° 2 PINKA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146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41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293471145153" table:style-name="ce2">
            <text:p>-315.293.471.145.153</text:p>
          </table:table-cell>
          <table:table-cell office:value-type="float" office:value="-685153337942426" table:style-name="ce2">
            <text:p>-685.153.337.942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800" table:style-name="ce1">
            <text:p>700010800</text:p>
          </table:table-cell>
          <table:table-cell office:value-type="string" table:style-name="ce1">
            <text:p>SATURNINO MARIA DE LASPI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412 S/N VILLA CORRAL VILLA CORRAL</text:p>
          </table:table-cell>
          <table:table-cell office:value-type="string" table:style-name="ce1">
            <text:p>J5401</text:p>
          </table:table-cell>
          <table:table-cell office:value-type="string" table:style-name="ce1">
            <text:p>RED OFICIAL</text:p>
          </table:table-cell>
          <table:table-cell office:value-type="string" table:style-name="ce1">
            <text:p>VILLA CORRAL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ARLOSJAVIERABRAHAM2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2515058425465" table:style-name="ce2">
            <text:p>-312.515.058.425.465</text:p>
          </table:table-cell>
          <table:table-cell office:value-type="float" office:value="-694459154244346" table:style-name="ce2">
            <text:p>-694.459.154.244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0900" table:style-name="ce1">
            <text:p>700010900</text:p>
          </table:table-cell>
          <table:table-cell office:value-type="string" table:style-name="ce1">
            <text:p>REMEDIOS ESCALAD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S/N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TAMBERIAS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7686064" table:style-name="ce2">
            <text:p>-3.147.686.064</text:p>
          </table:table-cell>
          <table:table-cell office:value-type="float" office:value="-6942441524" table:style-name="ce2">
            <text:p>-6.942.441.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100" table:style-name="ce1">
            <text:p>700011100</text:p>
          </table:table-cell>
          <table:table-cell office:value-type="string" table:style-name="ce1">
            <text:p>BATALLA DE MAIP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TAMBERIAS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572852215135" table:style-name="ce2">
            <text:p>-314.572.852.215.135</text:p>
          </table:table-cell>
          <table:table-cell office:value-type="float" office:value="-694219445561352" table:style-name="ce2">
            <text:p>-694.219.445.561.3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300" table:style-name="ce1">
            <text:p>700011300</text:p>
          </table:table-cell>
          <table:table-cell office:value-type="string" table:style-name="ce1">
            <text:p>FRANCISCO JAVIER MUÑ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SIDENTE ROCA S/N TELEFONO SEMIPUBLICO</text:p>
          </table:table-cell>
          <table:table-cell office:value-type="string" table:style-name="ce1">
            <text:p>J54051</text:p>
          </table:table-cell>
          <table:table-cell office:value-type="string" table:style-name="ce1">
            <text:p>02648-441233</text:p>
          </table:table-cell>
          <table:table-cell office:value-type="string" table:style-name="ce1">
            <text:p>SOROCAYENSE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5759027" table:style-name="ce2">
            <text:p>-3.155.759.027</text:p>
          </table:table-cell>
          <table:table-cell office:value-type="float" office:value="-6944249182" table:style-name="ce2">
            <text:p>-6.944.249.1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400" table:style-name="ce1">
            <text:p>700011400</text:p>
          </table:table-cell>
          <table:table-cell office:value-type="string" table:style-name="ce1">
            <text:p>BATALLA DE CHACABU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1 S/N</text:p>
          </table:table-cell>
          <table:table-cell office:value-type="string" table:style-name="ce1">
            <text:p>J5401</text:p>
          </table:table-cell>
          <table:table-cell office:value-type="string" table:style-name="ce1">
            <text:p>02648-492024</text:p>
          </table:table-cell>
          <table:table-cell office:value-type="string" table:style-name="ce1">
            <text:p>HILARIO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7848941" table:style-name="ce2">
            <text:p>-3.147.848.941</text:p>
          </table:table-cell>
          <table:table-cell office:value-type="float" office:value="-6940241936" table:style-name="ce2">
            <text:p>-6.940.241.9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500" table:style-name="ce1">
            <text:p>700011500</text:p>
          </table:table-cell>
          <table:table-cell office:value-type="string" table:style-name="ce1">
            <text:p>12 DE OCTU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41 S/N COLON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ALING_0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278107253449" table:style-name="ce2">
            <text:p>-314.278.107.253.449</text:p>
          </table:table-cell>
          <table:table-cell office:value-type="float" office:value="-694077964086872" table:style-name="ce2">
            <text:p>-694.077.964.086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600" table:style-name="ce1">
            <text:p>700011600</text:p>
          </table:table-cell>
          <table:table-cell office:value-type="string" table:style-name="ce1">
            <text:p>ESCUELA. NIVEL INICIAL N°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 DE ABRIL S/N ARAMBURU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5458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700" table:style-name="ce1">
            <text:p>700011700</text:p>
          </table:table-cell>
          <table:table-cell office:value-type="string" table:style-name="ce1">
            <text:p>24 DE SEPT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F. EUGENIO FLORES S/N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1060622844857" table:style-name="ce2">
            <text:p>-301.060.622.844.857</text:p>
          </table:table-cell>
          <table:table-cell office:value-type="float" office:value="-687005123053159" table:style-name="ce2">
            <text:p>-687.005.123.053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1900" table:style-name="ce1">
            <text:p>700011900</text:p>
          </table:table-cell>
          <table:table-cell office:value-type="string" table:style-name="ce1">
            <text:p>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ACHA 1836 S TRINI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6928114536" table:style-name="ce2">
            <text:p>-31.556.928.114.536</text:p>
          </table:table-cell>
          <table:table-cell office:value-type="float" office:value="-685211697939653" table:style-name="ce2">
            <text:p>-685.211.697.939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000" table:style-name="ce1">
            <text:p>700012000</text:p>
          </table:table-cell>
          <table:table-cell office:value-type="string" table:style-name="ce1">
            <text:p>CECILIO A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DAS S/N LOS CORREDORE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589731145149" table:style-name="ce2">
            <text:p>-315.589.731.145.149</text:p>
          </table:table-cell>
          <table:table-cell office:value-type="float" office:value="-685091637943134" table:style-name="ce2">
            <text:p>-685.091.637.943.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100" table:style-name="ce1">
            <text:p>700012100</text:p>
          </table:table-cell>
          <table:table-cell office:value-type="string" table:style-name="ce1">
            <text:p>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RICA ENTRE 13 Y 14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0656267" table:style-name="ce2">
            <text:p>-3.170.656.267</text:p>
          </table:table-cell>
          <table:table-cell office:value-type="float" office:value="-6848538006" table:style-name="ce2">
            <text:p>-6.848.538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200" table:style-name="ce1">
            <text:p>700012200</text:p>
          </table:table-cell>
          <table:table-cell office:value-type="string" table:style-name="ce1">
            <text:p>PRESIDENT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BRIELA MISTRAL S/N VILLA BOLAÑOS VILLA BOLAÑOS</text:p>
          </table:table-cell>
          <table:table-cell office:value-type="string" table:style-name="ce1">
            <text:p>J5421</text:p>
          </table:table-cell>
          <table:table-cell office:value-type="string" table:style-name="ce1">
            <text:p>0264-4220519</text:p>
          </table:table-cell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286447889833" table:style-name="ce2">
            <text:p>-316.286.447.889.833</text:p>
          </table:table-cell>
          <table:table-cell office:value-type="float" office:value="-684807971228592" table:style-name="ce2">
            <text:p>-684.807.971.228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300" table:style-name="ce1">
            <text:p>700012300</text:p>
          </table:table-cell>
          <table:table-cell office:value-type="string" table:style-name="ce1">
            <text:p>PEDRO DE MAR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UAN 7306 O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2387834" table:style-name="ce2">
            <text:p>-3.152.387.834</text:p>
          </table:table-cell>
          <table:table-cell office:value-type="float" office:value="-6863001827" table:style-name="ce2">
            <text:p>-6.863.001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400" table:style-name="ce1">
            <text:p>700012400</text:p>
          </table:table-cell>
          <table:table-cell office:value-type="string" table:style-name="ce1">
            <text:p>NOCTURNA ROQUE SAENZ PE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7437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214020016276" table:style-name="ce2">
            <text:p>-315.214.020.016.276</text:p>
          </table:table-cell>
          <table:table-cell office:value-type="float" office:value="-686324659731348" table:style-name="ce2">
            <text:p>-686.324.659.731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500" table:style-name="ce1">
            <text:p>700012500</text:p>
          </table:table-cell>
          <table:table-cell office:value-type="string" table:style-name="ce1">
            <text:p>ROQUE SAENZ PE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.SAN MARTIN 7437 O MARQUESADO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333732</text:p>
          </table:table-cell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258484303874" table:style-name="ce2">
            <text:p>-315.258.484.303.874</text:p>
          </table:table-cell>
          <table:table-cell office:value-type="float" office:value="-686316715848576" table:style-name="ce2">
            <text:p>-686.316.715.848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800" table:style-name="ce1">
            <text:p>700012800</text:p>
          </table:table-cell>
          <table:table-cell office:value-type="string" table:style-name="ce1">
            <text:p>NOCTURNA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322811145436" table:style-name="ce2">
            <text:p>-315.322.811.145.436</text:p>
          </table:table-cell>
          <table:table-cell office:value-type="float" office:value="-68530188793789" table:style-name="ce2">
            <text:p>-68.530.188.793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2900" table:style-name="ce1">
            <text:p>700012900</text:p>
          </table:table-cell>
          <table:table-cell office:value-type="string" table:style-name="ce1">
            <text:p>C.E.N.S. N° 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31 S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328251145447" table:style-name="ce2">
            <text:p>-315.328.251.145.447</text:p>
          </table:table-cell>
          <table:table-cell office:value-type="float" office:value="-685306297937738" table:style-name="ce2">
            <text:p>-685.306.297.937.7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000" table:style-name="ce1">
            <text:p>700013000</text:p>
          </table:table-cell>
          <table:table-cell office:value-type="string" table:style-name="ce1">
            <text:p>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UITO S/N COCHAGUAL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243261</text:p>
          </table:table-cell>
          <table:table-cell office:value-type="string" table:style-name="ce1">
            <text:p>ESTACION COCHAGUAL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GREY552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92152487" table:style-name="ce2">
            <text:p>-3.192.152.487</text:p>
          </table:table-cell>
          <table:table-cell office:value-type="float" office:value="-6840876762" table:style-name="ce2">
            <text:p>-6.840.876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100" table:style-name="ce1">
            <text:p>700013100</text:p>
          </table:table-cell>
          <table:table-cell office:value-type="string" table:style-name="ce1">
            <text:p>ESCUELA ESPECIAL MULTIPL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S/N PATAGONIA I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226132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200" table:style-name="ce1">
            <text:p>700013200</text:p>
          </table:table-cell>
          <table:table-cell office:value-type="string" table:style-name="ce1">
            <text:p>ESCUELA NIVEL INICIAL N° 14 ALFONSINA STOR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ENTRE BELGRANO Y URUGUAY S/N VILLA MEDIA AGUA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251701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9823440255557" table:style-name="ce2">
            <text:p>-319.823.440.255.557</text:p>
          </table:table-cell>
          <table:table-cell office:value-type="float" office:value="-684273730372203" table:style-name="ce2">
            <text:p>-684.273.730.372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400" table:style-name="ce1">
            <text:p>700013400</text:p>
          </table:table-cell>
          <table:table-cell office:value-type="string" table:style-name="ce1">
            <text:p>U.E.P.A. N°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418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500" table:style-name="ce1">
            <text:p>700013500</text:p>
          </table:table-cell>
          <table:table-cell office:value-type="string" table:style-name="ce1">
            <text:p>COLEGIO SAN ANTONIO DE PADU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INEZ LOPEZ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941183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600" table:style-name="ce1">
            <text:p>700013600</text:p>
          </table:table-cell>
          <table:table-cell office:value-type="string" table:style-name="ce1">
            <text:p>AGROTECNICA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25 DE MAYO S/N MEDIA AGUA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941062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CAS_SARMIENT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1990869" table:style-name="ce2">
            <text:p>-31.990.869</text:p>
          </table:table-cell>
          <table:table-cell office:value-type="float" office:value="-68426315" table:style-name="ce2">
            <text:p>-68.426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700" table:style-name="ce1">
            <text:p>700013700</text:p>
          </table:table-cell>
          <table:table-cell office:value-type="string" table:style-name="ce1">
            <text:p>CARLOS GUIDO SP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FANO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ESTACION COCHAGU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96589984" table:style-name="ce2">
            <text:p>-3.196.589.984</text:p>
          </table:table-cell>
          <table:table-cell office:value-type="float" office:value="-683650819" table:style-name="ce2">
            <text:p>-683.650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800" table:style-name="ce1">
            <text:p>700013800</text:p>
          </table:table-cell>
          <table:table-cell office:value-type="string" table:style-name="ce1">
            <text:p>CONSTANCIO C. VI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OLAS AVELLANEDA S/N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156725757</text:p>
          </table:table-cell>
          <table:table-cell office:value-type="string" table:style-name="ce1">
            <text:p>ESTACION COCHAGU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96536013" table:style-name="ce2">
            <text:p>-3.196.536.013</text:p>
          </table:table-cell>
          <table:table-cell office:value-type="float" office:value="-6832196179" table:style-name="ce2">
            <text:p>-6.832.196.1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3900" table:style-name="ce1">
            <text:p>700013900</text:p>
          </table:table-cell>
          <table:table-cell office:value-type="string" table:style-name="ce1">
            <text:p>COMANDANTE LUIS PIEDRA 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RCUITO FIORITTO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COLONIA SAN ANTONI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02091413" table:style-name="ce2">
            <text:p>-3.202.091.413</text:p>
          </table:table-cell>
          <table:table-cell office:value-type="float" office:value="-6839270346" table:style-name="ce2">
            <text:p>-6.839.270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000" table:style-name="ce1">
            <text:p>700014000</text:p>
          </table:table-cell>
          <table:table-cell office:value-type="string" table:style-name="ce1">
            <text:p>ALBERGUE DOMINGO FREN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LOVERAS S/N LAS LAGUNAS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RED PROVINCIAL</text:p>
          </table:table-cell>
          <table:table-cell office:value-type="string" table:style-name="ce1">
            <text:p>LAS LAGUNA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430707817205" table:style-name="ce2">
            <text:p>-320.430.707.817.205</text:p>
          </table:table-cell>
          <table:table-cell office:value-type="float" office:value="-683675261754759" table:style-name="ce2">
            <text:p>-683.675.261.754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100" table:style-name="ce1">
            <text:p>700014100</text:p>
          </table:table-cell>
          <table:table-cell office:value-type="string" table:style-name="ce1">
            <text:p>PRESIDENTE MANUEL QUI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FANO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LAS LAGUNA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1028172668693" table:style-name="ce2">
            <text:p>-321.028.172.668.693</text:p>
          </table:table-cell>
          <table:table-cell office:value-type="float" office:value="-683876996005086" table:style-name="ce2">
            <text:p>-683.876.996.005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200" table:style-name="ce1">
            <text:p>700014200</text:p>
          </table:table-cell>
          <table:table-cell office:value-type="string" table:style-name="ce1">
            <text:p>SATURNINO SEGUR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REDO BUFANO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LAS LAGUNA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05976894" table:style-name="ce2">
            <text:p>-3.205.976.894</text:p>
          </table:table-cell>
          <table:table-cell office:value-type="float" office:value="-6838888382" table:style-name="ce2">
            <text:p>-6.838.888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300" table:style-name="ce1">
            <text:p>700014300</text:p>
          </table:table-cell>
          <table:table-cell office:value-type="string" table:style-name="ce1">
            <text:p>DOCTOR CARLOS DONC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25 DE MAYO S/N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 4921796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199794095757" table:style-name="ce2">
            <text:p>-320.199.794.095.757</text:p>
          </table:table-cell>
          <table:table-cell office:value-type="float" office:value="-684241642034903" table:style-name="ce2">
            <text:p>-684.241.642.034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400" table:style-name="ce1">
            <text:p>700014400</text:p>
          </table:table-cell>
          <table:table-cell office:value-type="string" table:style-name="ce1">
            <text:p>JUAN JOSE LAR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KM 99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SAN CARLO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1022274802353" table:style-name="ce2">
            <text:p>-321.022.274.802.353</text:p>
          </table:table-cell>
          <table:table-cell office:value-type="float" office:value="-684595343994122" table:style-name="ce2">
            <text:p>-684.595.343.994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500" table:style-name="ce1">
            <text:p>700014500</text:p>
          </table:table-cell>
          <table:table-cell office:value-type="string" table:style-name="ce1">
            <text:p>JOSE MARIA DEL CARR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ANDA S/N TRES ESQUINAS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601050199379" table:style-name="ce2">
            <text:p>-320.601.050.199.379</text:p>
          </table:table-cell>
          <table:table-cell office:value-type="float" office:value="-684300597252347" table:style-name="ce2">
            <text:p>-684.300.597.252.3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600" table:style-name="ce1">
            <text:p>700014600</text:p>
          </table:table-cell>
          <table:table-cell office:value-type="string" table:style-name="ce1">
            <text:p>DR. BERNARDO HOUSS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S/N PUNTA DEL MONTE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5400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3927660462191" table:style-name="ce2">
            <text:p>-313.927.660.462.191</text:p>
          </table:table-cell>
          <table:table-cell office:value-type="float" office:value="-683956391503767" table:style-name="ce2">
            <text:p>-683.956.391.503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700" table:style-name="ce1">
            <text:p>700014700</text:p>
          </table:table-cell>
          <table:table-cell office:value-type="string" table:style-name="ce1">
            <text:p>MARY MA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FEBRERO S/N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LAS TAPIAS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061377929489" table:style-name="ce2">
            <text:p>-314.061.377.929.489</text:p>
          </table:table-cell>
          <table:table-cell office:value-type="float" office:value="-684146646281941" table:style-name="ce2">
            <text:p>-684.146.646.281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800" table:style-name="ce1">
            <text:p>700014800</text:p>
          </table:table-cell>
          <table:table-cell office:value-type="string" table:style-name="ce1">
            <text:p>JUAN JOSE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FEBRERO S/N LAS TAPIAS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LAS TAPIAS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0663353" table:style-name="ce2">
            <text:p>-3.140.663.353</text:p>
          </table:table-cell>
          <table:table-cell office:value-type="float" office:value="-6838312101" table:style-name="ce2">
            <text:p>-6.838.312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4900" table:style-name="ce1">
            <text:p>700014900</text:p>
          </table:table-cell>
          <table:table-cell office:value-type="string" table:style-name="ce1">
            <text:p>ISLA VICECOMODORO MARAMBIO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ELENA S/N EL ALAMI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972143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5675103" table:style-name="ce2">
            <text:p>-3.145.675.103</text:p>
          </table:table-cell>
          <table:table-cell office:value-type="float" office:value="-6834171324" table:style-name="ce2">
            <text:p>-6.834.171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000" table:style-name="ce1">
            <text:p>700015000</text:p>
          </table:table-cell>
          <table:table-cell office:value-type="string" table:style-name="ce1">
            <text:p>PROFESOR VICTOR MERC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FEBRERO S/N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LAS TAPIAS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074162602264" table:style-name="ce2">
            <text:p>-314.074.162.602.264</text:p>
          </table:table-cell>
          <table:table-cell office:value-type="float" office:value="-683399045062704" table:style-name="ce2">
            <text:p>-683.399.045.062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100" table:style-name="ce1">
            <text:p>700015100</text:p>
          </table:table-cell>
          <table:table-cell office:value-type="string" table:style-name="ce1">
            <text:p>NUESTRA SEÑORA DEL CARM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S/N FRENTE A LA PLAZA DEPARTAMENTAL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72016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4515660011913" table:style-name="ce2">
            <text:p>-314.515.660.011.913</text:p>
          </table:table-cell>
          <table:table-cell office:value-type="float" office:value="-684054269801018" table:style-name="ce2">
            <text:p>-684.054.269.801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200" table:style-name="ce1">
            <text:p>700015200</text:p>
          </table:table-cell>
          <table:table-cell office:value-type="string" table:style-name="ce1">
            <text:p>JOSE ALEJANDRO SEGOVI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ILERA S/N EL PLUMERILLO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4516615" table:style-name="ce2">
            <text:p>-3.144.516.615</text:p>
          </table:table-cell>
          <table:table-cell office:value-type="float" office:value="-6842661873" table:style-name="ce2">
            <text:p>-6.842.661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300" table:style-name="ce1">
            <text:p>700015300</text:p>
          </table:table-cell>
          <table:table-cell office:value-type="string" table:style-name="ce1">
            <text:p>CORNELIO SAAVEDRA TURNO MAÑ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430 O HUAZIHUL BARRIO HUAZIHU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2011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400" table:style-name="ce1">
            <text:p>700015400</text:p>
          </table:table-cell>
          <table:table-cell office:value-type="string" table:style-name="ce1">
            <text:p>PROVINCIA 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4149 O PUNTA DE RIELE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3615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56451146361" table:style-name="ce2">
            <text:p>-315.256.451.146.361</text:p>
          </table:table-cell>
          <table:table-cell office:value-type="float" office:value="-685801437922744" table:style-name="ce2">
            <text:p>-685.801.437.922.7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500" table:style-name="ce1">
            <text:p>700015500</text:p>
          </table:table-cell>
          <table:table-cell office:value-type="string" table:style-name="ce1">
            <text:p>PROVINCIA 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S/N RODRIGUEZ PINTO VILLA RODRIGUEZ PINT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58681146132" table:style-name="ce2">
            <text:p>-315.358.681.146.132</text:p>
          </table:table-cell>
          <table:table-cell office:value-type="float" office:value="-685663797926666" table:style-name="ce2">
            <text:p>-685.663.797.926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600" table:style-name="ce1">
            <text:p>700015600</text:p>
          </table:table-cell>
          <table:table-cell office:value-type="string" table:style-name="ce1">
            <text:p>E.E.E. JUANA GODOY DE BR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BENAVIDEZ 6195 O SERVICIO PENITENCIARIO PROVINCIAL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27487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JGBRANDES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507974114655" table:style-name="ce2">
            <text:p>-31.507.974.114.655</text:p>
          </table:table-cell>
          <table:table-cell office:value-type="float" office:value="-68593258791928" table:style-name="ce2">
            <text:p>-68.593.258.791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601" table:style-name="ce1">
            <text:p>700015601</text:p>
          </table:table-cell>
          <table:table-cell office:value-type="string" table:style-name="ce1">
            <text:p>E.E.E. JUANA GODOY DE BRANDES ANEXO ZO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LAS MORAS S/N</text:p>
          </table:table-cell>
          <table:table-cell office:value-type="string" table:style-name="ce1">
            <text:p>J5401</text:p>
          </table:table-cell>
          <table:table-cell office:value-type="string" table:style-name="ce1">
            <text:p>0264-156708191</text:p>
          </table:table-cell>
          <table:table-cell office:value-type="string" table:style-name="ce1">
            <text:p>ZONDA VIEJO</text:p>
          </table:table-cell>
          <table:table-cell office:value-type="string" table:style-name="ce1">
            <text:p>ZONDA</text:p>
          </table:table-cell>
          <table:table-cell office:value-type="string" table:style-name="ce1">
            <text:p>JGBRANDES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1" table:style-name="ce1">
            <text:p>41</text:p>
          </table:table-cell>
          <table:table-cell office:value-type="float" office:value="-315254100000013" table:style-name="ce2">
            <text:p>-315.254.100.000.013</text:p>
          </table:table-cell>
          <table:table-cell office:value-type="float" office:value="-687194300000101" table:style-name="ce2">
            <text:p>-687.194.300.000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602" table:style-name="ce1">
            <text:p>700015602</text:p>
          </table:table-cell>
          <table:table-cell office:value-type="string" table:style-name="ce1">
            <text:p>E.E.E. JUANA GODOY DE BRANDES ANEXO ALCAIDIA DE MUJ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NAVIDEZ 6225 O UNIDAD 3 SERVICIO PENITENCIARIO PROVINCIAL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156708191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JGBRANDES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700" table:style-name="ce1">
            <text:p>700015700</text:p>
          </table:table-cell>
          <table:table-cell office:value-type="string" table:style-name="ce1">
            <text:p>GOBERNADOR FEDERICO CANT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750 N VILLA UNIO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94831145469" table:style-name="ce2">
            <text:p>-315.094.831.145.469</text:p>
          </table:table-cell>
          <table:table-cell office:value-type="float" office:value="-685364627936873" table:style-name="ce2">
            <text:p>-685.364.627.936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800" table:style-name="ce1">
            <text:p>700015800</text:p>
          </table:table-cell>
          <table:table-cell office:value-type="string" table:style-name="ce1">
            <text:p>PRESIDENTE DOCTOR ARTURO UMBERTO IL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BENAVIDEZ 4771 O B° LOS ALERCE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80421146479" table:style-name="ce2">
            <text:p>-315.080.421.146.479</text:p>
          </table:table-cell>
          <table:table-cell office:value-type="float" office:value="-685897207920408" table:style-name="ce2">
            <text:p>-685.897.207.920.4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5900" table:style-name="ce1">
            <text:p>700015900</text:p>
          </table:table-cell>
          <table:table-cell office:value-type="string" table:style-name="ce1">
            <text:p>DOCTORA CARMEN PEÑALOZA DE VARE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AGONIA Y BELGRANO S/N LOS PINOS B° LOS PIN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61841146544" table:style-name="ce2">
            <text:p>-315.061.841.146.544</text:p>
          </table:table-cell>
          <table:table-cell office:value-type="float" office:value="-685933647919317" table:style-name="ce2">
            <text:p>-685.933.647.919.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000" table:style-name="ce1">
            <text:p>700016000</text:p>
          </table:table-cell>
          <table:table-cell office:value-type="string" table:style-name="ce1">
            <text:p>JUAN ENRIQUE PESTALOZZ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LA ISLA S/N PARQUE INDUSTRIAL BARRIO PARQUE INDUSTRIAL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239200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MARICRIS264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956141145928" table:style-name="ce2">
            <text:p>-314.956.141.145.928</text:p>
          </table:table-cell>
          <table:table-cell office:value-type="float" office:value="-685637067929084" table:style-name="ce2">
            <text:p>-685.637.067.929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100" table:style-name="ce1">
            <text:p>700016100</text:p>
          </table:table-cell>
          <table:table-cell office:value-type="string" table:style-name="ce1">
            <text:p>PRESIDENTE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750 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1640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94831145469" table:style-name="ce2">
            <text:p>-315.094.831.145.469</text:p>
          </table:table-cell>
          <table:table-cell office:value-type="float" office:value="-685364627936873" table:style-name="ce2">
            <text:p>-685.364.627.936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200" table:style-name="ce1">
            <text:p>700016200</text:p>
          </table:table-cell>
          <table:table-cell office:value-type="string" table:style-name="ce1">
            <text:p>NOCTURNA SOLDADO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STREADOR CALIVAR 553 N VILLA OBRERA VILLA OBRER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017831146621" table:style-name="ce2">
            <text:p>-315.017.831.146.621</text:p>
          </table:table-cell>
          <table:table-cell office:value-type="float" office:value="-685981337917965" table:style-name="ce2">
            <text:p>-685.981.337.917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201" table:style-name="ce1">
            <text:p>700016201</text:p>
          </table:table-cell>
          <table:table-cell office:value-type="string" table:style-name="ce1">
            <text:p>NOCTURNA SOLDADOS DE MALVINAS ANEXO BARRIO FORTABA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S/N FORTABAT B°FORTABA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300" table:style-name="ce1">
            <text:p>700016300</text:p>
          </table:table-cell>
          <table:table-cell office:value-type="string" table:style-name="ce1">
            <text:p>BLAS PA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S/N VILLA OBSERVATORIO VILLA OBSERVATORI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99460015918" table:style-name="ce2">
            <text:p>-315.099.460.015.918</text:p>
          </table:table-cell>
          <table:table-cell office:value-type="float" office:value="-686172569736868" table:style-name="ce2">
            <text:p>-686.172.569.736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400" table:style-name="ce1">
            <text:p>700016400</text:p>
          </table:table-cell>
          <table:table-cell office:value-type="string" table:style-name="ce1">
            <text:p>NOCTURNA JUAN DE DIOS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PASO 1750 BARRIO GUEMES VILLA UNIO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094831145469" table:style-name="ce2">
            <text:p>-315.094.831.145.469</text:p>
          </table:table-cell>
          <table:table-cell office:value-type="float" office:value="-685364627936873" table:style-name="ce2">
            <text:p>-685.364.627.936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500" table:style-name="ce1">
            <text:p>700016500</text:p>
          </table:table-cell>
          <table:table-cell office:value-type="string" table:style-name="ce1">
            <text:p>NOCTURNA REPUBLICA ORIENTAL DEL URUGU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S/N VILLA OBSERVATORI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099460015918" table:style-name="ce2">
            <text:p>-315.099.460.015.918</text:p>
          </table:table-cell>
          <table:table-cell office:value-type="float" office:value="-686172569736868" table:style-name="ce2">
            <text:p>-686.172.569.736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600" table:style-name="ce1">
            <text:p>700016600</text:p>
          </table:table-cell>
          <table:table-cell office:value-type="string" table:style-name="ce1">
            <text:p>C.E.N.S. SAN JUAN DE DIOS EX PENITENCI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BENAVIDEZ 6195 O SERVICIO PENITENCIARIO PROVINCIAL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230221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07974114655" table:style-name="ce2">
            <text:p>-31.507.974.114.655</text:p>
          </table:table-cell>
          <table:table-cell office:value-type="float" office:value="-68593258791928" table:style-name="ce2">
            <text:p>-68.593.258.791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700" table:style-name="ce1">
            <text:p>700016700</text:p>
          </table:table-cell>
          <table:table-cell office:value-type="string" table:style-name="ce1">
            <text:p>BUENAVENTURA LU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LIVARES S/N</text:p>
          </table:table-cell>
          <table:table-cell office:value-type="string" table:style-name="ce1">
            <text:p>J5463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7383755" table:style-name="ce2">
            <text:p>-3.017.383.755</text:p>
          </table:table-cell>
          <table:table-cell office:value-type="float" office:value="-6847900185" table:style-name="ce2">
            <text:p>-6.847.900.1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800" table:style-name="ce1">
            <text:p>700016800</text:p>
          </table:table-cell>
          <table:table-cell office:value-type="string" table:style-name="ce1">
            <text:p>NRO 795 ESC. DOCTOR ALFREDO CALCAG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DE LOS ANDES S/N</text:p>
          </table:table-cell>
          <table:table-cell office:value-type="string" table:style-name="ce1">
            <text:p>J5463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381664139091" table:style-name="ce2">
            <text:p>-301.381.664.139.091</text:p>
          </table:table-cell>
          <table:table-cell office:value-type="float" office:value="-685111104681426" table:style-name="ce2">
            <text:p>-685.111.104.681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6900" table:style-name="ce1">
            <text:p>700016900</text:p>
          </table:table-cell>
          <table:table-cell office:value-type="string" table:style-name="ce1">
            <text:p>ESC. PRIMARIA COMUN C/ALBERGUE DR. FEDERICO CANTONI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</text:p>
          </table:table-cell>
          <table:table-cell office:value-type="string" table:style-name="ce1">
            <text:p>J5463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5860486" table:style-name="ce2">
            <text:p>-3.015.860.486</text:p>
          </table:table-cell>
          <table:table-cell office:value-type="float" office:value="-6848296616" table:style-name="ce2">
            <text:p>-6.848.296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000" table:style-name="ce1">
            <text:p>700017000</text:p>
          </table:table-cell>
          <table:table-cell office:value-type="string" table:style-name="ce1">
            <text:p>ONOFRE IL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40 S/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LA CIENAG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5111538" table:style-name="ce2">
            <text:p>-3.015.111.538</text:p>
          </table:table-cell>
          <table:table-cell office:value-type="float" office:value="-6857321763" table:style-name="ce2">
            <text:p>-6.857.321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100" table:style-name="ce1">
            <text:p>700017100</text:p>
          </table:table-cell>
          <table:table-cell office:value-type="string" table:style-name="ce1">
            <text:p>FRONTER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UT S/N FRONTERAS ARGENTINAS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441904848435" table:style-name="ce2">
            <text:p>-302.441.904.848.435</text:p>
          </table:table-cell>
          <table:table-cell office:value-type="float" office:value="-68731800595244" table:style-name="ce2">
            <text:p>-68.731.800.595.2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200" table:style-name="ce1">
            <text:p>700017200</text:p>
          </table:table-cell>
          <table:table-cell office:value-type="string" table:style-name="ce1">
            <text:p>NOCTURNA PEDRO PASCUAL RAMI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GE NEWBERY 1851 S RIVADAVIA B° RIVADAVI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40442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494461145843" table:style-name="ce2">
            <text:p>-315.494.461.145.843</text:p>
          </table:table-cell>
          <table:table-cell office:value-type="float" office:value="-685485517931654" table:style-name="ce2">
            <text:p>-685.485.517.931.6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300" table:style-name="ce1">
            <text:p>700017300</text:p>
          </table:table-cell>
          <table:table-cell office:value-type="string" table:style-name="ce1">
            <text:p>ESCUELA DE NIVEL INICIAL N°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ENALES S/N Bº SAN JUAN CON CALLE RIOBAMB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446531145926" table:style-name="ce2">
            <text:p>-315.446.531.145.926</text:p>
          </table:table-cell>
          <table:table-cell office:value-type="float" office:value="-685538627930206" table:style-name="ce2">
            <text:p>-685.538.627.93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400" table:style-name="ce1">
            <text:p>700017400</text:p>
          </table:table-cell>
          <table:table-cell office:value-type="string" table:style-name="ce1">
            <text:p>COLEGIO SECUNDARIO DOCTOR DIEGO DE SAL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BAMBA Y ARENALES S/N SAN JUAN BARRIO SAN JUA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6543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EDITH.NOVARO@LIVE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46531145926" table:style-name="ce2">
            <text:p>-315.446.531.145.926</text:p>
          </table:table-cell>
          <table:table-cell office:value-type="float" office:value="-685538627930206" table:style-name="ce2">
            <text:p>-685.538.627.93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600" table:style-name="ce1">
            <text:p>700017600</text:p>
          </table:table-cell>
          <table:table-cell office:value-type="string" table:style-name="ce1">
            <text:p>CRISTOBAL COL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5 S/N VILLA BOLAÑOS ENTRE AMERICA Y PUNTA DEL MONT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921986</text:p>
          </table:table-cell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2047667" table:style-name="ce2">
            <text:p>-3.162.047.667</text:p>
          </table:table-cell>
          <table:table-cell office:value-type="float" office:value="-6846328218" table:style-name="ce2">
            <text:p>-6.846.32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700" table:style-name="ce1">
            <text:p>700017700</text:p>
          </table:table-cell>
          <table:table-cell office:value-type="string" table:style-name="ce1">
            <text:p>NOCTURNA PEDRO ECHAG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31 S V° NUEVA ARGENTIN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503651146172" table:style-name="ce2">
            <text:p>-315.503.651.146.172</text:p>
          </table:table-cell>
          <table:table-cell office:value-type="float" office:value="-685655807926342" table:style-name="ce2">
            <text:p>-685.655.807.926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701" table:style-name="ce1">
            <text:p>700017701</text:p>
          </table:table-cell>
          <table:table-cell office:value-type="string" table:style-name="ce1">
            <text:p>NOCTURNA PEDRO ECHAGUE ANEXO BARRIO SM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RGEN DE LOURDES 1530 O SMAT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ELIAM_GONZALEZ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800" table:style-name="ce1">
            <text:p>700017800</text:p>
          </table:table-cell>
          <table:table-cell office:value-type="string" table:style-name="ce1">
            <text:p>ESCUELA DE LA PAT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ELLA S/N BALDES DEL SUR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RED OFICIAL</text:p>
          </table:table-cell>
          <table:table-cell office:value-type="string" table:style-name="ce1">
            <text:p>CHUCUM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0166239" table:style-name="ce2">
            <text:p>-3.120.166.239</text:p>
          </table:table-cell>
          <table:table-cell office:value-type="float" office:value="-6716648215" table:style-name="ce2">
            <text:p>-6.716.648.2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7900" table:style-name="ce1">
            <text:p>700017900</text:p>
          </table:table-cell>
          <table:table-cell office:value-type="string" table:style-name="ce1">
            <text:p>COLEGIO SUPERIOR Nº 1 FUERZA AERE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S/N SAN AGUSTIN DE VALLE FERTIL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02646-420111</text:p>
          </table:table-cell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306313600000023" table:style-name="ce2">
            <text:p>-306.313.600.000.023</text:p>
          </table:table-cell>
          <table:table-cell office:value-type="float" office:value="-674650800000002" table:style-name="ce2">
            <text:p>-674.650.800.000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000" table:style-name="ce1">
            <text:p>700018000</text:p>
          </table:table-cell>
          <table:table-cell office:value-type="string" table:style-name="ce1">
            <text:p>ALBERGUE BUENAVENTURA COLL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ERRAS DE RIVERO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1395482" table:style-name="ce2">
            <text:p>-3.091.395.482</text:p>
          </table:table-cell>
          <table:table-cell office:value-type="float" office:value="-6739948087" table:style-name="ce2">
            <text:p>-6.739.94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100" table:style-name="ce1">
            <text:p>700018100</text:p>
          </table:table-cell>
          <table:table-cell office:value-type="string" table:style-name="ce1">
            <text:p>RECONQUIST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UNTAS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2895591" table:style-name="ce2">
            <text:p>-3.072.895.591</text:p>
          </table:table-cell>
          <table:table-cell office:value-type="float" office:value="-6758678162" table:style-name="ce2">
            <text:p>-6.758.678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200" table:style-name="ce1">
            <text:p>700018200</text:p>
          </table:table-cell>
          <table:table-cell office:value-type="string" table:style-name="ce1">
            <text:p>FRANKLIN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BRETES S/N LOS BRETES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668903" table:style-name="ce2">
            <text:p>-307.668.903</text:p>
          </table:table-cell>
          <table:table-cell office:value-type="float" office:value="-6747554614" table:style-name="ce2">
            <text:p>-6.747.554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300" table:style-name="ce1">
            <text:p>700018300</text:p>
          </table:table-cell>
          <table:table-cell office:value-type="string" table:style-name="ce1">
            <text:p>AUTONOMIA REPUBLICA DEL BRAS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RINCIPAL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BALDES DEL SUR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69319661" table:style-name="ce2">
            <text:p>-3.069.319.661</text:p>
          </table:table-cell>
          <table:table-cell office:value-type="float" office:value="-6738832213" table:style-name="ce2">
            <text:p>-6.738.832.2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400" table:style-name="ce1">
            <text:p>700018400</text:p>
          </table:table-cell>
          <table:table-cell office:value-type="string" table:style-name="ce1">
            <text:p>JOSE IGNACIO FERNANDEZ DE MARADO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510 S/N.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BALDES DEL ROSARIO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3219964" table:style-name="ce2">
            <text:p>-303.219.964</text:p>
          </table:table-cell>
          <table:table-cell office:value-type="float" office:value="-6769689468" table:style-name="ce2">
            <text:p>-6.769.689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500" table:style-name="ce1">
            <text:p>700018500</text:p>
          </table:table-cell>
          <table:table-cell office:value-type="string" table:style-name="ce1">
            <text:p>REPUBLICA DE BRAS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511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BALDES DE LA CHILC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64182929" table:style-name="ce2">
            <text:p>-3.064.182.929</text:p>
          </table:table-cell>
          <table:table-cell office:value-type="float" office:value="-6740866501" table:style-name="ce2">
            <text:p>-6.740.866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600" table:style-name="ce1">
            <text:p>700018600</text:p>
          </table:table-cell>
          <table:table-cell office:value-type="string" table:style-name="ce1">
            <text:p>DOCTOR SATURNINO SA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ENOS AIRES S/N Bº 9 DE JULIO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EL RINCON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6968364" table:style-name="ce2">
            <text:p>-3.166.968.364</text:p>
          </table:table-cell>
          <table:table-cell office:value-type="float" office:value="-6831871665" table:style-name="ce2">
            <text:p>-6.831.871.6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700" table:style-name="ce1">
            <text:p>700018700</text:p>
          </table:table-cell>
          <table:table-cell office:value-type="string" table:style-name="ce1">
            <text:p>ARTURO BERU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PIE DE PALO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63400748092" table:style-name="ce2">
            <text:p>-31.663.400.748.092</text:p>
          </table:table-cell>
          <table:table-cell office:value-type="float" office:value="-682210218326495" table:style-name="ce2">
            <text:p>-682.210.218.326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8800" table:style-name="ce1">
            <text:p>700018800</text:p>
          </table:table-cell>
          <table:table-cell office:value-type="string" table:style-name="ce1">
            <text:p>JUAN DE DIOS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ISTOBAL COLON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POZO DE LOS ALGARROBOS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785527980112" table:style-name="ce2">
            <text:p>-316.785.527.980.112</text:p>
          </table:table-cell>
          <table:table-cell office:value-type="float" office:value="-682310936143735" table:style-name="ce2">
            <text:p>-682.310.936.143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000" table:style-name="ce1">
            <text:p>700019000</text:p>
          </table:table-cell>
          <table:table-cell office:value-type="string" table:style-name="ce1">
            <text:p>OBISPO ZAP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DE LOS ANDES S/N POZO DE LOS ALGARROBOS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POZO DE LOS ALGARROBOS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9222031" table:style-name="ce2">
            <text:p>-3.169.222.031</text:p>
          </table:table-cell>
          <table:table-cell office:value-type="float" office:value="-6822182839" table:style-name="ce2">
            <text:p>-6.822.182.8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100" table:style-name="ce1">
            <text:p>700019100</text:p>
          </table:table-cell>
          <table:table-cell office:value-type="string" table:style-name="ce1">
            <text:p>JUAN IGNACIO GORRI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910 LA CHIMBERA ESTACION JOSE MARTI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SANDRAFCABALLERO@G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3007823" table:style-name="ce2">
            <text:p>-3.183.007.823</text:p>
          </table:table-cell>
          <table:table-cell office:value-type="float" office:value="-682258543" table:style-name="ce2">
            <text:p>-682.258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200" table:style-name="ce1">
            <text:p>700019200</text:p>
          </table:table-cell>
          <table:table-cell office:value-type="string" table:style-name="ce1">
            <text:p>PADRE FEDERICO MAGG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308 S/N PUNTA DEL AGUA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5300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03562311" table:style-name="ce2">
            <text:p>-3.203.562.311</text:p>
          </table:table-cell>
          <table:table-cell office:value-type="float" office:value="-6821012339" table:style-name="ce2">
            <text:p>-6.821.012.3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300" table:style-name="ce1">
            <text:p>700019300</text:p>
          </table:table-cell>
          <table:table-cell office:value-type="string" table:style-name="ce1">
            <text:p>ALBERGUE PROVINCIA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 PUNTO LOS CALDERONES S/N DE LA RED OFICIAL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LA TRANC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29498225" table:style-name="ce2">
            <text:p>-3.229.498.225</text:p>
          </table:table-cell>
          <table:table-cell office:value-type="float" office:value="-6728074828" table:style-name="ce2">
            <text:p>-6.728.074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400" table:style-name="ce1">
            <text:p>700019400</text:p>
          </table:table-cell>
          <table:table-cell office:value-type="string" table:style-name="ce1">
            <text:p>ALBERGUE DR. JUAN CARLOS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20 KM 470 JUAN ALBARRACIN Bº JUAN ALBARRACIN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EL ENCON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SILVANA_GONZALEZ@ARGENTINA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221698009" table:style-name="ce2">
            <text:p>-3.221.698.009</text:p>
          </table:table-cell>
          <table:table-cell office:value-type="float" office:value="-6779446079" table:style-name="ce2">
            <text:p>-6.779.446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500" table:style-name="ce1">
            <text:p>700019500</text:p>
          </table:table-cell>
          <table:table-cell office:value-type="string" table:style-name="ce1">
            <text:p>U.E.P.A. MOVIL N°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20 KM 468 JUAN ALBARRACIN B°JUAN ALBARACIN</text:p>
          </table:table-cell>
          <table:table-cell office:value-type="string" table:style-name="ce1">
            <text:p>J5421</text:p>
          </table:table-cell>
          <table:table-cell table:style-name="ce1"/>
          <table:table-cell office:value-type="string" table:style-name="ce1">
            <text:p>EL ENCON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21611800006018" table:style-name="ce2">
            <text:p>-321.611.800.006.018</text:p>
          </table:table-cell>
          <table:table-cell office:value-type="float" office:value="-677603949906642" table:style-name="ce2">
            <text:p>-677.603.949.906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600" table:style-name="ce1">
            <text:p>700019600</text:p>
          </table:table-cell>
          <table:table-cell office:value-type="string" table:style-name="ce1">
            <text:p>JOSE RUDECINDO RO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ENTRE 14 Y 15 S/N</text:p>
          </table:table-cell>
          <table:table-cell office:value-type="string" table:style-name="ce1">
            <text:p>J5429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7015050016145" table:style-name="ce2">
            <text:p>-317.015.050.016.145</text:p>
          </table:table-cell>
          <table:table-cell office:value-type="float" office:value="-685913199737445" table:style-name="ce2">
            <text:p>-685.913.199.737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700" table:style-name="ce1">
            <text:p>700019700</text:p>
          </table:table-cell>
          <table:table-cell office:value-type="string" table:style-name="ce1">
            <text:p>LUIS VERN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5 S/N ENTRE MENDOZA Y ABERASTAI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046193817495" table:style-name="ce2">
            <text:p>-317.046.193.817.495</text:p>
          </table:table-cell>
          <table:table-cell office:value-type="float" office:value="-685789650843763" table:style-name="ce2">
            <text:p>-685.789.650.843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800" table:style-name="ce1">
            <text:p>700019800</text:p>
          </table:table-cell>
          <table:table-cell office:value-type="string" table:style-name="ce1">
            <text:p>TIERRA DEL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4 Y VIDART S/N EL ABANICO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868604383706" table:style-name="ce2">
            <text:p>-316.868.604.383.706</text:p>
          </table:table-cell>
          <table:table-cell office:value-type="float" office:value="-686005396775251" table:style-name="ce2">
            <text:p>-686.005.396.775.2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19900" table:style-name="ce1">
            <text:p>700019900</text:p>
          </table:table-cell>
          <table:table-cell office:value-type="string" table:style-name="ce1">
            <text:p>DOCTOR ALBERT SCHWEITZ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KM 25 MUNICIPAL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523774" table:style-name="ce2">
            <text:p>-317.523.774</text:p>
          </table:table-cell>
          <table:table-cell office:value-type="float" office:value="-6855432013" table:style-name="ce2">
            <text:p>-6.855.432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000" table:style-name="ce1">
            <text:p>700020000</text:p>
          </table:table-cell>
          <table:table-cell office:value-type="string" table:style-name="ce1">
            <text:p>MAESTR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PEDRO GIL S/N RED OFICIAL DE TELECOMUNICACIONES CAMPO DE BATALLA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307632</text:p>
          </table:table-cell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652037753021" table:style-name="ce2">
            <text:p>-317.652.037.753.021</text:p>
          </table:table-cell>
          <table:table-cell office:value-type="float" office:value="-685645502336997" table:style-name="ce2">
            <text:p>-685.645.502.336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100" table:style-name="ce1">
            <text:p>700020100</text:p>
          </table:table-cell>
          <table:table-cell office:value-type="string" table:style-name="ce1">
            <text:p>ESC. COMERCIO SIXTO SALINAS DE RI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ACLETO GIL S/N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47007</text:p>
          </table:table-cell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20936" table:style-name="ce2">
            <text:p>-31.820.936</text:p>
          </table:table-cell>
          <table:table-cell office:value-type="float" office:value="-6854722015" table:style-name="ce2">
            <text:p>-6.854.722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200" table:style-name="ce1">
            <text:p>700020200</text:p>
          </table:table-cell>
          <table:table-cell office:value-type="string" table:style-name="ce1">
            <text:p>PEDRO DE VALDI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SAÑES ZAVALLA S/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8216841560699" table:style-name="ce2">
            <text:p>-318.216.841.560.699</text:p>
          </table:table-cell>
          <table:table-cell office:value-type="float" office:value="-685289328190766" table:style-name="ce2">
            <text:p>-685.289.328.19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300" table:style-name="ce1">
            <text:p>700020300</text:p>
          </table:table-cell>
          <table:table-cell office:value-type="string" table:style-name="ce1">
            <text:p>DRA. FRANCISCA RIOS DE PA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CANTONI Y RUTA 40 S/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589631727074" table:style-name="ce2">
            <text:p>-318.589.631.727.074</text:p>
          </table:table-cell>
          <table:table-cell office:value-type="float" office:value="-685344894192274" table:style-name="ce2">
            <text:p>-685.344.894.192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400" table:style-name="ce1">
            <text:p>700020400</text:p>
          </table:table-cell>
          <table:table-cell office:value-type="string" table:style-name="ce1">
            <text:p>CARLOS N. VERGAR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ACLETO GIL S/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82055882" table:style-name="ce2">
            <text:p>-3.182.055.882</text:p>
          </table:table-cell>
          <table:table-cell office:value-type="float" office:value="-685466304" table:style-name="ce2">
            <text:p>-685.466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500" table:style-name="ce1">
            <text:p>700020500</text:p>
          </table:table-cell>
          <table:table-cell office:value-type="string" table:style-name="ce1">
            <text:p>EEE MULTIPLE DE POC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MARIANO MORENO S/N VILLAS UNIDAS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6449440015344" table:style-name="ce2">
            <text:p>-316.449.440.015.344</text:p>
          </table:table-cell>
          <table:table-cell office:value-type="float" office:value="-685621579749107" table:style-name="ce2">
            <text:p>-685.621.579.749.1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600" table:style-name="ce1">
            <text:p>700020600</text:p>
          </table:table-cell>
          <table:table-cell office:value-type="string" table:style-name="ce1">
            <text:p>DR. ANTONINO ABERASTA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233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21466</text:p>
          </table:table-cell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55716001575" table:style-name="ce2">
            <text:p>-31.655.716.001.575</text:p>
          </table:table-cell>
          <table:table-cell office:value-type="float" office:value="-685805579742814" table:style-name="ce2">
            <text:p>-685.805.579.742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700" table:style-name="ce1">
            <text:p>700020700</text:p>
          </table:table-cell>
          <table:table-cell office:value-type="string" table:style-name="ce1">
            <text:p>ESCUELA ESPA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MARIANO MORENO S/N V° UNIDAS V° ABERASTAI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48888" table:style-name="ce2">
            <text:p>-31.648.888</text:p>
          </table:table-cell>
          <table:table-cell office:value-type="float" office:value="-68562779" table:style-name="ce2">
            <text:p>-68.562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800" table:style-name="ce1">
            <text:p>700020800</text:p>
          </table:table-cell>
          <table:table-cell office:value-type="string" table:style-name="ce1">
            <text:p>COL. SEC. PROFESOR FROILAN JAVIER FER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RQUE Y PICON S/N V° AVERASTAIN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21877</text:p>
          </table:table-cell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571620015812" table:style-name="ce2">
            <text:p>-316.571.620.015.812</text:p>
          </table:table-cell>
          <table:table-cell office:value-type="float" office:value="-685833729741848" table:style-name="ce2">
            <text:p>-685.833.729.741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0900" table:style-name="ce1">
            <text:p>700020900</text:p>
          </table:table-cell>
          <table:table-cell office:value-type="string" table:style-name="ce1">
            <text:p>C.E.N.S. DE POC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RQUE Y PICON S/N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21277</text:p>
          </table:table-cell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6571620015812" table:style-name="ce2">
            <text:p>-316.571.620.015.812</text:p>
          </table:table-cell>
          <table:table-cell office:value-type="float" office:value="-685833729741848" table:style-name="ce2">
            <text:p>-685.833.729.741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000" table:style-name="ce1">
            <text:p>700021000</text:p>
          </table:table-cell>
          <table:table-cell office:value-type="string" table:style-name="ce1">
            <text:p>COLEGIO SANTA BARBA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291 S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21055</text:p>
          </table:table-cell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55716001575" table:style-name="ce2">
            <text:p>-31.655.716.001.575</text:p>
          </table:table-cell>
          <table:table-cell office:value-type="float" office:value="-685805579742814" table:style-name="ce2">
            <text:p>-685.805.579.742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200" table:style-name="ce1">
            <text:p>700021200</text:p>
          </table:table-cell>
          <table:table-cell office:value-type="string" table:style-name="ce1">
            <text:p>DR. RICARDO BALB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N MARTIN S/N VILLA 9 DE JULIO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9 DE JULIO</text:p>
          </table:table-cell>
          <table:table-cell office:value-type="string" table:style-name="ce1">
            <text:p>9 DE JULI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6689570012405" table:style-name="ce2">
            <text:p>-316.689.570.012.405</text:p>
          </table:table-cell>
          <table:table-cell office:value-type="float" office:value="-683925659797102" table:style-name="ce2">
            <text:p>-683.925.659.797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201" table:style-name="ce1">
            <text:p>700021201</text:p>
          </table:table-cell>
          <table:table-cell office:value-type="string" table:style-name="ce1">
            <text:p>DR. RICARDO BALBIN - ANEXO LAS CHACRIT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20 KM 14 LAS CHACRITAS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9 DE JULI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0740886" table:style-name="ce2">
            <text:p>-3.160.740.886</text:p>
          </table:table-cell>
          <table:table-cell office:value-type="float" office:value="-683785144" table:style-name="ce2">
            <text:p>-683.785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300" table:style-name="ce1">
            <text:p>700021300</text:p>
          </table:table-cell>
          <table:table-cell office:value-type="string" table:style-name="ce1">
            <text:p>ESCUELA ESTEBAN DE LU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URIN S/N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RINCON CERCADO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481638253722" table:style-name="ce2">
            <text:p>-316.481.638.253.722</text:p>
          </table:table-cell>
          <table:table-cell office:value-type="float" office:value="-683737811925316" table:style-name="ce2">
            <text:p>-683.737.811.925.3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400" table:style-name="ce1">
            <text:p>700021400</text:p>
          </table:table-cell>
          <table:table-cell office:value-type="string" table:style-name="ce1">
            <text:p>EUSEBIO SEGUNDO ZAP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YACANTE S/N LA MAJADITA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021912635266" table:style-name="ce2">
            <text:p>-317.021.912.635.266</text:p>
          </table:table-cell>
          <table:table-cell office:value-type="float" office:value="-683686220652069" table:style-name="ce2">
            <text:p>-683.686.220.652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500" table:style-name="ce1">
            <text:p>700021500</text:p>
          </table:table-cell>
          <table:table-cell office:value-type="string" table:style-name="ce1">
            <text:p>E.E.E. JUANA AZURDUY DE PAD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S/N LA MAJADITA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GRAERCASTRO@UOLSINECTIS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7034670012204" table:style-name="ce2">
            <text:p>-317.034.670.012.204</text:p>
          </table:table-cell>
          <table:table-cell office:value-type="float" office:value="-683733649800952" table:style-name="ce2">
            <text:p>-683.733.649.800.9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600" table:style-name="ce1">
            <text:p>700021600</text:p>
          </table:table-cell>
          <table:table-cell office:value-type="string" table:style-name="ce1">
            <text:p>ESCUELA AGROTECNICA PROF. ANA PEREZ CI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VIDELA S/N VILLA CABECERA</text:p>
          </table:table-cell>
          <table:table-cell office:value-type="string" table:style-name="ce1">
            <text:p>J5417</text:p>
          </table:table-cell>
          <table:table-cell office:value-type="string" table:style-name="ce1">
            <text:p>0264-4977115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655716001575" table:style-name="ce2">
            <text:p>-31.655.716.001.575</text:p>
          </table:table-cell>
          <table:table-cell office:value-type="float" office:value="-685805579742814" table:style-name="ce2">
            <text:p>-685.805.579.742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700" table:style-name="ce1">
            <text:p>700021700</text:p>
          </table:table-cell>
          <table:table-cell office:value-type="string" table:style-name="ce1">
            <text:p>REPU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MEJO S/N BERMEJO</text:p>
          </table:table-cell>
          <table:table-cell office:value-type="string" table:style-name="ce1">
            <text:p>J5444</text:p>
          </table:table-cell>
          <table:table-cell office:value-type="string" table:style-name="ce1">
            <text:p>RED OFICIAL</text:p>
          </table:table-cell>
          <table:table-cell office:value-type="string" table:style-name="ce1">
            <text:p>BERMEJO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8905895" table:style-name="ce2">
            <text:p>-3.158.905.895</text:p>
          </table:table-cell>
          <table:table-cell office:value-type="float" office:value="-6766041404" table:style-name="ce2">
            <text:p>-6.766.041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1800" table:style-name="ce1">
            <text:p>700021800</text:p>
          </table:table-cell>
          <table:table-cell office:value-type="string" table:style-name="ce1">
            <text:p>REPUBLICA DE BOLI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NTA S/N RED OFICIAL DE TELECOMUNICACIONES LA PLANTA DE MARAYES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31-0778</text:p>
          </table:table-cell>
          <table:table-cell office:value-type="string" table:style-name="ce1">
            <text:p>MARAYES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766153" table:style-name="ce2">
            <text:p>-314.766.153</text:p>
          </table:table-cell>
          <table:table-cell office:value-type="float" office:value="-6730296954" table:style-name="ce2">
            <text:p>-6.730.296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000" table:style-name="ce1">
            <text:p>700022000</text:p>
          </table:table-cell>
          <table:table-cell office:value-type="string" table:style-name="ce1">
            <text:p>DRA. LETICIA A. DE SORM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LIEBRES S/N RED OFICIAL DE TELECOMUNICACIONES LAS LIEBRES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8864367" table:style-name="ce2">
            <text:p>-3.188.864.367</text:p>
          </table:table-cell>
          <table:table-cell office:value-type="float" office:value="-6689317888" table:style-name="ce2">
            <text:p>-6.689.317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100" table:style-name="ce1">
            <text:p>700022100</text:p>
          </table:table-cell>
          <table:table-cell office:value-type="string" table:style-name="ce1">
            <text:p>REPUBLICA DEL PARAGU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41 KM 63 DIFUNTA CORREA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VALLECITO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3393386" table:style-name="ce2">
            <text:p>-3.173.393.386</text:p>
          </table:table-cell>
          <table:table-cell office:value-type="float" office:value="-679803704" table:style-name="ce2">
            <text:p>-679.803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200" table:style-name="ce1">
            <text:p>700022200</text:p>
          </table:table-cell>
          <table:table-cell office:value-type="string" table:style-name="ce1">
            <text:p>JOSE CLEMENT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ORNILLAS S/N FINCA LOS ALAMOS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0489886" table:style-name="ce2">
            <text:p>-3.170.489.886</text:p>
          </table:table-cell>
          <table:table-cell office:value-type="float" office:value="-6949248057" table:style-name="ce2">
            <text:p>-6.949.24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300" table:style-name="ce1">
            <text:p>700022300</text:p>
          </table:table-cell>
          <table:table-cell office:value-type="string" table:style-name="ce1">
            <text:p>COLEGIO SECUNDARIO DE BARRE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TE. ROCA S/N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400" table:style-name="ce1">
            <text:p>700022400</text:p>
          </table:table-cell>
          <table:table-cell office:value-type="string" table:style-name="ce1">
            <text:p>JUAN PEDRO ESNA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502616112919" table:style-name="ce2">
            <text:p>-316.502.616.112.919</text:p>
          </table:table-cell>
          <table:table-cell office:value-type="float" office:value="-694741973526754" table:style-name="ce2">
            <text:p>-694.741.973.526.7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500" table:style-name="ce1">
            <text:p>700022500</text:p>
          </table:table-cell>
          <table:table-cell office:value-type="string" table:style-name="ce1">
            <text:p>SATURNINO S. ARAO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6507275311" table:style-name="ce2">
            <text:p>-3.166.507.275.311</text:p>
          </table:table-cell>
          <table:table-cell office:value-type="float" office:value="-694825489523097" table:style-name="ce2">
            <text:p>-694.825.489.523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600" table:style-name="ce1">
            <text:p>700022600</text:p>
          </table:table-cell>
          <table:table-cell office:value-type="string" table:style-name="ce1">
            <text:p>ESCUELA MARTIN 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RESIDENTE ROCA S/N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224148734019" table:style-name="ce2">
            <text:p>-316.224.148.734.019</text:p>
          </table:table-cell>
          <table:table-cell office:value-type="float" office:value="-694656549793766" table:style-name="ce2">
            <text:p>-694.656.549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700" table:style-name="ce1">
            <text:p>700022700</text:p>
          </table:table-cell>
          <table:table-cell office:value-type="string" table:style-name="ce1">
            <text:p>U.E.P.A. MOVIL N°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 BARREAL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41128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800" table:style-name="ce1">
            <text:p>700022800</text:p>
          </table:table-cell>
          <table:table-cell office:value-type="string" table:style-name="ce1">
            <text:p>INSTITUTO DE FORMACION DOCENTE SAN BUENAVENTU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PRESIDENTE ROCA S/N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41331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2900" table:style-name="ce1">
            <text:p>700022900</text:p>
          </table:table-cell>
          <table:table-cell office:value-type="string" table:style-name="ce1">
            <text:p>COLEGIO SECUNDARIO JESUS DE LA BUENA ESPERANZ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PRESIDENTE ROCA S/N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41040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OLJESUSBUENAESPERANZA@UOL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000" table:style-name="ce1">
            <text:p>700023000</text:p>
          </table:table-cell>
          <table:table-cell office:value-type="string" table:style-name="ce1">
            <text:p>MARIA CURI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ESTACION ALGARROBO VERDE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724689160403" table:style-name="ce2">
            <text:p>-317.724.689.160.403</text:p>
          </table:table-cell>
          <table:table-cell office:value-type="float" office:value="-68306431149626" table:style-name="ce2">
            <text:p>-68.306.431.149.6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100" table:style-name="ce1">
            <text:p>700023100</text:p>
          </table:table-cell>
          <table:table-cell office:value-type="string" table:style-name="ce1">
            <text:p>COMODORO RIVADAVI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 S/N CUATRO ESQUINAS CUATRO ESQUINAS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3063248" table:style-name="ce2">
            <text:p>-3.173.063.248</text:p>
          </table:table-cell>
          <table:table-cell office:value-type="float" office:value="-6834501277" table:style-name="ce2">
            <text:p>-6.834.501.2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200" table:style-name="ce1">
            <text:p>700023200</text:p>
          </table:table-cell>
          <table:table-cell office:value-type="string" table:style-name="ce1">
            <text:p>RAFAEL ALBERTO ARRIET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VISORIA ESTE S/N GUEMES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POZO DEL SALADO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7118355432788" table:style-name="ce2">
            <text:p>-317.118.355.432.788</text:p>
          </table:table-cell>
          <table:table-cell office:value-type="float" office:value="-68245940840511" table:style-name="ce2">
            <text:p>-68.245.940.840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400" table:style-name="ce1">
            <text:p>700023400</text:p>
          </table:table-cell>
          <table:table-cell office:value-type="string" table:style-name="ce1">
            <text:p>PRILIDIANO PUEYRRE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79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81672225" table:style-name="ce2">
            <text:p>-3.181.672.225</text:p>
          </table:table-cell>
          <table:table-cell office:value-type="float" office:value="-6832395282" table:style-name="ce2">
            <text:p>-6.832.395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500" table:style-name="ce1">
            <text:p>700023500</text:p>
          </table:table-cell>
          <table:table-cell office:value-type="string" table:style-name="ce1">
            <text:p>JUANA DE IBARBOURO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80016623" table:style-name="ce2">
            <text:p>-3.180.016.623</text:p>
          </table:table-cell>
          <table:table-cell office:value-type="float" office:value="-6835242464" table:style-name="ce2">
            <text:p>-6.835.242.4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600" table:style-name="ce1">
            <text:p>700023600</text:p>
          </table:table-cell>
          <table:table-cell office:value-type="string" table:style-name="ce1">
            <text:p>DOMINGO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S/N JUAN SERU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TUPELI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8375024315598" table:style-name="ce2">
            <text:p>-318.375.024.315.598</text:p>
          </table:table-cell>
          <table:table-cell office:value-type="float" office:value="-683567848316643" table:style-name="ce2">
            <text:p>-683.567.848.316.6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700" table:style-name="ce1">
            <text:p>700023700</text:p>
          </table:table-cell>
          <table:table-cell office:value-type="string" table:style-name="ce1">
            <text:p>COLEGIO DE NIVEL INICIAL JARDIN DE NAZARETH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2O N PUYUTA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264046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PEREZ.HERNANDEZ@SINECTIS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800" table:style-name="ce1">
            <text:p>700023800</text:p>
          </table:table-cell>
          <table:table-cell office:value-type="string" table:style-name="ce1">
            <text:p>BERNARDO DE MONTEAGU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STA 5760 N Vº GENERAL SARMIENTO V°GENERAL SARMIEN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4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4957401145271" table:style-name="ce2">
            <text:p>-314.957.401.145.271</text:p>
          </table:table-cell>
          <table:table-cell office:value-type="float" office:value="-685285047939784" table:style-name="ce2">
            <text:p>-685.285.047.939.7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3900" table:style-name="ce1">
            <text:p>700023900</text:p>
          </table:table-cell>
          <table:table-cell office:value-type="string" table:style-name="ce1">
            <text:p>DR. HONORIO PUEYRRE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GENTO CABRAL S/N VILLA MORRONE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000" table:style-name="ce1">
            <text:p>700024000</text:p>
          </table:table-cell>
          <table:table-cell office:value-type="string" table:style-name="ce1">
            <text:p>U.E.P.A. N° 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LOS TAMARINDOS B° LOS TAMARIND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200" table:style-name="ce1">
            <text:p>700024200</text:p>
          </table:table-cell>
          <table:table-cell office:value-type="string" table:style-name="ce1">
            <text:p>C.E.N.S. N° 74 JUAN VICETI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75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235851145278" table:style-name="ce2">
            <text:p>-315.235.851.145.278</text:p>
          </table:table-cell>
          <table:table-cell office:value-type="float" office:value="-685233197940274" table:style-name="ce2">
            <text:p>-685.233.197.940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300" table:style-name="ce1">
            <text:p>700024300</text:p>
          </table:table-cell>
          <table:table-cell office:value-type="string" table:style-name="ce1">
            <text:p>U.E.P.A. DIVINO NIÑO JESU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 DEL MONTE 180 O LOS CORREDORE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217061145235" table:style-name="ce2">
            <text:p>-315.217.061.145.235</text:p>
          </table:table-cell>
          <table:table-cell office:value-type="float" office:value="-685212957940947" table:style-name="ce2">
            <text:p>-685.212.957.940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400" table:style-name="ce1">
            <text:p>700024400</text:p>
          </table:table-cell>
          <table:table-cell office:value-type="string" table:style-name="ce1">
            <text:p>JUAN B.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899 E VILLA AMERIC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220281145103" table:style-name="ce2">
            <text:p>-315.220.281.145.103</text:p>
          </table:table-cell>
          <table:table-cell office:value-type="float" office:value="-685139867943097" table:style-name="ce2">
            <text:p>-685.139.867.943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401" table:style-name="ce1">
            <text:p>700024401</text:p>
          </table:table-cell>
          <table:table-cell office:value-type="string" table:style-name="ce1">
            <text:p>AULASATELITE ESC. NOCTURNA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S/N ENTRE CASEROS Y GUEMEZ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31532275" table:style-name="ce2">
            <text:p>-31.532.275</text:p>
          </table:table-cell>
          <table:table-cell office:value-type="float" office:value="-6851733" table:style-name="ce2">
            <text:p>-6.851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500" table:style-name="ce1">
            <text:p>700024500</text:p>
          </table:table-cell>
          <table:table-cell office:value-type="string" table:style-name="ce1">
            <text:p>PROVINCIA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4125 RODEO</text:p>
          </table:table-cell>
          <table:table-cell office:value-type="string" table:style-name="ce1">
            <text:p>J5465</text:p>
          </table:table-cell>
          <table:table-cell table:style-name="ce1"/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116745678628" table:style-name="ce2">
            <text:p>-302.116.745.678.628</text:p>
          </table:table-cell>
          <table:table-cell office:value-type="float" office:value="-691367405691867" table:style-name="ce2">
            <text:p>-691.367.405.691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600" table:style-name="ce1">
            <text:p>700024600</text:p>
          </table:table-cell>
          <table:table-cell office:value-type="string" table:style-name="ce1">
            <text:p>ANTONIO DE LA TOR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GALLANES Y JOSE MARIA PAEZ S/N VILLA SAN DAMIA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0165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738071146077" table:style-name="ce2">
            <text:p>-315.738.071.146.077</text:p>
          </table:table-cell>
          <table:table-cell office:value-type="float" office:value="-685559897928405" table:style-name="ce2">
            <text:p>-685.559.897.928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700" table:style-name="ce1">
            <text:p>700024700</text:p>
          </table:table-cell>
          <table:table-cell office:value-type="string" table:style-name="ce1">
            <text:p>COLEGIO SECUNDARIO JUAN PABLO 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D SARMIENTO 489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50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13741145596" table:style-name="ce2">
            <text:p>-315.613.741.145.596</text:p>
          </table:table-cell>
          <table:table-cell office:value-type="float" office:value="-685330327935921" table:style-name="ce2">
            <text:p>-685.330.327.935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800" table:style-name="ce1">
            <text:p>700024800</text:p>
          </table:table-cell>
          <table:table-cell office:value-type="string" table:style-name="ce1">
            <text:p>MONSEÑOR JUAN MARCOS ZAPA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D SARMIENTO 489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50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12661145596" table:style-name="ce2">
            <text:p>-315.612.661.145.596</text:p>
          </table:table-cell>
          <table:table-cell office:value-type="float" office:value="-685330227935928" table:style-name="ce2">
            <text:p>-685.330.227.935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4900" table:style-name="ce1">
            <text:p>700024900</text:p>
          </table:table-cell>
          <table:table-cell office:value-type="string" table:style-name="ce1">
            <text:p>CARLOS MARIA DE ALVEAR T.M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ARIA PAZ S/N VILLA SAN DAMIA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38071146077" table:style-name="ce2">
            <text:p>-315.738.071.146.077</text:p>
          </table:table-cell>
          <table:table-cell office:value-type="float" office:value="-685559897928405" table:style-name="ce2">
            <text:p>-685.559.897.928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100" table:style-name="ce1">
            <text:p>700025100</text:p>
          </table:table-cell>
          <table:table-cell office:value-type="string" table:style-name="ce1">
            <text:p>INSTITUTO SUPERIOR CERVA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537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558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FO@ISCERVANTES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5338521145209" table:style-name="ce2">
            <text:p>-315.338.521.145.209</text:p>
          </table:table-cell>
          <table:table-cell office:value-type="float" office:value="-685174747941622" table:style-name="ce2">
            <text:p>-685.174.747.941.6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400" table:style-name="ce1">
            <text:p>700025400</text:p>
          </table:table-cell>
          <table:table-cell office:value-type="string" table:style-name="ce1">
            <text:p>ESCUELA NORMAL SUPERIOR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31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758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28251145447" table:style-name="ce2">
            <text:p>-315.328.251.145.447</text:p>
          </table:table-cell>
          <table:table-cell office:value-type="float" office:value="-685306297937738" table:style-name="ce2">
            <text:p>-685.306.297.937.7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500" table:style-name="ce1">
            <text:p>700025500</text:p>
          </table:table-cell>
          <table:table-cell office:value-type="string" table:style-name="ce1">
            <text:p>ANTONIA VILLASCUSA T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1786 E BERMEJITO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154-691299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97351144855" table:style-name="ce2">
            <text:p>-315.097.351.144.855</text:p>
          </table:table-cell>
          <table:table-cell office:value-type="float" office:value="-685026857946862" table:style-name="ce2">
            <text:p>-685.026.857.946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600" table:style-name="ce1">
            <text:p>700025600</text:p>
          </table:table-cell>
          <table:table-cell office:value-type="string" table:style-name="ce1">
            <text:p>DR. AMABLE J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MAMERTO ESQUIU S/N KENNEDY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253401131116" table:style-name="ce2">
            <text:p>-315.253.401.131.116</text:p>
          </table:table-cell>
          <table:table-cell office:value-type="float" office:value="-685050068174864" table:style-name="ce2">
            <text:p>-685.050.0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700" table:style-name="ce1">
            <text:p>700025700</text:p>
          </table:table-cell>
          <table:table-cell office:value-type="string" table:style-name="ce1">
            <text:p>SANTIAGO PARE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ER BALLET 2663 2663 E SAN LORENZO B°SAN LORENZO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LAS PIEDRITAS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195101131116" table:style-name="ce2">
            <text:p>-315.195.101.131.116</text:p>
          </table:table-cell>
          <table:table-cell office:value-type="float" office:value="-684944068174862" table:style-name="ce2">
            <text:p>-684.944.068.174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800" table:style-name="ce1">
            <text:p>700025800</text:p>
          </table:table-cell>
          <table:table-cell office:value-type="string" table:style-name="ce1">
            <text:p>COLEGIO PROVINCIAL DE SANTA LU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4 DE DICIEMBRE ROQUE SAENZ PEÑA B°ROQUE SAENZ PEÑA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1791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07531144759" table:style-name="ce2">
            <text:p>-315.207.531.144.759</text:p>
          </table:table-cell>
          <table:table-cell office:value-type="float" office:value="-684950197948675" table:style-name="ce2">
            <text:p>-684.950.197.948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5900" table:style-name="ce1">
            <text:p>700025900</text:p>
          </table:table-cell>
          <table:table-cell office:value-type="string" table:style-name="ce1">
            <text:p>C.E.N.S. N° 1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MAMERTO ESQUIU S/N KENNEDY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72267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1" table:style-name="ce1">
            <text:p>41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000" table:style-name="ce1">
            <text:p>700026000</text:p>
          </table:table-cell>
          <table:table-cell office:value-type="string" table:style-name="ce1">
            <text:p>EDUCACION POPU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2262 N COLONIA GUTIERREZ</text:p>
          </table:table-cell>
          <table:table-cell office:value-type="string" table:style-name="ce1">
            <text:p>J5436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1022698" table:style-name="ce2">
            <text:p>-3.151.022.698</text:p>
          </table:table-cell>
          <table:table-cell office:value-type="float" office:value="-684652039" table:style-name="ce2">
            <text:p>-684.652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100" table:style-name="ce1">
            <text:p>700026100</text:p>
          </table:table-cell>
          <table:table-cell office:value-type="string" table:style-name="ce1">
            <text:p>MIGUEL DE CERVANTES SAAV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7051 E ALTO DE SIERR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268883269799" table:style-name="ce2">
            <text:p>-315.268.883.269.799</text:p>
          </table:table-cell>
          <table:table-cell office:value-type="float" office:value="-684465211263537" table:style-name="ce2">
            <text:p>-684.465.211.263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200" table:style-name="ce1">
            <text:p>700026200</text:p>
          </table:table-cell>
          <table:table-cell office:value-type="string" table:style-name="ce1">
            <text:p>INST. SUPERIOR DE EDUCACION FISICA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2952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1509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ISEFSJ@CIUDAD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300" table:style-name="ce1">
            <text:p>700026300</text:p>
          </table:table-cell>
          <table:table-cell office:value-type="string" table:style-name="ce1">
            <text:p>COLEGIO SECUNDARIO JUAN PABLO ECHAG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3520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154698050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68151144522" table:style-name="ce2">
            <text:p>-315.468.151.144.522</text:p>
          </table:table-cell>
          <table:table-cell office:value-type="float" office:value="-684763437953069" table:style-name="ce2">
            <text:p>-684.763.437.953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400" table:style-name="ce1">
            <text:p>700026400</text:p>
          </table:table-cell>
          <table:table-cell office:value-type="string" table:style-name="ce1">
            <text:p>E.P.E.T. N°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OSE IGNACIO DE LA ROZA 325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964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PET4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348491145255" table:style-name="ce2">
            <text:p>-315.348.491.145.255</text:p>
          </table:table-cell>
          <table:table-cell office:value-type="float" office:value="-685198017940895" table:style-name="ce2">
            <text:p>-685.198.017.940.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500" table:style-name="ce1">
            <text:p>700026500</text:p>
          </table:table-cell>
          <table:table-cell office:value-type="string" table:style-name="ce1">
            <text:p>E.E.E. MERCEDITA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158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23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322161145377" table:style-name="ce2">
            <text:p>-315.322.161.145.377</text:p>
          </table:table-cell>
          <table:table-cell office:value-type="float" office:value="-685269837938855" table:style-name="ce2">
            <text:p>-685.269.837.938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600" table:style-name="ce1">
            <text:p>700026600</text:p>
          </table:table-cell>
          <table:table-cell office:value-type="string" table:style-name="ce1">
            <text:p>COLEGIO SANTO DOMING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 LIBERTADOR GRAL SAN MARTIN 9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02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NTODOMING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21341145356" table:style-name="ce2">
            <text:p>-315.321.341.145.356</text:p>
          </table:table-cell>
          <table:table-cell office:value-type="float" office:value="-685259147939177" table:style-name="ce2">
            <text:p>-685.259.147.939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700" table:style-name="ce1">
            <text:p>700026700</text:p>
          </table:table-cell>
          <table:table-cell office:value-type="string" table:style-name="ce1">
            <text:p>E.P.E.T.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330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625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347461145431" table:style-name="ce2">
            <text:p>-315.347.461.145.431</text:p>
          </table:table-cell>
          <table:table-cell office:value-type="float" office:value="-685293957938034" table:style-name="ce2">
            <text:p>-685.293.957.938.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800" table:style-name="ce1">
            <text:p>700026800</text:p>
          </table:table-cell>
          <table:table-cell office:value-type="string" table:style-name="ce1">
            <text:p>COLEGIO SECUNDARIO SANTA ROSA DE L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139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809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06861145297" table:style-name="ce2">
            <text:p>-315.306.861.145.297</text:p>
          </table:table-cell>
          <table:table-cell office:value-type="float" office:value="-685228757940138" table:style-name="ce2">
            <text:p>-685.228.757.940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6900" table:style-name="ce1">
            <text:p>700026900</text:p>
          </table:table-cell>
          <table:table-cell office:value-type="string" table:style-name="ce1">
            <text:p>SANTO DOMING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 LIBERTADOR GRAL SAN MARTIN 9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02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NTODOMINGOSJ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21341145356" table:style-name="ce2">
            <text:p>-315.321.341.145.356</text:p>
          </table:table-cell>
          <table:table-cell office:value-type="float" office:value="-685259147939177" table:style-name="ce2">
            <text:p>-685.259.147.939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000" table:style-name="ce1">
            <text:p>700027000</text:p>
          </table:table-cell>
          <table:table-cell office:value-type="string" table:style-name="ce1">
            <text:p>I.S.P.E. DOMINGO F. SARMIEN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47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262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FO@IFDSARMIENTO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23231145363" table:style-name="ce2">
            <text:p>-315.323.231.145.363</text:p>
          </table:table-cell>
          <table:table-cell office:value-type="float" office:value="-685262317939075" table:style-name="ce2">
            <text:p>-685.262.317.939.0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100" table:style-name="ce1">
            <text:p>700027100</text:p>
          </table:table-cell>
          <table:table-cell office:value-type="string" table:style-name="ce1">
            <text:p>MARIA LUISA VILLARINO DEL CARR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GENTO CABRAL 1737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228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77311145836" table:style-name="ce2">
            <text:p>-315.177.311.145.836</text:p>
          </table:table-cell>
          <table:table-cell office:value-type="float" office:value="-685544547931076" table:style-name="ce2">
            <text:p>-685.544.547.931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200" table:style-name="ce1">
            <text:p>700027200</text:p>
          </table:table-cell>
          <table:table-cell office:value-type="string" table:style-name="ce1">
            <text:p>MATIAS ZAVA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AUGUSTO ECHEGARAY 2364 O PATRICIAS SANJUANINAS DESAMPARADOS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237261146052" table:style-name="ce2">
            <text:p>-315.237.261.146.052</text:p>
          </table:table-cell>
          <table:table-cell office:value-type="float" office:value="-685646217927694" table:style-name="ce2">
            <text:p>-685.646.217.927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201" table:style-name="ce1">
            <text:p>700027201</text:p>
          </table:table-cell>
          <table:table-cell office:value-type="string" table:style-name="ce1">
            <text:p>ESCUELA NOCTURNA M. ZAVALLA ANEXO LOT.HOG N°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S/N LOTE HOGAR N 53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300" table:style-name="ce1">
            <text:p>700027300</text:p>
          </table:table-cell>
          <table:table-cell office:value-type="string" table:style-name="ce1">
            <text:p>E.E.E. C.A.R.E.M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587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451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5256811145525" table:style-name="ce2">
            <text:p>-315.256.811.145.525</text:p>
          </table:table-cell>
          <table:table-cell office:value-type="float" office:value="-685363017936302" table:style-name="ce2">
            <text:p>-685.363.017.936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400" table:style-name="ce1">
            <text:p>700027400</text:p>
          </table:table-cell>
          <table:table-cell office:value-type="string" table:style-name="ce1">
            <text:p>PRESIDENTE HIPO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 AUGUSTO ECHEGARAY 2364 O PATRICIAS SANJUANINAS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009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39071146035" table:style-name="ce2">
            <text:p>-315.239.071.146.035</text:p>
          </table:table-cell>
          <table:table-cell office:value-type="float" office:value="-685636847927979" table:style-name="ce2">
            <text:p>-685.636.847.927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500" table:style-name="ce1">
            <text:p>700027500</text:p>
          </table:table-cell>
          <table:table-cell office:value-type="string" table:style-name="ce1">
            <text:p>FAUSTINA SARMIENTO DE BEL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 AUGUSTTO ECHEGARAY 2364 O PATRICIAS SANJUANINAS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559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39071146035" table:style-name="ce2">
            <text:p>-315.239.071.146.035</text:p>
          </table:table-cell>
          <table:table-cell office:value-type="float" office:value="-685636847927979" table:style-name="ce2">
            <text:p>-685.636.847.927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600" table:style-name="ce1">
            <text:p>700027600</text:p>
          </table:table-cell>
          <table:table-cell office:value-type="string" table:style-name="ce1">
            <text:p>E.P.E.T. N° 1 SAN JUAN ING. ROGELIO BO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50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625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IRBOERO@UOL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425181145292" table:style-name="ce2">
            <text:p>-315.425.181.145.292</text:p>
          </table:table-cell>
          <table:table-cell office:value-type="float" office:value="-685203387940446" table:style-name="ce2">
            <text:p>-685.203.387.940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700" table:style-name="ce1">
            <text:p>700027700</text:p>
          </table:table-cell>
          <table:table-cell office:value-type="string" table:style-name="ce1">
            <text:p>ESC. DE FRUTICULTURA Y ENOLOG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ULA A. DE SARMIENTO 196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121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261391145844" table:style-name="ce2">
            <text:p>-315.261.391.145.844</text:p>
          </table:table-cell>
          <table:table-cell office:value-type="float" office:value="-685531917931136" table:style-name="ce2">
            <text:p>-685.531.917.931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800" table:style-name="ce1">
            <text:p>700027800</text:p>
          </table:table-cell>
          <table:table-cell office:value-type="string" table:style-name="ce1">
            <text:p>CAMPAÑA DEL DESIER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RGEN DE LOURDES S/N SMAT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968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22391145801" table:style-name="ce2">
            <text:p>-315.122.391.145.801</text:p>
          </table:table-cell>
          <table:table-cell office:value-type="float" office:value="-685537447931509" table:style-name="ce2">
            <text:p>-685.537.447.931.5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7900" table:style-name="ce1">
            <text:p>700027900</text:p>
          </table:table-cell>
          <table:table-cell office:value-type="string" table:style-name="ce1">
            <text:p>COLEGIO ING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1943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144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INGLES@SPEEDY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86031145831" table:style-name="ce2">
            <text:p>-315.286.031.145.831</text:p>
          </table:table-cell>
          <table:table-cell office:value-type="float" office:value="-685520197931401" table:style-name="ce2">
            <text:p>-685.520.197.931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000" table:style-name="ce1">
            <text:p>700028000</text:p>
          </table:table-cell>
          <table:table-cell office:value-type="string" table:style-name="ce1">
            <text:p>TIMOTEO MARADO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L 2594 O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260125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100" table:style-name="ce1">
            <text:p>700028100</text:p>
          </table:table-cell>
          <table:table-cell office:value-type="string" table:style-name="ce1">
            <text:p>BACHILLERATO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L 2594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0133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200" table:style-name="ce1">
            <text:p>700028200</text:p>
          </table:table-cell>
          <table:table-cell office:value-type="string" table:style-name="ce1">
            <text:p>COLEGIO INTEGRAL INDEPENDENC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5059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32533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EGIOINTEGRAL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72641146554" table:style-name="ce2">
            <text:p>-315.272.641.146.554</text:p>
          </table:table-cell>
          <table:table-cell office:value-type="float" office:value="-685897207919631" table:style-name="ce2">
            <text:p>-685.897.207.919.6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300" table:style-name="ce1">
            <text:p>700028300</text:p>
          </table:table-cell>
          <table:table-cell office:value-type="string" table:style-name="ce1">
            <text:p>INDEPENDENC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S/N ALFREDO FORTABAT B°FORTABA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361502048277" table:style-name="ce2">
            <text:p>-315.361.502.048.277</text:p>
          </table:table-cell>
          <table:table-cell office:value-type="float" office:value="-685903468152611" table:style-name="ce2">
            <text:p>-685.903.468.152.6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500" table:style-name="ce1">
            <text:p>700028500</text:p>
          </table:table-cell>
          <table:table-cell office:value-type="string" table:style-name="ce1">
            <text:p>MONSEÑOR RODRIGUEZ Y OL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4310 O LA BEBIDA LA BEBID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8009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528040015981" table:style-name="ce2">
            <text:p>-315.528.040.015.981</text:p>
          </table:table-cell>
          <table:table-cell office:value-type="float" office:value="-686119419736837" table:style-name="ce2">
            <text:p>-686.119.419.736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600" table:style-name="ce1">
            <text:p>700028600</text:p>
          </table:table-cell>
          <table:table-cell office:value-type="string" table:style-name="ce1">
            <text:p>JUAN JOSE CAST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4310 O LA BEBIDA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4022313" table:style-name="ce2">
            <text:p>-3.154.022.313</text:p>
          </table:table-cell>
          <table:table-cell office:value-type="float" office:value="-6861724961" table:style-name="ce2">
            <text:p>-6.861.724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800" table:style-name="ce1">
            <text:p>700028800</text:p>
          </table:table-cell>
          <table:table-cell office:value-type="string" table:style-name="ce1">
            <text:p>C.E.N.S. ULL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RUIZ S/N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236</text:p>
          </table:table-cell>
          <table:table-cell office:value-type="string" table:style-name="ce1">
            <text:p>VILLA IBAÑEZ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14620880418993" table:style-name="ce2">
            <text:p>-314.620.880.418.993</text:p>
          </table:table-cell>
          <table:table-cell office:value-type="float" office:value="-68736394865649" table:style-name="ce2">
            <text:p>-68.736.394.865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8900" table:style-name="ce1">
            <text:p>700028900</text:p>
          </table:table-cell>
          <table:table-cell office:value-type="string" table:style-name="ce1">
            <text:p>BACHILLETARO TECNICO ULL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S/N DIQUE I B° DIQUE 1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128</text:p>
          </table:table-cell>
          <table:table-cell office:value-type="string" table:style-name="ce1">
            <text:p>VILLA IBAÑEZ</text:p>
          </table:table-cell>
          <table:table-cell office:value-type="string" table:style-name="ce1">
            <text:p>ULLU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627522001519" table:style-name="ce2">
            <text:p>-314.627.522.001.519</text:p>
          </table:table-cell>
          <table:table-cell office:value-type="float" office:value="-687360542799742" table:style-name="ce2">
            <text:p>-687.360.542.799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000" table:style-name="ce1">
            <text:p>700029000</text:p>
          </table:table-cell>
          <table:table-cell office:value-type="string" table:style-name="ce1">
            <text:p>U.E.P.A. N°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RUIZ S/N VILLA IBAÑEZ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236</text:p>
          </table:table-cell>
          <table:table-cell office:value-type="string" table:style-name="ce1">
            <text:p>VILLA IBAÑEZ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4666670017491" table:style-name="ce2">
            <text:p>-314.666.670.017.491</text:p>
          </table:table-cell>
          <table:table-cell office:value-type="float" office:value="-686999999710395" table:style-name="ce2">
            <text:p>-686.999.999.710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100" table:style-name="ce1">
            <text:p>700029100</text:p>
          </table:table-cell>
          <table:table-cell office:value-type="string" table:style-name="ce1">
            <text:p>BENJAMIN LENOI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14 S/N EL CHILOTE EL CHILOTE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ULLU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7333747" table:style-name="ce2">
            <text:p>-3.147.333.747</text:p>
          </table:table-cell>
          <table:table-cell office:value-type="float" office:value="-6874581736" table:style-name="ce2">
            <text:p>-6.874.581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200" table:style-name="ce1">
            <text:p>700029200</text:p>
          </table:table-cell>
          <table:table-cell office:value-type="string" table:style-name="ce1">
            <text:p>ELVIRA DE LA RIESTRA DE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RUIZ S/N AGUA Y ENERGIA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236</text:p>
          </table:table-cell>
          <table:table-cell office:value-type="string" table:style-name="ce1">
            <text:p>VILLA IBAÑEZ</text:p>
          </table:table-cell>
          <table:table-cell office:value-type="string" table:style-name="ce1">
            <text:p>ULLUM</text:p>
          </table:table-cell>
          <table:table-cell office:value-type="string" table:style-name="ce1">
            <text:p>MONICAMANUBEN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620880418993" table:style-name="ce2">
            <text:p>-314.620.880.418.993</text:p>
          </table:table-cell>
          <table:table-cell office:value-type="float" office:value="-68736394865649" table:style-name="ce2">
            <text:p>-68.736.394.865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400" table:style-name="ce1">
            <text:p>700029400</text:p>
          </table:table-cell>
          <table:table-cell office:value-type="string" table:style-name="ce1">
            <text:p>MERCEDES NIEVAS DE CAST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IAS SANCHEZ S/N ZONDA ARRIBA</text:p>
          </table:table-cell>
          <table:table-cell office:value-type="string" table:style-name="ce1">
            <text:p>J5401</text:p>
          </table:table-cell>
          <table:table-cell office:value-type="string" table:style-name="ce1">
            <text:p>0264-494511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447317013314" table:style-name="ce2">
            <text:p>-315.447.317.013.314</text:p>
          </table:table-cell>
          <table:table-cell office:value-type="float" office:value="-687521720115712" table:style-name="ce2">
            <text:p>-687.521.720.115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500" table:style-name="ce1">
            <text:p>700029500</text:p>
          </table:table-cell>
          <table:table-cell office:value-type="string" table:style-name="ce1">
            <text:p>E.E.E. ZO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S/N VILLA BASILIO NIEVAS VILLA BASILIO NIEVAS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2" table:style-name="ce1">
            <text:p>42</text:p>
          </table:table-cell>
          <table:table-cell office:value-type="float" office:value="-31552179581769" table:style-name="ce2">
            <text:p>-31.552.179.581.769</text:p>
          </table:table-cell>
          <table:table-cell office:value-type="float" office:value="-687298173566613" table:style-name="ce2">
            <text:p>-687.298.173.566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29600" table:style-name="ce1">
            <text:p>700029600</text:p>
          </table:table-cell>
          <table:table-cell office:value-type="string" table:style-name="ce1">
            <text:p>RAFAEL OBLIG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2 KM 25 V° BASILIO NIEVAS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VILLA BASILIO NIEVAS</text:p>
          </table:table-cell>
          <table:table-cell office:value-type="string" table:style-name="ce1">
            <text:p>ZOND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52179581769" table:style-name="ce2">
            <text:p>-31.552.179.581.769</text:p>
          </table:table-cell>
          <table:table-cell office:value-type="float" office:value="-687298173566613" table:style-name="ce2">
            <text:p>-687.298.173.566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000" table:style-name="ce1">
            <text:p>700030000</text:p>
          </table:table-cell>
          <table:table-cell office:value-type="string" table:style-name="ce1">
            <text:p>FRAY LUIS BELT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S/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76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98401145347" table:style-name="ce2">
            <text:p>-315.698.401.145.347</text:p>
          </table:table-cell>
          <table:table-cell office:value-type="float" office:value="-685178707940147" table:style-name="ce2">
            <text:p>-685.178.707.940.1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100" table:style-name="ce1">
            <text:p>700030100</text:p>
          </table:table-cell>
          <table:table-cell office:value-type="string" table:style-name="ce1">
            <text:p>MARY O'GRAH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NIENTE IBAÑEZ 270 E EDILCO</text:p>
          </table:table-cell>
          <table:table-cell office:value-type="string" table:style-name="ce1">
            <text:p>J5423</text:p>
          </table:table-cell>
          <table:table-cell office:value-type="string" table:style-name="ce1">
            <text:p>0264-4281141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15481145341" table:style-name="ce2">
            <text:p>-315.615.481.145.341</text:p>
          </table:table-cell>
          <table:table-cell office:value-type="float" office:value="-685191987940065" table:style-name="ce2">
            <text:p>-685.191.987.940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200" table:style-name="ce1">
            <text:p>700030200</text:p>
          </table:table-cell>
          <table:table-cell office:value-type="string" table:style-name="ce1">
            <text:p>11 DE SET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S/N SALVADOR MARIA DEL CARRIL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300" table:style-name="ce1">
            <text:p>700030300</text:p>
          </table:table-cell>
          <table:table-cell office:value-type="string" table:style-name="ce1">
            <text:p>14 DE FE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Y VALLE FERTIL S/N SAN RICARD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33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400" table:style-name="ce1">
            <text:p>700030400</text:p>
          </table:table-cell>
          <table:table-cell office:value-type="string" table:style-name="ce1">
            <text:p>COLEGIO SUPERIOR N° 1 DE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3712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6972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500" table:style-name="ce1">
            <text:p>700030500</text:p>
          </table:table-cell>
          <table:table-cell office:value-type="string" table:style-name="ce1">
            <text:p>CENTRO EDUCATIVO DE NIVEL TERCIARIO N° 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057 O ESCUELA FONTAN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15672418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5279111145621" table:style-name="ce2">
            <text:p>-315.279.111.145.621</text:p>
          </table:table-cell>
          <table:table-cell office:value-type="float" office:value="-68541012793479" table:style-name="ce2">
            <text:p>-68.541.012.793.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600" table:style-name="ce1">
            <text:p>700030600</text:p>
          </table:table-cell>
          <table:table-cell office:value-type="string" table:style-name="ce1">
            <text:p>SAN FRANCISCO DE AS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78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225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SFSJ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74321145386" table:style-name="ce2">
            <text:p>-315.274.321.145.386</text:p>
          </table:table-cell>
          <table:table-cell office:value-type="float" office:value="-6852843679386" table:style-name="ce2">
            <text:p>-6.852.843.679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700" table:style-name="ce1">
            <text:p>700030700</text:p>
          </table:table-cell>
          <table:table-cell office:value-type="string" table:style-name="ce1">
            <text:p>COLEGIO SECUNDARIO SAN FRANCISCO DE AS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78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225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FSJ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74321145386" table:style-name="ce2">
            <text:p>-315.274.321.145.386</text:p>
          </table:table-cell>
          <table:table-cell office:value-type="float" office:value="-6852843679386" table:style-name="ce2">
            <text:p>-6.852.843.679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800" table:style-name="ce1">
            <text:p>700030800</text:p>
          </table:table-cell>
          <table:table-cell office:value-type="string" table:style-name="ce1">
            <text:p>GRAL.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N 650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675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IRCUITO7SJ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53511145454" table:style-name="ce2">
            <text:p>-315.253.511.145.454</text:p>
          </table:table-cell>
          <table:table-cell office:value-type="float" office:value="-685325457937447" table:style-name="ce2">
            <text:p>-685.325.457.937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0900" table:style-name="ce1">
            <text:p>700030900</text:p>
          </table:table-cell>
          <table:table-cell office:value-type="string" table:style-name="ce1">
            <text:p>PROVINCIA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650 N CONCEPCIO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682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SGODELESTER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53511145454" table:style-name="ce2">
            <text:p>-315.253.511.145.454</text:p>
          </table:table-cell>
          <table:table-cell office:value-type="float" office:value="-685325457937447" table:style-name="ce2">
            <text:p>-685.325.457.937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000" table:style-name="ce1">
            <text:p>700031000</text:p>
          </table:table-cell>
          <table:table-cell office:value-type="string" table:style-name="ce1">
            <text:p>BACHILLERATO GRAL.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ADONA 2321 N MARTIN GUEMES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4626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7370114543" table:style-name="ce2">
            <text:p>-31.517.370.114.543</text:p>
          </table:table-cell>
          <table:table-cell office:value-type="float" office:value="-68532848793766" table:style-name="ce2">
            <text:p>-68.532.848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100" table:style-name="ce1">
            <text:p>700031100</text:p>
          </table:table-cell>
          <table:table-cell office:value-type="string" table:style-name="ce1">
            <text:p>COMANDANTE CABO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Y O GRAHAN 71 E COMANDANTE CABO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CABOT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200" table:style-name="ce1">
            <text:p>700031200</text:p>
          </table:table-cell>
          <table:table-cell office:value-type="string" table:style-name="ce1">
            <text:p>C.E.N.S. N° 1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279 N CASI CIRCUNVALACION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238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187761145487" table:style-name="ce2">
            <text:p>-315.187.761.145.487</text:p>
          </table:table-cell>
          <table:table-cell office:value-type="float" office:value="-685356497936763" table:style-name="ce2">
            <text:p>-685.356.497.936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203" table:style-name="ce1">
            <text:p>700031203</text:p>
          </table:table-cell>
          <table:table-cell office:value-type="string" table:style-name="ce1">
            <text:p>ANEXO C.E.N.S. N° 188 LOS TAMARIN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LOS TAMARIND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300" table:style-name="ce1">
            <text:p>700031300</text:p>
          </table:table-cell>
          <table:table-cell office:value-type="string" table:style-name="ce1">
            <text:p>ESTEBAN ECHEVER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279 NORTE 1279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238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87761145487" table:style-name="ce2">
            <text:p>-315.187.761.145.487</text:p>
          </table:table-cell>
          <table:table-cell office:value-type="float" office:value="-685356497936763" table:style-name="ce2">
            <text:p>-685.356.497.936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400" table:style-name="ce1">
            <text:p>700031400</text:p>
          </table:table-cell>
          <table:table-cell office:value-type="string" table:style-name="ce1">
            <text:p>JOHN KENNED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Y O GRAHAN 71 E COMANDANTE CABOT BARRIO CABO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091651145325" table:style-name="ce2">
            <text:p>-315.091.651.145.325</text:p>
          </table:table-cell>
          <table:table-cell office:value-type="float" office:value="-685287977939187" table:style-name="ce2">
            <text:p>-685.287.977.939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401" table:style-name="ce1">
            <text:p>700031401</text:p>
          </table:table-cell>
          <table:table-cell office:value-type="string" table:style-name="ce1">
            <text:p>JOHN KENNEDY ANEXO CHIM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1343 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500" table:style-name="ce1">
            <text:p>700031500</text:p>
          </table:table-cell>
          <table:table-cell office:value-type="string" table:style-name="ce1">
            <text:p>COLEGIO SANTA MAR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DE CIRCUNVAL NORTE Y S.M.DEL CARRIL S/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7370114543" table:style-name="ce2">
            <text:p>-31.517.370.114.543</text:p>
          </table:table-cell>
          <table:table-cell office:value-type="float" office:value="-68532848793766" table:style-name="ce2">
            <text:p>-68.532.848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600" table:style-name="ce1">
            <text:p>700031600</text:p>
          </table:table-cell>
          <table:table-cell office:value-type="string" table:style-name="ce1">
            <text:p>C.E.N.S. CALIN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1 KM 315 VILLA NUEVA</text:p>
          </table:table-cell>
          <table:table-cell office:value-type="string" table:style-name="ce1">
            <text:p>J5403</text:p>
          </table:table-cell>
          <table:table-cell office:value-type="string" table:style-name="ce1">
            <text:p>02648-421227</text:p>
          </table:table-cell>
          <table:table-cell office:value-type="string" table:style-name="ce1">
            <text:p>VILLA NUEVA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3166670040964" table:style-name="ce2">
            <text:p>-313.166.670.040.964</text:p>
          </table:table-cell>
          <table:table-cell office:value-type="float" office:value="-69433332933495" table:style-name="ce2">
            <text:p>-69.433.332.933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700" table:style-name="ce1">
            <text:p>700031700</text:p>
          </table:table-cell>
          <table:table-cell office:value-type="string" table:style-name="ce1">
            <text:p>LUIS PASTE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 12 KM 130 ALCAPARROSA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ALCAPARROSA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0289373" table:style-name="ce2">
            <text:p>-3.130.289.373</text:p>
          </table:table-cell>
          <table:table-cell office:value-type="float" office:value="-6941260371" table:style-name="ce2">
            <text:p>-6.941.260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800" table:style-name="ce1">
            <text:p>700031800</text:p>
          </table:table-cell>
          <table:table-cell office:value-type="string" table:style-name="ce1">
            <text:p>CLOTILDE GUILLEN DE REZZ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1 S/N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LA ISLA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80557" table:style-name="ce2">
            <text:p>-31.380.557</text:p>
          </table:table-cell>
          <table:table-cell office:value-type="float" office:value="-69415964" table:style-name="ce2">
            <text:p>-69.415.9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1900" table:style-name="ce1">
            <text:p>700031900</text:p>
          </table:table-cell>
          <table:table-cell office:value-type="string" table:style-name="ce1">
            <text:p>JORGE NEWBER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06 S/N VILLA NUEVA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VILLA NUEVA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3573888324473" table:style-name="ce2">
            <text:p>-313.573.888.324.473</text:p>
          </table:table-cell>
          <table:table-cell office:value-type="float" office:value="-694462115404821" table:style-name="ce2">
            <text:p>-694.462.115.404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000" table:style-name="ce1">
            <text:p>700032000</text:p>
          </table:table-cell>
          <table:table-cell office:value-type="string" table:style-name="ce1">
            <text:p>LA CAP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41 KM 135</text:p>
          </table:table-cell>
          <table:table-cell office:value-type="string" table:style-name="ce1">
            <text:p>J5403</text:p>
          </table:table-cell>
          <table:table-cell office:value-type="string" table:style-name="ce1">
            <text:p>02648-421227</text:p>
          </table:table-cell>
          <table:table-cell office:value-type="string" table:style-name="ce1">
            <text:p>VILLA NUEVA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3344691368092" table:style-name="ce2">
            <text:p>-313.344.691.368.092</text:p>
          </table:table-cell>
          <table:table-cell office:value-type="float" office:value="-694241183817335" table:style-name="ce2">
            <text:p>-694.241.183.817.3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100" table:style-name="ce1">
            <text:p>700032100</text:p>
          </table:table-cell>
          <table:table-cell office:value-type="string" table:style-name="ce1">
            <text:p>GRAL. MANUEL SAV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12 VILLA CALINGASTA</text:p>
          </table:table-cell>
          <table:table-cell office:value-type="string" table:style-name="ce1">
            <text:p>J5403</text:p>
          </table:table-cell>
          <table:table-cell office:value-type="string" table:style-name="ce1">
            <text:p>02648-4307734</text:p>
          </table:table-cell>
          <table:table-cell office:value-type="string" table:style-name="ce1">
            <text:p>VILLA NUEVA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313336040756229" table:style-name="ce2">
            <text:p>-313.336.040.756.229</text:p>
          </table:table-cell>
          <table:table-cell office:value-type="float" office:value="-694219410817086" table:style-name="ce2">
            <text:p>-694.219.410.817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200" table:style-name="ce1">
            <text:p>700032200</text:p>
          </table:table-cell>
          <table:table-cell office:value-type="string" table:style-name="ce1">
            <text:p>E.P.E.T. N° 3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ARTI 528 O BELGRANO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3322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PET3@UOL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71597114571" table:style-name="ce2">
            <text:p>-31.571.597.114.571</text:p>
          </table:table-cell>
          <table:table-cell office:value-type="float" office:value="-685371067934292" table:style-name="ce2">
            <text:p>-685.371.067.934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300" table:style-name="ce1">
            <text:p>700032300</text:p>
          </table:table-cell>
          <table:table-cell office:value-type="string" table:style-name="ce1">
            <text:p>MERCEDES SAN MARTIN DE BALC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ELETA 550(O)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0762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826051145842" table:style-name="ce2">
            <text:p>-315.826.051.145.842</text:p>
          </table:table-cell>
          <table:table-cell office:value-type="float" office:value="-685419297932395" table:style-name="ce2">
            <text:p>-685.419.297.932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400" table:style-name="ce1">
            <text:p>700032400</text:p>
          </table:table-cell>
          <table:table-cell office:value-type="string" table:style-name="ce1">
            <text:p>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Y ESPELETA 500 S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3560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826051145842" table:style-name="ce2">
            <text:p>-315.826.051.145.842</text:p>
          </table:table-cell>
          <table:table-cell office:value-type="float" office:value="-685419297932395" table:style-name="ce2">
            <text:p>-685.419.297.932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500" table:style-name="ce1">
            <text:p>700032500</text:p>
          </table:table-cell>
          <table:table-cell office:value-type="string" table:style-name="ce1">
            <text:p>ESCUELA DE NIVEL INICIAL N°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ELETA 570 O VILLA KRAUSE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5843790871407" table:style-name="ce2">
            <text:p>-315.843.790.871.407</text:p>
          </table:table-cell>
          <table:table-cell office:value-type="float" office:value="-685430672042595" table:style-name="ce2">
            <text:p>-685.430.672.042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600" table:style-name="ce1">
            <text:p>700032600</text:p>
          </table:table-cell>
          <table:table-cell office:value-type="string" table:style-name="ce1">
            <text:p>ESC. NOCTURNA ING. DOMINGO KRAU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Y ESPELETA 500 S VILLA KRAWSE VILLA KRAW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3560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826051145842" table:style-name="ce2">
            <text:p>-315.826.051.145.842</text:p>
          </table:table-cell>
          <table:table-cell office:value-type="float" office:value="-685419297932395" table:style-name="ce2">
            <text:p>-685.419.297.932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601" table:style-name="ce1">
            <text:p>700032601</text:p>
          </table:table-cell>
          <table:table-cell office:value-type="string" table:style-name="ce1">
            <text:p>NOCTURNA ING. DOMINGO KRAUSE ANEXO POC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Y LEMOS S/N VILLA AEROPUERT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VILLA AEROPUERTO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float" office:value="-316119500000013" table:style-name="ce2">
            <text:p>-316.119.500.000.013</text:p>
          </table:table-cell>
          <table:table-cell office:value-type="float" office:value="-686149700000078" table:style-name="ce2">
            <text:p>-686.149.700.000.0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800" table:style-name="ce1">
            <text:p>700032800</text:p>
          </table:table-cell>
          <table:table-cell office:value-type="string" table:style-name="ce1">
            <text:p>COLEGIO SAN VICENTE DE PAU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WAST ESQUINA MONSEÑOR ORZALI 3455 BELGRANO B°MONSEÑOR ORZALI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5206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2900" table:style-name="ce1">
            <text:p>700032900</text:p>
          </table:table-cell>
          <table:table-cell office:value-type="string" table:style-name="ce1">
            <text:p>VICENTE LOPEZ Y P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JA 2523 LAS LOMITAS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148346523426" table:style-name="ce2">
            <text:p>-314.148.346.523.426</text:p>
          </table:table-cell>
          <table:table-cell office:value-type="float" office:value="-684925216633247" table:style-name="ce2">
            <text:p>-684.925.216.633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000" table:style-name="ce1">
            <text:p>700033000</text:p>
          </table:table-cell>
          <table:table-cell office:value-type="string" table:style-name="ce1">
            <text:p>CAMILO RO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1221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1897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2864852" table:style-name="ce2">
            <text:p>-3.142.864.852</text:p>
          </table:table-cell>
          <table:table-cell office:value-type="float" office:value="-6851093967" table:style-name="ce2">
            <text:p>-6.851.093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100" table:style-name="ce1">
            <text:p>700033100</text:p>
          </table:table-cell>
          <table:table-cell office:value-type="string" table:style-name="ce1">
            <text:p>E.P.E.T. N° 1 ALBAR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1221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2001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14285916" table:style-name="ce2">
            <text:p>-314.285.916</text:p>
          </table:table-cell>
          <table:table-cell office:value-type="float" office:value="-6851094579" table:style-name="ce2">
            <text:p>-6.851.094.5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200" table:style-name="ce1">
            <text:p>700033200</text:p>
          </table:table-cell>
          <table:table-cell office:value-type="string" table:style-name="ce1">
            <text:p>NOCTURNA PROVINCIA DE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169 E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922202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499731145326" table:style-name="ce2">
            <text:p>-315.499.731.145.326</text:p>
          </table:table-cell>
          <table:table-cell office:value-type="float" office:value="-685207097940054" table:style-name="ce2">
            <text:p>-685.207.097.940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300" table:style-name="ce1">
            <text:p>700033300</text:p>
          </table:table-cell>
          <table:table-cell office:value-type="string" table:style-name="ce1">
            <text:p>E.E.E. DR. RAMON PEÑAFOR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RCUNVALACION SUR E/A.TAPIA Y G. ACHA S/N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274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525231145266" table:style-name="ce2">
            <text:p>-315.525.231.145.266</text:p>
          </table:table-cell>
          <table:table-cell office:value-type="float" office:value="-685169097941087" table:style-name="ce2">
            <text:p>-685.169.097.941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400" table:style-name="ce1">
            <text:p>700033400</text:p>
          </table:table-cell>
          <table:table-cell office:value-type="string" table:style-name="ce1">
            <text:p>E.E.E. LUIS BRAI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RCUNVALACION SUR Y ABRAHAN TAPIA S/N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263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MILCEQUI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525231145266" table:style-name="ce2">
            <text:p>-315.525.231.145.266</text:p>
          </table:table-cell>
          <table:table-cell office:value-type="float" office:value="-685169097941087" table:style-name="ce2">
            <text:p>-685.169.097.941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500" table:style-name="ce1">
            <text:p>700033500</text:p>
          </table:table-cell>
          <table:table-cell office:value-type="string" table:style-name="ce1">
            <text:p>ESCUELA DE NIVEL INICIAL N°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Y AGUSTIN GOMEZ 167 E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805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499731145326" table:style-name="ce2">
            <text:p>-315.499.731.145.326</text:p>
          </table:table-cell>
          <table:table-cell office:value-type="float" office:value="-685207097940054" table:style-name="ce2">
            <text:p>-685.207.097.940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600" table:style-name="ce1">
            <text:p>700033600</text:p>
          </table:table-cell>
          <table:table-cell office:value-type="string" table:style-name="ce1">
            <text:p>NUESTRA SEÑORA DE LA MEDALLA MILAGROS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2531 O BANCARIO BARRIO BANCARIO PASEJE MEDALLA MILAGROS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4369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MEDALLAMILAGROSA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23671146026" table:style-name="ce2">
            <text:p>-315.423.671.146.026</text:p>
          </table:table-cell>
          <table:table-cell office:value-type="float" office:value="-685595247928544" table:style-name="ce2">
            <text:p>-685.595.247.928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700" table:style-name="ce1">
            <text:p>700033700</text:p>
          </table:table-cell>
          <table:table-cell office:value-type="string" table:style-name="ce1">
            <text:p>CIUDAD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NOBIO SANCHEZ 1620 N PARQUE RIVADAVIA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736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PATTOBAL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58161145923" table:style-name="ce2">
            <text:p>-315.358.161.145.923</text:p>
          </table:table-cell>
          <table:table-cell office:value-type="float" office:value="-685554477930064" table:style-name="ce2">
            <text:p>-685.554.477.930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3900" table:style-name="ce1">
            <text:p>700033900</text:p>
          </table:table-cell>
          <table:table-cell office:value-type="string" table:style-name="ce1">
            <text:p>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GRAL. ACHA ENTRE 7 Y 8 S/N COLONIA RODAS COLONIA RODAS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2518554" table:style-name="ce2">
            <text:p>-3.162.518.554</text:p>
          </table:table-cell>
          <table:table-cell office:value-type="float" office:value="-685292403" table:style-name="ce2">
            <text:p>-685.292.4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000" table:style-name="ce1">
            <text:p>700034000</text:p>
          </table:table-cell>
          <table:table-cell office:value-type="string" table:style-name="ce1">
            <text:p>SAN JOSE DE CALASAN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LAS PIEDRITAS S/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QUINTO CUARTEL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2641374" table:style-name="ce2">
            <text:p>-3.162.641.374</text:p>
          </table:table-cell>
          <table:table-cell office:value-type="float" office:value="-6860944212" table:style-name="ce2">
            <text:p>-6.860.944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100" table:style-name="ce1">
            <text:p>700034100</text:p>
          </table:table-cell>
          <table:table-cell office:value-type="string" table:style-name="ce1">
            <text:p>JORGE WASHINGT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Y LEMOS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VILLA AEROPUERTO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948931146129" table:style-name="ce2">
            <text:p>-315.948.931.146.129</text:p>
          </table:table-cell>
          <table:table-cell office:value-type="float" office:value="-685546337927996" table:style-name="ce2">
            <text:p>-685.546.337.927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200" table:style-name="ce1">
            <text:p>700034200</text:p>
          </table:table-cell>
          <table:table-cell office:value-type="string" table:style-name="ce1">
            <text:p>RABINDRANATH TAGO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S Y ALVEAR S/N VILLA PAOLINI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624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6301000000013" table:style-name="ce2">
            <text:p>-316.301.000.000.013</text:p>
          </table:table-cell>
          <table:table-cell office:value-type="float" office:value="-685518000000067" table:style-name="ce2">
            <text:p>-685.518.000.000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300" table:style-name="ce1">
            <text:p>700034300</text:p>
          </table:table-cell>
          <table:table-cell office:value-type="string" table:style-name="ce1">
            <text:p>DR. CARLOS SAAVEDRA LAM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S/N LA CALLECITA ENTRE 7 Y 8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230447653864" table:style-name="ce2">
            <text:p>-316.230.447.653.864</text:p>
          </table:table-cell>
          <table:table-cell office:value-type="float" office:value="-685512456372465" table:style-name="ce2">
            <text:p>-685.512.456.372.4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400" table:style-name="ce1">
            <text:p>700034400</text:p>
          </table:table-cell>
          <table:table-cell office:value-type="string" table:style-name="ce1">
            <text:p>12 DE AGO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G. MARCOS SALAZAR S/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QUINTO CUARTEL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4913817" table:style-name="ce2">
            <text:p>-3.164.913.817</text:p>
          </table:table-cell>
          <table:table-cell office:value-type="float" office:value="-6860293148" table:style-name="ce2">
            <text:p>-6.860.293.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500" table:style-name="ce1">
            <text:p>700034500</text:p>
          </table:table-cell>
          <table:table-cell office:value-type="string" table:style-name="ce1">
            <text:p>GRAL. MARTIN MIGUEL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COSTA CANAL Y 11 S/N SAN MIGUEL ENTRE 5 Y 6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QUINTO CUARTEL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0882918" table:style-name="ce2">
            <text:p>-3.160.882.918</text:p>
          </table:table-cell>
          <table:table-cell office:value-type="float" office:value="-6860184183" table:style-name="ce2">
            <text:p>-6.860.184.1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600" table:style-name="ce1">
            <text:p>700034600</text:p>
          </table:table-cell>
          <table:table-cell office:value-type="string" table:style-name="ce1">
            <text:p>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S Y ALVEAR S/N VILLA PAOLINI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895141145867" table:style-name="ce2">
            <text:p>-315.895.141.145.867</text:p>
          </table:table-cell>
          <table:table-cell office:value-type="float" office:value="-685419267932127" table:style-name="ce2">
            <text:p>-685.419.267.932.1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800" table:style-name="ce1">
            <text:p>700034800</text:p>
          </table:table-cell>
          <table:table-cell office:value-type="string" table:style-name="ce1">
            <text:p>JOSE ARISTOBULO GAR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2255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1098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90711144816" table:style-name="ce2">
            <text:p>-315.390.711.144.816</text:p>
          </table:table-cell>
          <table:table-cell office:value-type="float" office:value="-68494575794813" table:style-name="ce2">
            <text:p>-68.494.575.794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4900" table:style-name="ce1">
            <text:p>700034900</text:p>
          </table:table-cell>
          <table:table-cell office:value-type="string" table:style-name="ce1">
            <text:p>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OR GRAL SAN MARTIN 3411 E PAJAS BRABAS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289501131116" table:style-name="ce2">
            <text:p>-315.289.501.131.116</text:p>
          </table:table-cell>
          <table:table-cell office:value-type="float" office:value="-68481766817486" table:style-name="ce2">
            <text:p>-68.481.76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000" table:style-name="ce1">
            <text:p>700035000</text:p>
          </table:table-cell>
          <table:table-cell office:value-type="string" table:style-name="ce1">
            <text:p>COLEGIO PARROQUIAL SANTA LUC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DOBA ESQUINA RAMON FRANCO 2199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3757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70531144838" table:style-name="ce2">
            <text:p>-315.370.531.144.838</text:p>
          </table:table-cell>
          <table:table-cell office:value-type="float" office:value="-684962227947727" table:style-name="ce2">
            <text:p>-684.962.227.947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200" table:style-name="ce1">
            <text:p>700035200</text:p>
          </table:table-cell>
          <table:table-cell office:value-type="string" table:style-name="ce1">
            <text:p>REPUBLICA DE CHI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0 S/N VILLA MARIANO MOREN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22694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4750263875163" table:style-name="ce2">
            <text:p>-314.750.263.875.163</text:p>
          </table:table-cell>
          <table:table-cell office:value-type="float" office:value="-685210490537422" table:style-name="ce2">
            <text:p>-685.210.490.537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300" table:style-name="ce1">
            <text:p>700035300</text:p>
          </table:table-cell>
          <table:table-cell office:value-type="string" table:style-name="ce1">
            <text:p>13 DE JU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0 Y CENTENARIO S/N VILLA MARI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767931145049" table:style-name="ce2">
            <text:p>-314.767.931.145.049</text:p>
          </table:table-cell>
          <table:table-cell office:value-type="float" office:value="-685200747942999" table:style-name="ce2">
            <text:p>-685.200.747.942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400" table:style-name="ce1">
            <text:p>700035400</text:p>
          </table:table-cell>
          <table:table-cell office:value-type="string" table:style-name="ce1">
            <text:p>ARTURO CAPDE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ENALES DE APARICIO S/N V° VIDEL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EL MOGOTE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806869752554" table:style-name="ce2">
            <text:p>-314.806.869.752.554</text:p>
          </table:table-cell>
          <table:table-cell office:value-type="float" office:value="-684917480849316" table:style-name="ce2">
            <text:p>-684.917.480.849.3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500" table:style-name="ce1">
            <text:p>700035500</text:p>
          </table:table-cell>
          <table:table-cell office:value-type="string" table:style-name="ce1">
            <text:p>TRANSITO DE ORO DE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ATORIO S/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942028</text:p>
          </table:table-cell>
          <table:table-cell office:value-type="string" table:style-name="ce1">
            <text:p>EL MOGOTE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ESCTRANSITODEOR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9085095" table:style-name="ce2">
            <text:p>-3.149.085.095</text:p>
          </table:table-cell>
          <table:table-cell office:value-type="float" office:value="-6847538272" table:style-name="ce2">
            <text:p>-6.847.538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600" table:style-name="ce1">
            <text:p>700035600</text:p>
          </table:table-cell>
          <table:table-cell office:value-type="string" table:style-name="ce1">
            <text:p>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NDERA ARGENTINA S/N PARQUE INDUTRIA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ARRANZ2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4996077058494" table:style-name="ce2">
            <text:p>-314.996.077.058.494</text:p>
          </table:table-cell>
          <table:table-cell office:value-type="float" office:value="-685238712098673" table:style-name="ce2">
            <text:p>-685.238.712.098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700" table:style-name="ce1">
            <text:p>700035700</text:p>
          </table:table-cell>
          <table:table-cell office:value-type="string" table:style-name="ce1">
            <text:p>SEGUNDINO J. NAVARRO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429418231281" table:style-name="ce2">
            <text:p>-317.429.418.231.281</text:p>
          </table:table-cell>
          <table:table-cell office:value-type="float" office:value="-683133550685601" table:style-name="ce2">
            <text:p>-683.133.550.685.6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800" table:style-name="ce1">
            <text:p>700035800</text:p>
          </table:table-cell>
          <table:table-cell office:value-type="string" table:style-name="ce1">
            <text:p>NUESTRA SEÑORA DE LA CONSOLACI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RAWSON S/N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78013</text:p>
          </table:table-cell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LICEOSANJUAN@INFOV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7440800011508" table:style-name="ce2">
            <text:p>-317.440.800.011.508</text:p>
          </table:table-cell>
          <table:table-cell office:value-type="float" office:value="-683205609812925" table:style-name="ce2">
            <text:p>-683.205.609.812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5900" table:style-name="ce1">
            <text:p>700035900</text:p>
          </table:table-cell>
          <table:table-cell office:value-type="string" table:style-name="ce1">
            <text:p>RAMON BAR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 S/N BARRIO JUAN ALBARRACIO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DIVISORI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239143" table:style-name="ce2">
            <text:p>-317.239.143</text:p>
          </table:table-cell>
          <table:table-cell office:value-type="float" office:value="-6831549171" table:style-name="ce2">
            <text:p>-6.831.549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000" table:style-name="ce1">
            <text:p>700036000</text:p>
          </table:table-cell>
          <table:table-cell office:value-type="string" table:style-name="ce1">
            <text:p>PROVINCIA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B. MITRE S/N VILLA SANTA ROSA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7440800011508" table:style-name="ce2">
            <text:p>-317.440.800.011.508</text:p>
          </table:table-cell>
          <table:table-cell office:value-type="float" office:value="-683205609812925" table:style-name="ce2">
            <text:p>-683.205.609.812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100" table:style-name="ce1">
            <text:p>700036100</text:p>
          </table:table-cell>
          <table:table-cell office:value-type="string" table:style-name="ce1">
            <text:p>COLEGIO NUESTRA SEÑORA DE LA CONSOLACI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RAWSON S/N VILLA SANTA ROSA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78013</text:p>
          </table:table-cell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COLESCONS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7440800011508" table:style-name="ce2">
            <text:p>-317.440.800.011.508</text:p>
          </table:table-cell>
          <table:table-cell office:value-type="float" office:value="-683205609812925" table:style-name="ce2">
            <text:p>-683.205.609.812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200" table:style-name="ce1">
            <text:p>700036200</text:p>
          </table:table-cell>
          <table:table-cell office:value-type="string" table:style-name="ce1">
            <text:p>PEDRO VALENZUEL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FERMERA MEDINA Y DIVISORIA S/N DIVISORIA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78066</text:p>
          </table:table-cell>
          <table:table-cell office:value-type="string" table:style-name="ce1">
            <text:p>DIVISORIA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FITA0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278300933033" table:style-name="ce2">
            <text:p>-316.278.300.933.033</text:p>
          </table:table-cell>
          <table:table-cell office:value-type="float" office:value="-685851139459088" table:style-name="ce2">
            <text:p>-685.851.139.459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300" table:style-name="ce1">
            <text:p>700036300</text:p>
          </table:table-cell>
          <table:table-cell office:value-type="string" table:style-name="ce1">
            <text:p>E.E.E. MARIA MONTESSO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S/N C. AGUILAR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MIRTA_INES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400" table:style-name="ce1">
            <text:p>700036400</text:p>
          </table:table-cell>
          <table:table-cell office:value-type="string" table:style-name="ce1">
            <text:p>NIVEL INICIAL CRISTO R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RMIENTO 571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1017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500" table:style-name="ce1">
            <text:p>700036500</text:p>
          </table:table-cell>
          <table:table-cell office:value-type="string" table:style-name="ce1">
            <text:p>LEONOR SANCHEZ DE ARANCIB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270 S/N VILLA COLO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600" table:style-name="ce1">
            <text:p>700036600</text:p>
          </table:table-cell>
          <table:table-cell office:value-type="string" table:style-name="ce1">
            <text:p>DR. ISIDRO MARIANO DE ZAVA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182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3740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700" table:style-name="ce1">
            <text:p>700036700</text:p>
          </table:table-cell>
          <table:table-cell office:value-type="string" table:style-name="ce1">
            <text:p>JOSE CHIRAPOZ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182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264-4963740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800" table:style-name="ce1">
            <text:p>700036800</text:p>
          </table:table-cell>
          <table:table-cell office:value-type="string" table:style-name="ce1">
            <text:p>COLEGIO SECUNDARIO NOCTURNO SANTA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S/N AREA I BARRIO AREA I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2669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6900" table:style-name="ce1">
            <text:p>700036900</text:p>
          </table:table-cell>
          <table:table-cell office:value-type="string" table:style-name="ce1">
            <text:p>MARCELINO GUARDI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GLIOLI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572286497054" table:style-name="ce2">
            <text:p>-31.572.286.497.054</text:p>
          </table:table-cell>
          <table:table-cell office:value-type="float" office:value="-685885870238125" table:style-name="ce2">
            <text:p>-685.885.870.238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000" table:style-name="ce1">
            <text:p>700037000</text:p>
          </table:table-cell>
          <table:table-cell office:value-type="string" table:style-name="ce1">
            <text:p>ALBERGUE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855 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064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89021145544" table:style-name="ce2">
            <text:p>-315.689.021.145.544</text:p>
          </table:table-cell>
          <table:table-cell office:value-type="float" office:value="-685287067936938" table:style-name="ce2">
            <text:p>-685.287.067.936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100" table:style-name="ce1">
            <text:p>700037100</text:p>
          </table:table-cell>
          <table:table-cell office:value-type="string" table:style-name="ce1">
            <text:p>COLEGIO MONS. JOSE AMERICO ORZAL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PEYU 824 CAPITAN LAZ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44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ORZALIESCSJ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36601145714" table:style-name="ce2">
            <text:p>-315.636.601.145.714</text:p>
          </table:table-cell>
          <table:table-cell office:value-type="float" office:value="-68538877793406" table:style-name="ce2">
            <text:p>-68.538.877.793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200" table:style-name="ce1">
            <text:p>700037200</text:p>
          </table:table-cell>
          <table:table-cell office:value-type="string" table:style-name="ce1">
            <text:p>LEOPOLDO CORRETJ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Y YAPEYU S/N B° CAPITAN LAZO</text:p>
          </table:table-cell>
          <table:table-cell office:value-type="string" table:style-name="ce1">
            <text:p>J5423</text:p>
          </table:table-cell>
          <table:table-cell office:value-type="string" table:style-name="ce1">
            <text:p>0264-4241290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27461145705" table:style-name="ce2">
            <text:p>-315.627.461.145.705</text:p>
          </table:table-cell>
          <table:table-cell office:value-type="float" office:value="-685386177934175" table:style-name="ce2">
            <text:p>-685.386.177.934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300" table:style-name="ce1">
            <text:p>700037300</text:p>
          </table:table-cell>
          <table:table-cell office:value-type="string" table:style-name="ce1">
            <text:p>SANTA TERESITA DEL NIÑO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Y J.INGENIERO S/N GUEME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004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SANTATERESITARAWSON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8004114604" table:style-name="ce2">
            <text:p>-31.558.004.114.604</text:p>
          </table:table-cell>
          <table:table-cell office:value-type="float" office:value="-685571857928655" table:style-name="ce2">
            <text:p>-685.571.857.928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400" table:style-name="ce1">
            <text:p>700037400</text:p>
          </table:table-cell>
          <table:table-cell office:value-type="string" table:style-name="ce1">
            <text:p>DR. NICANOR LARRA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100 O VILLA HIPODROM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1863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621091145914" table:style-name="ce2">
            <text:p>-315.621.091.145.914</text:p>
          </table:table-cell>
          <table:table-cell office:value-type="float" office:value="-685497687930787" table:style-name="ce2">
            <text:p>-685.497.687.930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500" table:style-name="ce1">
            <text:p>700037500</text:p>
          </table:table-cell>
          <table:table-cell office:value-type="string" table:style-name="ce1">
            <text:p>SATURNINO SARAS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REZ CELMAN 235 O HUALILAM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3703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43421146123" table:style-name="ce2">
            <text:p>-315.643.421.146.123</text:p>
          </table:table-cell>
          <table:table-cell office:value-type="float" office:value="-685602527927452" table:style-name="ce2">
            <text:p>-685.602.527.927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600" table:style-name="ce1">
            <text:p>700037600</text:p>
          </table:table-cell>
          <table:table-cell office:value-type="string" table:style-name="ce1">
            <text:p>VICECOMODORO GUSTAVO MARAMB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ZANO S/N EL TOPON EL TOPON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2243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248909547434" table:style-name="ce2">
            <text:p>-314.248.909.547.434</text:p>
          </table:table-cell>
          <table:table-cell office:value-type="float" office:value="-684887162961142" table:style-name="ce2">
            <text:p>-684.887.162.961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700" table:style-name="ce1">
            <text:p>700037700</text:p>
          </table:table-cell>
          <table:table-cell office:value-type="string" table:style-name="ce1">
            <text:p>JOSE MARIA P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S/N LA CAÑADA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LA CAÑAD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440315407469" table:style-name="ce2">
            <text:p>-314.440.315.407.469</text:p>
          </table:table-cell>
          <table:table-cell office:value-type="float" office:value="-684741116182309" table:style-name="ce2">
            <text:p>-684.741.116.182.3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800" table:style-name="ce1">
            <text:p>700037800</text:p>
          </table:table-cell>
          <table:table-cell office:value-type="string" table:style-name="ce1">
            <text:p>JUAN MANTOV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950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1954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367190013851" table:style-name="ce2">
            <text:p>-314.367.190.013.851</text:p>
          </table:table-cell>
          <table:table-cell office:value-type="float" office:value="-685237299768857" table:style-name="ce2">
            <text:p>-685.237.299.76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7900" table:style-name="ce1">
            <text:p>700037900</text:p>
          </table:table-cell>
          <table:table-cell office:value-type="string" table:style-name="ce1">
            <text:p>COL. NRA SRA. DE LOS DESAMPARADOS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116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2272</text:p>
          </table:table-cell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4367190013851" table:style-name="ce2">
            <text:p>-314.367.190.013.851</text:p>
          </table:table-cell>
          <table:table-cell office:value-type="float" office:value="-685237299768857" table:style-name="ce2">
            <text:p>-685.237.299.76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000" table:style-name="ce1">
            <text:p>700038000</text:p>
          </table:table-cell>
          <table:table-cell office:value-type="string" table:style-name="ce1">
            <text:p>NOCTURNA JUAN E. SE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CIAR S/N CAMPO AFUERA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1" table:style-name="ce1">
            <text:p>41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100" table:style-name="ce1">
            <text:p>700038100</text:p>
          </table:table-cell>
          <table:table-cell office:value-type="string" table:style-name="ce1">
            <text:p>ESCUELA VILLIC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NEA S/N CAMPO AFUERA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200" table:style-name="ce1">
            <text:p>700038200</text:p>
          </table:table-cell>
          <table:table-cell office:value-type="string" table:style-name="ce1">
            <text:p>EJERCIT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JA 6903 LAS PIEDRITAS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3780763" table:style-name="ce2">
            <text:p>-313.780.763</text:p>
          </table:table-cell>
          <table:table-cell office:value-type="float" office:value="-6847526663" table:style-name="ce2">
            <text:p>-6.847.526.6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300" table:style-name="ce1">
            <text:p>700038300</text:p>
          </table:table-cell>
          <table:table-cell office:value-type="string" table:style-name="ce1">
            <text:p>JUAN GREGORIO DE LAS HE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ERAS Y HUARPES S/N TIERRA ADENTRO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5500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36771686" table:style-name="ce2">
            <text:p>-3.136.771.686</text:p>
          </table:table-cell>
          <table:table-cell office:value-type="float" office:value="-6843951228" table:style-name="ce2">
            <text:p>-6.843.951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400" table:style-name="ce1">
            <text:p>700038400</text:p>
          </table:table-cell>
          <table:table-cell office:value-type="string" table:style-name="ce1">
            <text:p>E.E.E. HEBE NORA ARCE DE VIDEL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Z S/N VILLA SAN MARTIN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500" table:style-name="ce1">
            <text:p>700038500</text:p>
          </table:table-cell>
          <table:table-cell office:value-type="string" table:style-name="ce1">
            <text:p>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2951 VILLA SAN MIGUEL VILLA SAN MIGUEL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office:value-type="string" table:style-name="ce1">
            <text:p>ESCPROVINCIADEJUJUY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276880692347" table:style-name="ce2">
            <text:p>-314.276.880.692.347</text:p>
          </table:table-cell>
          <table:table-cell office:value-type="float" office:value="-685289459042804" table:style-name="ce2">
            <text:p>-685.289.459.042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600" table:style-name="ce1">
            <text:p>700038600</text:p>
          </table:table-cell>
          <table:table-cell office:value-type="string" table:style-name="ce1">
            <text:p>CARLOS PELLEGRINI T.M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55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1098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90891144815" table:style-name="ce2">
            <text:p>-315.390.891.144.815</text:p>
          </table:table-cell>
          <table:table-cell office:value-type="float" office:value="-68494575794813" table:style-name="ce2">
            <text:p>-68.494.575.794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700" table:style-name="ce1">
            <text:p>700038700</text:p>
          </table:table-cell>
          <table:table-cell office:value-type="string" table:style-name="ce1">
            <text:p>JOSE PEDRO CO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6283 E ALTO DE SIERRA ALTO DE SIERRA</text:p>
          </table:table-cell>
          <table:table-cell office:value-type="string" table:style-name="ce1">
            <text:p>J5438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800" table:style-name="ce1">
            <text:p>700038800</text:p>
          </table:table-cell>
          <table:table-cell office:value-type="string" table:style-name="ce1">
            <text:p>PRESIDENTE 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Y FELIX AGUILAR S/N BARRIO BUENAVENTURA LUN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85931146175" table:style-name="ce2">
            <text:p>-315.785.931.146.175</text:p>
          </table:table-cell>
          <table:table-cell office:value-type="float" office:value="-685601917926908" table:style-name="ce2">
            <text:p>-685.601.917.926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8900" table:style-name="ce1">
            <text:p>700038900</text:p>
          </table:table-cell>
          <table:table-cell office:value-type="string" table:style-name="ce1">
            <text:p>ALBERGUE MIGUEL CANE (H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UCHAZETA S/N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-4345528</text:p>
          </table:table-cell>
          <table:table-cell office:value-type="string" table:style-name="ce1">
            <text:p>BAUCHACETA</text:p>
          </table:table-cell>
          <table:table-cell office:value-type="string" table:style-name="ce1">
            <text:p>IGLESIA</text:p>
          </table:table-cell>
          <table:table-cell office:value-type="string" table:style-name="ce1">
            <text:p>BAUCHAZET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1059811" table:style-name="ce2">
            <text:p>-3.051.059.811</text:p>
          </table:table-cell>
          <table:table-cell office:value-type="float" office:value="-6945997571" table:style-name="ce2">
            <text:p>-6.945.997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000" table:style-name="ce1">
            <text:p>700039000</text:p>
          </table:table-cell>
          <table:table-cell office:value-type="string" table:style-name="ce1">
            <text:p>FALUCH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100" table:style-name="ce1">
            <text:p>700039100</text:p>
          </table:table-cell>
          <table:table-cell office:value-type="string" table:style-name="ce1">
            <text:p>JOSE LOMBARDO RADI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901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DIVISADER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200126502" table:style-name="ce2">
            <text:p>-3.200.126.502</text:p>
          </table:table-cell>
          <table:table-cell office:value-type="float" office:value="-6869670561" table:style-name="ce2">
            <text:p>-6.869.67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200" table:style-name="ce1">
            <text:p>700039200</text:p>
          </table:table-cell>
          <table:table-cell office:value-type="string" table:style-name="ce1">
            <text:p>EXPERIMENTAL DE NIVEL MEDIO DIVISAD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901 S/N DIVISADERO</text:p>
          </table:table-cell>
          <table:table-cell office:value-type="string" table:style-name="ce1">
            <text:p>J5431</text:p>
          </table:table-cell>
          <table:table-cell office:value-type="string" table:style-name="ce1">
            <text:p>0264-4970034</text:p>
          </table:table-cell>
          <table:table-cell office:value-type="string" table:style-name="ce1">
            <text:p>DIVISADER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DIVISADEROSJ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20011435287323" table:style-name="ce2">
            <text:p>-320.011.435.287.323</text:p>
          </table:table-cell>
          <table:table-cell office:value-type="float" office:value="-686965340297416" table:style-name="ce2">
            <text:p>-686.965.340.297.4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201" table:style-name="ce1">
            <text:p>700039201</text:p>
          </table:table-cell>
          <table:table-cell office:value-type="string" table:style-name="ce1">
            <text:p>EXPERIMENTAL DE NIVEL MEDIO ANEXO LOS BE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400" table:style-name="ce1">
            <text:p>700039400</text:p>
          </table:table-cell>
          <table:table-cell office:value-type="string" table:style-name="ce1">
            <text:p>PROCESA SARMIENTO DE LENOI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16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RINCON CERCADO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0740886" table:style-name="ce2">
            <text:p>-3.160.740.886</text:p>
          </table:table-cell>
          <table:table-cell office:value-type="float" office:value="-683785144" table:style-name="ce2">
            <text:p>-683.785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500" table:style-name="ce1">
            <text:p>700039500</text:p>
          </table:table-cell>
          <table:table-cell office:value-type="string" table:style-name="ce1">
            <text:p>DR. LUIS AGO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16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0740886" table:style-name="ce2">
            <text:p>-3.160.740.886</text:p>
          </table:table-cell>
          <table:table-cell office:value-type="float" office:value="-683785144" table:style-name="ce2">
            <text:p>-683.785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600" table:style-name="ce1">
            <text:p>700039600</text:p>
          </table:table-cell>
          <table:table-cell office:value-type="string" table:style-name="ce1">
            <text:p>HIPOLITO VIEY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BUSTOS S/N LOS MEDANOS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2794117" table:style-name="ce2">
            <text:p>-3.162.794.117</text:p>
          </table:table-cell>
          <table:table-cell office:value-type="float" office:value="-6826850586" table:style-name="ce2">
            <text:p>-6.826.850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700" table:style-name="ce1">
            <text:p>700039700</text:p>
          </table:table-cell>
          <table:table-cell office:value-type="string" table:style-name="ce1">
            <text:p>PEDRO ECHAG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Y PEDRO ECHAGUE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INDEPENDENCI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24034976413" table:style-name="ce2">
            <text:p>-31.624.034.976.413</text:p>
          </table:table-cell>
          <table:table-cell office:value-type="float" office:value="-683133613300263" table:style-name="ce2">
            <text:p>-683.133.613.300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800" table:style-name="ce1">
            <text:p>700039800</text:p>
          </table:table-cell>
          <table:table-cell office:value-type="string" table:style-name="ce1">
            <text:p>NORMAL SUPERIOR GRAL.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964 S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1241</text:p>
          </table:table-cell>
          <table:table-cell office:value-type="string" table:style-name="ce1">
            <text:p>VILLA INDEPENDENCI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39900" table:style-name="ce1">
            <text:p>700039900</text:p>
          </table:table-cell>
          <table:table-cell office:value-type="string" table:style-name="ce1">
            <text:p>ESC.DE COMERCIO ALFONSINA STOR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ORDOBA Y SAN MARTIN AREA I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2929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000" table:style-name="ce1">
            <text:p>700040000</text:p>
          </table:table-cell>
          <table:table-cell office:value-type="string" table:style-name="ce1">
            <text:p>NOCTURNA DR. AMAN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04 O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3742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100" table:style-name="ce1">
            <text:p>700040100</text:p>
          </table:table-cell>
          <table:table-cell office:value-type="string" table:style-name="ce1">
            <text:p>ESCUELA PBRO. MARIANO IAN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04 0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3742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200" table:style-name="ce1">
            <text:p>700040200</text:p>
          </table:table-cell>
          <table:table-cell office:value-type="string" table:style-name="ce1">
            <text:p>MANUEL PACIFICO ANTEQU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BUSTOS 904 HUARPES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3742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300" table:style-name="ce1">
            <text:p>700040300</text:p>
          </table:table-cell>
          <table:table-cell office:value-type="string" table:style-name="ce1">
            <text:p>E.P.E.T. N° 1 DE CAUCE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6 DE AGOSTO S/N JUSTO P. CASTRO 6 DE AGOSTO Y CHACO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2330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EPETCAUCETE@XFLYMAI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1" table:style-name="ce1">
            <text:p>41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400" table:style-name="ce1">
            <text:p>700040400</text:p>
          </table:table-cell>
          <table:table-cell office:value-type="string" table:style-name="ce1">
            <text:p>INSTITUTO SUPERIOR SAN ISID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UEVA S/N SAN ISIDRO-PAMPA DEL CHAÑAR</text:p>
          </table:table-cell>
          <table:table-cell office:value-type="string" table:style-name="ce1">
            <text:p>J5461</text:p>
          </table:table-cell>
          <table:table-cell office:value-type="string" table:style-name="ce1">
            <text:p>02647-492040</text:p>
          </table:table-cell>
          <table:table-cell office:value-type="string" table:style-name="ce1">
            <text:p>SAN ISIDR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01833330012091" table:style-name="ce2">
            <text:p>-301.833.330.012.091</text:p>
          </table:table-cell>
          <table:table-cell office:value-type="float" office:value="-687166669758579" table:style-name="ce2">
            <text:p>-687.166.669.758.5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500" table:style-name="ce1">
            <text:p>700040500</text:p>
          </table:table-cell>
          <table:table-cell office:value-type="string" table:style-name="ce1">
            <text:p>AGROINDUSTRIAL MONS. DR.JUAN ANTONIO VIDELA CU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UEVA S/N SAN ISIDRO</text:p>
          </table:table-cell>
          <table:table-cell office:value-type="string" table:style-name="ce1">
            <text:p>J5461</text:p>
          </table:table-cell>
          <table:table-cell office:value-type="string" table:style-name="ce1">
            <text:p>02647-492040</text:p>
          </table:table-cell>
          <table:table-cell office:value-type="string" table:style-name="ce1">
            <text:p>SAN ISIDRO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ESC.AGROIND.VIDELACUELL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014345767" table:style-name="ce2">
            <text:p>-3.014.345.767</text:p>
          </table:table-cell>
          <table:table-cell office:value-type="float" office:value="-6870555288" table:style-name="ce2">
            <text:p>-6.870.555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600" table:style-name="ce1">
            <text:p>700040600</text:p>
          </table:table-cell>
          <table:table-cell office:value-type="string" table:style-name="ce1">
            <text:p>DR. ALEJANDRO FLEMI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 CHINA S/N GRAN CHINA - PAMPA DEL CHAÑAR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PAMPA DEL CHAÑAR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ESC.ALEJANDROFLEMING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2188416" table:style-name="ce2">
            <text:p>-3.012.188.416</text:p>
          </table:table-cell>
          <table:table-cell office:value-type="float" office:value="-68721207" table:style-name="ce2">
            <text:p>-68.721.2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700" table:style-name="ce1">
            <text:p>700040700</text:p>
          </table:table-cell>
          <table:table-cell office:value-type="string" table:style-name="ce1">
            <text:p>PEDRO BONIFACIO PALA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FLORES S/N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TAMBERIAS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886501712633" table:style-name="ce2">
            <text:p>-301.886.501.712.633</text:p>
          </table:table-cell>
          <table:table-cell office:value-type="float" office:value="-687254469687516" table:style-name="ce2">
            <text:p>-687.254.469.687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800" table:style-name="ce1">
            <text:p>700040800</text:p>
          </table:table-cell>
          <table:table-cell office:value-type="string" table:style-name="ce1">
            <text:p>DEAN GREGORIO FU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LONGACION MARTIN FIERRO S/N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BOCA DE LA QUEBRAD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497731" table:style-name="ce2">
            <text:p>-301.497.731</text:p>
          </table:table-cell>
          <table:table-cell office:value-type="float" office:value="-6866115327" table:style-name="ce2">
            <text:p>-6.866.11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0900" table:style-name="ce1">
            <text:p>700040900</text:p>
          </table:table-cell>
          <table:table-cell office:value-type="string" table:style-name="ce1">
            <text:p>C.E.N.S. HEBE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O TIENE S/N</text:p>
          </table:table-cell>
          <table:table-cell office:value-type="string" table:style-name="ce1">
            <text:p>J5461</text:p>
          </table:table-cell>
          <table:table-cell office:value-type="string" table:style-name="ce1">
            <text:p>02647-492048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01333330011321" table:style-name="ce2">
            <text:p>-301.333.330.011.321</text:p>
          </table:table-cell>
          <table:table-cell office:value-type="float" office:value="-686833329770563" table:style-name="ce2">
            <text:p>-686.833.329.770.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000" table:style-name="ce1">
            <text:p>700041000</text:p>
          </table:table-cell>
          <table:table-cell office:value-type="string" table:style-name="ce1">
            <text:p>ALMIRANTE RAMON GONZALEZ FERNANDEZ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O LOPEZ DEL CAMPO S/N OTRA BANDA OTRA BANDA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PAMPA VIEJ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22833492" table:style-name="ce2">
            <text:p>-3.022.833.492</text:p>
          </table:table-cell>
          <table:table-cell office:value-type="float" office:value="-6868806923" table:style-name="ce2">
            <text:p>-6.868.806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100" table:style-name="ce1">
            <text:p>700041100</text:p>
          </table:table-cell>
          <table:table-cell office:value-type="string" table:style-name="ce1">
            <text:p>ESCUELA DE NIVEL MEDIO PAMPA VIE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O LOPEZ DEL CAMPO S/N OTRA BANDA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PAMPA VIEJ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283527369085" table:style-name="ce2">
            <text:p>-302.283.527.369.085</text:p>
          </table:table-cell>
          <table:table-cell office:value-type="float" office:value="-686879350218157" table:style-name="ce2">
            <text:p>-686.879.350.218.1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200" table:style-name="ce1">
            <text:p>700041200</text:p>
          </table:table-cell>
          <table:table-cell office:value-type="string" table:style-name="ce1">
            <text:p>ALBERGUE JOAQUIN V.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RAS S/N A 2 KM C/PATRICIO LOPEZ DEL CAMPO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PAMPA VIEJ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14351207489" table:style-name="ce2">
            <text:p>-30.214.351.207.489</text:p>
          </table:table-cell>
          <table:table-cell office:value-type="float" office:value="-686882126166929" table:style-name="ce2">
            <text:p>-686.882.126.166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300" table:style-name="ce1">
            <text:p>700041300</text:p>
          </table:table-cell>
          <table:table-cell office:value-type="string" table:style-name="ce1">
            <text:p>GENERAL ANTONIO GONZALEZ BALC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UL CUELLO 4569 E BALCARCE ALTO DE SIERR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MARI-CRIS6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55558599" table:style-name="ce2">
            <text:p>-3.155.558.599</text:p>
          </table:table-cell>
          <table:table-cell office:value-type="float" office:value="-6841707392" table:style-name="ce2">
            <text:p>-6.841.707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400" table:style-name="ce1">
            <text:p>700041400</text:p>
          </table:table-cell>
          <table:table-cell office:value-type="string" table:style-name="ce1">
            <text:p>ABEJITAS DE SANTA 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UAN 780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500" table:style-name="ce1">
            <text:p>700041500</text:p>
          </table:table-cell>
          <table:table-cell office:value-type="string" table:style-name="ce1">
            <text:p>PROVINCIA DE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25 DE MAYO 776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600" table:style-name="ce1">
            <text:p>700041600</text:p>
          </table:table-cell>
          <table:table-cell office:value-type="string" table:style-name="ce1">
            <text:p>U.E.P.A. MOVIL N°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S/N CIUDAD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601" table:style-name="ce1">
            <text:p>700041601</text:p>
          </table:table-cell>
          <table:table-cell office:value-type="string" table:style-name="ce1">
            <text:p>U.E.P.A. MOVIL N° 5 ANEXO VILLA MERCE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VILLA MERCEDES VILLA MERCEDES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0527</text:p>
          </table:table-cell>
          <table:table-cell office:value-type="string" table:style-name="ce1">
            <text:p>VILLA MERCEDES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1060622844857" table:style-name="ce2">
            <text:p>-301.060.622.844.857</text:p>
          </table:table-cell>
          <table:table-cell office:value-type="float" office:value="-687005123053159" table:style-name="ce2">
            <text:p>-687.005.123.053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700" table:style-name="ce1">
            <text:p>700041700</text:p>
          </table:table-cell>
          <table:table-cell office:value-type="string" table:style-name="ce1">
            <text:p>ALBERGUE CASA DEL NIÑ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02646-420339</text:p>
          </table:table-cell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06333330002152" table:style-name="ce2">
            <text:p>-306.333.330.002.152</text:p>
          </table:table-cell>
          <table:table-cell office:value-type="float" office:value="-674615679958569" table:style-name="ce2">
            <text:p>-674.615.679.958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800" table:style-name="ce1">
            <text:p>700041800</text:p>
          </table:table-cell>
          <table:table-cell office:value-type="string" table:style-name="ce1">
            <text:p>ANTONIO TORRES 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ACHA 42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044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71711145316" table:style-name="ce2">
            <text:p>-315.371.711.145.316</text:p>
          </table:table-cell>
          <table:table-cell office:value-type="float" office:value="-685226657939955" table:style-name="ce2">
            <text:p>-685.226.657.939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1900" table:style-name="ce1">
            <text:p>700041900</text:p>
          </table:table-cell>
          <table:table-cell office:value-type="string" table:style-name="ce1">
            <text:p>ANTONIO QUARA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843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0555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000" table:style-name="ce1">
            <text:p>700042000</text:p>
          </table:table-cell>
          <table:table-cell office:value-type="string" table:style-name="ce1">
            <text:p>ANTONIO TORRES TURNO MAÑ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ACHA 426 S CAPITA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308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71711145316" table:style-name="ce2">
            <text:p>-315.371.711.145.316</text:p>
          </table:table-cell>
          <table:table-cell office:value-type="float" office:value="-685226657939955" table:style-name="ce2">
            <text:p>-685.226.657.939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100" table:style-name="ce1">
            <text:p>700042100</text:p>
          </table:table-cell>
          <table:table-cell office:value-type="string" table:style-name="ce1">
            <text:p>ESC.NIVEL INICIAL N° 4 MARTHA ALCIRA SALO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MARIANO ACHA 46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27303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374811145317" table:style-name="ce2">
            <text:p>-315.374.811.145.317</text:p>
          </table:table-cell>
          <table:table-cell office:value-type="float" office:value="-68522644793995" table:style-name="ce2">
            <text:p>-68.522.644.793.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200" table:style-name="ce1">
            <text:p>700042200</text:p>
          </table:table-cell>
          <table:table-cell office:value-type="string" table:style-name="ce1">
            <text:p>GABRIEL ALBARRACIN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UEVA S/N LA REPRESA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0862505691552" table:style-name="ce2">
            <text:p>-300.862.505.691.552</text:p>
          </table:table-cell>
          <table:table-cell office:value-type="float" office:value="-686903368368892" table:style-name="ce2">
            <text:p>-686.903.368.368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300" table:style-name="ce1">
            <text:p>700042300</text:p>
          </table:table-cell>
          <table:table-cell office:value-type="string" table:style-name="ce1">
            <text:p>COLEGIO DANTE ALIGHIERI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IGNACIO DE LA ROZA 1160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008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DANTEALIGHIERI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34501145538" table:style-name="ce2">
            <text:p>-315.334.501.145.538</text:p>
          </table:table-cell>
          <table:table-cell office:value-type="float" office:value="-685354607936258" table:style-name="ce2">
            <text:p>-685.354.607.936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400" table:style-name="ce1">
            <text:p>700042400</text:p>
          </table:table-cell>
          <table:table-cell office:value-type="string" table:style-name="ce1">
            <text:p>FRANCISCO NARCISO DE LAPR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626 E CIU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98011145169" table:style-name="ce2">
            <text:p>-315.298.011.145.169</text:p>
          </table:table-cell>
          <table:table-cell office:value-type="float" office:value="-685161167942177" table:style-name="ce2">
            <text:p>-685.161.167.942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500" table:style-name="ce1">
            <text:p>700042500</text:p>
          </table:table-cell>
          <table:table-cell office:value-type="string" table:style-name="ce1">
            <text:p>COLEGIO PARROQUIAL SAN JUAN BOSCO NIVEL INICIAL EGB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71266</text:p>
          </table:table-cell>
          <table:table-cell office:value-type="string" table:style-name="ce1">
            <text:p>LA PUNTILLA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8312411761" table:style-name="ce2">
            <text:p>-31.518.312.411.761</text:p>
          </table:table-cell>
          <table:table-cell office:value-type="float" office:value="-683521345192081" table:style-name="ce2">
            <text:p>-683.521.345.192.0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600" table:style-name="ce1">
            <text:p>700042600</text:p>
          </table:table-cell>
          <table:table-cell office:value-type="string" table:style-name="ce1">
            <text:p>AUTONOMIA CIUDAD DE BAI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 S.A.D.O.P.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DOS ACEQUIAS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3472544" table:style-name="ce2">
            <text:p>-3.153.472.544</text:p>
          </table:table-cell>
          <table:table-cell office:value-type="float" office:value="-6839959833" table:style-name="ce2">
            <text:p>-6.839.959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700" table:style-name="ce1">
            <text:p>700042700</text:p>
          </table:table-cell>
          <table:table-cell office:value-type="string" table:style-name="ce1">
            <text:p>DOMINGU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LA PUNTILLA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91951</text:p>
          </table:table-cell>
          <table:table-cell office:value-type="string" table:style-name="ce1">
            <text:p>VILLA DOMINGUITO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5987744" table:style-name="ce2">
            <text:p>-3.155.987.744</text:p>
          </table:table-cell>
          <table:table-cell office:value-type="float" office:value="-6830008762" table:style-name="ce2">
            <text:p>-6.830.008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800" table:style-name="ce1">
            <text:p>700042800</text:p>
          </table:table-cell>
          <table:table-cell office:value-type="string" table:style-name="ce1">
            <text:p>COLEGIO SECUNDARIO AUGUSTO PULE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JUNIO S/N VILLA ALEM 20 DE JUNIO Y COLON VILLA ALEM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225543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5480203" table:style-name="ce2">
            <text:p>-3.155.480.203</text:p>
          </table:table-cell>
          <table:table-cell office:value-type="float" office:value="-6832785292" table:style-name="ce2">
            <text:p>-6.832.785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2900" table:style-name="ce1">
            <text:p>700042900</text:p>
          </table:table-cell>
          <table:table-cell office:value-type="string" table:style-name="ce1">
            <text:p>COLEGIO PARROQUIAL SAN JUAN BOSCO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 LA PUNTILLA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71266</text:p>
          </table:table-cell>
          <table:table-cell office:value-type="string" table:style-name="ce1">
            <text:p>LA PUNTILLA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2" table:style-name="ce1">
            <text:p>42</text:p>
          </table:table-cell>
          <table:table-cell office:value-type="float" office:value="-3155987744" table:style-name="ce2">
            <text:p>-3.155.987.744</text:p>
          </table:table-cell>
          <table:table-cell office:value-type="float" office:value="-6830008762" table:style-name="ce2">
            <text:p>-6.830.008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000" table:style-name="ce1">
            <text:p>700043000</text:p>
          </table:table-cell>
          <table:table-cell office:value-type="string" table:style-name="ce1">
            <text:p>ERNESTINA ECHEGARAY DE AND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JUNIO S/N VILLA ALEM LA PUNTILLA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71005</text:p>
          </table:table-cell>
          <table:table-cell office:value-type="string" table:style-name="ce1">
            <text:p>LA PUNTILLA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54877792996" table:style-name="ce2">
            <text:p>-31.554.877.792.996</text:p>
          </table:table-cell>
          <table:table-cell office:value-type="float" office:value="-683278693034929" table:style-name="ce2">
            <text:p>-683.278.693.034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100" table:style-name="ce1">
            <text:p>700043100</text:p>
          </table:table-cell>
          <table:table-cell office:value-type="string" table:style-name="ce1">
            <text:p>JULIO VER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SARMIENTO S/N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DOS ACEQUIAS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1955101" table:style-name="ce2">
            <text:p>-3.151.955.101</text:p>
          </table:table-cell>
          <table:table-cell office:value-type="float" office:value="-6837852983" table:style-name="ce2">
            <text:p>-6.837.852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200" table:style-name="ce1">
            <text:p>700043200</text:p>
          </table:table-cell>
          <table:table-cell office:value-type="string" table:style-name="ce1">
            <text:p>ALEJANDRO MARIA DE AGU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S/N PIE DE PALO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169897070522" table:style-name="ce2">
            <text:p>-315.169.897.070.522</text:p>
          </table:table-cell>
          <table:table-cell office:value-type="float" office:value="-683521249954614" table:style-name="ce2">
            <text:p>-683.521.249.954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300" table:style-name="ce1">
            <text:p>700043300</text:p>
          </table:table-cell>
          <table:table-cell office:value-type="string" table:style-name="ce1">
            <text:p>COMBATE DE SAN LORENZO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PEYU S/N COLONIA FERNANDEZ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DOS ACEQUIAS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ERFDEG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687270025738" table:style-name="ce2">
            <text:p>-314.687.270.025.738</text:p>
          </table:table-cell>
          <table:table-cell office:value-type="float" office:value="-68441009758943" table:style-name="ce2">
            <text:p>-68.441.009.758.9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400" table:style-name="ce1">
            <text:p>700043400</text:p>
          </table:table-cell>
          <table:table-cell office:value-type="string" table:style-name="ce1">
            <text:p>PROVINCIA DE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S/N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DOS ACEQUIAS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ERCILIOOROZC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8745142" table:style-name="ce2">
            <text:p>-3.148.745.142</text:p>
          </table:table-cell>
          <table:table-cell office:value-type="float" office:value="-6841499328" table:style-name="ce2">
            <text:p>-6.841.499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500" table:style-name="ce1">
            <text:p>700043500</text:p>
          </table:table-cell>
          <table:table-cell office:value-type="string" table:style-name="ce1">
            <text:p>MULTIPLE CRUCERO ARA GRAL.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SAN ISIDRO S/N INDEPENDENCIA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1" table:style-name="ce1">
            <text:p>41</text:p>
          </table:table-cell>
          <table:table-cell office:value-type="float" office:value="-315013925793026" table:style-name="ce2">
            <text:p>-315.013.925.793.026</text:p>
          </table:table-cell>
          <table:table-cell office:value-type="float" office:value="-683669902124806" table:style-name="ce2">
            <text:p>-683.669.902.124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600" table:style-name="ce1">
            <text:p>700043600</text:p>
          </table:table-cell>
          <table:table-cell office:value-type="string" table:style-name="ce1">
            <text:p>ANTONIO PULE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INDEPENDENCIA Y LAPRIDA - BOCA DEL TIGRE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922701066419" table:style-name="ce2">
            <text:p>-314.922.701.066.419</text:p>
          </table:table-cell>
          <table:table-cell office:value-type="float" office:value="-683005028550592" table:style-name="ce2">
            <text:p>-683.005.028.550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700" table:style-name="ce1">
            <text:p>700043700</text:p>
          </table:table-cell>
          <table:table-cell office:value-type="string" table:style-name="ce1">
            <text:p>JUAN LARRE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ISIDRO S/N INDEPENDENCIA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8921221" table:style-name="ce2">
            <text:p>-3.148.921.221</text:p>
          </table:table-cell>
          <table:table-cell office:value-type="float" office:value="-6832463385" table:style-name="ce2">
            <text:p>-6.832.463.3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3800" table:style-name="ce1">
            <text:p>700043800</text:p>
          </table:table-cell>
          <table:table-cell office:value-type="string" table:style-name="ce1">
            <text:p>REPUBLICA DEL PE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MYRIAM02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013925793026" table:style-name="ce2">
            <text:p>-315.013.925.793.026</text:p>
          </table:table-cell>
          <table:table-cell office:value-type="float" office:value="-683669902124806" table:style-name="ce2">
            <text:p>-683.669.902.124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000" table:style-name="ce1">
            <text:p>700044000</text:p>
          </table:table-cell>
          <table:table-cell office:value-type="string" table:style-name="ce1">
            <text:p>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626 E CIU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98011145169" table:style-name="ce2">
            <text:p>-315.298.011.145.169</text:p>
          </table:table-cell>
          <table:table-cell office:value-type="float" office:value="-685161167942177" table:style-name="ce2">
            <text:p>-685.161.167.942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100" table:style-name="ce1">
            <text:p>700044100</text:p>
          </table:table-cell>
          <table:table-cell office:value-type="string" table:style-name="ce1">
            <text:p>PROFESORADO ENS. SUP. MONSEÑOR SILVINO MA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626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976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ROFSILVINOMARTINEZ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298011145169" table:style-name="ce2">
            <text:p>-315.298.011.145.169</text:p>
          </table:table-cell>
          <table:table-cell office:value-type="float" office:value="-685161167942177" table:style-name="ce2">
            <text:p>-685.161.167.942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200" table:style-name="ce1">
            <text:p>700044200</text:p>
          </table:table-cell>
          <table:table-cell office:value-type="string" table:style-name="ce1">
            <text:p>INSTITUTO DE ENSEÑANZA SUP. DRA. CARMEN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52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3539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STITUTOCPEÑALOZA@INTERREDE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31511145468" table:style-name="ce2">
            <text:p>-315.331.511.145.468</text:p>
          </table:table-cell>
          <table:table-cell office:value-type="float" office:value="-685317577937385" table:style-name="ce2">
            <text:p>-685.317.577.937.3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300" table:style-name="ce1">
            <text:p>700044300</text:p>
          </table:table-cell>
          <table:table-cell office:value-type="string" table:style-name="ce1">
            <text:p>ESC.PROFESORA MERCEDES GALLARDO VALDE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678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199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MGV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96321145183" table:style-name="ce2">
            <text:p>-315.396.321.145.183</text:p>
          </table:table-cell>
          <table:table-cell office:value-type="float" office:value="-68514890794217" table:style-name="ce2">
            <text:p>-68.514.890.794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400" table:style-name="ce1">
            <text:p>700044400</text:p>
          </table:table-cell>
          <table:table-cell office:value-type="string" table:style-name="ce1">
            <text:p>E.E.E. Y TALLER DE FORMACION LABORAL ALELUY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UNIDOS 645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466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RID@INFOVIA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315901145268" table:style-name="ce2">
            <text:p>-315.315.901.145.268</text:p>
          </table:table-cell>
          <table:table-cell office:value-type="float" office:value="-685211627940614" table:style-name="ce2">
            <text:p>-685.211.627.940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500" table:style-name="ce1">
            <text:p>700044500</text:p>
          </table:table-cell>
          <table:table-cell office:value-type="string" table:style-name="ce1">
            <text:p>CAPITAN DE FRAGATA HIPOLITO BUCHAR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BARBARA S/N MOGNA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MOGN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940784476815" table:style-name="ce2">
            <text:p>-306.940.784.476.815</text:p>
          </table:table-cell>
          <table:table-cell office:value-type="float" office:value="-683614545881236" table:style-name="ce2">
            <text:p>-683.614.545.881.2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600" table:style-name="ce1">
            <text:p>700044600</text:p>
          </table:table-cell>
          <table:table-cell office:value-type="string" table:style-name="ce1">
            <text:p>LORENZO LUZURI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MPEYA S/N LOS PUESTOS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MOGN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822010951492" table:style-name="ce2">
            <text:p>-306.822.010.951.492</text:p>
          </table:table-cell>
          <table:table-cell office:value-type="float" office:value="-683180059485133" table:style-name="ce2">
            <text:p>-683.180.059.485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700" table:style-name="ce1">
            <text:p>700044700</text:p>
          </table:table-cell>
          <table:table-cell office:value-type="string" table:style-name="ce1">
            <text:p>BENITO JU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412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PUCHUZUN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1373152234185" table:style-name="ce2">
            <text:p>-311.373.152.234.185</text:p>
          </table:table-cell>
          <table:table-cell office:value-type="float" office:value="-694697802357695" table:style-name="ce2">
            <text:p>-694.697.802.357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800" table:style-name="ce1">
            <text:p>700044800</text:p>
          </table:table-cell>
          <table:table-cell office:value-type="string" table:style-name="ce1">
            <text:p>ALBERGUE TENIENTE CORONEL ALVAREZ CONDAR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42 S/N VILLA NUEVA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VILLA NUEVA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ESCUELALBERGUE-CONDARC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545470325145" table:style-name="ce2">
            <text:p>-310.545.470.325.145</text:p>
          </table:table-cell>
          <table:table-cell office:value-type="float" office:value="-694935877969685" table:style-name="ce2">
            <text:p>-694.935.877.969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4900" table:style-name="ce1">
            <text:p>700044900</text:p>
          </table:table-cell>
          <table:table-cell office:value-type="string" table:style-name="ce1">
            <text:p>COLEGIO SECUNDARIO DE TAMBE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S/N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92004</text:p>
          </table:table-cell>
          <table:table-cell office:value-type="string" table:style-name="ce1">
            <text:p>TAMBERIAS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OLEGIOTAMBERAS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768945" table:style-name="ce2">
            <text:p>-314.768.945</text:p>
          </table:table-cell>
          <table:table-cell office:value-type="float" office:value="-6942438422" table:style-name="ce2">
            <text:p>-6.942.438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000" table:style-name="ce1">
            <text:p>700045000</text:p>
          </table:table-cell>
          <table:table-cell office:value-type="string" table:style-name="ce1">
            <text:p>PROVINCIA DE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ISIDRO S/N SAN ISIDRO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4054094" table:style-name="ce2">
            <text:p>-3.014.054.094</text:p>
          </table:table-cell>
          <table:table-cell office:value-type="float" office:value="-6870044268" table:style-name="ce2">
            <text:p>-6.870.044.2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100" table:style-name="ce1">
            <text:p>700045100</text:p>
          </table:table-cell>
          <table:table-cell office:value-type="string" table:style-name="ce1">
            <text:p>E.P.E.T. N° 1 JACH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ACHA Y AGUSTIN GOMEZ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1231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EPETN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200" table:style-name="ce1">
            <text:p>700045200</text:p>
          </table:table-cell>
          <table:table-cell office:value-type="string" table:style-name="ce1">
            <text:p>ESCUELA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536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1231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300" table:style-name="ce1">
            <text:p>700045300</text:p>
          </table:table-cell>
          <table:table-cell office:value-type="string" table:style-name="ce1">
            <text:p>AGROTECNICA DOCTOR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INTERNACIONAL 150 KM 3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0439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ESC.AGROBELGRAN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24435" table:style-name="ce2">
            <text:p>-30.224.435</text:p>
          </table:table-cell>
          <table:table-cell office:value-type="float" office:value="-68764487" table:style-name="ce2">
            <text:p>-68.764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400" table:style-name="ce1">
            <text:p>700045400</text:p>
          </table:table-cell>
          <table:table-cell office:value-type="string" table:style-name="ce1">
            <text:p>NOCTURNA TAMBOR DE TACU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SANJUANINAS 1126 S TRINI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446741145148" table:style-name="ce2">
            <text:p>-315.446.741.145.148</text:p>
          </table:table-cell>
          <table:table-cell office:value-type="float" office:value="-685119637942844" table:style-name="ce2">
            <text:p>-685.119.637.942.8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600" table:style-name="ce1">
            <text:p>700045600</text:p>
          </table:table-cell>
          <table:table-cell office:value-type="string" table:style-name="ce1">
            <text:p>MIGUEL DE AZCUEN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SANJUANINAS 1126 S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877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46741145148" table:style-name="ce2">
            <text:p>-315.446.741.145.148</text:p>
          </table:table-cell>
          <table:table-cell office:value-type="float" office:value="-685119637942844" table:style-name="ce2">
            <text:p>-685.119.637.942.8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700" table:style-name="ce1">
            <text:p>700045700</text:p>
          </table:table-cell>
          <table:table-cell office:value-type="string" table:style-name="ce1">
            <text:p>COLEGIO MARIA AUXILIADORA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UNIDOS 896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877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FUNDAMA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05781145093" table:style-name="ce2">
            <text:p>-315.405.781.145.093</text:p>
          </table:table-cell>
          <table:table-cell office:value-type="float" office:value="-685097457943651" table:style-name="ce2">
            <text:p>-685.097.457.943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800" table:style-name="ce1">
            <text:p>700045800</text:p>
          </table:table-cell>
          <table:table-cell office:value-type="string" table:style-name="ce1">
            <text:p>ESCUELA DE EDUCACION ESPECIAL JOSE A. TERR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S/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596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TERRY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543095114512" table:style-name="ce2">
            <text:p>-31.543.095.114.512</text:p>
          </table:table-cell>
          <table:table-cell office:value-type="float" office:value="-685107807943252" table:style-name="ce2">
            <text:p>-685.107.807.943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5900" table:style-name="ce1">
            <text:p>700045900</text:p>
          </table:table-cell>
          <table:table-cell office:value-type="string" table:style-name="ce1">
            <text:p>ESCUELA DE EDUCACION ESPECIAL SAR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JAMIN AGUILAR 225 O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07529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5438191145415" table:style-name="ce2">
            <text:p>-315.438.191.145.415</text:p>
          </table:table-cell>
          <table:table-cell office:value-type="float" office:value="-68526758793848" table:style-name="ce2">
            <text:p>-68.526.758.793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000" table:style-name="ce1">
            <text:p>700046000</text:p>
          </table:table-cell>
          <table:table-cell office:value-type="string" table:style-name="ce1">
            <text:p>COLEGIO MARI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1051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44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MASANJUANINICIALPRIMARI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05781145093" table:style-name="ce2">
            <text:p>-315.405.781.145.093</text:p>
          </table:table-cell>
          <table:table-cell office:value-type="float" office:value="-685097457943651" table:style-name="ce2">
            <text:p>-685.097.457.943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100" table:style-name="ce1">
            <text:p>700046100</text:p>
          </table:table-cell>
          <table:table-cell office:value-type="string" table:style-name="ce1">
            <text:p>COLEGIO MODE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315 N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396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MODELO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8220114534" table:style-name="ce2">
            <text:p>-31.548.220.114.534</text:p>
          </table:table-cell>
          <table:table-cell office:value-type="float" office:value="-685217867939799" table:style-name="ce2">
            <text:p>-685.217.867.939.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200" table:style-name="ce1">
            <text:p>700046200</text:p>
          </table:table-cell>
          <table:table-cell office:value-type="string" table:style-name="ce1">
            <text:p>CENTRO POLIVALENTE DE AR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1836 S TRINI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31556928114536" table:style-name="ce2">
            <text:p>-31.556.928.114.536</text:p>
          </table:table-cell>
          <table:table-cell office:value-type="float" office:value="-685211697939653" table:style-name="ce2">
            <text:p>-685.211.697.939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400" table:style-name="ce1">
            <text:p>700046400</text:p>
          </table:table-cell>
          <table:table-cell office:value-type="string" table:style-name="ce1">
            <text:p>MAESTRO JOSE JOAQUIN BERRU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LABRADOR S/N CALLE 6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RODAS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191450753004" table:style-name="ce2">
            <text:p>-316.191.450.753.004</text:p>
          </table:table-cell>
          <table:table-cell office:value-type="float" office:value="-685026154507956" table:style-name="ce2">
            <text:p>-685.026.154.507.9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500" table:style-name="ce1">
            <text:p>700046500</text:p>
          </table:table-cell>
          <table:table-cell office:value-type="string" table:style-name="ce1">
            <text:p>U.E.P.A. MOVIL N°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IAS SANCHEZ S/N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447300000007" table:style-name="ce2">
            <text:p>-315.447.300.000.007</text:p>
          </table:table-cell>
          <table:table-cell office:value-type="float" office:value="-687521700000055" table:style-name="ce2">
            <text:p>-687.521.700.000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600" table:style-name="ce1">
            <text:p>700046600</text:p>
          </table:table-cell>
          <table:table-cell office:value-type="string" table:style-name="ce1">
            <text:p>WALT DISN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 155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0185" table:style-name="ce2">
            <text:p>-3.160.185</text:p>
          </table:table-cell>
          <table:table-cell office:value-type="float" office:value="-68466129" table:style-name="ce2">
            <text:p>-68.466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700" table:style-name="ce1">
            <text:p>700046700</text:p>
          </table:table-cell>
          <table:table-cell office:value-type="string" table:style-name="ce1">
            <text:p>PATRICIAS MENDOC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S/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12706</text:p>
          </table:table-cell>
          <table:table-cell office:value-type="string" table:style-name="ce1">
            <text:p>EL MEDANIT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7733694" table:style-name="ce2">
            <text:p>-3.157.733.694</text:p>
          </table:table-cell>
          <table:table-cell office:value-type="float" office:value="-6848122247" table:style-name="ce2">
            <text:p>-6.848.122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800" table:style-name="ce1">
            <text:p>700046800</text:p>
          </table:table-cell>
          <table:table-cell office:value-type="string" table:style-name="ce1">
            <text:p>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 S/N ENTRE AMERIC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844484188963" table:style-name="ce2">
            <text:p>-316.844.484.188.963</text:p>
          </table:table-cell>
          <table:table-cell office:value-type="float" office:value="-684812128556342" table:style-name="ce2">
            <text:p>-684.812.128.556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6900" table:style-name="ce1">
            <text:p>700046900</text:p>
          </table:table-cell>
          <table:table-cell office:value-type="string" table:style-name="ce1">
            <text:p>ESCUELA AMER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S/N LOS SURGENTES ENTRE MONTE Y GARIBALDI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573915089056" table:style-name="ce2">
            <text:p>-316.573.915.089.056</text:p>
          </table:table-cell>
          <table:table-cell office:value-type="float" office:value="-684652415962155" table:style-name="ce2">
            <text:p>-684.652.415.962.1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000" table:style-name="ce1">
            <text:p>700047000</text:p>
          </table:table-cell>
          <table:table-cell office:value-type="string" table:style-name="ce1">
            <text:p>HECTOR CONTE GRAN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S/N ENTRE ALFONSO XIII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586" table:style-name="ce2">
            <text:p>-316.586</text:p>
          </table:table-cell>
          <table:table-cell office:value-type="float" office:value="-685138" table:style-name="ce2">
            <text:p>-685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100" table:style-name="ce1">
            <text:p>700047100</text:p>
          </table:table-cell>
          <table:table-cell office:value-type="string" table:style-name="ce1">
            <text:p>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ACHA Y RUTA 5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43411145363" table:style-name="ce2">
            <text:p>-315.643.411.145.363</text:p>
          </table:table-cell>
          <table:table-cell office:value-type="float" office:value="-685198807939756" table:style-name="ce2">
            <text:p>-685.198.807.939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200" table:style-name="ce1">
            <text:p>700047200</text:p>
          </table:table-cell>
          <table:table-cell office:value-type="string" table:style-name="ce1">
            <text:p>AGROTECNICA LOS PION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ENTRE CALLE 8 Y 9 S/N 4307681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156603442</text:p>
          </table:table-cell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316494103407402" table:style-name="ce2">
            <text:p>-316.494.103.407.402</text:p>
          </table:table-cell>
          <table:table-cell office:value-type="float" office:value="-685010637975056" table:style-name="ce2">
            <text:p>-685.010.637.975.0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300" table:style-name="ce1">
            <text:p>700047300</text:p>
          </table:table-cell>
          <table:table-cell office:value-type="string" table:style-name="ce1">
            <text:p>JUANA CARDOSO ABERASTA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 ENTRE 8 Y 9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6492" table:style-name="ce2">
            <text:p>-316.492</text:p>
          </table:table-cell>
          <table:table-cell office:value-type="float" office:value="-685015" table:style-name="ce2">
            <text:p>-685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400" table:style-name="ce1">
            <text:p>700047400</text:p>
          </table:table-cell>
          <table:table-cell office:value-type="string" table:style-name="ce1">
            <text:p>COMERCIO NICOLAS ECHEZARRE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UAN 7306 O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330104</text:p>
          </table:table-cell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14020016276" table:style-name="ce2">
            <text:p>-315.214.020.016.276</text:p>
          </table:table-cell>
          <table:table-cell office:value-type="float" office:value="-686324659731348" table:style-name="ce2">
            <text:p>-686.324.659.731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500" table:style-name="ce1">
            <text:p>700047500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988 E V° AMERIC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590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20041145101" table:style-name="ce2">
            <text:p>-315.220.041.145.101</text:p>
          </table:table-cell>
          <table:table-cell office:value-type="float" office:value="-685138957943125" table:style-name="ce2">
            <text:p>-685.138.957.943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600" table:style-name="ce1">
            <text:p>700047600</text:p>
          </table:table-cell>
          <table:table-cell office:value-type="string" table:style-name="ce1">
            <text:p>INDUSTRIAL SAN JO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UFRE 328 E CONCEPCIO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1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201511145239" table:style-name="ce2">
            <text:p>-315.201.511.145.239</text:p>
          </table:table-cell>
          <table:table-cell office:value-type="float" office:value="-685218907940829" table:style-name="ce2">
            <text:p>-685.218.907.940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700" table:style-name="ce1">
            <text:p>700047700</text:p>
          </table:table-cell>
          <table:table-cell office:value-type="string" table:style-name="ce1">
            <text:p>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201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22771145435" table:style-name="ce2">
            <text:p>-315.322.771.145.435</text:p>
          </table:table-cell>
          <table:table-cell office:value-type="float" office:value="-685301277937909" table:style-name="ce2">
            <text:p>-685.301.277.937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800" table:style-name="ce1">
            <text:p>700047800</text:p>
          </table:table-cell>
          <table:table-cell office:value-type="string" table:style-name="ce1">
            <text:p>INST. SUPERIOR DE BIBLIOTECOLOGIA DR.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415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BIBLIO.SANJUAN@GMAIL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22771145435" table:style-name="ce2">
            <text:p>-315.322.771.145.435</text:p>
          </table:table-cell>
          <table:table-cell office:value-type="float" office:value="-685301277937909" table:style-name="ce2">
            <text:p>-685.301.277.937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7900" table:style-name="ce1">
            <text:p>700047900</text:p>
          </table:table-cell>
          <table:table-cell office:value-type="string" table:style-name="ce1">
            <text:p>NOCTURNO SAN JUAN BAUTIS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615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322771145435" table:style-name="ce2">
            <text:p>-315.322.771.145.435</text:p>
          </table:table-cell>
          <table:table-cell office:value-type="float" office:value="-685301277937909" table:style-name="ce2">
            <text:p>-685.301.277.937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000" table:style-name="ce1">
            <text:p>700048000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22771145435" table:style-name="ce2">
            <text:p>-315.322.771.145.435</text:p>
          </table:table-cell>
          <table:table-cell office:value-type="float" office:value="-685301277937909" table:style-name="ce2">
            <text:p>-685.301.277.937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100" table:style-name="ce1">
            <text:p>700048100</text:p>
          </table:table-cell>
          <table:table-cell office:value-type="string" table:style-name="ce1">
            <text:p>DR. ANACLETO GIL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295 S/N COCHAGUAL NORTE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691551517008" table:style-name="ce2">
            <text:p>-318.691.551.517.008</text:p>
          </table:table-cell>
          <table:table-cell office:value-type="float" office:value="-683860569893198" table:style-name="ce2">
            <text:p>-683.860.569.893.1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200" table:style-name="ce1">
            <text:p>700048200</text:p>
          </table:table-cell>
          <table:table-cell office:value-type="string" table:style-name="ce1">
            <text:p>ENRIQUE LARRET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295 S/N COCHAGUAL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PUNTA DEL MEDAN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932655784891" table:style-name="ce2">
            <text:p>-318.932.655.784.891</text:p>
          </table:table-cell>
          <table:table-cell office:value-type="float" office:value="-684164509701577" table:style-name="ce2">
            <text:p>-684.164.509.701.5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300" table:style-name="ce1">
            <text:p>700048300</text:p>
          </table:table-cell>
          <table:table-cell office:value-type="string" table:style-name="ce1">
            <text:p>ESCUELA PAULO V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MONA S/N COCHAGUAL CENTRO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132569590748" table:style-name="ce2">
            <text:p>-319.132.569.590.748</text:p>
          </table:table-cell>
          <table:table-cell office:value-type="float" office:value="-68372290291571" table:style-name="ce2">
            <text:p>-68.372.290.291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400" table:style-name="ce1">
            <text:p>700048400</text:p>
          </table:table-cell>
          <table:table-cell office:value-type="string" table:style-name="ce1">
            <text:p>20 DE JU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MADRID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155111871</text:p>
          </table:table-cell>
          <table:table-cell office:value-type="string" table:style-name="ce1">
            <text:p>COLONIA FISC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9492021735916" table:style-name="ce2">
            <text:p>-319.492.021.735.916</text:p>
          </table:table-cell>
          <table:table-cell office:value-type="float" office:value="-684748674064959" table:style-name="ce2">
            <text:p>-684.748.674.064.9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500" table:style-name="ce1">
            <text:p>700048500</text:p>
          </table:table-cell>
          <table:table-cell office:value-type="string" table:style-name="ce1">
            <text:p>JUAN EUGENIO SERU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VADOR MARIA DEL CARRIL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COLONIA FISC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9025832120606" table:style-name="ce2">
            <text:p>-319.025.832.120.606</text:p>
          </table:table-cell>
          <table:table-cell office:value-type="float" office:value="-684751622729104" table:style-name="ce2">
            <text:p>-684.751.622.729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600" table:style-name="ce1">
            <text:p>700048600</text:p>
          </table:table-cell>
          <table:table-cell office:value-type="string" table:style-name="ce1">
            <text:p>INGENIERO FELIX AGUI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418 VILLA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700" table:style-name="ce1">
            <text:p>700048700</text:p>
          </table:table-cell>
          <table:table-cell office:value-type="string" table:style-name="ce1">
            <text:p>PERIODISTA LUIS JORGE BA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418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800" table:style-name="ce1">
            <text:p>700048800</text:p>
          </table:table-cell>
          <table:table-cell office:value-type="string" table:style-name="ce1">
            <text:p>VICTORINA LENOIR DE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9833330013526" table:style-name="ce2">
            <text:p>-319.833.330.013.526</text:p>
          </table:table-cell>
          <table:table-cell office:value-type="float" office:value="-683999999784295" table:style-name="ce2">
            <text:p>-683.999.999.784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8900" table:style-name="ce1">
            <text:p>700048900</text:p>
          </table:table-cell>
          <table:table-cell office:value-type="string" table:style-name="ce1">
            <text:p>JUAN HUARPE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NCHAGUAL S/N EL BOSQUE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EL BOSQUE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085004955055" table:style-name="ce2">
            <text:p>-314.085.004.955.055</text:p>
          </table:table-cell>
          <table:table-cell office:value-type="float" office:value="-682991253122666" table:style-name="ce2">
            <text:p>-682.991.253.122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000" table:style-name="ce1">
            <text:p>700049000</text:p>
          </table:table-cell>
          <table:table-cell office:value-type="string" table:style-name="ce1">
            <text:p>JUAN PASCUAL PRINGLES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OSQUE S/N EL BOSQUE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EL BOSQUE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4358054" table:style-name="ce2">
            <text:p>-3.144.358.054</text:p>
          </table:table-cell>
          <table:table-cell office:value-type="float" office:value="-6828177618" table:style-name="ce2">
            <text:p>-6.828.177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200" table:style-name="ce1">
            <text:p>700049200</text:p>
          </table:table-cell>
          <table:table-cell office:value-type="string" table:style-name="ce1">
            <text:p>JUAN JU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S/N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72360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300" table:style-name="ce1">
            <text:p>700049300</text:p>
          </table:table-cell>
          <table:table-cell office:value-type="string" table:style-name="ce1">
            <text:p>ESC. NOCT. ANGEL ROGELIO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S/N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4556050011839" table:style-name="ce2">
            <text:p>-314.556.050.011.839</text:p>
          </table:table-cell>
          <table:table-cell office:value-type="float" office:value="-683999329802304" table:style-name="ce2">
            <text:p>-683.999.329.802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400" table:style-name="ce1">
            <text:p>700049400</text:p>
          </table:table-cell>
          <table:table-cell office:value-type="string" table:style-name="ce1">
            <text:p>COLEGIO CACIQUE ANG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S/N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72044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541056694786" table:style-name="ce2">
            <text:p>-314.541.056.694.786</text:p>
          </table:table-cell>
          <table:table-cell office:value-type="float" office:value="-684032879480061" table:style-name="ce2">
            <text:p>-684.032.879.480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500" table:style-name="ce1">
            <text:p>700049500</text:p>
          </table:table-cell>
          <table:table-cell office:value-type="string" table:style-name="ce1">
            <text:p>ESCUELA CIRIL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ILERA S/N LA CAÑADA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426547744633" table:style-name="ce2">
            <text:p>-314.426.547.744.633</text:p>
          </table:table-cell>
          <table:table-cell office:value-type="float" office:value="-684513230943556" table:style-name="ce2">
            <text:p>-684.513.230.943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600" table:style-name="ce1">
            <text:p>700049600</text:p>
          </table:table-cell>
          <table:table-cell office:value-type="string" table:style-name="ce1">
            <text:p>CAPITAN JUAN EUGENIO DE MALLEA-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LIVERA S/N PLUMERILLO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3529226" table:style-name="ce2">
            <text:p>-3.143.529.226</text:p>
          </table:table-cell>
          <table:table-cell office:value-type="float" office:value="-6838102847" table:style-name="ce2">
            <text:p>-6.838.102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800" table:style-name="ce1">
            <text:p>700049800</text:p>
          </table:table-cell>
          <table:table-cell office:value-type="string" table:style-name="ce1">
            <text:p>NIVEL INICIAL N° 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SIDENTE PERON S/N PARQUE RIVADAVIA NORTE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49900" table:style-name="ce1">
            <text:p>700049900</text:p>
          </table:table-cell>
          <table:table-cell office:value-type="string" table:style-name="ce1">
            <text:p>CORNELIO SAAVEDRA 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430 O HUAZIU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2011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29631146173" table:style-name="ce2">
            <text:p>-315.129.631.146.173</text:p>
          </table:table-cell>
          <table:table-cell office:value-type="float" office:value="-68572972792551" table:style-name="ce2">
            <text:p>-68.572.972.792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000" table:style-name="ce1">
            <text:p>700050000</text:p>
          </table:table-cell>
          <table:table-cell office:value-type="string" table:style-name="ce1">
            <text:p>NIVEL INICIAL N°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GLIOLI 42 S VILLA LERUTTI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4919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256511146346" table:style-name="ce2">
            <text:p>-315.256.511.146.346</text:p>
          </table:table-cell>
          <table:table-cell office:value-type="float" office:value="-685794527922963" table:style-name="ce2">
            <text:p>-685.794.527.922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100" table:style-name="ce1">
            <text:p>700050100</text:p>
          </table:table-cell>
          <table:table-cell office:value-type="string" table:style-name="ce1">
            <text:p>COLEGIO PROVINCIAL DE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GLIOLI 146 S</text:p>
          </table:table-cell>
          <table:table-cell office:value-type="string" table:style-name="ce1">
            <text:p>J5403</text:p>
          </table:table-cell>
          <table:table-cell office:value-type="string" table:style-name="ce1">
            <text:p>0264-4263615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56451146361" table:style-name="ce2">
            <text:p>-315.256.451.146.361</text:p>
          </table:table-cell>
          <table:table-cell office:value-type="float" office:value="-685801437922744" table:style-name="ce2">
            <text:p>-685.801.437.922.7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200" table:style-name="ce1">
            <text:p>700050200</text:p>
          </table:table-cell>
          <table:table-cell office:value-type="string" table:style-name="ce1">
            <text:p>BARRIO PARQUE RIVADAVI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ON Y LARRALDE PARQUE RIVADAVIA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2878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300" table:style-name="ce1">
            <text:p>700050300</text:p>
          </table:table-cell>
          <table:table-cell office:value-type="string" table:style-name="ce1">
            <text:p>COLEGIO PROVINCIAL DE CHIMBAS N°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AGONIA Y BELGRANO LOS PINOS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235996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400" table:style-name="ce1">
            <text:p>700050400</text:p>
          </table:table-cell>
          <table:table-cell office:value-type="string" table:style-name="ce1">
            <text:p>U.E.P.A. MOVIL N° 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LA ISLA PARQUE INDUSTRIAL BARRIO PQUE INDUSTRIA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001501131117" table:style-name="ce2">
            <text:p>-315.001.501.131.117</text:p>
          </table:table-cell>
          <table:table-cell office:value-type="float" office:value="-685527668174871" table:style-name="ce2">
            <text:p>-685.527.668.174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500" table:style-name="ce1">
            <text:p>700050500</text:p>
          </table:table-cell>
          <table:table-cell office:value-type="string" table:style-name="ce1">
            <text:p>REPUBLICA ORIENTAL DEL URUGU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STREADOR CALIVAR 553 N VILLA OBRERA VILLA OBRER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17831146621" table:style-name="ce2">
            <text:p>-315.017.831.146.621</text:p>
          </table:table-cell>
          <table:table-cell office:value-type="float" office:value="-685981337917965" table:style-name="ce2">
            <text:p>-685.981.337.917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700" table:style-name="ce1">
            <text:p>700050700</text:p>
          </table:table-cell>
          <table:table-cell office:value-type="string" table:style-name="ce1">
            <text:p>MARINO BARTOLOME CARRERAS T. MAÑ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 GOBERNADOR CATTANI S/N BARRIO ARAMBURU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800" table:style-name="ce1">
            <text:p>700050800</text:p>
          </table:table-cell>
          <table:table-cell office:value-type="string" table:style-name="ce1">
            <text:p>COLEGIO PRESBITERO FRANCISCO PEREZ HERNANDE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DE ORO 20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4046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PEREZHERNANDEZ@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5142114608" table:style-name="ce2">
            <text:p>-31.525.142.114.608</text:p>
          </table:table-cell>
          <table:table-cell office:value-type="float" office:value="-68565804792727" table:style-name="ce2">
            <text:p>-68.565.804.792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0900" table:style-name="ce1">
            <text:p>700050900</text:p>
          </table:table-cell>
          <table:table-cell office:value-type="string" table:style-name="ce1">
            <text:p>AGROTECNICA HU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</text:p>
          </table:table-cell>
          <table:table-cell office:value-type="string" table:style-name="ce1">
            <text:p>J5463</text:p>
          </table:table-cell>
          <table:table-cell office:value-type="string" table:style-name="ce1">
            <text:p>02647-499922</text:p>
          </table:table-cell>
          <table:table-cell office:value-type="string" table:style-name="ce1">
            <text:p>HUAC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5876537" table:style-name="ce2">
            <text:p>-3.015.876.537</text:p>
          </table:table-cell>
          <table:table-cell office:value-type="float" office:value="-6848289642" table:style-name="ce2">
            <text:p>-6.848.289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000" table:style-name="ce1">
            <text:p>700051000</text:p>
          </table:table-cell>
          <table:table-cell office:value-type="string" table:style-name="ce1">
            <text:p>JUAN MARIA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EL ALTO S/N HUERTA DE HUACHI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PAMPA DEL CHAÑAR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01501859" table:style-name="ce2">
            <text:p>-3.001.501.859</text:p>
          </table:table-cell>
          <table:table-cell office:value-type="float" office:value="-6875124733" table:style-name="ce2">
            <text:p>-6.875.124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100" table:style-name="ce1">
            <text:p>700051100</text:p>
          </table:table-cell>
          <table:table-cell office:value-type="string" table:style-name="ce1">
            <text:p>BIENVENIDA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150 KM 10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DIQUE PACHIMOC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97818" table:style-name="ce2">
            <text:p>-30.197.818</text:p>
          </table:table-cell>
          <table:table-cell office:value-type="float" office:value="-6882920967" table:style-name="ce2">
            <text:p>-6.882.920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200" table:style-name="ce1">
            <text:p>700051200</text:p>
          </table:table-cell>
          <table:table-cell office:value-type="string" table:style-name="ce1">
            <text:p>ALBERGUE PROVINCIA DE ENTRE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EPICAL S/N GUALCAMAYO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GUALCAMAYO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75339198" table:style-name="ce2">
            <text:p>-2.975.339.198</text:p>
          </table:table-cell>
          <table:table-cell office:value-type="float" office:value="-6875794438" table:style-name="ce2">
            <text:p>-6.875.794.4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300" table:style-name="ce1">
            <text:p>700051300</text:p>
          </table:table-cell>
          <table:table-cell office:value-type="string" table:style-name="ce1">
            <text:p>PRESBITERO PATRICIO LOPEZ DEL 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AUTISTA ALBERDI S/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0949542" table:style-name="ce2">
            <text:p>-3.020.949.542</text:p>
          </table:table-cell>
          <table:table-cell office:value-type="float" office:value="-6874673275" table:style-name="ce2">
            <text:p>-6.874.673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400" table:style-name="ce1">
            <text:p>700051400</text:p>
          </table:table-cell>
          <table:table-cell office:value-type="string" table:style-name="ce1">
            <text:p>ESCUELA NORMAL SUPERIOR 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854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2647-420188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500" table:style-name="ce1">
            <text:p>700051500</text:p>
          </table:table-cell>
          <table:table-cell office:value-type="string" table:style-name="ce1">
            <text:p>JUAN MARTIN DE PUEYRRED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UÑA LARRAIN S/N EL RINCO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24961221" table:style-name="ce2">
            <text:p>-3.024.961.221</text:p>
          </table:table-cell>
          <table:table-cell office:value-type="float" office:value="-6871978988" table:style-name="ce2">
            <text:p>-6.871.978.9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600" table:style-name="ce1">
            <text:p>700051600</text:p>
          </table:table-cell>
          <table:table-cell office:value-type="string" table:style-name="ce1">
            <text:p>ESCUELA DE COMERCIO EUSEBIO DE JESUS DOJOR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BUT Y JUJUY FRONTERAS ARGENTINAS</text:p>
          </table:table-cell>
          <table:table-cell office:value-type="string" table:style-name="ce1">
            <text:p>J5460</text:p>
          </table:table-cell>
          <table:table-cell office:value-type="string" table:style-name="ce1">
            <text:p>0647-20467</text:p>
          </table:table-cell>
          <table:table-cell office:value-type="string" table:style-name="ce1">
            <text:p>SAN JOSE DE JACHAL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EUSEBIOCOMERCI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2500000012976" table:style-name="ce2">
            <text:p>-302.500.000.012.976</text:p>
          </table:table-cell>
          <table:table-cell office:value-type="float" office:value="-687499999745406" table:style-name="ce2">
            <text:p>-687.499.999.74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700" table:style-name="ce1">
            <text:p>700051700</text:p>
          </table:table-cell>
          <table:table-cell office:value-type="string" table:style-name="ce1">
            <text:p>ESTEBAN AGUSTIN GASC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40 S/N LAS AGUADITAS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NIQUIVI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293860735799" table:style-name="ce2">
            <text:p>-304.293.860.735.799</text:p>
          </table:table-cell>
          <table:table-cell office:value-type="float" office:value="-686819373266422" table:style-name="ce2">
            <text:p>-686.819.373.266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800" table:style-name="ce1">
            <text:p>700051800</text:p>
          </table:table-cell>
          <table:table-cell office:value-type="string" table:style-name="ce1">
            <text:p>MONSEÑOR TOMAS SEGUNDO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TOMAS SANTA CRUZ S/N EL VOLCA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257013395079" table:style-name="ce2">
            <text:p>-303.257.013.395.079</text:p>
          </table:table-cell>
          <table:table-cell office:value-type="float" office:value="-686971684101046" table:style-name="ce2">
            <text:p>-686.971.684.101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1900" table:style-name="ce1">
            <text:p>700051900</text:p>
          </table:table-cell>
          <table:table-cell office:value-type="string" table:style-name="ce1">
            <text:p>JOSE MATIAS ZAPI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.RUTA NACIONAL N 40 S/N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NIQUIVI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39921368" table:style-name="ce2">
            <text:p>-3.039.921.368</text:p>
          </table:table-cell>
          <table:table-cell office:value-type="float" office:value="-6869474165" table:style-name="ce2">
            <text:p>-6.869.474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000" table:style-name="ce1">
            <text:p>700052000</text:p>
          </table:table-cell>
          <table:table-cell office:value-type="string" table:style-name="ce1">
            <text:p>JUAN DE ECHEGAR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PROVINCIAL 472 Y PROGRESO S/N SAN ROQUE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SAN ROQUE,ESTACION LOS DIAGUITAS</text:p>
          </table:table-cell>
          <table:table-cell office:value-type="string" table:style-name="ce1">
            <text:p>JACHAL</text:p>
          </table:table-cell>
          <table:table-cell office:value-type="string" table:style-name="ce1">
            <text:p>MARIELAZOLAZ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7840237" table:style-name="ce2">
            <text:p>-3.027.840.237</text:p>
          </table:table-cell>
          <table:table-cell office:value-type="float" office:value="-6870391539" table:style-name="ce2">
            <text:p>-6.870.391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100" table:style-name="ce1">
            <text:p>700052100</text:p>
          </table:table-cell>
          <table:table-cell office:value-type="string" table:style-name="ce1">
            <text:p>ESCUELA DE NIVEL MEDIO DE NIQUIV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IONAL N 40 S/N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7-494044</text:p>
          </table:table-cell>
          <table:table-cell office:value-type="string" table:style-name="ce1">
            <text:p>NIQUIVIL</text:p>
          </table:table-cell>
          <table:table-cell office:value-type="string" table:style-name="ce1">
            <text:p>JACH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39919088" table:style-name="ce2">
            <text:p>-3.039.919.088</text:p>
          </table:table-cell>
          <table:table-cell office:value-type="float" office:value="-6869469111" table:style-name="ce2">
            <text:p>-6.869.469.1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200" table:style-name="ce1">
            <text:p>700052200</text:p>
          </table:table-cell>
          <table:table-cell office:value-type="string" table:style-name="ce1">
            <text:p>INST. DE RECUP.INTEG. DEL NIÑO AISLADO I.R.I.N.A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251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32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RGARCIASOLAZZO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428931145675" table:style-name="ce2">
            <text:p>-315.428.931.145.675</text:p>
          </table:table-cell>
          <table:table-cell office:value-type="float" office:value="-685408967934247" table:style-name="ce2">
            <text:p>-685.408.967.934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300" table:style-name="ce1">
            <text:p>700052300</text:p>
          </table:table-cell>
          <table:table-cell office:value-type="string" table:style-name="ce1">
            <text:p>PROVIN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BAMBA Y ARENALES S/N B° SAN JUA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156724362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46531145926" table:style-name="ce2">
            <text:p>-315.446.531.145.926</text:p>
          </table:table-cell>
          <table:table-cell office:value-type="float" office:value="-685538627930206" table:style-name="ce2">
            <text:p>-685.538.627.93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400" table:style-name="ce1">
            <text:p>700052400</text:p>
          </table:table-cell>
          <table:table-cell office:value-type="string" table:style-name="ce1">
            <text:p>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GE NEWBERY 1851 S RIVADAVI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4363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4461145843" table:style-name="ce2">
            <text:p>-315.494.461.145.843</text:p>
          </table:table-cell>
          <table:table-cell office:value-type="float" office:value="-685485517931654" table:style-name="ce2">
            <text:p>-685.485.517.931.6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500" table:style-name="ce1">
            <text:p>700052500</text:p>
          </table:table-cell>
          <table:table-cell office:value-type="string" table:style-name="ce1">
            <text:p>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BAMBA Y ARENALES S/N SAN JUA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OLGARUARTE@EDUC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46531145926" table:style-name="ce2">
            <text:p>-315.446.531.145.926</text:p>
          </table:table-cell>
          <table:table-cell office:value-type="float" office:value="-685538627930206" table:style-name="ce2">
            <text:p>-685.538.627.93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600" table:style-name="ce1">
            <text:p>700052600</text:p>
          </table:table-cell>
          <table:table-cell office:value-type="string" table:style-name="ce1">
            <text:p>SAN JUAN DE LA FRONT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GE NEWBERY 1851 S RIVADAVI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4363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4461145843" table:style-name="ce2">
            <text:p>-315.494.461.145.843</text:p>
          </table:table-cell>
          <table:table-cell office:value-type="float" office:value="-685485517931654" table:style-name="ce2">
            <text:p>-685.485.517.931.6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700" table:style-name="ce1">
            <text:p>700052700</text:p>
          </table:table-cell>
          <table:table-cell office:value-type="string" table:style-name="ce1">
            <text:p>UCC COLEGIO NUESTRA SEÑORA DE TULUM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151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9230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_TULUM@UCUYO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66771146459" table:style-name="ce2">
            <text:p>-315.366.771.146.459</text:p>
          </table:table-cell>
          <table:table-cell office:value-type="float" office:value="-685829967921396" table:style-name="ce2">
            <text:p>-685.829.967.92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800" table:style-name="ce1">
            <text:p>700052800</text:p>
          </table:table-cell>
          <table:table-cell office:value-type="string" table:style-name="ce1">
            <text:p>ESCUELA DOCENTES SANJUAN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MERALDA S/N UDAP III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4380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2900" table:style-name="ce1">
            <text:p>700052900</text:p>
          </table:table-cell>
          <table:table-cell office:value-type="string" table:style-name="ce1">
            <text:p>POLICIA DE LA PROVINCIA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2951 O JARDIN POLICIAL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505685176327" table:style-name="ce2">
            <text:p>-315.505.685.176.327</text:p>
          </table:table-cell>
          <table:table-cell office:value-type="float" office:value="-685586093953039" table:style-name="ce2">
            <text:p>-685.586.093.953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000" table:style-name="ce1">
            <text:p>700053000</text:p>
          </table:table-cell>
          <table:table-cell office:value-type="string" table:style-name="ce1">
            <text:p>ESCUELA JULIA LE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31 S VILLA NUEVA ARGENTINA VILLA NUEVA ARGENTIN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5298206" table:style-name="ce2">
            <text:p>-3.155.298.206</text:p>
          </table:table-cell>
          <table:table-cell office:value-type="float" office:value="-6856715047" table:style-name="ce2">
            <text:p>-6.856.715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100" table:style-name="ce1">
            <text:p>700053100</text:p>
          </table:table-cell>
          <table:table-cell office:value-type="string" table:style-name="ce1">
            <text:p>DIOGENES PERRAM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EMENTE SARMIENTO S/N LA BEBID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28040015981" table:style-name="ce2">
            <text:p>-315.528.040.015.981</text:p>
          </table:table-cell>
          <table:table-cell office:value-type="float" office:value="-686119419736837" table:style-name="ce2">
            <text:p>-686.119.419.736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101" table:style-name="ce1">
            <text:p>700053101</text:p>
          </table:table-cell>
          <table:table-cell office:value-type="string" table:style-name="ce1">
            <text:p>ANEXO ESCUELA DIOGENES PERRAM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HOGAR 34 LA BEBIDA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54787354" table:style-name="ce2">
            <text:p>-3.154.787.354</text:p>
          </table:table-cell>
          <table:table-cell office:value-type="float" office:value="-6861909648" table:style-name="ce2">
            <text:p>-6.861.909.6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200" table:style-name="ce1">
            <text:p>700053200</text:p>
          </table:table-cell>
          <table:table-cell office:value-type="string" table:style-name="ce1">
            <text:p>MONSEÑOR DOCTOR AUDINO RODRIGUEZ Y OLM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JOSE IGNACIO DE LA ROZA 151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92323/24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GAB_INFORMATICA@UCCUYO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66771146459" table:style-name="ce2">
            <text:p>-315.366.771.146.459</text:p>
          </table:table-cell>
          <table:table-cell office:value-type="float" office:value="-685829967921396" table:style-name="ce2">
            <text:p>-685.829.967.92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300" table:style-name="ce1">
            <text:p>700053300</text:p>
          </table:table-cell>
          <table:table-cell office:value-type="string" table:style-name="ce1">
            <text:p>FRAGATA PRESIDENT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ELLAS BALDES DE FUNES S/N CHUCUMA</text:p>
          </table:table-cell>
          <table:table-cell office:value-type="string" table:style-name="ce1">
            <text:p>J5447</text:p>
          </table:table-cell>
          <table:table-cell office:value-type="string" table:style-name="ce1">
            <text:p>RED OFICIAL</text:p>
          </table:table-cell>
          <table:table-cell office:value-type="string" table:style-name="ce1">
            <text:p>CHUCUM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702756678849" table:style-name="ce2">
            <text:p>-310.702.756.678.849</text:p>
          </table:table-cell>
          <table:table-cell office:value-type="float" office:value="-672816830276872" table:style-name="ce2">
            <text:p>-672.816.830.276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400" table:style-name="ce1">
            <text:p>700053400</text:p>
          </table:table-cell>
          <table:table-cell office:value-type="string" table:style-name="ce1">
            <text:p>BALDOMERO FERNANDEZ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510 S/N CHUCUMA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CHUCUM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741892442788" table:style-name="ce2">
            <text:p>-310.741.892.442.788</text:p>
          </table:table-cell>
          <table:table-cell office:value-type="float" office:value="-671175029637069" table:style-name="ce2">
            <text:p>-671.175.029.637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500" table:style-name="ce1">
            <text:p>700053500</text:p>
          </table:table-cell>
          <table:table-cell office:value-type="string" table:style-name="ce1">
            <text:p>FRAY CAYETAN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S DE ASTICA S/N</text:p>
          </table:table-cell>
          <table:table-cell office:value-type="string" table:style-name="ce1">
            <text:p>J5447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342169626318" table:style-name="ce2">
            <text:p>-309.342.169.626.318</text:p>
          </table:table-cell>
          <table:table-cell office:value-type="float" office:value="-672497062036072" table:style-name="ce2">
            <text:p>-672.497.062.036.0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600" table:style-name="ce1">
            <text:p>700053600</text:p>
          </table:table-cell>
          <table:table-cell office:value-type="string" table:style-name="ce1">
            <text:p>BENITO LIN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 S/N</text:p>
          </table:table-cell>
          <table:table-cell office:value-type="string" table:style-name="ce1">
            <text:p>J5447</text:p>
          </table:table-cell>
          <table:table-cell office:value-type="string" table:style-name="ce1">
            <text:p>02646-492018</text:p>
          </table:table-cell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5419307" table:style-name="ce2">
            <text:p>-3.095.419.307</text:p>
          </table:table-cell>
          <table:table-cell office:value-type="float" office:value="-6730107825" table:style-name="ce2">
            <text:p>-6.730.107.8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700" table:style-name="ce1">
            <text:p>700053700</text:p>
          </table:table-cell>
          <table:table-cell office:value-type="string" table:style-name="ce1">
            <text:p>ALBERGUE MARCOS GOMEZ NARVA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ERRAS DE ELIZONDO S/N ASTICA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RED OFICIAL</text:p>
          </table:table-cell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9176580001918" table:style-name="ce2">
            <text:p>-309.176.580.001.918</text:p>
          </table:table-cell>
          <table:table-cell office:value-type="float" office:value="-67304726996615" table:style-name="ce2">
            <text:p>-67.304.726.996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800" table:style-name="ce1">
            <text:p>700053800</text:p>
          </table:table-cell>
          <table:table-cell office:value-type="string" table:style-name="ce1">
            <text:p>ESCUELA ALBEGUE HERNANDO DE MAGAL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ERRAS DE CHAVES S/N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SIERRAS DE CHAVEZ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87512967" table:style-name="ce2">
            <text:p>-3.087.512.967</text:p>
          </table:table-cell>
          <table:table-cell office:value-type="float" office:value="-6753957022" table:style-name="ce2">
            <text:p>-6.753.957.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3900" table:style-name="ce1">
            <text:p>700053900</text:p>
          </table:table-cell>
          <table:table-cell office:value-type="string" table:style-name="ce1">
            <text:p>DOCTORA JULIETA LANTE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JADITA S/N LA MAJADITA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LA MAJADIT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68188615" table:style-name="ce2">
            <text:p>-3.068.188.615</text:p>
          </table:table-cell>
          <table:table-cell office:value-type="float" office:value="-6750540633" table:style-name="ce2">
            <text:p>-6.750.540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000" table:style-name="ce1">
            <text:p>700054000</text:p>
          </table:table-cell>
          <table:table-cell office:value-type="string" table:style-name="ce1">
            <text:p>PRESBITERO CAYETANO 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510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USNO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6659819" table:style-name="ce2">
            <text:p>-3.056.659.819</text:p>
          </table:table-cell>
          <table:table-cell office:value-type="float" office:value="-6754127476" table:style-name="ce2">
            <text:p>-6.754.127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100" table:style-name="ce1">
            <text:p>700054100</text:p>
          </table:table-cell>
          <table:table-cell office:value-type="string" table:style-name="ce1">
            <text:p>SARGENTO CAB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BOTELLA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132285182958" table:style-name="ce2">
            <text:p>-306.132.285.182.958</text:p>
          </table:table-cell>
          <table:table-cell office:value-type="float" office:value="-674152187702957" table:style-name="ce2">
            <text:p>-674.152.187.702.9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200" table:style-name="ce1">
            <text:p>700054200</text:p>
          </table:table-cell>
          <table:table-cell office:value-type="string" table:style-name="ce1">
            <text:p>BETHSABE PELLIZA DE ESPIN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ELLA A. BALDES DEL NORTE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BALDES DEL NORTE</text:p>
          </table:table-cell>
          <table:table-cell office:value-type="string" table:style-name="ce1">
            <text:p>VALLE FERTIL</text:p>
          </table:table-cell>
          <table:table-cell office:value-type="string" table:style-name="ce1">
            <text:p>NECHY60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862827869517" table:style-name="ce2">
            <text:p>-305.862.827.869.517</text:p>
          </table:table-cell>
          <table:table-cell office:value-type="float" office:value="-674259959264713" table:style-name="ce2">
            <text:p>-674.259.959.264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300" table:style-name="ce1">
            <text:p>700054300</text:p>
          </table:table-cell>
          <table:table-cell office:value-type="string" table:style-name="ce1">
            <text:p>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150 S/N LOS BALDECITOS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LOS BALDECITOS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213905092464" table:style-name="ce2">
            <text:p>-302.213.905.092.464</text:p>
          </table:table-cell>
          <table:table-cell office:value-type="float" office:value="-676943270849428" table:style-name="ce2">
            <text:p>-676.943.270.849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400" table:style-name="ce1">
            <text:p>700054400</text:p>
          </table:table-cell>
          <table:table-cell office:value-type="string" table:style-name="ce1">
            <text:p>MARIA ELENA VIDART DE MAUR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510 S/N AGUA CERCADA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AGUA CERCADA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041577356155" table:style-name="ce2">
            <text:p>-308.041.577.356.155</text:p>
          </table:table-cell>
          <table:table-cell office:value-type="float" office:value="-673662349955828" table:style-name="ce2">
            <text:p>-673.662.349.955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600" table:style-name="ce1">
            <text:p>700054600</text:p>
          </table:table-cell>
          <table:table-cell office:value-type="string" table:style-name="ce1">
            <text:p>ESCUELA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GRAL ACHA S/N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02646-420009</text:p>
          </table:table-cell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06333330002152" table:style-name="ce2">
            <text:p>-306.333.330.002.152</text:p>
          </table:table-cell>
          <table:table-cell office:value-type="float" office:value="-674615679958569" table:style-name="ce2">
            <text:p>-674.615.679.958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700" table:style-name="ce1">
            <text:p>700054700</text:p>
          </table:table-cell>
          <table:table-cell office:value-type="string" table:style-name="ce1">
            <text:p>AGROTECNICA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532 V SAN AGUSTIN</text:p>
          </table:table-cell>
          <table:table-cell office:value-type="string" table:style-name="ce1">
            <text:p>J5449</text:p>
          </table:table-cell>
          <table:table-cell office:value-type="string" table:style-name="ce1">
            <text:p>02646-420195</text:p>
          </table:table-cell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office:value-type="string" table:style-name="ce1">
            <text:p>EJERCITOARGENTINOVF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06333330002152" table:style-name="ce2">
            <text:p>-306.333.330.002.152</text:p>
          </table:table-cell>
          <table:table-cell office:value-type="float" office:value="-674615679958569" table:style-name="ce2">
            <text:p>-674.615.679.958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800" table:style-name="ce1">
            <text:p>700054800</text:p>
          </table:table-cell>
          <table:table-cell office:value-type="string" table:style-name="ce1">
            <text:p>NUCLEO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1023 VILLA SAN AGUSTI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06333330002152" table:style-name="ce2">
            <text:p>-306.333.330.002.152</text:p>
          </table:table-cell>
          <table:table-cell office:value-type="float" office:value="-674615679958569" table:style-name="ce2">
            <text:p>-674.615.679.958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804" table:style-name="ce1">
            <text:p>700054804</text:p>
          </table:table-cell>
          <table:table-cell office:value-type="string" table:style-name="ce1">
            <text:p>AULA NUCLEO N° 4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1023 VILLA SAN AGUSTÍN</text:p>
          </table:table-cell>
          <table:table-cell office:value-type="string" table:style-name="ce1">
            <text:p>J5446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91395482" table:style-name="ce2">
            <text:p>-3.091.395.482</text:p>
          </table:table-cell>
          <table:table-cell office:value-type="float" office:value="-6739948087" table:style-name="ce2">
            <text:p>-6.739.94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4900" table:style-name="ce1">
            <text:p>700054900</text:p>
          </table:table-cell>
          <table:table-cell office:value-type="string" table:style-name="ce1">
            <text:p>PROVINCIA DE SANTA F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ESPAÑA 1420 S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22237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8561145534" table:style-name="ce2">
            <text:p>-315.498.561.145.534</text:p>
          </table:table-cell>
          <table:table-cell office:value-type="float" office:value="-68531980793668" table:style-name="ce2">
            <text:p>-68.531.980.793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000" table:style-name="ce1">
            <text:p>700055000</text:p>
          </table:table-cell>
          <table:table-cell office:value-type="string" table:style-name="ce1">
            <text:p>EL TRANSITO DE NUESTRA SEÑORA EGB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1211 S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265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ELTRANSIT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76421145343" table:style-name="ce2">
            <text:p>-315.476.421.145.343</text:p>
          </table:table-cell>
          <table:table-cell office:value-type="float" office:value="-685220537939741" table:style-name="ce2">
            <text:p>-685.220.537.939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100" table:style-name="ce1">
            <text:p>700055100</text:p>
          </table:table-cell>
          <table:table-cell office:value-type="string" table:style-name="ce1">
            <text:p>SECUNDARIO FRAY MAMERTO ESQUIU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1981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3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54871145831" table:style-name="ce2">
            <text:p>-315.354.871.145.831</text:p>
          </table:table-cell>
          <table:table-cell office:value-type="float" office:value="-685506997931538" table:style-name="ce2">
            <text:p>-685.506.997.931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200" table:style-name="ce1">
            <text:p>700055200</text:p>
          </table:table-cell>
          <table:table-cell office:value-type="string" table:style-name="ce1">
            <text:p>FRAY MAMERTO ESQUIU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JOSE IGNACIO DE LA ROZA 1981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3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54871145831" table:style-name="ce2">
            <text:p>-315.354.871.145.831</text:p>
          </table:table-cell>
          <table:table-cell office:value-type="float" office:value="-685506997931538" table:style-name="ce2">
            <text:p>-685.506.997.931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300" table:style-name="ce1">
            <text:p>700055300</text:p>
          </table:table-cell>
          <table:table-cell office:value-type="string" table:style-name="ce1">
            <text:p>EL TRANSITO DE NUESTRA SEÑORA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ACHA 1211 SUR 1211 S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480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ELTRANSIT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76421145343" table:style-name="ce2">
            <text:p>-315.476.421.145.343</text:p>
          </table:table-cell>
          <table:table-cell office:value-type="float" office:value="-685220537939741" table:style-name="ce2">
            <text:p>-685.220.537.939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400" table:style-name="ce1">
            <text:p>700055400</text:p>
          </table:table-cell>
          <table:table-cell office:value-type="string" table:style-name="ce1">
            <text:p>NUESTRA SEÑORA DE LUJAN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UNDINO NAVARRO 1163 S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248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LUJAN_POLI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57011145681" table:style-name="ce2">
            <text:p>-315.457.011.145.681</text:p>
          </table:table-cell>
          <table:table-cell office:value-type="float" office:value="-68540662793421" table:style-name="ce2">
            <text:p>-68.540.662.793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500" table:style-name="ce1">
            <text:p>700055500</text:p>
          </table:table-cell>
          <table:table-cell office:value-type="string" table:style-name="ce1">
            <text:p>PROVINCIAL DE CAPIT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ESPAÑA 1420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329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98561145534" table:style-name="ce2">
            <text:p>-315.498.561.145.534</text:p>
          </table:table-cell>
          <table:table-cell office:value-type="float" office:value="-68531980793668" table:style-name="ce2">
            <text:p>-68.531.980.793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600" table:style-name="ce1">
            <text:p>700055600</text:p>
          </table:table-cell>
          <table:table-cell office:value-type="string" table:style-name="ce1">
            <text:p>AND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Y RUTA 270 S/N LOTEOS DE ALVAREZ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677229114448" table:style-name="ce2">
            <text:p>-316.677.229.114.448</text:p>
          </table:table-cell>
          <table:table-cell office:value-type="float" office:value="-682925441460451" table:style-name="ce2">
            <text:p>-682.925.441.460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700" table:style-name="ce1">
            <text:p>700055700</text:p>
          </table:table-cell>
          <table:table-cell office:value-type="string" table:style-name="ce1">
            <text:p>SUBOFICIAL MAYOR SEGUNDO ATENOR YUB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BUSTOS Y SAN MARTIN S/N DIVISORIA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0272711" table:style-name="ce2">
            <text:p>-3.170.272.711</text:p>
          </table:table-cell>
          <table:table-cell office:value-type="float" office:value="-6828587359" table:style-name="ce2">
            <text:p>-6.828.587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800" table:style-name="ce1">
            <text:p>700055800</text:p>
          </table:table-cell>
          <table:table-cell office:value-type="string" table:style-name="ce1">
            <text:p>AGROTECNICA GONZALO ALBERTO DOB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VISORIA S/N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37000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DOBLASGONZALOALBERT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5900" table:style-name="ce1">
            <text:p>700055900</text:p>
          </table:table-cell>
          <table:table-cell office:value-type="string" table:style-name="ce1">
            <text:p>PEDRO ALV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CE S/N ENTRE RUTA 40 Y ALFONSO XXIII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904734787068" table:style-name="ce2">
            <text:p>-316.904.734.787.068</text:p>
          </table:table-cell>
          <table:table-cell office:value-type="float" office:value="-685269390573439" table:style-name="ce2">
            <text:p>-685.269.390.573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000" table:style-name="ce1">
            <text:p>700056000</text:p>
          </table:table-cell>
          <table:table-cell office:value-type="string" table:style-name="ce1">
            <text:p>VIRGINIA MORENO DE PARK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VA S/N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230078</text:p>
          </table:table-cell>
          <table:table-cell office:value-type="string" table:style-name="ce1">
            <text:p>CARPINTERI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753158129145" table:style-name="ce2">
            <text:p>-317.753.158.129.145</text:p>
          </table:table-cell>
          <table:table-cell office:value-type="float" office:value="-685160241115382" table:style-name="ce2">
            <text:p>-685.160.241.115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100" table:style-name="ce1">
            <text:p>700056100</text:p>
          </table:table-cell>
          <table:table-cell office:value-type="string" table:style-name="ce1">
            <text:p>BATALLA 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CALLE 17 S/N CAMPO DE BATALLA</text:p>
          </table:table-cell>
          <table:table-cell office:value-type="string" table:style-name="ce1">
            <text:p>J5429</text:p>
          </table:table-cell>
          <table:table-cell office:value-type="string" table:style-name="ce1">
            <text:p>0264-921531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2999788" table:style-name="ce2">
            <text:p>-3.172.999.788</text:p>
          </table:table-cell>
          <table:table-cell office:value-type="float" office:value="-6856591515" table:style-name="ce2">
            <text:p>-6.856.591.5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200" table:style-name="ce1">
            <text:p>700056200</text:p>
          </table:table-cell>
          <table:table-cell office:value-type="string" table:style-name="ce1">
            <text:p>INGENIERO MARCO ANTONIO ZAL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233 S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55716001575" table:style-name="ce2">
            <text:p>-31.655.716.001.575</text:p>
          </table:table-cell>
          <table:table-cell office:value-type="float" office:value="-685805579742814" table:style-name="ce2">
            <text:p>-685.805.579.742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300" table:style-name="ce1">
            <text:p>700056300</text:p>
          </table:table-cell>
          <table:table-cell office:value-type="string" table:style-name="ce1">
            <text:p>CONTRALMIRANTE ELEAZAR VID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2 S/N ENTRE MENDOZA Y RUTA 40 (COLONIA ROCA)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307644</text:p>
          </table:table-cell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712164436556" table:style-name="ce2">
            <text:p>-316.712.164.436.556</text:p>
          </table:table-cell>
          <table:table-cell office:value-type="float" office:value="-685627833394006" table:style-name="ce2">
            <text:p>-685.627.833.394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400" table:style-name="ce1">
            <text:p>700056400</text:p>
          </table:table-cell>
          <table:table-cell office:value-type="string" table:style-name="ce1">
            <text:p>NOCTURNA DR. ANTONINO ABERASTA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235 S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655716001575" table:style-name="ce2">
            <text:p>-31.655.716.001.575</text:p>
          </table:table-cell>
          <table:table-cell office:value-type="float" office:value="-685805579742814" table:style-name="ce2">
            <text:p>-685.805.579.742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500" table:style-name="ce1">
            <text:p>700056500</text:p>
          </table:table-cell>
          <table:table-cell office:value-type="string" table:style-name="ce1">
            <text:p>GRANADERO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N MARTIN S/N VILLA CABECERA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9 DE JULIO</text:p>
          </table:table-cell>
          <table:table-cell office:value-type="string" table:style-name="ce1">
            <text:p>9 DE JULI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689570012405" table:style-name="ce2">
            <text:p>-316.689.570.012.405</text:p>
          </table:table-cell>
          <table:table-cell office:value-type="float" office:value="-683925659797102" table:style-name="ce2">
            <text:p>-683.925.659.797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700" table:style-name="ce1">
            <text:p>700056700</text:p>
          </table:table-cell>
          <table:table-cell office:value-type="string" table:style-name="ce1">
            <text:p>ROMULO GIUFF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TOLOME MITRE S/N LAS CHACRAS MARAYES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296208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7914956" table:style-name="ce2">
            <text:p>-3.127.914.956</text:p>
          </table:table-cell>
          <table:table-cell office:value-type="float" office:value="-675278115" table:style-name="ce2">
            <text:p>-675.278.1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800" table:style-name="ce1">
            <text:p>700056800</text:p>
          </table:table-cell>
          <table:table-cell office:value-type="string" table:style-name="ce1">
            <text:p>PRESIDENTE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DE LOS ANDES S/N MARAYES</text:p>
          </table:table-cell>
          <table:table-cell office:value-type="string" table:style-name="ce1">
            <text:p>J5444</text:p>
          </table:table-cell>
          <table:table-cell table:style-name="ce1"/>
          <table:table-cell office:value-type="string" table:style-name="ce1">
            <text:p>MARAYES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612380472568" table:style-name="ce2">
            <text:p>-314.612.380.472.568</text:p>
          </table:table-cell>
          <table:table-cell office:value-type="float" office:value="-673521184550711" table:style-name="ce2">
            <text:p>-673.521.184.550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6900" table:style-name="ce1">
            <text:p>700056900</text:p>
          </table:table-cell>
          <table:table-cell office:value-type="string" table:style-name="ce1">
            <text:p>MULTIPLE CALIN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41182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200" table:style-name="ce1">
            <text:p>700057200</text:p>
          </table:table-cell>
          <table:table-cell office:value-type="string" table:style-name="ce1">
            <text:p>NUESTRA SEÑORA DE LAS NIEV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SIDENTE ROCA S/N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2648-441040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33333004543" table:style-name="ce2">
            <text:p>-31.633.333.004.543</text:p>
          </table:table-cell>
          <table:table-cell office:value-type="float" office:value="-694666669280561" table:style-name="ce2">
            <text:p>-694.666.669.280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300" table:style-name="ce1">
            <text:p>700057300</text:p>
          </table:table-cell>
          <table:table-cell office:value-type="string" table:style-name="ce1">
            <text:p>MAR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7865177852546" table:style-name="ce2">
            <text:p>-317.865.177.852.546</text:p>
          </table:table-cell>
          <table:table-cell office:value-type="float" office:value="-682940650963334" table:style-name="ce2">
            <text:p>-682.940.650.963.3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400" table:style-name="ce1">
            <text:p>700057400</text:p>
          </table:table-cell>
          <table:table-cell office:value-type="string" table:style-name="ce1">
            <text:p>MARTIN YANZ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4 S/N ENTRE CALLE 23 Y 24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POZO DEL SALADO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MFG567@HOTMAIL.COM, LILIMD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587904332759" table:style-name="ce2">
            <text:p>-317.587.904.332.759</text:p>
          </table:table-cell>
          <table:table-cell office:value-type="float" office:value="-682489005916592" table:style-name="ce2">
            <text:p>-682.489.005.916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500" table:style-name="ce1">
            <text:p>700057500</text:p>
          </table:table-cell>
          <table:table-cell office:value-type="string" table:style-name="ce1">
            <text:p>PASCUAL CH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 S/N POZO SALADO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7820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7323174715494" table:style-name="ce2">
            <text:p>-317.323.174.715.494</text:p>
          </table:table-cell>
          <table:table-cell office:value-type="float" office:value="-682667649811923" table:style-name="ce2">
            <text:p>-682.667.649.811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600" table:style-name="ce1">
            <text:p>700057600</text:p>
          </table:table-cell>
          <table:table-cell office:value-type="string" table:style-name="ce1">
            <text:p>COMANDANTE TOMAS ESPORA EM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LA PLATA Y CALLE 6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6488462" table:style-name="ce2">
            <text:p>-3.176.488.462</text:p>
          </table:table-cell>
          <table:table-cell office:value-type="float" office:value="-6834346346" table:style-name="ce2">
            <text:p>-6.834.346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700" table:style-name="ce1">
            <text:p>700057700</text:p>
          </table:table-cell>
          <table:table-cell office:value-type="string" table:style-name="ce1">
            <text:p>FLORENCIA NIGHTINGA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S/N CHIMBERA I, II LA CHIMBERA</text:p>
          </table:table-cell>
          <table:table-cell office:value-type="string" table:style-name="ce1">
            <text:p>J544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317325436875" table:style-name="ce2">
            <text:p>-318.317.325.436.875</text:p>
          </table:table-cell>
          <table:table-cell office:value-type="float" office:value="-68262668185405" table:style-name="ce2">
            <text:p>-68.262.668.185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800" table:style-name="ce1">
            <text:p>700057800</text:p>
          </table:table-cell>
          <table:table-cell office:value-type="string" table:style-name="ce1">
            <text:p>BARTOLOME DEL BO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VIAL 279 S/N ENTRE CALLE 21 Y 22 LA CHIMBERA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226356459983" table:style-name="ce2">
            <text:p>-318.226.356.459.983</text:p>
          </table:table-cell>
          <table:table-cell office:value-type="float" office:value="-682912661967711" table:style-name="ce2">
            <text:p>-682.912.661.967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7900" table:style-name="ce1">
            <text:p>700057900</text:p>
          </table:table-cell>
          <table:table-cell office:value-type="string" table:style-name="ce1">
            <text:p>AGROINDUSTRIAL 25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279 S/N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74138</text:p>
          </table:table-cell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NELIDA_G28@YAHO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8166670011662" table:style-name="ce2">
            <text:p>-318.166.670.011.662</text:p>
          </table:table-cell>
          <table:table-cell office:value-type="float" office:value="-68316666981159" table:style-name="ce2">
            <text:p>-68.316.666.981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000" table:style-name="ce1">
            <text:p>700058000</text:p>
          </table:table-cell>
          <table:table-cell office:value-type="string" table:style-name="ce1">
            <text:p>TTE. PEDRO NOLASCO FONSE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BONO 348 S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063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04521145931" table:style-name="ce2">
            <text:p>-315.304.521.145.931</text:p>
          </table:table-cell>
          <table:table-cell office:value-type="float" office:value="-685569147929821" table:style-name="ce2">
            <text:p>-685.569.147.929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100" table:style-name="ce1">
            <text:p>700058100</text:p>
          </table:table-cell>
          <table:table-cell office:value-type="string" table:style-name="ce1">
            <text:p>COLEGIO NTRA. SRA. DE LUJ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UNDINO NAVARRO 1163 S VILLA DEL CARRIL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890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LUJN_EGB1Y2@YAG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57011145681" table:style-name="ce2">
            <text:p>-315.457.011.145.681</text:p>
          </table:table-cell>
          <table:table-cell office:value-type="float" office:value="-68540662793421" table:style-name="ce2">
            <text:p>-68.540.662.793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200" table:style-name="ce1">
            <text:p>700058200</text:p>
          </table:table-cell>
          <table:table-cell office:value-type="string" table:style-name="ce1">
            <text:p>PERITO FRANCISCO PASCACI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169 E TRINI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 PERITOMOREN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9731145326" table:style-name="ce2">
            <text:p>-315.499.731.145.326</text:p>
          </table:table-cell>
          <table:table-cell office:value-type="float" office:value="-685207097940054" table:style-name="ce2">
            <text:p>-685.207.097.940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300" table:style-name="ce1">
            <text:p>700058300</text:p>
          </table:table-cell>
          <table:table-cell office:value-type="string" table:style-name="ce1">
            <text:p>ANGEL DOMING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169 E TRINIDAD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326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9731145326" table:style-name="ce2">
            <text:p>-315.499.731.145.326</text:p>
          </table:table-cell>
          <table:table-cell office:value-type="float" office:value="-685207097940054" table:style-name="ce2">
            <text:p>-685.207.097.940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400" table:style-name="ce1">
            <text:p>700058400</text:p>
          </table:table-cell>
          <table:table-cell office:value-type="string" table:style-name="ce1">
            <text:p>DR. JUAN CRISOSTOMO ALBARRAC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ESPAÑA 1420 S TRINIDAD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329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98561145534" table:style-name="ce2">
            <text:p>-315.498.561.145.534</text:p>
          </table:table-cell>
          <table:table-cell office:value-type="float" office:value="-68531980793668" table:style-name="ce2">
            <text:p>-68.531.980.793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500" table:style-name="ce1">
            <text:p>700058500</text:p>
          </table:table-cell>
          <table:table-cell office:value-type="string" table:style-name="ce1">
            <text:p>E.E.ESPECIAL MULTIPLE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RRALDE S/N PARQUE RIVADAVIA NORT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600" table:style-name="ce1">
            <text:p>700058600</text:p>
          </table:table-cell>
          <table:table-cell office:value-type="string" table:style-name="ce1">
            <text:p>GRAL. MARINO BARTOLOME CARRERAS 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 DE ABRIL Y VICEGDOR. CATTANI S/N ARAMBURU BARRIO ARAMBURU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IDELCROSALE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700" table:style-name="ce1">
            <text:p>700058700</text:p>
          </table:table-cell>
          <table:table-cell office:value-type="string" table:style-name="ce1">
            <text:p>PRESBITERO FRANCISCO PEREZ HERNANDE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20 N DESAMPARADOS</text:p>
          </table:table-cell>
          <table:table-cell office:value-type="string" table:style-name="ce1">
            <text:p>J5414</text:p>
          </table:table-cell>
          <table:table-cell office:value-type="string" table:style-name="ce1">
            <text:p>0264-4264046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PÉREZHERNANDEZ@SINECTIS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800" table:style-name="ce1">
            <text:p>700058800</text:p>
          </table:table-cell>
          <table:table-cell office:value-type="string" table:style-name="ce1">
            <text:p>SALVADOR MARIA DEL CARR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52 N LAPRIDA BARRIO LAPRIDA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3002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ESC.SALVADORMDELCARRIL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82741145466" table:style-name="ce2">
            <text:p>-315.082.741.145.466</text:p>
          </table:table-cell>
          <table:table-cell office:value-type="float" office:value="-685365677936889" table:style-name="ce2">
            <text:p>-685.365.677.936.8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8900" table:style-name="ce1">
            <text:p>700058900</text:p>
          </table:table-cell>
          <table:table-cell office:value-type="string" table:style-name="ce1">
            <text:p>EDUCACION ESPECIAL MARTINA CHAPAN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ANALIA_LOCALONGO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1503888114523" table:style-name="ce2">
            <text:p>-31.503.888.114.523</text:p>
          </table:table-cell>
          <table:table-cell office:value-type="float" office:value="-685245517940652" table:style-name="ce2">
            <text:p>-685.245.517.940.6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000" table:style-name="ce1">
            <text:p>700059000</text:p>
          </table:table-cell>
          <table:table-cell office:value-type="string" table:style-name="ce1">
            <text:p>NIVEL INICIAL N° 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ROJAS 998 N VILLA SARMIENTO VILLA SARMIEN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07618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4968921145291" table:style-name="ce2">
            <text:p>-314.968.921.145.291</text:p>
          </table:table-cell>
          <table:table-cell office:value-type="float" office:value="-685293177939497" table:style-name="ce2">
            <text:p>-685.293.177.939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100" table:style-name="ce1">
            <text:p>700059100</text:p>
          </table:table-cell>
          <table:table-cell office:value-type="string" table:style-name="ce1">
            <text:p>NOCTURNA ERNESTO A. BAV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STA 5760 E VILLA SARMIEN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4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4967821145181" table:style-name="ce2">
            <text:p>-314.967.821.145.181</text:p>
          </table:table-cell>
          <table:table-cell office:value-type="float" office:value="-685233387941282" table:style-name="ce2">
            <text:p>-685.233.387.941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200" table:style-name="ce1">
            <text:p>700059200</text:p>
          </table:table-cell>
          <table:table-cell office:value-type="string" table:style-name="ce1">
            <text:p>ERNESTO A. BAV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STA 5760 N VILLA SARMIENTO VILLA SARMIEN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4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314827401131117" table:style-name="ce2">
            <text:p>-314.827.401.131.117</text:p>
          </table:table-cell>
          <table:table-cell office:value-type="float" office:value="-685324668174868" table:style-name="ce2">
            <text:p>-685.324.668.17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300" table:style-name="ce1">
            <text:p>700059300</text:p>
          </table:table-cell>
          <table:table-cell office:value-type="string" table:style-name="ce1">
            <text:p>COLEGIO SECUNDARIO JORGE LUIS BORG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PEZ MANSILLA S/N VILLA EL SALVADOR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0465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082741145466" table:style-name="ce2">
            <text:p>-315.082.741.145.466</text:p>
          </table:table-cell>
          <table:table-cell office:value-type="float" office:value="-685365677936889" table:style-name="ce2">
            <text:p>-685.365.677.936.8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400" table:style-name="ce1">
            <text:p>700059400</text:p>
          </table:table-cell>
          <table:table-cell office:value-type="string" table:style-name="ce1">
            <text:p>AGUSTÍN VICTORIO GNECCO 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LOS TAMARIND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500" table:style-name="ce1">
            <text:p>700059500</text:p>
          </table:table-cell>
          <table:table-cell office:value-type="string" table:style-name="ce1">
            <text:p>GRAL. ESTANISLAO SOLER TURNO MAÑ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LOS TAMARIND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600" table:style-name="ce1">
            <text:p>700059600</text:p>
          </table:table-cell>
          <table:table-cell office:value-type="string" table:style-name="ce1">
            <text:p>LEANDRO NICEFORO ALE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52 N LAPRIDA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3002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082691145466" table:style-name="ce2">
            <text:p>-315.082.691.145.466</text:p>
          </table:table-cell>
          <table:table-cell office:value-type="float" office:value="-685365627936891" table:style-name="ce2">
            <text:p>-685.365.627.936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700" table:style-name="ce1">
            <text:p>700059700</text:p>
          </table:table-cell>
          <table:table-cell office:value-type="string" table:style-name="ce1">
            <text:p>NOCTURNA 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281 E CONCEPCIO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CIRICA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161441145253" table:style-name="ce2">
            <text:p>-315.161.441.145.253</text:p>
          </table:table-cell>
          <table:table-cell office:value-type="float" office:value="-685234217940525" table:style-name="ce2">
            <text:p>-685.234.217.940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800" table:style-name="ce1">
            <text:p>700059800</text:p>
          </table:table-cell>
          <table:table-cell office:value-type="string" table:style-name="ce1">
            <text:p>COLEGIO PROVINCIAL CONCEPCI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75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35851145278" table:style-name="ce2">
            <text:p>-315.235.851.145.278</text:p>
          </table:table-cell>
          <table:table-cell office:value-type="float" office:value="-685233197940274" table:style-name="ce2">
            <text:p>-685.233.197.940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59900" table:style-name="ce1">
            <text:p>700059900</text:p>
          </table:table-cell>
          <table:table-cell office:value-type="string" table:style-name="ce1">
            <text:p>DR. JOSE IGNACIO DE LA R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281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61441145253" table:style-name="ce2">
            <text:p>-315.161.441.145.253</text:p>
          </table:table-cell>
          <table:table-cell office:value-type="float" office:value="-685234217940525" table:style-name="ce2">
            <text:p>-685.234.217.940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000" table:style-name="ce1">
            <text:p>700060000</text:p>
          </table:table-cell>
          <table:table-cell office:value-type="string" table:style-name="ce1">
            <text:p>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75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8577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35851145278" table:style-name="ce2">
            <text:p>-315.235.851.145.278</text:p>
          </table:table-cell>
          <table:table-cell office:value-type="float" office:value="-685233197940274" table:style-name="ce2">
            <text:p>-685.233.197.940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100" table:style-name="ce1">
            <text:p>700060100</text:p>
          </table:table-cell>
          <table:table-cell office:value-type="string" table:style-name="ce1">
            <text:p>DR. GUILLERMO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281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61441145253" table:style-name="ce2">
            <text:p>-315.161.441.145.253</text:p>
          </table:table-cell>
          <table:table-cell office:value-type="float" office:value="-685234217940525" table:style-name="ce2">
            <text:p>-685.234.217.940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200" table:style-name="ce1">
            <text:p>700060200</text:p>
          </table:table-cell>
          <table:table-cell office:value-type="string" table:style-name="ce1">
            <text:p>COLEGIO DON BOSCO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809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614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NJUANADMINISTRACION@SALESIANOS.ORG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95361145142" table:style-name="ce2">
            <text:p>-315.395.361.145.142</text:p>
          </table:table-cell>
          <table:table-cell office:value-type="float" office:value="-685126687942829" table:style-name="ce2">
            <text:p>-685.126.687.942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300" table:style-name="ce1">
            <text:p>700060300</text:p>
          </table:table-cell>
          <table:table-cell office:value-type="string" table:style-name="ce1">
            <text:p>E.E.E. DR. GUILLERMO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RAWSON 420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207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-315363411145143" table:style-name="ce2">
            <text:p>-315.363.411.145.143</text:p>
          </table:table-cell>
          <table:table-cell office:value-type="float" office:value="-685133977942735" table:style-name="ce2">
            <text:p>-685.133.977.942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301" table:style-name="ce1">
            <text:p>700060301</text:p>
          </table:table-cell>
          <table:table-cell office:value-type="string" table:style-name="ce1">
            <text:p>E.E.E. HOSPITAL MARCIAL QUIROGA (ANEXO DR.GUILLERMO RAWSON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Y R.CALI 5401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400" table:style-name="ce1">
            <text:p>700060400</text:p>
          </table:table-cell>
          <table:table-cell office:value-type="string" table:style-name="ce1">
            <text:p>COLEGIO DON BOSCO INICIAL EGB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809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614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NJUANDIRECTOR@SALESIANOS.ORG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95671145147" table:style-name="ce2">
            <text:p>-315.395.671.145.147</text:p>
          </table:table-cell>
          <table:table-cell office:value-type="float" office:value="-68512935794275" table:style-name="ce2">
            <text:p>-68.512.935.794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500" table:style-name="ce1">
            <text:p>700060500</text:p>
          </table:table-cell>
          <table:table-cell office:value-type="string" table:style-name="ce1">
            <text:p>ESC. NORMAL SUPERIOR GRAL.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UNIDOS 500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744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NSSM@SANJUAN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80281145096" table:style-name="ce2">
            <text:p>-315.380.281.145.096</text:p>
          </table:table-cell>
          <table:table-cell office:value-type="float" office:value="-68510446794354" table:style-name="ce2">
            <text:p>-68.510.446.794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600" table:style-name="ce1">
            <text:p>700060600</text:p>
          </table:table-cell>
          <table:table-cell office:value-type="string" table:style-name="ce1">
            <text:p>C.E.N.S. N° 2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TURNINO SARASSA 1425 O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027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501611145701" table:style-name="ce2">
            <text:p>-315.501.611.145.701</text:p>
          </table:table-cell>
          <table:table-cell office:value-type="float" office:value="-685408647933976" table:style-name="ce2">
            <text:p>-685.408.647.933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700" table:style-name="ce1">
            <text:p>700060700</text:p>
          </table:table-cell>
          <table:table-cell office:value-type="string" table:style-name="ce1">
            <text:p>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TURNINO SARASSA 1425 O DEL CARRIL VILLA DEL CARRIL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20027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01611145701" table:style-name="ce2">
            <text:p>-315.501.611.145.701</text:p>
          </table:table-cell>
          <table:table-cell office:value-type="float" office:value="-685408647933976" table:style-name="ce2">
            <text:p>-685.408.647.933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800" table:style-name="ce1">
            <text:p>700060800</text:p>
          </table:table-cell>
          <table:table-cell office:value-type="string" table:style-name="ce1">
            <text:p>HOGAR DE VIDA JUAN XXI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DE MIRANDA 1156 O VILLA DEL CARRIL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22185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HOGARJUAN23SJ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5396681145668" table:style-name="ce2">
            <text:p>-315.396.681.145.668</text:p>
          </table:table-cell>
          <table:table-cell office:value-type="float" office:value="-685412207934273" table:style-name="ce2">
            <text:p>-685.412.207.934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0900" table:style-name="ce1">
            <text:p>700060900</text:p>
          </table:table-cell>
          <table:table-cell office:value-type="string" table:style-name="ce1">
            <text:p>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PAZ 1049 O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4262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40518114564" table:style-name="ce2">
            <text:p>-31.540.518.114.564</text:p>
          </table:table-cell>
          <table:table-cell office:value-type="float" office:value="-685395387934752" table:style-name="ce2">
            <text:p>-685.395.387.934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000" table:style-name="ce1">
            <text:p>700061000</text:p>
          </table:table-cell>
          <table:table-cell office:value-type="string" table:style-name="ce1">
            <text:p>COLEGIO SAN PABLO INICIAL EGB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30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97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ROBERTO@COLEGIOSANPABLOWEB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90961145216" table:style-name="ce2">
            <text:p>-315.290.961.145.216</text:p>
          </table:table-cell>
          <table:table-cell office:value-type="float" office:value="-685188477941396" table:style-name="ce2">
            <text:p>-685.188.477.94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100" table:style-name="ce1">
            <text:p>700061100</text:p>
          </table:table-cell>
          <table:table-cell office:value-type="string" table:style-name="ce1">
            <text:p>COLEGIO SAN PABLO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30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97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ROBERTO@COLEGIOSANPABL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290961145216" table:style-name="ce2">
            <text:p>-315.290.961.145.216</text:p>
          </table:table-cell>
          <table:table-cell office:value-type="float" office:value="-685188477941396" table:style-name="ce2">
            <text:p>-685.188.477.94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200" table:style-name="ce1">
            <text:p>700061200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988 E VILLA AMERICA VILLA AMERIC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4307576 DIRECTO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20041145101" table:style-name="ce2">
            <text:p>-315.220.041.145.101</text:p>
          </table:table-cell>
          <table:table-cell office:value-type="float" office:value="-685138957943125" table:style-name="ce2">
            <text:p>-685.138.957.943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300" table:style-name="ce1">
            <text:p>700061300</text:p>
          </table:table-cell>
          <table:table-cell office:value-type="string" table:style-name="ce1">
            <text:p>COLEGIO SAN JOSE EGB 1Y 2 INI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UFRE 328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120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201511145239" table:style-name="ce2">
            <text:p>-315.201.511.145.239</text:p>
          </table:table-cell>
          <table:table-cell office:value-type="float" office:value="-685218907940829" table:style-name="ce2">
            <text:p>-685.218.907.940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400" table:style-name="ce1">
            <text:p>700061400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TURNINO SALAS 1285 . VILLA YUPANQUI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155411145077" table:style-name="ce2">
            <text:p>-315.155.411.145.077</text:p>
          </table:table-cell>
          <table:table-cell office:value-type="float" office:value="-685138607943378" table:style-name="ce2">
            <text:p>-685.138.607.943.3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500" table:style-name="ce1">
            <text:p>700061500</text:p>
          </table:table-cell>
          <table:table-cell office:value-type="string" table:style-name="ce1">
            <text:p>TTE. 1° FRANCISCO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1633 NORTE 1633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1949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TIBANEZ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116881145236" table:style-name="ce2">
            <text:p>-315.116.881.145.236</text:p>
          </table:table-cell>
          <table:table-cell office:value-type="float" office:value="-685233407940718" table:style-name="ce2">
            <text:p>-685.233.407.940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600" table:style-name="ce1">
            <text:p>700061600</text:p>
          </table:table-cell>
          <table:table-cell office:value-type="string" table:style-name="ce1">
            <text:p>E.P.E.T. N° 5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527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371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387751145462" table:style-name="ce2">
            <text:p>-315.387.751.145.462</text:p>
          </table:table-cell>
          <table:table-cell office:value-type="float" office:value="-685303077937607" table:style-name="ce2">
            <text:p>-685.303.077.937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700" table:style-name="ce1">
            <text:p>700061700</text:p>
          </table:table-cell>
          <table:table-cell office:value-type="string" table:style-name="ce1">
            <text:p>COLEGIO NACIONAL MONSEÑOR DOCTOR PABLO CAB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252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6626114528" table:style-name="ce2">
            <text:p>-31.536.626.114.528</text:p>
          </table:table-cell>
          <table:table-cell office:value-type="float" office:value="-685207917940534" table:style-name="ce2">
            <text:p>-685.207.917.940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800" table:style-name="ce1">
            <text:p>700061800</text:p>
          </table:table-cell>
          <table:table-cell office:value-type="string" table:style-name="ce1">
            <text:p>COLEGIO LA INMACULADA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 ALEANDRO ALEM 538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58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AINMACULADASANJUAN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89031145459" table:style-name="ce2">
            <text:p>-315.389.031.145.459</text:p>
          </table:table-cell>
          <table:table-cell office:value-type="float" office:value="-685300897937667" table:style-name="ce2">
            <text:p>-685.300.897.937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1900" table:style-name="ce1">
            <text:p>700061900</text:p>
          </table:table-cell>
          <table:table-cell office:value-type="string" table:style-name="ce1">
            <text:p>U.E.P.A. OBREROS DEL PORVENI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N. ALEM 527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371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387751145462" table:style-name="ce2">
            <text:p>-315.387.751.145.462</text:p>
          </table:table-cell>
          <table:table-cell office:value-type="float" office:value="-685303077937607" table:style-name="ce2">
            <text:p>-685.303.077.937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000" table:style-name="ce1">
            <text:p>700062000</text:p>
          </table:table-cell>
          <table:table-cell office:value-type="string" table:style-name="ce1">
            <text:p>COLEGIO LA INMACULA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ALEM 538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58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AINMACULADASANJUAN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89031145459" table:style-name="ce2">
            <text:p>-315.389.031.145.459</text:p>
          </table:table-cell>
          <table:table-cell office:value-type="float" office:value="-685300897937667" table:style-name="ce2">
            <text:p>-685.300.897.937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100" table:style-name="ce1">
            <text:p>700062100</text:p>
          </table:table-cell>
          <table:table-cell office:value-type="string" table:style-name="ce1">
            <text:p>C.E.N.S. N° 2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ACHA 426 S ESC.ANTONIO TORRE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264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371711145316" table:style-name="ce2">
            <text:p>-315.371.711.145.316</text:p>
          </table:table-cell>
          <table:table-cell office:value-type="float" office:value="-685226657939955" table:style-name="ce2">
            <text:p>-685.226.657.939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200" table:style-name="ce1">
            <text:p>700062200</text:p>
          </table:table-cell>
          <table:table-cell office:value-type="string" table:style-name="ce1">
            <text:p>LICEO 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252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023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6626114528" table:style-name="ce2">
            <text:p>-31.536.626.114.528</text:p>
          </table:table-cell>
          <table:table-cell office:value-type="float" office:value="-685207917940534" table:style-name="ce2">
            <text:p>-685.207.917.940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300" table:style-name="ce1">
            <text:p>700062300</text:p>
          </table:table-cell>
          <table:table-cell office:value-type="string" table:style-name="ce1">
            <text:p>BACHILLERATO COLUMNA CABO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VILLA IGLESIA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7-496005</text:p>
          </table:table-cell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145547233969" table:style-name="ce2">
            <text:p>-304.145.547.233.969</text:p>
          </table:table-cell>
          <table:table-cell office:value-type="float" office:value="-692227369546947" table:style-name="ce2">
            <text:p>-692.227.369.546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400" table:style-name="ce1">
            <text:p>700062400</text:p>
          </table:table-cell>
          <table:table-cell office:value-type="string" table:style-name="ce1">
            <text:p>COLEGIO NIÑO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D SARMIENTO 490 S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50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612661145596" table:style-name="ce2">
            <text:p>-315.612.661.145.596</text:p>
          </table:table-cell>
          <table:table-cell office:value-type="float" office:value="-685330227935928" table:style-name="ce2">
            <text:p>-685.330.227.935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600" table:style-name="ce1">
            <text:p>700062600</text:p>
          </table:table-cell>
          <table:table-cell office:value-type="string" table:style-name="ce1">
            <text:p>ESCUELA TECNICA OBRER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PAULA ALBARRACIN DE SARMIENTO 425 S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088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TOA_SANJUAN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40518114564" table:style-name="ce2">
            <text:p>-31.540.518.114.564</text:p>
          </table:table-cell>
          <table:table-cell office:value-type="float" office:value="-685395387934752" table:style-name="ce2">
            <text:p>-685.395.387.934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700" table:style-name="ce1">
            <text:p>700062700</text:p>
          </table:table-cell>
          <table:table-cell office:value-type="string" table:style-name="ce1">
            <text:p>ESCUELA SECUNDARIA COMERCIO NOCTURNA DR. SANTIAGO CO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252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077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40518114564" table:style-name="ce2">
            <text:p>-31.540.518.114.564</text:p>
          </table:table-cell>
          <table:table-cell office:value-type="float" office:value="-685395387934752" table:style-name="ce2">
            <text:p>-685.395.387.934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800" table:style-name="ce1">
            <text:p>700062800</text:p>
          </table:table-cell>
          <table:table-cell office:value-type="string" table:style-name="ce1">
            <text:p>ESC. NUEVA JUAN FANZOLA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1030 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2244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FONZALAT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576541146261" table:style-name="ce2">
            <text:p>-315.576.541.146.261</text:p>
          </table:table-cell>
          <table:table-cell office:value-type="float" office:value="-685687207925068" table:style-name="ce2">
            <text:p>-685.687.207.925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2900" table:style-name="ce1">
            <text:p>700062900</text:p>
          </table:table-cell>
          <table:table-cell office:value-type="string" table:style-name="ce1">
            <text:p>INSTITUTO SUPERIOR DE DANZA ISADORA DUNC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36 E PRIMER PIS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832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F_ISDUNCANSJ@YAHOO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100" table:style-name="ce1">
            <text:p>700063100</text:p>
          </table:table-cell>
          <table:table-cell office:value-type="string" table:style-name="ce1">
            <text:p>REGIMIENTO DE PATRI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JA 4901 LAS LOMITAS</text:p>
          </table:table-cell>
          <table:table-cell office:value-type="string" table:style-name="ce1">
            <text:p>J5419</text:p>
          </table:table-cell>
          <table:table-cell office:value-type="string" table:style-name="ce1">
            <text:p>0264-4912288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9365726" table:style-name="ce2">
            <text:p>-3.139.365.726</text:p>
          </table:table-cell>
          <table:table-cell office:value-type="float" office:value="-6848547369" table:style-name="ce2">
            <text:p>-6.848.547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300" table:style-name="ce1">
            <text:p>700063300</text:p>
          </table:table-cell>
          <table:table-cell office:value-type="string" table:style-name="ce1">
            <text:p>SAINT PAUL COLEGIO BILINGU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CORDOBA 26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15469192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FO@SAINTPAUL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336111145431" table:style-name="ce2">
            <text:p>-315.336.111.145.431</text:p>
          </table:table-cell>
          <table:table-cell office:value-type="float" office:value="-685296837937991" table:style-name="ce2">
            <text:p>-685.296.837.937.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500" table:style-name="ce1">
            <text:p>700063500</text:p>
          </table:table-cell>
          <table:table-cell office:value-type="string" table:style-name="ce1">
            <text:p>INSTITUTO DE FORMACION DOCENTE SANTA MAR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JOSE IGNACIO DE LA ROZA 151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9235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ISANTAMARIA@UCCUYO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366771146459" table:style-name="ce2">
            <text:p>-315.366.771.146.459</text:p>
          </table:table-cell>
          <table:table-cell office:value-type="float" office:value="-685829967921396" table:style-name="ce2">
            <text:p>-685.829.967.92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700" table:style-name="ce1">
            <text:p>700063700</text:p>
          </table:table-cell>
          <table:table-cell office:value-type="string" table:style-name="ce1">
            <text:p>C.E.N.S. HERO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418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20199794095757" table:style-name="ce2">
            <text:p>-320.199.794.095.757</text:p>
          </table:table-cell>
          <table:table-cell office:value-type="float" office:value="-684241642034903" table:style-name="ce2">
            <text:p>-684.241.642.034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701" table:style-name="ce1">
            <text:p>700063701</text:p>
          </table:table-cell>
          <table:table-cell office:value-type="string" table:style-name="ce1">
            <text:p>C.E.N.S. HEROES DE MALVINAS ANEXO LOS BE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 LOS BERROS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800" table:style-name="ce1">
            <text:p>700063800</text:p>
          </table:table-cell>
          <table:table-cell office:value-type="string" table:style-name="ce1">
            <text:p>C.E.N.S. RIM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BENAVIDEZ S/N HOGAR DE ANCIANOS RIM 22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154757480</text:p>
          </table:table-cell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5164701146734" table:style-name="ce2">
            <text:p>-315.164.701.146.734</text:p>
          </table:table-cell>
          <table:table-cell office:value-type="float" office:value="-686008697916483" table:style-name="ce2">
            <text:p>-686.008.697.916.4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3900" table:style-name="ce1">
            <text:p>700063900</text:p>
          </table:table-cell>
          <table:table-cell office:value-type="string" table:style-name="ce1">
            <text:p>INSTITUTO SUPERIOR DE FORMACION DOCENTE ANA PAVLOV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247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212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AVLOVA@INTERREDES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-315308681145398" table:style-name="ce2">
            <text:p>-315.308.681.145.398</text:p>
          </table:table-cell>
          <table:table-cell office:value-type="float" office:value="-685284297938471" table:style-name="ce2">
            <text:p>-685.284.297.938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000" table:style-name="ce1">
            <text:p>700064000</text:p>
          </table:table-cell>
          <table:table-cell office:value-type="string" table:style-name="ce1">
            <text:p>COLEGIO PRIMARIO CRISTO R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RMIENTO 751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961017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488710010693" table:style-name="ce2">
            <text:p>-316.488.710.010.693</text:p>
          </table:table-cell>
          <table:table-cell office:value-type="float" office:value="-682836179824661" table:style-name="ce2">
            <text:p>-682.836.179.82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100" table:style-name="ce1">
            <text:p>700064100</text:p>
          </table:table-cell>
          <table:table-cell office:value-type="string" table:style-name="ce1">
            <text:p>ESC. NOCTURNA DR. CARLOS MARIA BIED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GALLANES Y JOSE MARIA PAZ S/N VILLA SAN DAMIA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738071146077" table:style-name="ce2">
            <text:p>-315.738.071.146.077</text:p>
          </table:table-cell>
          <table:table-cell office:value-type="float" office:value="-685559897928405" table:style-name="ce2">
            <text:p>-685.559.897.928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300" table:style-name="ce1">
            <text:p>700064300</text:p>
          </table:table-cell>
          <table:table-cell office:value-type="string" table:style-name="ce1">
            <text:p>DR. PABLO A. RAME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PASO 1300 B. 12 DE DICIEMBRE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VILLA BOLAÑOS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6254604888886" table:style-name="ce2">
            <text:p>-316.254.604.888.886</text:p>
          </table:table-cell>
          <table:table-cell office:value-type="float" office:value="-684667416150041" table:style-name="ce2">
            <text:p>-684.667.416.150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400" table:style-name="ce1">
            <text:p>700064400</text:p>
          </table:table-cell>
          <table:table-cell office:value-type="string" table:style-name="ce1">
            <text:p>COLEGIO MONSEÑOR JOSE AMERICO ORZALI INICIAL EGB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PEYU 824 BARRIO CAPITAN LAZO</text:p>
          </table:table-cell>
          <table:table-cell office:value-type="string" table:style-name="ce1">
            <text:p>J5423</text:p>
          </table:table-cell>
          <table:table-cell office:value-type="string" table:style-name="ce1">
            <text:p>0264-424044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ORZALIESC.SJ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500" table:style-name="ce1">
            <text:p>700064500</text:p>
          </table:table-cell>
          <table:table-cell office:value-type="string" table:style-name="ce1">
            <text:p>E. E. E. MULTIPLE DE ULLU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RUIZ S/N AGUA Y ENERGÍA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DIQUE ULLUM</text:p>
          </table:table-cell>
          <table:table-cell office:value-type="string" table:style-name="ce1">
            <text:p>ULLU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4627522001519" table:style-name="ce2">
            <text:p>-314.627.522.001.519</text:p>
          </table:table-cell>
          <table:table-cell office:value-type="float" office:value="-687360542799742" table:style-name="ce2">
            <text:p>-687.360.542.799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600" table:style-name="ce1">
            <text:p>700064600</text:p>
          </table:table-cell>
          <table:table-cell office:value-type="string" table:style-name="ce1">
            <text:p>COL. DE NIVEL INICIAL NTRA.SRA.DEL ROSARIO DE ANDACOL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EZ LASPIUR 100 O ANDACOLL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OLEANDACOLLO@YAG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700" table:style-name="ce1">
            <text:p>700064700</text:p>
          </table:table-cell>
          <table:table-cell office:value-type="string" table:style-name="ce1">
            <text:p>INST.SUP.TÉC.PROF.EN ENOLOGÍA E INDUSTRIAS FRUTIHORTICO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AULA ALBARRACIN DE SARMIENTO 195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099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800" table:style-name="ce1">
            <text:p>700064800</text:p>
          </table:table-cell>
          <table:table-cell office:value-type="string" table:style-name="ce1">
            <text:p>BACHILLERATO TEC. C/SAL. LAB. NTRA. SRA. DEL R. DE ANDACOL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640 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OLE-ANDACOLLO@YAG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4900" table:style-name="ce1">
            <text:p>700064900</text:p>
          </table:table-cell>
          <table:table-cell office:value-type="string" table:style-name="ce1">
            <text:p>COLEGIO SECUNDARIO NUESTRA SEÑORA DE LA MEDALLA MILAGROS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2531 O BANCARI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MEDALLAMILAGROSA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000" table:style-name="ce1">
            <text:p>700065000</text:p>
          </table:table-cell>
          <table:table-cell office:value-type="string" table:style-name="ce1">
            <text:p>E.E.E. MULTIPLE DE IGLES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S/N AMÉRICA</text:p>
          </table:table-cell>
          <table:table-cell office:value-type="string" table:style-name="ce1">
            <text:p>J5465</text:p>
          </table:table-cell>
          <table:table-cell office:value-type="string" table:style-name="ce1">
            <text:p>0264-4277093</text:p>
          </table:table-cell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01925788303563" table:style-name="ce2">
            <text:p>-301.925.788.303.563</text:p>
          </table:table-cell>
          <table:table-cell office:value-type="float" office:value="-691072975598467" table:style-name="ce2">
            <text:p>-691.072.975.598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100" table:style-name="ce1">
            <text:p>700065100</text:p>
          </table:table-cell>
          <table:table-cell office:value-type="string" table:style-name="ce1">
            <text:p>HOGAR ESCUELA A.P.A.D.I.M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IAS ZAVALLA 57 N.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303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HOGARESCUELAAPADIM@YAG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200" table:style-name="ce1">
            <text:p>700065200</text:p>
          </table:table-cell>
          <table:table-cell office:value-type="string" table:style-name="ce1">
            <text:p>E.E.E. Y FORMACIÓN LABORAL ALFREDO FORTABA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RIOJA S/N CONCEPCIO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201" table:style-name="ce1">
            <text:p>700065201</text:p>
          </table:table-cell>
          <table:table-cell office:value-type="string" table:style-name="ce1">
            <text:p>ANEXO TALLER PROTEGIDO E.E.E. ALFREDO FORTABA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RIOJA 1455 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300" table:style-name="ce1">
            <text:p>700065300</text:p>
          </table:table-cell>
          <table:table-cell office:value-type="string" table:style-name="ce1">
            <text:p>Educación Especial Susana de Castell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STO JOSE DE URQUIZA 374 N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20385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400" table:style-name="ce1">
            <text:p>700065400</text:p>
          </table:table-cell>
          <table:table-cell office:value-type="string" table:style-name="ce1">
            <text:p>INSTITUTO SUPERIOR DE FORMACIÓN DOCENTE SAGRADO CORAZ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ESPAÑA 309 N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258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NORMA.ROMERA@SPEEDY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500" table:style-name="ce1">
            <text:p>700065500</text:p>
          </table:table-cell>
          <table:table-cell office:value-type="string" table:style-name="ce1">
            <text:p>C.E.N.S.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775 S Vª RODRIGUEZ PINTO RIVADAVIA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15401501131116" table:style-name="ce2">
            <text:p>-315.401.501.131.116</text:p>
          </table:table-cell>
          <table:table-cell office:value-type="float" office:value="-68602566817488" table:style-name="ce2">
            <text:p>-68.602.566.817.4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600" table:style-name="ce1">
            <text:p>700065600</text:p>
          </table:table-cell>
          <table:table-cell office:value-type="string" table:style-name="ce1">
            <text:p>COLEGIO JESUS DE LA BUENA ESPERANZ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RESIDENTE ROCA S/N BARREAL</text:p>
          </table:table-cell>
          <table:table-cell office:value-type="string" table:style-name="ce1">
            <text:p>J5405</text:p>
          </table:table-cell>
          <table:table-cell office:value-type="string" table:style-name="ce1">
            <text:p>0648-441040</text:p>
          </table:table-cell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office:value-type="string" table:style-name="ce1">
            <text:p>COLJESUSBUENAESPERANZA@UOLSINECTIS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6224148734019" table:style-name="ce2">
            <text:p>-316.224.148.734.019</text:p>
          </table:table-cell>
          <table:table-cell office:value-type="float" office:value="-694656549793766" table:style-name="ce2">
            <text:p>-694.656.549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700" table:style-name="ce1">
            <text:p>700065700</text:p>
          </table:table-cell>
          <table:table-cell office:value-type="string" table:style-name="ce1">
            <text:p>AUTONOMIA BARTOLOME DEL BO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0 S/N TITARELLI LAS CASUARINAS</text:p>
          </table:table-cell>
          <table:table-cell office:value-type="string" table:style-name="ce1">
            <text:p>J5443</text:p>
          </table:table-cell>
          <table:table-cell office:value-type="string" table:style-name="ce1">
            <text:p>0264-4978034</text:p>
          </table:table-cell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68402" table:style-name="ce2">
            <text:p>-31.868.402</text:p>
          </table:table-cell>
          <table:table-cell office:value-type="float" office:value="-68321432" table:style-name="ce2">
            <text:p>-68.321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5800" table:style-name="ce1">
            <text:p>700065800</text:p>
          </table:table-cell>
          <table:table-cell office:value-type="string" table:style-name="ce1">
            <text:p>HOGAR Y CENTRO DE DIA HUARP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ON DE LOS RIOS S/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305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HUARPES@SINECTIS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000" table:style-name="ce1">
            <text:p>700066000</text:p>
          </table:table-cell>
          <table:table-cell office:value-type="string" table:style-name="ce1">
            <text:p>COLEGIO E INSTITUTO SUPERIOR SAN NICOLAS DE BA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RAWSON 471 S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072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ORANDOM21@SPEE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0" table:style-name="ce1">
            <text:p>700066100</text:p>
          </table:table-cell>
          <table:table-cell office:value-type="string" table:style-name="ce1">
            <text:p>PROPAA -ZONA SUR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ENDOZA 855 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877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2" table:style-name="ce1">
            <text:p>700066102</text:p>
          </table:table-cell>
          <table:table-cell office:value-type="string" table:style-name="ce1">
            <text:p>PROPAA -ZONA SUR- CAP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S/N QUINTIANI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EL MEDANIT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16" table:style-name="ce2">
            <text:p>-315.695.301.131.116</text:p>
          </table:table-cell>
          <table:table-cell office:value-type="float" office:value="-685285668174867" table:style-name="ce2">
            <text:p>-685.285.668.174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3" table:style-name="ce1">
            <text:p>700066103</text:p>
          </table:table-cell>
          <table:table-cell office:value-type="string" table:style-name="ce1">
            <text:p>PROPAA -ZONA SUR- CAP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1189 EMPRESA FRUTOS DE CUY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5" table:style-name="ce1">
            <text:p>700066105</text:p>
          </table:table-cell>
          <table:table-cell office:value-type="string" table:style-name="ce1">
            <text:p>PROPAA -ZONA SUR- 0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Y ESPAÑA S/N SALVADOR NORTE CIC DE POCITO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QUINTO CUARTEL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712164436556" table:style-name="ce2">
            <text:p>-316.712.164.436.556</text:p>
          </table:table-cell>
          <table:table-cell office:value-type="float" office:value="-685627833394006" table:style-name="ce2">
            <text:p>-685.627.833.394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6" table:style-name="ce1">
            <text:p>700066106</text:p>
          </table:table-cell>
          <table:table-cell office:value-type="string" table:style-name="ce1">
            <text:p>PROPAA -ZONA SUR- CAP 0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FRANCO S/N MEDANO DE OR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182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586" table:style-name="ce2">
            <text:p>-316.586</text:p>
          </table:table-cell>
          <table:table-cell office:value-type="float" office:value="-685138" table:style-name="ce2">
            <text:p>-685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7" table:style-name="ce1">
            <text:p>700066107</text:p>
          </table:table-cell>
          <table:table-cell office:value-type="string" table:style-name="ce1">
            <text:p>PROPAA - ZONA SUR - CAP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NEA S/N ESCUELA VILLICUM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482740113111" table:style-name="ce2">
            <text:p>-31.482.740.113.111</text:p>
          </table:table-cell>
          <table:table-cell office:value-type="float" office:value="-685324668174836" table:style-name="ce2">
            <text:p>-685.324.668.174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8" table:style-name="ce1">
            <text:p>700066108</text:p>
          </table:table-cell>
          <table:table-cell office:value-type="string" table:style-name="ce1">
            <text:p>PROPAA - ZONA NORTE - U.E.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VADOR MARIA DEL CARRIL S/N.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OLONIA FISCAL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09" table:style-name="ce1">
            <text:p>700066109</text:p>
          </table:table-cell>
          <table:table-cell office:value-type="string" table:style-name="ce1">
            <text:p>PROPAA - ZONA SUR - CAP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MENDOZA Y MARIANO MORENO S/N V° UNIDAS VILLA ABERASTAI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712164436556" table:style-name="ce2">
            <text:p>-316.712.164.436.556</text:p>
          </table:table-cell>
          <table:table-cell office:value-type="float" office:value="-685627833394006" table:style-name="ce2">
            <text:p>-685.627.833.394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0" table:style-name="ce1">
            <text:p>700066110</text:p>
          </table:table-cell>
          <table:table-cell office:value-type="string" table:style-name="ce1">
            <text:p>PROPAA - ZONA SUR - CAP 0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PUBLICA ARGENTINA B° VICTORI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843801131109" table:style-name="ce2">
            <text:p>-315.843.801.131.109</text:p>
          </table:table-cell>
          <table:table-cell office:value-type="float" office:value="-685430668174836" table:style-name="ce2">
            <text:p>-685.430.668.174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1" table:style-name="ce1">
            <text:p>700066111</text:p>
          </table:table-cell>
          <table:table-cell office:value-type="string" table:style-name="ce1">
            <text:p>PROPAA - ZONA SUR - CAP 0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E INDEPENDENCIA S/N V° LLIVER VILLA LLIVER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2" table:style-name="ce1">
            <text:p>700066112</text:p>
          </table:table-cell>
          <table:table-cell office:value-type="string" table:style-name="ce1">
            <text:p>PROPAA -ZONA SUR- CAP0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S/N HUALILAN BARRIO BELGRAN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4" table:style-name="ce1">
            <text:p>700066114</text:p>
          </table:table-cell>
          <table:table-cell office:value-type="string" table:style-name="ce1">
            <text:p>PROPAA -ZONA SUR- CAP0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UT S/N PATAGONIA III</text:p>
          </table:table-cell>
          <table:table-cell office:value-type="string" table:style-name="ce1">
            <text:p>J5420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954200000001" table:style-name="ce2">
            <text:p>-30.954.200.000.001</text:p>
          </table:table-cell>
          <table:table-cell office:value-type="float" office:value="-673010200000001" table:style-name="ce2">
            <text:p>-673.010.2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6" table:style-name="ce1">
            <text:p>700066116</text:p>
          </table:table-cell>
          <table:table-cell office:value-type="string" table:style-name="ce1">
            <text:p>PROPAA -ZONA SUR- CAP0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REZ CELMAN 235 O B° HUALILAN B° HUALILA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17" table:style-name="ce1">
            <text:p>700066117</text:p>
          </table:table-cell>
          <table:table-cell office:value-type="string" table:style-name="ce1">
            <text:p>PROPAA -ZONA SUR- CA 0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Y CONSTITUCION VILLA NACUSI VILLA NACUSI UNION VECINAL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09" table:style-name="ce2">
            <text:p>-315.695.301.131.109</text:p>
          </table:table-cell>
          <table:table-cell office:value-type="float" office:value="-685285668174835" table:style-name="ce2">
            <text:p>-685.285.6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0" table:style-name="ce1">
            <text:p>700066120</text:p>
          </table:table-cell>
          <table:table-cell office:value-type="string" table:style-name="ce1">
            <text:p>PROPAA -ZONA SUR- CAP 0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. B. JUSTO S/N UNION VECINAL VILLA HUARPES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16" table:style-name="ce2">
            <text:p>-315.695.301.131.116</text:p>
          </table:table-cell>
          <table:table-cell office:value-type="float" office:value="-685285668174867" table:style-name="ce2">
            <text:p>-685.285.668.174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1" table:style-name="ce1">
            <text:p>700066121</text:p>
          </table:table-cell>
          <table:table-cell office:value-type="string" table:style-name="ce1">
            <text:p>PAA -ZONA SUR- CAP 0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3335 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7327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2" table:style-name="ce1">
            <text:p>700066122</text:p>
          </table:table-cell>
          <table:table-cell office:value-type="string" table:style-name="ce1">
            <text:p>PROPAA -ZONA SUR- CAP0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X AGUILAR BUENAVENTURA LUN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09" table:style-name="ce2">
            <text:p>-315.695.301.131.109</text:p>
          </table:table-cell>
          <table:table-cell office:value-type="float" office:value="-685285668174835" table:style-name="ce2">
            <text:p>-685.285.6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3" table:style-name="ce1">
            <text:p>700066123</text:p>
          </table:table-cell>
          <table:table-cell office:value-type="string" table:style-name="ce1">
            <text:p>PROPAA -ZONA SUR- CAP0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ROYECTADA S/N LA ESTACION B° LA ESTACI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09" table:style-name="ce2">
            <text:p>-315.695.301.131.109</text:p>
          </table:table-cell>
          <table:table-cell office:value-type="float" office:value="-685285668174835" table:style-name="ce2">
            <text:p>-685.285.6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4" table:style-name="ce1">
            <text:p>700066124</text:p>
          </table:table-cell>
          <table:table-cell office:value-type="string" table:style-name="ce1">
            <text:p>PROPAA -ZONA SUR- CAP 0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LE FERTIL Y PROGRESO LA ESTACION B° LA ESTACI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09" table:style-name="ce2">
            <text:p>-315.695.301.131.109</text:p>
          </table:table-cell>
          <table:table-cell office:value-type="float" office:value="-685285668174835" table:style-name="ce2">
            <text:p>-685.285.6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5" table:style-name="ce1">
            <text:p>700066125</text:p>
          </table:table-cell>
          <table:table-cell office:value-type="string" table:style-name="ce1">
            <text:p>PROPAA -ZONA SUR- CAP0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RICA S/N SAN MIGUEL ENTRE 5 Y 6 S/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837500000012" table:style-name="ce2">
            <text:p>-316.837.500.000.012</text:p>
          </table:table-cell>
          <table:table-cell office:value-type="float" office:value="-685791200000071" table:style-name="ce2">
            <text:p>-685.791.200.000.0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6" table:style-name="ce1">
            <text:p>700066126</text:p>
          </table:table-cell>
          <table:table-cell office:value-type="string" table:style-name="ce1">
            <text:p>PROPAA -ZONA SUR- CAP 0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ABERASTAIN FACUNDO MENEM EL ABANICO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7046193817495" table:style-name="ce2">
            <text:p>-317.046.193.817.495</text:p>
          </table:table-cell>
          <table:table-cell office:value-type="float" office:value="-685789650843763" table:style-name="ce2">
            <text:p>-685.789.650.843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29" table:style-name="ce1">
            <text:p>700066129</text:p>
          </table:table-cell>
          <table:table-cell office:value-type="string" table:style-name="ce1">
            <text:p>PROPAA -ZONA SUR- CAP 0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S/N LA ESTACION B°LA ESTACI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130" table:style-name="ce1">
            <text:p>700066130</text:p>
          </table:table-cell>
          <table:table-cell office:value-type="string" table:style-name="ce1">
            <text:p>PROPAA -ZONA SUR- CAP0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VENTO Y CHACRAS VILLA ROJAS VILLA ROJA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695301131116" table:style-name="ce2">
            <text:p>-315.695.301.131.116</text:p>
          </table:table-cell>
          <table:table-cell office:value-type="float" office:value="-685285668174867" table:style-name="ce2">
            <text:p>-685.285.668.174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0" table:style-name="ce1">
            <text:p>700066200</text:p>
          </table:table-cell>
          <table:table-cell office:value-type="string" table:style-name="ce1">
            <text:p>PRO P A A - ZONA NORTE 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 LEANDRO ALEM 27 N CAPITAL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2" table:style-name="ce1">
            <text:p>700066202</text:p>
          </table:table-cell>
          <table:table-cell office:value-type="string" table:style-name="ce1">
            <text:p>PROPAA -ZONA NORTE- UNID.EDUC.0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HERAS 850 S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9901</text:p>
          </table:table-cell>
          <table:table-cell office:value-type="string" table:style-name="ce1">
            <text:p>VILLA DEL CARRIL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4" table:style-name="ce1">
            <text:p>700066204</text:p>
          </table:table-cell>
          <table:table-cell office:value-type="string" table:style-name="ce1">
            <text:p>PROPAA -ZONA NORTE- UNID.EDUC. 0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FEBRERO S/N LAS TAPIAS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LAS TAPIAS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074162602264" table:style-name="ce2">
            <text:p>-314.074.162.602.264</text:p>
          </table:table-cell>
          <table:table-cell office:value-type="float" office:value="-683399045062704" table:style-name="ce2">
            <text:p>-683.399.045.062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5" table:style-name="ce1">
            <text:p>700066205</text:p>
          </table:table-cell>
          <table:table-cell office:value-type="string" table:style-name="ce1">
            <text:p>PROPAA -ZONA NORTE- UNID.EDUC. 0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S/N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6" table:style-name="ce1">
            <text:p>700066206</text:p>
          </table:table-cell>
          <table:table-cell office:value-type="string" table:style-name="ce1">
            <text:p>PROPAA -ZONA NORTE- UNID.EDUC.0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AVIDEZ S/N LOS ALERCE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7" table:style-name="ce1">
            <text:p>700066207</text:p>
          </table:table-cell>
          <table:table-cell office:value-type="string" table:style-name="ce1">
            <text:p>PROPAA -ZONA NORTE- UNID.EDUC.0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8" table:style-name="ce1">
            <text:p>700066208</text:p>
          </table:table-cell>
          <table:table-cell office:value-type="string" table:style-name="ce1">
            <text:p>PROPAA -ZONA NORTE- UNID.EDUC. 0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1 DE SEPTIEMBRE S/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827401131117" table:style-name="ce2">
            <text:p>-314.827.401.131.117</text:p>
          </table:table-cell>
          <table:table-cell office:value-type="float" office:value="-685324668174868" table:style-name="ce2">
            <text:p>-685.324.668.17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09" table:style-name="ce1">
            <text:p>700066209</text:p>
          </table:table-cell>
          <table:table-cell office:value-type="string" table:style-name="ce1">
            <text:p>PROPAA -ZONA NORTE- UNID.EDUC. 0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S/N SANTO DOMINGO CHIMBAS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0" table:style-name="ce1">
            <text:p>700066210</text:p>
          </table:table-cell>
          <table:table-cell office:value-type="string" table:style-name="ce1">
            <text:p>PROPAA -ZONA NORTE- UNID.EDUC.0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ZANO S/N EL TOPON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248909547434" table:style-name="ce2">
            <text:p>-314.248.909.547.434</text:p>
          </table:table-cell>
          <table:table-cell office:value-type="float" office:value="-684887162961142" table:style-name="ce2">
            <text:p>-684.887.162.961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1" table:style-name="ce1">
            <text:p>700066211</text:p>
          </table:table-cell>
          <table:table-cell office:value-type="string" table:style-name="ce1">
            <text:p>PROPAA -ZONA NORTE- UNID.EDUC.0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TA S/N S/N SARMIENT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3" table:style-name="ce1">
            <text:p>700066213</text:p>
          </table:table-cell>
          <table:table-cell office:value-type="string" table:style-name="ce1">
            <text:p>PROPAA -ZONA NORTE- UNID.EDUC.0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STREADOR CALIVAR 553 N 553 N VILLA OBRER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4" table:style-name="ce1">
            <text:p>700066214</text:p>
          </table:table-cell>
          <table:table-cell office:value-type="string" table:style-name="ce1">
            <text:p>PRO.P.A.A -ZONA NORTE- UNID.EDUC. 0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S/N PARQUE INDUSTRIA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7" table:style-name="ce1">
            <text:p>700066217</text:p>
          </table:table-cell>
          <table:table-cell office:value-type="string" table:style-name="ce1">
            <text:p>PROPAA -ZONA NORTE- UNID.EDUC.0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CIAR S/N S/N CAMPO AFUERA V VILLICUM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49085095" table:style-name="ce2">
            <text:p>-3.149.085.095</text:p>
          </table:table-cell>
          <table:table-cell office:value-type="float" office:value="-6847538272" table:style-name="ce2">
            <text:p>-6.847.538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8" table:style-name="ce1">
            <text:p>700066218</text:p>
          </table:table-cell>
          <table:table-cell office:value-type="string" table:style-name="ce1">
            <text:p>PROPAA -ZONA NORTE- UNID.EDUC. 0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VILLA SALVADOR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19" table:style-name="ce1">
            <text:p>700066219</text:p>
          </table:table-cell>
          <table:table-cell office:value-type="string" table:style-name="ce1">
            <text:p>PROPAA -ZONA NORTE- UNID.EDU. 0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JA 4901 S/N VILLA LAS LOMITAS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0" table:style-name="ce1">
            <text:p>700066220</text:p>
          </table:table-cell>
          <table:table-cell office:value-type="string" table:style-name="ce1">
            <text:p>PROPAA -ZONA NORTE- UNID.EDUC.N°0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1" table:style-name="ce1">
            <text:p>700066221</text:p>
          </table:table-cell>
          <table:table-cell office:value-type="string" table:style-name="ce1">
            <text:p>PROPAA ZONA NORTE U.E. 0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AVIDEZ S/N B° LOS ALERCE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3322900000008" table:style-name="ce2">
            <text:p>-313.322.900.000.008</text:p>
          </table:table-cell>
          <table:table-cell office:value-type="float" office:value="-684218100000024" table:style-name="ce2">
            <text:p>-684.218.100.000.0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2" table:style-name="ce1">
            <text:p>700066222</text:p>
          </table:table-cell>
          <table:table-cell office:value-type="string" table:style-name="ce1">
            <text:p>PROPPA ZONA NORTE U.E. 0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ATORIO S/N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9085095" table:style-name="ce2">
            <text:p>-3.149.085.095</text:p>
          </table:table-cell>
          <table:table-cell office:value-type="float" office:value="-6847538272" table:style-name="ce2">
            <text:p>-6.847.538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4" table:style-name="ce1">
            <text:p>700066224</text:p>
          </table:table-cell>
          <table:table-cell office:value-type="string" table:style-name="ce1">
            <text:p>PROPAA ZONA NORTE U.E. 0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PARQUE INDUSTRIA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5" table:style-name="ce1">
            <text:p>700066225</text:p>
          </table:table-cell>
          <table:table-cell office:value-type="string" table:style-name="ce1">
            <text:p>UNIDAD EDUCATIVA N° 60 ZON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UT S/N LAPRID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6" table:style-name="ce1">
            <text:p>700066226</text:p>
          </table:table-cell>
          <table:table-cell office:value-type="string" table:style-name="ce1">
            <text:p>UNIDAD EDUCATIVA N° 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AVIDEZ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7" table:style-name="ce1">
            <text:p>700066227</text:p>
          </table:table-cell>
          <table:table-cell office:value-type="string" table:style-name="ce1">
            <text:p>UNIDAD EDUCATIVA 0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AVIDEZ S/N ESQUINA ARNOBIO SANCHEZ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228" table:style-name="ce1">
            <text:p>700066228</text:p>
          </table:table-cell>
          <table:table-cell office:value-type="string" table:style-name="ce1">
            <text:p>PRO PAA ZONA NORTE UNIDAD EDUCATIVA Nº044 Z 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y Guemes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0" table:style-name="ce1">
            <text:p>700066300</text:p>
          </table:table-cell>
          <table:table-cell office:value-type="string" table:style-name="ce1">
            <text:p>PROPAA -ZONA ESTE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AMON FRANCO 688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1" table:style-name="ce1">
            <text:p>700066301</text:p>
          </table:table-cell>
          <table:table-cell office:value-type="string" table:style-name="ce1">
            <text:p>PROPAA -ZONA ESTE- 0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(EN OBRERO ARG. Y 20 DE J S/N UNIÓN VECINAL BERMEJITO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2" table:style-name="ce1">
            <text:p>700066302</text:p>
          </table:table-cell>
          <table:table-cell office:value-type="string" table:style-name="ce1">
            <text:p>PROPAA -ZONA ESTE-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3 Y SAN LORENZO S/N B° LA CHIMBERA LA CHIMBERA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3" table:style-name="ce1">
            <text:p>700066303</text:p>
          </table:table-cell>
          <table:table-cell office:value-type="string" table:style-name="ce1">
            <text:p>PROPAA -ZONA ESTE- 0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CION C/MALVINAS ARGENTINAS S/N TUPELI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TUPELI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918128247081" table:style-name="ce2">
            <text:p>-315.918.128.247.081</text:p>
          </table:table-cell>
          <table:table-cell office:value-type="float" office:value="-683048742252181" table:style-name="ce2">
            <text:p>-683.048.742.252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4" table:style-name="ce1">
            <text:p>700066304</text:p>
          </table:table-cell>
          <table:table-cell office:value-type="string" table:style-name="ce1">
            <text:p>PROPAA -ZONA ESTE- U EDUCATI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OR SAN MARTÍN S/N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5" table:style-name="ce1">
            <text:p>700066305</text:p>
          </table:table-cell>
          <table:table-cell office:value-type="string" table:style-name="ce1">
            <text:p>PROPAA -ZONA ESTE-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RMIENTO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01780113111" table:style-name="ce2">
            <text:p>-31.501.780.113.111</text:p>
          </table:table-cell>
          <table:table-cell office:value-type="float" office:value="-685981368174842" table:style-name="ce2">
            <text:p>-685.981.368.174.8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6" table:style-name="ce1">
            <text:p>700066306</text:p>
          </table:table-cell>
          <table:table-cell office:value-type="string" table:style-name="ce1">
            <text:p>PROPAA -ZONA ESTE- 0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DE LA ROZA S/N V°BORJAS CASUARINAS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87600000013" table:style-name="ce2">
            <text:p>-315.587.600.000.013</text:p>
          </table:table-cell>
          <table:table-cell office:value-type="float" office:value="-68438110000005" table:style-name="ce2">
            <text:p>-68.438.11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7" table:style-name="ce1">
            <text:p>700066307</text:p>
          </table:table-cell>
          <table:table-cell office:value-type="string" table:style-name="ce1">
            <text:p>PROPAA -ZONA ESTE-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Y URQUIZ S/N FACULTAD DE INGENERI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428501131116" table:style-name="ce2">
            <text:p>-315.428.501.131.116</text:p>
          </table:table-cell>
          <table:table-cell office:value-type="float" office:value="-685380668174869" table:style-name="ce2">
            <text:p>-685.380.668.174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8" table:style-name="ce1">
            <text:p>700066308</text:p>
          </table:table-cell>
          <table:table-cell office:value-type="string" table:style-name="ce1">
            <text:p>PROPAA -ZONA ESTE- 0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MARIANO MORENO S/N Vª BORJAS CASUARIN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4807</text:p>
          </table:table-cell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09" table:style-name="ce1">
            <text:p>700066309</text:p>
          </table:table-cell>
          <table:table-cell office:value-type="string" table:style-name="ce1">
            <text:p>PROPAA -ZONA ESTE- U.E. Nº 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RMIENTO S/N CAUCETE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4685000000014" table:style-name="ce2">
            <text:p>-314.685.000.000.014</text:p>
          </table:table-cell>
          <table:table-cell office:value-type="float" office:value="-68438300000005" table:style-name="ce2">
            <text:p>-68.438.3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0" table:style-name="ce1">
            <text:p>700066310</text:p>
          </table:table-cell>
          <table:table-cell office:value-type="string" table:style-name="ce1">
            <text:p>PROPAA -ZONA ESTE-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S/N LA CHIMBERA UNION VECINAL B° LA CHIMBERA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LA CHIMBER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7332900000012" table:style-name="ce2">
            <text:p>-317.332.900.000.012</text:p>
          </table:table-cell>
          <table:table-cell office:value-type="float" office:value="-683166000000035" table:style-name="ce2">
            <text:p>-683.166.000.000.0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2" table:style-name="ce1">
            <text:p>700066312</text:p>
          </table:table-cell>
          <table:table-cell office:value-type="string" table:style-name="ce1">
            <text:p>PROPAA -ZONA ESTE- 0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MARIANO MORENO S/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LAS CASUARINAS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3" table:style-name="ce1">
            <text:p>700066313</text:p>
          </table:table-cell>
          <table:table-cell office:value-type="string" table:style-name="ce1">
            <text:p>PROPAA -ZONA ESTE- 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74 S/N ALGARROBO VERDE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169897070522" table:style-name="ce2">
            <text:p>-315.169.897.070.522</text:p>
          </table:table-cell>
          <table:table-cell office:value-type="float" office:value="-683521249954614" table:style-name="ce2">
            <text:p>-683.521.249.954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4" table:style-name="ce1">
            <text:p>700066314</text:p>
          </table:table-cell>
          <table:table-cell office:value-type="string" table:style-name="ce1">
            <text:p>PROPAA -ZONA ESTE- 0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270 S/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76488462" table:style-name="ce2">
            <text:p>-3.176.488.462</text:p>
          </table:table-cell>
          <table:table-cell office:value-type="float" office:value="-6834346346" table:style-name="ce2">
            <text:p>-6.834.346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5" table:style-name="ce1">
            <text:p>700066315</text:p>
          </table:table-cell>
          <table:table-cell office:value-type="string" table:style-name="ce1">
            <text:p>PROPAA -ZONA ESTE- 0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NAN CORTÉZ S/N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9 DE JULIO</text:p>
          </table:table-cell>
          <table:table-cell office:value-type="string" table:style-name="ce1">
            <text:p>9 DE JULI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7" table:style-name="ce1">
            <text:p>700066317</text:p>
          </table:table-cell>
          <table:table-cell office:value-type="string" table:style-name="ce1">
            <text:p>PROPAA -ZONA ESTE- 0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 MUNICIPALIDAD DE SAN MARTIN MUNICIPALIDAD DE SAN MARTIN V° DANIELA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VILLA SAN MARTIN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4685000000014" table:style-name="ce2">
            <text:p>-314.685.000.000.014</text:p>
          </table:table-cell>
          <table:table-cell office:value-type="float" office:value="-68438300000005" table:style-name="ce2">
            <text:p>-68.438.3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18" table:style-name="ce1">
            <text:p>700066318</text:p>
          </table:table-cell>
          <table:table-cell office:value-type="string" table:style-name="ce1">
            <text:p>PROPAA -ZONA ESTE- 1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4 LA LEGUA COMUNIDAD GITAN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438501131109" table:style-name="ce2">
            <text:p>-315.438.501.131.109</text:p>
          </table:table-cell>
          <table:table-cell office:value-type="float" office:value="-684813768174832" table:style-name="ce2">
            <text:p>-684.813.768.174.8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0" table:style-name="ce1">
            <text:p>700066320</text:p>
          </table:table-cell>
          <table:table-cell office:value-type="string" table:style-name="ce1">
            <text:p>PROPAA -ZONA ESTE- 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 S/N JUAN ALBARRACIN BARRIO JUAN ALBARRACIN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POZO DEL SALADO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1" table:style-name="ce1">
            <text:p>700066321</text:p>
          </table:table-cell>
          <table:table-cell office:value-type="string" table:style-name="ce1">
            <text:p>PROPAA -ZONA ESTE- 0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WASTH 3988 VILLA DON ARTURO UNION VECINAL VILLA DON ARTURO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2" table:style-name="ce1">
            <text:p>700066322</text:p>
          </table:table-cell>
          <table:table-cell office:value-type="string" table:style-name="ce1">
            <text:p>PROPAA -ZONA ESTE- 0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5260 E LA LEGUA LA LEGU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5" table:style-name="ce1">
            <text:p>700066325</text:p>
          </table:table-cell>
          <table:table-cell office:value-type="string" table:style-name="ce1">
            <text:p>PROPAA ZONA ESTE UNIDAD EDUCATIVA Nº 0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WASH 3988 S LOCALIDAD DE ALTO DE SIERRA ATRAS DE VIAS DEL FERROCARRIL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6" table:style-name="ce1">
            <text:p>700066326</text:p>
          </table:table-cell>
          <table:table-cell office:value-type="string" table:style-name="ce1">
            <text:p>PROPAA ZONA ESTE UNIDAD EDUCATIVA Nº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VALLECITO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438501131109" table:style-name="ce2">
            <text:p>-315.438.501.131.109</text:p>
          </table:table-cell>
          <table:table-cell office:value-type="float" office:value="-684813768174832" table:style-name="ce2">
            <text:p>-684.813.768.174.8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7" table:style-name="ce1">
            <text:p>700066327</text:p>
          </table:table-cell>
          <table:table-cell office:value-type="string" table:style-name="ce1">
            <text:p>PROPAA ZONA ESTE UNIDAD EDUCATIVA 0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RAWSON S/N SADOP DOS ACEQUIAS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DOS ACEQUIAS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8745142" table:style-name="ce2">
            <text:p>-3.148.745.142</text:p>
          </table:table-cell>
          <table:table-cell office:value-type="float" office:value="-6841499328" table:style-name="ce2">
            <text:p>-6.841.499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328" table:style-name="ce1">
            <text:p>700066328</text:p>
          </table:table-cell>
          <table:table-cell office:value-type="string" table:style-name="ce1">
            <text:p>PROPPA ZONA ESTE UNIDAD EDUCATIVA 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S/N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ALGARROBO GRANDE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6785527980112" table:style-name="ce2">
            <text:p>-316.785.527.980.112</text:p>
          </table:table-cell>
          <table:table-cell office:value-type="float" office:value="-682310936143735" table:style-name="ce2">
            <text:p>-682.310.936.143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0" table:style-name="ce1">
            <text:p>700066400</text:p>
          </table:table-cell>
          <table:table-cell office:value-type="string" table:style-name="ce1">
            <text:p>PROPAA -ZONA OESTE- SEDE PROVIN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GRAL PAZ 1049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1" table:style-name="ce1">
            <text:p>700066401</text:p>
          </table:table-cell>
          <table:table-cell office:value-type="string" table:style-name="ce1">
            <text:p>PROPAA -ZONA OESTE- 0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ECHAGUE 927 VILLA SAN MIGUE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52179581769" table:style-name="ce2">
            <text:p>-31.552.179.581.769</text:p>
          </table:table-cell>
          <table:table-cell office:value-type="float" office:value="-687298173566613" table:style-name="ce2">
            <text:p>-687.298.173.566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2" table:style-name="ce1">
            <text:p>700066402</text:p>
          </table:table-cell>
          <table:table-cell office:value-type="string" table:style-name="ce1">
            <text:p>PROPAA -ZONA OESTE- 0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Y RASTREADOR CALIVAR RIVADAVI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538900000007" table:style-name="ce2">
            <text:p>-315.538.900.000.007</text:p>
          </table:table-cell>
          <table:table-cell office:value-type="float" office:value="-686524000000043" table:style-name="ce2">
            <text:p>-686.524.000.000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3" table:style-name="ce1">
            <text:p>700066403</text:p>
          </table:table-cell>
          <table:table-cell office:value-type="string" table:style-name="ce1">
            <text:p>PROPAA -ZONA OESTE- 0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LLUMPA S/N BARRIO ULLUM 2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DIQUE ULLUM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620880418993" table:style-name="ce2">
            <text:p>-314.620.880.418.993</text:p>
          </table:table-cell>
          <table:table-cell office:value-type="float" office:value="-68736394865649" table:style-name="ce2">
            <text:p>-68.736.394.865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5" table:style-name="ce1">
            <text:p>700066405</text:p>
          </table:table-cell>
          <table:table-cell office:value-type="string" table:style-name="ce1">
            <text:p>PROPAA- ZONA OESTE- 0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ECHAGUE 927 BARRIO SAN MIGUEL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2387834" table:style-name="ce2">
            <text:p>-3.152.387.834</text:p>
          </table:table-cell>
          <table:table-cell office:value-type="float" office:value="-6863001827" table:style-name="ce2">
            <text:p>-6.863.001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6" table:style-name="ce1">
            <text:p>700066406</text:p>
          </table:table-cell>
          <table:table-cell office:value-type="string" table:style-name="ce1">
            <text:p>PROPAA -ZONA OESTE- 0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- S/N LA BEBIDA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7" table:style-name="ce1">
            <text:p>700066407</text:p>
          </table:table-cell>
          <table:table-cell office:value-type="string" table:style-name="ce1">
            <text:p>PROPAA -ZONA OESTE- 0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Y ALTE BROWN 430 O HUAZIUL B° HUAZIHUL ESCUELA COORNELIO SAAVEDR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8" table:style-name="ce1">
            <text:p>700066408</text:p>
          </table:table-cell>
          <table:table-cell office:value-type="string" table:style-name="ce1">
            <text:p>PROPAA -ZONA OESTE- 0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° DE MAYO 2131 V° DEL CARMEN V° DEL CARME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09" table:style-name="ce1">
            <text:p>700066409</text:p>
          </table:table-cell>
          <table:table-cell office:value-type="string" table:style-name="ce1">
            <text:p>PROPAA -ZONA OESTE- 0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GENTO CABRAL Y COLL 1735 O ESCUELA VILLARINO DEL CARRIL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0" table:style-name="ce1">
            <text:p>700066410</text:p>
          </table:table-cell>
          <table:table-cell office:value-type="string" table:style-name="ce1">
            <text:p>PROPAA -ZONA OESTE- 0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DE LA ROZA S/N LA BEBIDA LOTE HOGAR Nº3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4022313" table:style-name="ce2">
            <text:p>-3.154.022.313</text:p>
          </table:table-cell>
          <table:table-cell office:value-type="float" office:value="-6861724961" table:style-name="ce2">
            <text:p>-6.861.724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2" table:style-name="ce1">
            <text:p>700066412</text:p>
          </table:table-cell>
          <table:table-cell office:value-type="string" table:style-name="ce1">
            <text:p>PROPAA -ZONA OESTE- 0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2 KM 25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444368" table:style-name="ce2">
            <text:p>-315.444.368</text:p>
          </table:table-cell>
          <table:table-cell office:value-type="float" office:value="-6868234012" table:style-name="ce2">
            <text:p>-6.868.234.0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3" table:style-name="ce1">
            <text:p>700066413</text:p>
          </table:table-cell>
          <table:table-cell office:value-type="string" table:style-name="ce1">
            <text:p>PROPAA -ZONA OESTE- 0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ORNET S/N LOTE HOGAR 34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74201131116" table:style-name="ce2">
            <text:p>-315.174.201.131.116</text:p>
          </table:table-cell>
          <table:table-cell office:value-type="float" office:value="-68598676817488" table:style-name="ce2">
            <text:p>-68.598.676.817.4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4" table:style-name="ce1">
            <text:p>700066414</text:p>
          </table:table-cell>
          <table:table-cell office:value-type="string" table:style-name="ce1">
            <text:p>PROPAA -ZONA OESTE- 0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GRAFFIGNA S/N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3839000000014" table:style-name="ce2">
            <text:p>-313.839.000.000.014</text:p>
          </table:table-cell>
          <table:table-cell office:value-type="float" office:value="-687234000000104" table:style-name="ce2">
            <text:p>-687.234.000.000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5" table:style-name="ce1">
            <text:p>700066415</text:p>
          </table:table-cell>
          <table:table-cell office:value-type="string" table:style-name="ce1">
            <text:p>PROPAA -ZONA OESTE- 0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LLUM S/N ULLUM II V° AURORA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382</text:p>
          </table:table-cell>
          <table:table-cell office:value-type="string" table:style-name="ce1">
            <text:p>VILLA AURORA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620880418993" table:style-name="ce2">
            <text:p>-314.620.880.418.993</text:p>
          </table:table-cell>
          <table:table-cell office:value-type="float" office:value="-68736394865649" table:style-name="ce2">
            <text:p>-68.736.394.865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6" table:style-name="ce1">
            <text:p>700066416</text:p>
          </table:table-cell>
          <table:table-cell office:value-type="string" table:style-name="ce1">
            <text:p>PROPAA -ZONA OESTE- 0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CIRCUNVALACIÓN Y SALT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7" table:style-name="ce1">
            <text:p>700066417</text:p>
          </table:table-cell>
          <table:table-cell office:value-type="string" table:style-name="ce1">
            <text:p>PROPAA -ZONA OESTE- 0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Y AV. CIRCUNVALACION CONCEPCIO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18" table:style-name="ce1">
            <text:p>700066418</text:p>
          </table:table-cell>
          <table:table-cell office:value-type="string" table:style-name="ce1">
            <text:p>PROPAA -ZONA OESTE- 0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DE CIRCUNVALACION Y SALTA S/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20" table:style-name="ce1">
            <text:p>700066420</text:p>
          </table:table-cell>
          <table:table-cell office:value-type="string" table:style-name="ce1">
            <text:p>PROPAA -ZONA OESTE- 0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/N LOTE HOGAR N°34 LOTE HOGAR N°34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5303300000013" table:style-name="ce2">
            <text:p>-315.303.300.000.013</text:p>
          </table:table-cell>
          <table:table-cell office:value-type="float" office:value="-686255300000081" table:style-name="ce2">
            <text:p>-686.255.300.000.0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21" table:style-name="ce1">
            <text:p>700066421</text:p>
          </table:table-cell>
          <table:table-cell office:value-type="string" table:style-name="ce1">
            <text:p>PROPAA -ZONA OESTE- 0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 12 KM 25 VILLA BASILIO NIEVAS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5447300000007" table:style-name="ce2">
            <text:p>-315.447.300.000.007</text:p>
          </table:table-cell>
          <table:table-cell office:value-type="float" office:value="-687521700000055" table:style-name="ce2">
            <text:p>-687.521.700.000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423" table:style-name="ce1">
            <text:p>700066423</text:p>
          </table:table-cell>
          <table:table-cell office:value-type="string" table:style-name="ce1">
            <text:p>UNIDAD EDUCATIVA N° 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GRAFFIGNA S/N DIQUE 1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DIQUE ULLUM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4627522001519" table:style-name="ce2">
            <text:p>-314.627.522.001.519</text:p>
          </table:table-cell>
          <table:table-cell office:value-type="float" office:value="-687360542799742" table:style-name="ce2">
            <text:p>-687.360.542.799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500" table:style-name="ce1">
            <text:p>700066500</text:p>
          </table:table-cell>
          <table:table-cell office:value-type="string" table:style-name="ce1">
            <text:p>ESC.TEC.CAP.LAB.DR. CARLOS MARIA BIED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169 E. TRINI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600" table:style-name="ce1">
            <text:p>700066600</text:p>
          </table:table-cell>
          <table:table-cell office:value-type="string" table:style-name="ce1">
            <text:p>ESC.TEC.CAP.LAB.GREGORIA MATORRA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536 CIUDAD DE SAN JOSE DE JACHAL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0224435" table:style-name="ce2">
            <text:p>-30.224.435</text:p>
          </table:table-cell>
          <table:table-cell office:value-type="float" office:value="-68764487" table:style-name="ce2">
            <text:p>-68.764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601" table:style-name="ce1">
            <text:p>700066601</text:p>
          </table:table-cell>
          <table:table-cell office:value-type="string" table:style-name="ce1">
            <text:p>ANEXO ESC.TEC.CAP.LAB. GREGORIA M. DE SAN MARTIN-PAMPA VIE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O LOPEZ DEL CAMPO Y VARAS S/N PAMPA VIEJA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PAMPA VIEJA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22833492" table:style-name="ce2">
            <text:p>-3.022.833.492</text:p>
          </table:table-cell>
          <table:table-cell office:value-type="float" office:value="-6868806923" table:style-name="ce2">
            <text:p>-6.868.806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602" table:style-name="ce1">
            <text:p>700066602</text:p>
          </table:table-cell>
          <table:table-cell office:value-type="string" table:style-name="ce1">
            <text:p>ANEXO ESC.TEC.CAP.LAB. GREGORIA M.DE SAN MARTIN (NOCTURN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E ECHEGARAY Y RIVADAVIA S/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0224435" table:style-name="ce2">
            <text:p>-30.224.435</text:p>
          </table:table-cell>
          <table:table-cell office:value-type="float" office:value="-68764487" table:style-name="ce2">
            <text:p>-68.764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700" table:style-name="ce1">
            <text:p>700066700</text:p>
          </table:table-cell>
          <table:table-cell office:value-type="string" table:style-name="ce1">
            <text:p>ESC.TEC.DE CAP.LAB. ARTURO MARAS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FLORES S/N VILLA MERCEDES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VILLA MERCEDES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1060622844857" table:style-name="ce2">
            <text:p>-301.060.622.844.857</text:p>
          </table:table-cell>
          <table:table-cell office:value-type="float" office:value="-687005123053159" table:style-name="ce2">
            <text:p>-687.005.123.053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701" table:style-name="ce1">
            <text:p>700066701</text:p>
          </table:table-cell>
          <table:table-cell office:value-type="string" table:style-name="ce1">
            <text:p>ANEXO ESC.TEC.CAP.LAB. ARTURO MARAS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 S/N</text:p>
          </table:table-cell>
          <table:table-cell office:value-type="string" table:style-name="ce1">
            <text:p>J5461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15860486" table:style-name="ce2">
            <text:p>-3.015.860.486</text:p>
          </table:table-cell>
          <table:table-cell office:value-type="float" office:value="-6848296616" table:style-name="ce2">
            <text:p>-6.848.296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702" table:style-name="ce1">
            <text:p>700066702</text:p>
          </table:table-cell>
          <table:table-cell office:value-type="string" table:style-name="ce1">
            <text:p>ESC. TEC. CAPACITACION LABORAL ARTURO MARASSO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FLORES S/N MALVINAS ARGENTINAS BELLA VISTA</text:p>
          </table:table-cell>
          <table:table-cell office:value-type="string" table:style-name="ce1">
            <text:p>J5410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20949542" table:style-name="ce2">
            <text:p>-3.020.949.542</text:p>
          </table:table-cell>
          <table:table-cell office:value-type="float" office:value="-6874673275" table:style-name="ce2">
            <text:p>-6.874.673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800" table:style-name="ce1">
            <text:p>700066800</text:p>
          </table:table-cell>
          <table:table-cell office:value-type="string" table:style-name="ce1">
            <text:p>ESC.TEC.CAP.LAB. DOMINGO MATHE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2255 E SANTA LUCIA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801" table:style-name="ce1">
            <text:p>700066801</text:p>
          </table:table-cell>
          <table:table-cell office:value-type="string" table:style-name="ce1">
            <text:p>ANEXO ESC.TEC.CAP.LAB. DOMINGO MATHE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KM 13 LAS CHACRITAS</text:p>
          </table:table-cell>
          <table:table-cell office:value-type="string" table:style-name="ce1">
            <text:p>J5417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9 DE JULI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0740886" table:style-name="ce2">
            <text:p>-3.160.740.886</text:p>
          </table:table-cell>
          <table:table-cell office:value-type="float" office:value="-683785144" table:style-name="ce2">
            <text:p>-683.785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900" table:style-name="ce1">
            <text:p>700066900</text:p>
          </table:table-cell>
          <table:table-cell office:value-type="string" table:style-name="ce1">
            <text:p>ESC.TEC.CAP.LAB. HELLEN KEL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VILLA IGLESIA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IGLESIA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41447" table:style-name="ce2">
            <text:p>-3.041.447</text:p>
          </table:table-cell>
          <table:table-cell office:value-type="float" office:value="-6922255655" table:style-name="ce2">
            <text:p>-6.922.255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6901" table:style-name="ce1">
            <text:p>700066901</text:p>
          </table:table-cell>
          <table:table-cell office:value-type="string" table:style-name="ce1">
            <text:p>ANEXO ESC.TEC.CAP.LAB. HELLEN KEL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RGEN DE LA PAZ S/N BELLA VISTA</text:p>
          </table:table-cell>
          <table:table-cell office:value-type="string" table:style-name="ce1">
            <text:p>J5467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4327007700262" table:style-name="ce2">
            <text:p>-304.327.007.700.262</text:p>
          </table:table-cell>
          <table:table-cell office:value-type="float" office:value="-692403490300338" table:style-name="ce2">
            <text:p>-692.403.490.300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000" table:style-name="ce1">
            <text:p>700067000</text:p>
          </table:table-cell>
          <table:table-cell office:value-type="string" table:style-name="ce1">
            <text:p>ESC.TEC.CAP.LAB.MONS. LEONARDO GALLAR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JUNIO Y GABRIELA MISTRAL S/N VILLA CRISTO POBRE VILLA BOLAÑOS - MEDANO DE OR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286447889833" table:style-name="ce2">
            <text:p>-316.286.447.889.833</text:p>
          </table:table-cell>
          <table:table-cell office:value-type="float" office:value="-684807971228592" table:style-name="ce2">
            <text:p>-684.807.971.228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001" table:style-name="ce1">
            <text:p>700067001</text:p>
          </table:table-cell>
          <table:table-cell office:value-type="string" table:style-name="ce1">
            <text:p>ESC. TEC. CAPACITACION LABORAL MONS. LEONARDO GALLARDO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5 ENTRE AMERICA Y PUNTA DEL MONTE S/N VILLA CRISTO POBRE MEDANO DE OR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154104456</text:p>
          </table:table-cell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586" table:style-name="ce2">
            <text:p>-316.586</text:p>
          </table:table-cell>
          <table:table-cell office:value-type="float" office:value="-685138" table:style-name="ce2">
            <text:p>-685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100" table:style-name="ce1">
            <text:p>700067100</text:p>
          </table:table-cell>
          <table:table-cell office:value-type="string" table:style-name="ce1">
            <text:p>ESC.TEC.CAP.LAB. N°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Y SAN ISIDRO S/N S/N B° INDEPENDENCIA B° INDEPENDENCIA - SAN ISIDRO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SILVIA.CALDERON4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13925793026" table:style-name="ce2">
            <text:p>-315.013.925.793.026</text:p>
          </table:table-cell>
          <table:table-cell office:value-type="float" office:value="-683669902124806" table:style-name="ce2">
            <text:p>-683.669.902.124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200" table:style-name="ce1">
            <text:p>700067200</text:p>
          </table:table-cell>
          <table:table-cell office:value-type="string" table:style-name="ce1">
            <text:p>ESC.TEC.CAP.LAB. SAGRADA FAMIL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PAZ 346 O. CIU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FAMILIA@UOLSINECTIS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300" table:style-name="ce1">
            <text:p>700067300</text:p>
          </table:table-cell>
          <table:table-cell office:value-type="string" table:style-name="ce1">
            <text:p>ESC.TEC.CAP.LAB. DEAN ABEL BALMACE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D SARMIENTO S/N BELGRANO BARRIO BELGRAN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505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400" table:style-name="ce1">
            <text:p>700067400</text:p>
          </table:table-cell>
          <table:table-cell office:value-type="string" table:style-name="ce1">
            <text:p>ESC.TEC.CAP.LAB. SABINO PIGNAT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381 O. CIU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500" table:style-name="ce1">
            <text:p>700067500</text:p>
          </table:table-cell>
          <table:table-cell office:value-type="string" table:style-name="ce1">
            <text:p>ESC.TEC.CAP.LAB. JOSE RUDECINDO RO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S/N RINCONADA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LA RINCONADA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7046193817495" table:style-name="ce2">
            <text:p>-317.046.193.817.495</text:p>
          </table:table-cell>
          <table:table-cell office:value-type="float" office:value="-685789650843763" table:style-name="ce2">
            <text:p>-685.789.650.843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600" table:style-name="ce1">
            <text:p>700067600</text:p>
          </table:table-cell>
          <table:table-cell office:value-type="string" table:style-name="ce1">
            <text:p>ESC.TEC.CAP.LAB. AUGUSTO BELIN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URUGUAY S/N VILLA MEDIA AGUA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AUGUSTOBELINSARMIENTO@HOT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20199794095757" table:style-name="ce2">
            <text:p>-320.199.794.095.757</text:p>
          </table:table-cell>
          <table:table-cell office:value-type="float" office:value="-684241642034903" table:style-name="ce2">
            <text:p>-684.241.642.034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700" table:style-name="ce1">
            <text:p>700067700</text:p>
          </table:table-cell>
          <table:table-cell office:value-type="string" table:style-name="ce1">
            <text:p>ESC.TEC.CAP.LAB. JOSE E.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412 KM 135 KM. 135</text:p>
          </table:table-cell>
          <table:table-cell office:value-type="string" table:style-name="ce1">
            <text:p>J5403</text:p>
          </table:table-cell>
          <table:table-cell table:style-name="ce1"/>
          <table:table-cell office:value-type="string" table:style-name="ce1">
            <text:p>CALINGASTA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3324400000011" table:style-name="ce2">
            <text:p>-313.324.400.000.011</text:p>
          </table:table-cell>
          <table:table-cell office:value-type="float" office:value="-693999100000415" table:style-name="ce2">
            <text:p>-693.999.100.000.4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701" table:style-name="ce1">
            <text:p>700067701</text:p>
          </table:table-cell>
          <table:table-cell office:value-type="string" table:style-name="ce1">
            <text:p>ANEXO ESC.TEC.CAP.LAB. HUAZIHU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HIRIGOYEN S/N BARREAL</text:p>
          </table:table-cell>
          <table:table-cell office:value-type="string" table:style-name="ce1">
            <text:p>J5405</text:p>
          </table:table-cell>
          <table:table-cell table:style-name="ce1"/>
          <table:table-cell office:value-type="string" table:style-name="ce1">
            <text:p>BARREAL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224148734019" table:style-name="ce2">
            <text:p>-316.224.148.734.019</text:p>
          </table:table-cell>
          <table:table-cell office:value-type="float" office:value="-694656549793766" table:style-name="ce2">
            <text:p>-694.656.549.793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800" table:style-name="ce1">
            <text:p>700067800</text:p>
          </table:table-cell>
          <table:table-cell office:value-type="string" table:style-name="ce1">
            <text:p>ESC.TEC.CAP.LAB. PABLO PIZZU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31 S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801" table:style-name="ce1">
            <text:p>700067801</text:p>
          </table:table-cell>
          <table:table-cell office:value-type="string" table:style-name="ce1">
            <text:p>ANEXO ESC.TEC.CAP.LAB. PABLO A. PIZZU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E IGNACIO DE LA ROZA S/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900" table:style-name="ce1">
            <text:p>700067900</text:p>
          </table:table-cell>
          <table:table-cell office:value-type="string" table:style-name="ce1">
            <text:p>ESC.TEC.CAP.LAB. CAP. PEDRO PABLO 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GRAL. ACHA S/N V° SAN AGUSTI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6313600000023" table:style-name="ce2">
            <text:p>-306.313.600.000.023</text:p>
          </table:table-cell>
          <table:table-cell office:value-type="float" office:value="-674650800000002" table:style-name="ce2">
            <text:p>-674.650.800.000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7901" table:style-name="ce1">
            <text:p>700067901</text:p>
          </table:table-cell>
          <table:table-cell office:value-type="string" table:style-name="ce1">
            <text:p>ANEXO ESC.TEC.CAP.LAB. CAPITAN PEDRO PABLO DE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PE COSTA Y CALLEJÓN SAN PEDRO S/N ASTICA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91395482" table:style-name="ce2">
            <text:p>-3.091.395.482</text:p>
          </table:table-cell>
          <table:table-cell office:value-type="float" office:value="-6739948087" table:style-name="ce2">
            <text:p>-6.739.94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000" table:style-name="ce1">
            <text:p>700068000</text:p>
          </table:table-cell>
          <table:table-cell office:value-type="string" table:style-name="ce1">
            <text:p>ESC.TEC.CAP.LAB.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 SAN MARTIN 7437 O MARQUESADO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MARQUESADO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MARIAFIDE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2387834" table:style-name="ce2">
            <text:p>-3.152.387.834</text:p>
          </table:table-cell>
          <table:table-cell office:value-type="float" office:value="-6863001827" table:style-name="ce2">
            <text:p>-6.863.001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001" table:style-name="ce1">
            <text:p>700068001</text:p>
          </table:table-cell>
          <table:table-cell office:value-type="string" table:style-name="ce1">
            <text:p>ANEXO ESC.TEC.CAP.LAB.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 LIB SAN MARTIN 7437 S/N FORTABA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MARIAFIDE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100" table:style-name="ce1">
            <text:p>700068100</text:p>
          </table:table-cell>
          <table:table-cell office:value-type="string" table:style-name="ce1">
            <text:p>ESC.TEC.CAP.LAB. OBREROS DEL PORVENI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N. ALEM 527 S.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22371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OBREROSDELPORV@HOT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200" table:style-name="ce1">
            <text:p>700068200</text:p>
          </table:table-cell>
          <table:table-cell office:value-type="string" table:style-name="ce1">
            <text:p>ESC.TEC.CAP.LAB. JUAN JOSE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FEBRERO S/N LAS TAPIAS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LAS TAPIAS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074162602264" table:style-name="ce2">
            <text:p>-314.074.162.602.264</text:p>
          </table:table-cell>
          <table:table-cell office:value-type="float" office:value="-683399045062704" table:style-name="ce2">
            <text:p>-683.399.045.062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201" table:style-name="ce1">
            <text:p>700068201</text:p>
          </table:table-cell>
          <table:table-cell office:value-type="string" table:style-name="ce1">
            <text:p>ANEXO ESC.TEC.CAP.LAB. JUN JOSE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AGUILERA S/N EL PLUMERILLO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44516615" table:style-name="ce2">
            <text:p>-3.144.516.615</text:p>
          </table:table-cell>
          <table:table-cell office:value-type="float" office:value="-6842661873" table:style-name="ce2">
            <text:p>-6.842.661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300" table:style-name="ce1">
            <text:p>700068300</text:p>
          </table:table-cell>
          <table:table-cell office:value-type="string" table:style-name="ce1">
            <text:p>ESC.TEC.CAP.LAB. UNIDAD EDUCATIVA N°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NAVIDEZ 4771 LOS ALERCES B° LOS ALERCE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827401131117" table:style-name="ce2">
            <text:p>-314.827.401.131.117</text:p>
          </table:table-cell>
          <table:table-cell office:value-type="float" office:value="-685324668174868" table:style-name="ce2">
            <text:p>-685.324.668.17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400" table:style-name="ce1">
            <text:p>700068400</text:p>
          </table:table-cell>
          <table:table-cell office:value-type="string" table:style-name="ce1">
            <text:p>ESC.TEC.CAP.LAB. JUAN PABLO ECHAG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S/N RESIDENCIAL RAWSON B° RESIDENCIAL RAWS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500" table:style-name="ce1">
            <text:p>700068500</text:p>
          </table:table-cell>
          <table:table-cell office:value-type="string" table:style-name="ce1">
            <text:p>ESC.TEC.CAP.LAB. JERONIMO LUIS DE CAB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12 KM 25 BASILIO NIEVAS</text:p>
          </table:table-cell>
          <table:table-cell office:value-type="string" table:style-name="ce1">
            <text:p>J5401</text:p>
          </table:table-cell>
          <table:table-cell office:value-type="string" table:style-name="ce1">
            <text:p>0264-4220116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ZOND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52179581769" table:style-name="ce2">
            <text:p>-31.552.179.581.769</text:p>
          </table:table-cell>
          <table:table-cell office:value-type="float" office:value="-687298173566613" table:style-name="ce2">
            <text:p>-687.298.173.566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600" table:style-name="ce1">
            <text:p>700068600</text:p>
          </table:table-cell>
          <table:table-cell office:value-type="string" table:style-name="ce1">
            <text:p>ESC.TEC.CAP.LAB. N°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CALLE 17 S/N CAMPO DE BATALLA CAMPO DE BATALL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601" table:style-name="ce1">
            <text:p>700068601</text:p>
          </table:table-cell>
          <table:table-cell office:value-type="string" table:style-name="ce1">
            <text:p>ANEXO ESC.TEC.CAP.LAB. N°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KM 25 MUNICIPAL CAMPO DE BATALLA</text:p>
          </table:table-cell>
          <table:table-cell office:value-type="string" table:style-name="ce1">
            <text:p>J5428</text:p>
          </table:table-cell>
          <table:table-cell table:style-name="ce1"/>
          <table:table-cell office:value-type="string" table:style-name="ce1">
            <text:p>QUINTO CUARTEL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4913817" table:style-name="ce2">
            <text:p>-3.164.913.817</text:p>
          </table:table-cell>
          <table:table-cell office:value-type="float" office:value="-6860293148" table:style-name="ce2">
            <text:p>-6.860.293.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700" table:style-name="ce1">
            <text:p>700068700</text:p>
          </table:table-cell>
          <table:table-cell office:value-type="string" table:style-name="ce1">
            <text:p>ESCUELA TECNICO DE CAPACITACION LABORAL N°1 PEDRO ECHAG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(TRASLADO TRANSITORIO) S/N LOTEOS DE ALVARES</text:p>
          </table:table-cell>
          <table:table-cell office:value-type="string" table:style-name="ce1">
            <text:p>J5442</text:p>
          </table:table-cell>
          <table:table-cell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800" table:style-name="ce1">
            <text:p>700068800</text:p>
          </table:table-cell>
          <table:table-cell office:value-type="string" table:style-name="ce1">
            <text:p>ESC.TEC.CA.LAB. AGUSTIN A. DELG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750 N VILLA UNIÓN VILLA UNION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AGUSTINDELGADO_02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001501131117" table:style-name="ce2">
            <text:p>-315.001.501.131.117</text:p>
          </table:table-cell>
          <table:table-cell office:value-type="float" office:value="-685527668174871" table:style-name="ce2">
            <text:p>-685.527.668.174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801" table:style-name="ce1">
            <text:p>700068801</text:p>
          </table:table-cell>
          <table:table-cell office:value-type="string" table:style-name="ce1">
            <text:p>ANEXO ESC.TEC.CAP.LAB. PROF. AGUSTIN DELG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S/N B° LOS TAMARINDO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AGUSTINDELGADO_02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8900" table:style-name="ce1">
            <text:p>700068900</text:p>
          </table:table-cell>
          <table:table-cell office:value-type="string" table:style-name="ce1">
            <text:p>ESC.TEC.CAP.LAB. REMEDIO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TAMBERIAS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TAMBERIAS</text:p>
          </table:table-cell>
          <table:table-cell office:value-type="string" table:style-name="ce1">
            <text:p>CALIN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768945" table:style-name="ce2">
            <text:p>-314.768.945</text:p>
          </table:table-cell>
          <table:table-cell office:value-type="float" office:value="-6942438422" table:style-name="ce2">
            <text:p>-6.942.438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000" table:style-name="ce1">
            <text:p>700069000</text:p>
          </table:table-cell>
          <table:table-cell office:value-type="string" table:style-name="ce1">
            <text:p>ESC.TEC.CAP.LAB. LUIS JOF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BUSTOS Y SAN MARTIN S/N DIVISORIA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3742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100" table:style-name="ce1">
            <text:p>700069100</text:p>
          </table:table-cell>
          <table:table-cell office:value-type="string" table:style-name="ce1">
            <text:p>ESC.DE FORMACIÓN PROFESIONAL RICAR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Y TUCUMAN 281 E CONCEPCIO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101" table:style-name="ce1">
            <text:p>700069101</text:p>
          </table:table-cell>
          <table:table-cell office:value-type="string" table:style-name="ce1">
            <text:p>ANEXO ESC. TEC. CAP. LABORAL RICAR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Y OGRAHAN 71 E COMANDANTE CABOT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428501131116" table:style-name="ce2">
            <text:p>-315.428.501.131.116</text:p>
          </table:table-cell>
          <table:table-cell office:value-type="float" office:value="-685380668174869" table:style-name="ce2">
            <text:p>-685.380.668.174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200" table:style-name="ce1">
            <text:p>700069200</text:p>
          </table:table-cell>
          <table:table-cell office:value-type="string" table:style-name="ce1">
            <text:p>ESC.TEC.CAP.LAB. LEOPOLDO LUG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STA 5760 N VILLA GENERAL SARMIENT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31224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827401131117" table:style-name="ce2">
            <text:p>-314.827.401.131.117</text:p>
          </table:table-cell>
          <table:table-cell office:value-type="float" office:value="-685324668174868" table:style-name="ce2">
            <text:p>-685.324.668.17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201" table:style-name="ce1">
            <text:p>700069201</text:p>
          </table:table-cell>
          <table:table-cell office:value-type="string" table:style-name="ce1">
            <text:p>ESC. DE CAP. LAB. LEOPOLDO LUG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2371 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44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300" table:style-name="ce1">
            <text:p>700069300</text:p>
          </table:table-cell>
          <table:table-cell office:value-type="string" table:style-name="ce1">
            <text:p>ESC.TEC.CAP.LAB. ARNOBIO SANCH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GENTO CABRAL 1734 O ACACIA CIUDAD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400" table:style-name="ce1">
            <text:p>700069400</text:p>
          </table:table-cell>
          <table:table-cell office:value-type="string" table:style-name="ce1">
            <text:p>ESC.TEC.CAP.LAB. MONS. JOSE AMERICO ORZAL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PERON PARQUE RIVADAVIA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23287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600" table:style-name="ce1">
            <text:p>700069600</text:p>
          </table:table-cell>
          <table:table-cell office:value-type="string" table:style-name="ce1">
            <text:p>MISION MONOTECNICA Y DE EXTENSION CULTURAL N° 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CARRIL S/N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4248909547434" table:style-name="ce2">
            <text:p>-314.248.909.547.434</text:p>
          </table:table-cell>
          <table:table-cell office:value-type="float" office:value="-684887162961142" table:style-name="ce2">
            <text:p>-684.887.162.961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700" table:style-name="ce1">
            <text:p>700069700</text:p>
          </table:table-cell>
          <table:table-cell office:value-type="string" table:style-name="ce1">
            <text:p>ESC.TEC.CAP.LAB. JUAN PABLO 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0 S/N EL ENCON</text:p>
          </table:table-cell>
          <table:table-cell office:value-type="string" table:style-name="ce1">
            <text:p>J5421</text:p>
          </table:table-cell>
          <table:table-cell table:style-name="ce1"/>
          <table:table-cell office:value-type="string" table:style-name="ce1">
            <text:p>EL ENCON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221698009" table:style-name="ce2">
            <text:p>-3.221.698.009</text:p>
          </table:table-cell>
          <table:table-cell office:value-type="float" office:value="-6779446079" table:style-name="ce2">
            <text:p>-6.779.446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800" table:style-name="ce1">
            <text:p>700069800</text:p>
          </table:table-cell>
          <table:table-cell office:value-type="string" table:style-name="ce1">
            <text:p>ESC.TEC.CAP.LAB. N° 1 DE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NA 1840 S BELGRAN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801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FP1RAWSONSJ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801" table:style-name="ce1">
            <text:p>700069801</text:p>
          </table:table-cell>
          <table:table-cell office:value-type="string" table:style-name="ce1">
            <text:p>CENTRO DE FORM.PROF. Nº1 DE RAWSON ANEXO CONCEPCI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1080 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69900" table:style-name="ce1">
            <text:p>700069900</text:p>
          </table:table-cell>
          <table:table-cell office:value-type="string" table:style-name="ce1">
            <text:p>ESC.TEC.CAP.LAB. NICOMEDES SEGUNDO PI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1279 N CASI CIRCUNVALACION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238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000" table:style-name="ce1">
            <text:p>700070000</text:p>
          </table:table-cell>
          <table:table-cell office:value-type="string" table:style-name="ce1">
            <text:p>ESC.TEC.CAP.LAB. N°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79 S/N JUAN SERU LA CHIMBERA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8375213190157" table:style-name="ce2">
            <text:p>-318.375.213.190.157</text:p>
          </table:table-cell>
          <table:table-cell office:value-type="float" office:value="-683522441282493" table:style-name="ce2">
            <text:p>-683.522.441.282.4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100" table:style-name="ce1">
            <text:p>700070100</text:p>
          </table:table-cell>
          <table:table-cell office:value-type="string" table:style-name="ce1">
            <text:p>ESC.TEC.CAP.LAB. N°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 ANGUALASTO</text:p>
          </table:table-cell>
          <table:table-cell office:value-type="string" table:style-name="ce1">
            <text:p>J5465</text:p>
          </table:table-cell>
          <table:table-cell table:style-name="ce1"/>
          <table:table-cell office:value-type="string" table:style-name="ce1">
            <text:p>ANGUALASTO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054797" table:style-name="ce2">
            <text:p>-30.054.797</text:p>
          </table:table-cell>
          <table:table-cell office:value-type="float" office:value="-6917365845" table:style-name="ce2">
            <text:p>-6.917.365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101" table:style-name="ce1">
            <text:p>700070101</text:p>
          </table:table-cell>
          <table:table-cell office:value-type="string" table:style-name="ce1">
            <text:p>ANEXO ESC.TEC.CAP.LAB. ACONCAGU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4291 RODE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1925788303563" table:style-name="ce2">
            <text:p>-301.925.788.303.563</text:p>
          </table:table-cell>
          <table:table-cell office:value-type="float" office:value="-691072975598467" table:style-name="ce2">
            <text:p>-691.072.975.598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200" table:style-name="ce1">
            <text:p>700070200</text:p>
          </table:table-cell>
          <table:table-cell office:value-type="string" table:style-name="ce1">
            <text:p>MISION MONOTECNICA Y DE EXTENSION CULTURAL N° 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 V° DEL SALVADOR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637779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300" table:style-name="ce1">
            <text:p>700070300</text:p>
          </table:table-cell>
          <table:table-cell office:value-type="string" table:style-name="ce1">
            <text:p>ESC.535 E T C L TAMBOR DE TACU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STREADOR CALIVAR 553 553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301" table:style-name="ce1">
            <text:p>700070301</text:p>
          </table:table-cell>
          <table:table-cell office:value-type="string" table:style-name="ce1">
            <text:p>ANEXO ESC.TEC.CAP.LAB. TAMBOR DE TACU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LAS PARERA Y AGUSTIN GOMEZ VILLA OBSERVATORI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001501131117" table:style-name="ce2">
            <text:p>-315.001.501.131.117</text:p>
          </table:table-cell>
          <table:table-cell office:value-type="float" office:value="-685527668174871" table:style-name="ce2">
            <text:p>-685.527.668.174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400" table:style-name="ce1">
            <text:p>700070400</text:p>
          </table:table-cell>
          <table:table-cell office:value-type="string" table:style-name="ce1">
            <text:p>ESC.TEC.CAP.LAB.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899 E VILLA AMERICA VILLA AMERIC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231901131116" table:style-name="ce2">
            <text:p>-315.231.901.131.116</text:p>
          </table:table-cell>
          <table:table-cell office:value-type="float" office:value="-685233868174866" table:style-name="ce2">
            <text:p>-685.233.868.174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401" table:style-name="ce1">
            <text:p>700070401</text:p>
          </table:table-cell>
          <table:table-cell office:value-type="string" table:style-name="ce1">
            <text:p>ANEXO ESC.TEC.CAP.LAB. 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TURNINO SARASSA 1425 O VILLA DEL CARRIL VILLA DEL CARRIL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500" table:style-name="ce1">
            <text:p>700070500</text:p>
          </table:table-cell>
          <table:table-cell office:value-type="string" table:style-name="ce1">
            <text:p>ESC.TEC.CAP.LAB. ING. DOMINGO KRAW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Y ESPELETA 500 S ESQUINA ESPAÑA - VILLA KRAWSE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VISTOR_ORLANDO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695301131116" table:style-name="ce2">
            <text:p>-315.695.301.131.116</text:p>
          </table:table-cell>
          <table:table-cell office:value-type="float" office:value="-685285668174867" table:style-name="ce2">
            <text:p>-685.285.668.174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501" table:style-name="ce1">
            <text:p>700070501</text:p>
          </table:table-cell>
          <table:table-cell office:value-type="string" table:style-name="ce1">
            <text:p>ANEXO ESC.TEC.CAP.LAB. ING. DOMINGO KRAW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S S/N ESQUINA ALVEAR - VILLA PAOLINI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office:value-type="string" table:style-name="ce1">
            <text:p>VICTOR_ORLANDO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6301000000013" table:style-name="ce2">
            <text:p>-316.301.000.000.013</text:p>
          </table:table-cell>
          <table:table-cell office:value-type="float" office:value="-685518000000067" table:style-name="ce2">
            <text:p>-685.518.000.000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600" table:style-name="ce1">
            <text:p>700070600</text:p>
          </table:table-cell>
          <table:table-cell office:value-type="string" table:style-name="ce1">
            <text:p>COLEGIO PARROQUIAL SAN JUAN BOSCO - CAPACITACION LABO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S/N VILLA ALEM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624-497121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PARROQUIAL.SJ.BOSCO@YAHOO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155480203" table:style-name="ce2">
            <text:p>-3.155.480.203</text:p>
          </table:table-cell>
          <table:table-cell office:value-type="float" office:value="-6832785292" table:style-name="ce2">
            <text:p>-6.832.785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700" table:style-name="ce1">
            <text:p>700070700</text:p>
          </table:table-cell>
          <table:table-cell office:value-type="string" table:style-name="ce1">
            <text:p>ESC.TEC.CAP.LAB. N°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VADOR M. DEL CARRIL S/N COLONIA FISCAL COLONIA FISCAL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941242</text:p>
          </table:table-cell>
          <table:table-cell office:value-type="string" table:style-name="ce1">
            <text:p>COLONIA FISCAL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9025832120606" table:style-name="ce2">
            <text:p>-319.025.832.120.606</text:p>
          </table:table-cell>
          <table:table-cell office:value-type="float" office:value="-684751622729104" table:style-name="ce2">
            <text:p>-684.751.622.729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800" table:style-name="ce1">
            <text:p>700070800</text:p>
          </table:table-cell>
          <table:table-cell office:value-type="string" table:style-name="ce1">
            <text:p>MISION MONOTECNICA Y DE EXTENCION CULTURAL N°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FLORIDA S/N EL MEDANIT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EL MEDANITO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ISIONMONOTECNICA14@XFLY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7733694" table:style-name="ce2">
            <text:p>-3.157.733.694</text:p>
          </table:table-cell>
          <table:table-cell office:value-type="float" office:value="-6848122247" table:style-name="ce2">
            <text:p>-6.848.122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900" table:style-name="ce1">
            <text:p>700070900</text:p>
          </table:table-cell>
          <table:table-cell office:value-type="string" table:style-name="ce1">
            <text:p>ESC.TEC.CAP.LAB. SOFIA LEONOR DE KLAPPENBA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N 539 539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4285916" table:style-name="ce2">
            <text:p>-314.285.916</text:p>
          </table:table-cell>
          <table:table-cell office:value-type="float" office:value="-6851094579" table:style-name="ce2">
            <text:p>-6.851.094.5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0901" table:style-name="ce1">
            <text:p>700070901</text:p>
          </table:table-cell>
          <table:table-cell office:value-type="string" table:style-name="ce1">
            <text:p>Esc. Tec. Cap. LAboral Sofía Leonor de Klappenba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ciar Campo Afuera</text:p>
          </table:table-cell>
          <table:table-cell table:number-columns-repeated="2" table:style-name="ce1"/>
          <table:table-cell office:value-type="string" table:style-name="ce1">
            <text:p>ALBARDON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253213669272" table:style-name="ce2">
            <text:p>-314.253.213.669.272</text:p>
          </table:table-cell>
          <table:table-cell office:value-type="float" office:value="-685458786441282" table:style-name="ce2">
            <text:p>-685.458.786.441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000" table:style-name="ce1">
            <text:p>700071000</text:p>
          </table:table-cell>
          <table:table-cell office:value-type="string" table:style-name="ce1">
            <text:p>ESC.TEC.CAP.LAB.ARMANDO GAVIO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S/N DIQUE I BARRIO DIQUE I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264732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ULLUM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4627522001519" table:style-name="ce2">
            <text:p>-314.627.522.001.519</text:p>
          </table:table-cell>
          <table:table-cell office:value-type="float" office:value="-687360542799742" table:style-name="ce2">
            <text:p>-687.360.542.799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100" table:style-name="ce1">
            <text:p>700071100</text:p>
          </table:table-cell>
          <table:table-cell office:value-type="string" table:style-name="ce1">
            <text:p>ESC.TEC.CAP.LAB. TERESA DE ASCENCIO DE MALL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GUILAR Y BAHIA BLANCA S/N HUALILAN II B° HUALILAN II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200" table:style-name="ce1">
            <text:p>700071200</text:p>
          </table:table-cell>
          <table:table-cell office:value-type="string" table:style-name="ce1">
            <text:p>ESC.TEC.CAP.LAB. MARIA CONTI DE TI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JUNIO Y COLON S/N VILLA ALEM - LA PUNTILLA LA PUNTILLA</text:p>
          </table:table-cell>
          <table:table-cell office:value-type="string" table:style-name="ce1">
            <text:p>J5439</text:p>
          </table:table-cell>
          <table:table-cell office:value-type="string" table:style-name="ce1">
            <text:p>0264-4971005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MARLUCSAL@YAHOO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5987744" table:style-name="ce2">
            <text:p>-3.155.987.744</text:p>
          </table:table-cell>
          <table:table-cell office:value-type="float" office:value="-6830008762" table:style-name="ce2">
            <text:p>-6.830.008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201" table:style-name="ce1">
            <text:p>700071201</text:p>
          </table:table-cell>
          <table:table-cell office:value-type="string" table:style-name="ce1">
            <text:p>ANEXO ESCUELA DE CAP. LABORAL MARIA CONTI DE TI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S/N VILLA DOMINGUITO VILLA DOMINGUITO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VILLA DOMINGUIT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MARLUCSAL@YAHOO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623300000007" table:style-name="ce2">
            <text:p>-315.623.300.000.007</text:p>
          </table:table-cell>
          <table:table-cell office:value-type="float" office:value="-683040700000017" table:style-name="ce2">
            <text:p>-683.040.700.000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300" table:style-name="ce1">
            <text:p>700071300</text:p>
          </table:table-cell>
          <table:table-cell office:value-type="string" table:style-name="ce1">
            <text:p>ESC.TEC.CAP.LAB. JUAN RAMIREZ DE VELAZ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1786 E BERMEJITO SANTA LUCI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301" table:style-name="ce1">
            <text:p>700071301</text:p>
          </table:table-cell>
          <table:table-cell office:value-type="string" table:style-name="ce1">
            <text:p>ANEXO ESC.TEC.CAP.LAB. JUAN RAMIREZ DE VELAZ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DOBA Y BANDERA ARGENTINA CHIMBAS II CHIMBAS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400" table:style-name="ce1">
            <text:p>700071400</text:p>
          </table:table-cell>
          <table:table-cell office:value-type="string" table:style-name="ce1">
            <text:p>ESC.TEC.CAP.LAB. MAGDALENA B. DE ABERASTA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A. MARIA DE ORO - 235 S VILLA ABERASTAI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712164436556" table:style-name="ce2">
            <text:p>-316.712.164.436.556</text:p>
          </table:table-cell>
          <table:table-cell office:value-type="float" office:value="-685627833394006" table:style-name="ce2">
            <text:p>-685.627.833.394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500" table:style-name="ce1">
            <text:p>700071500</text:p>
          </table:table-cell>
          <table:table-cell office:value-type="string" table:style-name="ce1">
            <text:p>ESC.TEC.CAP.LAB. JUAN DE GAR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A. MARA DE ORO S/N S/N VILLA EL SALVADOR VILLA DEL SALVADOR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office:value-type="string" table:style-name="ce1">
            <text:p>ESCUELAJUANDEGARAY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600" table:style-name="ce1">
            <text:p>700071600</text:p>
          </table:table-cell>
          <table:table-cell office:value-type="string" table:style-name="ce1">
            <text:p>ESC.TEC.CAP.LAB. NIÑAS DE AYOHU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Y FELIX AGUILAR S/N B° BUENAVENTURA LUNA B° BUENAVENTURA LUN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700" table:style-name="ce1">
            <text:p>700071700</text:p>
          </table:table-cell>
          <table:table-cell office:value-type="string" table:style-name="ce1">
            <text:p>ESC.TEC.CAP.LAB. N° 26 LUIS SAENZ PE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40 S/N NIQUIVIL</text:p>
          </table:table-cell>
          <table:table-cell office:value-type="string" table:style-name="ce1">
            <text:p>J5409</text:p>
          </table:table-cell>
          <table:table-cell table:style-name="ce1"/>
          <table:table-cell office:value-type="string" table:style-name="ce1">
            <text:p>NIQUIVIL</text:p>
          </table:table-cell>
          <table:table-cell office:value-type="string" table:style-name="ce1">
            <text:p>JACH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39921368" table:style-name="ce2">
            <text:p>-3.039.921.368</text:p>
          </table:table-cell>
          <table:table-cell office:value-type="float" office:value="-6869474165" table:style-name="ce2">
            <text:p>-6.869.474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800" table:style-name="ce1">
            <text:p>700071800</text:p>
          </table:table-cell>
          <table:table-cell office:value-type="string" table:style-name="ce1">
            <text:p>ESC.TEC.CAP.LAB. TEODOVINA GIME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319 S/N CIENEGUIT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CIENAGUITA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207711026" table:style-name="ce2">
            <text:p>-3.207.711.026</text:p>
          </table:table-cell>
          <table:table-cell office:value-type="float" office:value="-6869224166" table:style-name="ce2">
            <text:p>-6.869.224.1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801" table:style-name="ce1">
            <text:p>700071801</text:p>
          </table:table-cell>
          <table:table-cell office:value-type="string" table:style-name="ce1">
            <text:p>ANEXO ESC.TEC.CAP.LAB. TEODOVINA GIME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S/N LOS BERROS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1900" table:style-name="ce1">
            <text:p>700071900</text:p>
          </table:table-cell>
          <table:table-cell office:value-type="string" table:style-name="ce1">
            <text:p>ESC.TEC.CAP.LAB. ING. ESTANISLAO T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AUGUSTO ECHEGARAY 2364 O PATRICIAS SANJUANINAS ESQUINA SANJUANINAS DESAMPARADOS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100" table:style-name="ce1">
            <text:p>700072100</text:p>
          </table:table-cell>
          <table:table-cell office:value-type="string" table:style-name="ce1">
            <text:p>MISION DE CULTURA RURAL Y DOMESTICA N°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ZANO S/N EL TOPON EL TOPON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6301000000013" table:style-name="ce2">
            <text:p>-316.301.000.000.013</text:p>
          </table:table-cell>
          <table:table-cell office:value-type="float" office:value="-685518000000067" table:style-name="ce2">
            <text:p>-685.518.000.000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200" table:style-name="ce1">
            <text:p>700072200</text:p>
          </table:table-cell>
          <table:table-cell office:value-type="string" table:style-name="ce1">
            <text:p>ESC.TEC.CAP.LAB. ROBERTO J. PAY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 FUERTE S/N SALVADOR MARIA DEL CARRIL SALVADOR MARIA DEL CARRIL</text:p>
          </table:table-cell>
          <table:table-cell office:value-type="string" table:style-name="ce1">
            <text:p>J542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300" table:style-name="ce1">
            <text:p>700072300</text:p>
          </table:table-cell>
          <table:table-cell office:value-type="string" table:style-name="ce1">
            <text:p>ESC.TEC.CAP.LAB. MADRES SANJUAN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RAUL CUELLO 4569 E B° BALCARCE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400" table:style-name="ce1">
            <text:p>700072400</text:p>
          </table:table-cell>
          <table:table-cell office:value-type="string" table:style-name="ce1">
            <text:p>ESC.TEC.CAP.LAB. TOMAS ALVA EDI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ER VALET 2263 E SAN LORENZO LAS PIEDRITAS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LAS PIEDRITAS</text:p>
          </table:table-cell>
          <table:table-cell office:value-type="string" table:style-name="ce1">
            <text:p>SANTA LU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195101131116" table:style-name="ce2">
            <text:p>-315.195.101.131.116</text:p>
          </table:table-cell>
          <table:table-cell office:value-type="float" office:value="-684944068174862" table:style-name="ce2">
            <text:p>-684.944.068.174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401" table:style-name="ce1">
            <text:p>700072401</text:p>
          </table:table-cell>
          <table:table-cell office:value-type="string" table:style-name="ce1">
            <text:p>ANEXO ESC.TEC. DE FORMACIÓN PROFECIONAL TOMAS ALVA EDI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40 S/N V° MARIANO MORENO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500" table:style-name="ce1">
            <text:p>700072500</text:p>
          </table:table-cell>
          <table:table-cell office:value-type="string" table:style-name="ce1">
            <text:p>ESC.TEC. DE FORMACIÓN PROFECIONAL INFANTER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GE NEWBERY 1851 S B° RIVADAVIA B° RIVADAVIA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3630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600" table:style-name="ce1">
            <text:p>700072600</text:p>
          </table:table-cell>
          <table:table-cell office:value-type="string" table:style-name="ce1">
            <text:p>ESC.TEC. DE FORMACIÓN PROFEC. TEOLINDA ROMERO DE SOTOMAY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ARMIENTO S/N SANTA ROSA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76488462" table:style-name="ce2">
            <text:p>-3.176.488.462</text:p>
          </table:table-cell>
          <table:table-cell office:value-type="float" office:value="-6834346346" table:style-name="ce2">
            <text:p>-6.834.346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800" table:style-name="ce1">
            <text:p>700072800</text:p>
          </table:table-cell>
          <table:table-cell office:value-type="string" table:style-name="ce1">
            <text:p>COLEGIO DE NIVEL INICIAL NUESTRA SEÑORA DE TULU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SA 1516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92356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NIVEL_INICIAL@UCCUYO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545655" table:style-name="ce2">
            <text:p>-31.545.655</text:p>
          </table:table-cell>
          <table:table-cell office:value-type="float" office:value="-68682224" table:style-name="ce2">
            <text:p>-68.682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2900" table:style-name="ce1">
            <text:p>700072900</text:p>
          </table:table-cell>
          <table:table-cell office:value-type="string" table:style-name="ce1">
            <text:p>ESC.TEC. DE FORMACIÓN PROFESIONAL N°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SAN ROQUE S/N TUDCUM</text:p>
          </table:table-cell>
          <table:table-cell office:value-type="string" table:style-name="ce1">
            <text:p>J5467</text:p>
          </table:table-cell>
          <table:table-cell office:value-type="string" table:style-name="ce1">
            <text:p>02647-498017</text:p>
          </table:table-cell>
          <table:table-cell office:value-type="string" table:style-name="ce1">
            <text:p>TUDCUM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019021017" table:style-name="ce2">
            <text:p>-3.019.021.017</text:p>
          </table:table-cell>
          <table:table-cell office:value-type="float" office:value="-6927104627" table:style-name="ce2">
            <text:p>-6.927.104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000" table:style-name="ce1">
            <text:p>700073000</text:p>
          </table:table-cell>
          <table:table-cell office:value-type="string" table:style-name="ce1">
            <text:p>COLEGIO DE NIVEL MEDIO SAN BERNAR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PAZ 44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15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100" table:style-name="ce1">
            <text:p>700073100</text:p>
          </table:table-cell>
          <table:table-cell office:value-type="string" table:style-name="ce1">
            <text:p>COLEGIO DIVINA MISERICORD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057 O PARQUE DE MAYO ESCUELA FONTAN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184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NANYCODIMI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200" table:style-name="ce1">
            <text:p>700073200</text:p>
          </table:table-cell>
          <table:table-cell office:value-type="string" table:style-name="ce1">
            <text:p>COLEGIO SAN BERNAR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PAZ 44 ESTE 44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300" table:style-name="ce1">
            <text:p>700073300</text:p>
          </table:table-cell>
          <table:table-cell office:value-type="string" table:style-name="ce1">
            <text:p>MISION MONOTÉCNICA Y DE EXTENSIÓN CULTURAL N° 64 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JUNIO S/N FLORID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254100000013" table:style-name="ce2">
            <text:p>-315.254.100.000.013</text:p>
          </table:table-cell>
          <table:table-cell office:value-type="float" office:value="-687194300000101" table:style-name="ce2">
            <text:p>-687.194.300.000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400" table:style-name="ce1">
            <text:p>700073400</text:p>
          </table:table-cell>
          <table:table-cell office:value-type="string" table:style-name="ce1">
            <text:p>ESC. TEC. DE FORMACIÓN PROFECIONAL MONS. AUDINO R. Y OL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IGNACIO DE LA ROSA 4310 O LA BEBIDA LA BEBIDA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4022313" table:style-name="ce2">
            <text:p>-3.154.022.313</text:p>
          </table:table-cell>
          <table:table-cell office:value-type="float" office:value="-6861724961" table:style-name="ce2">
            <text:p>-6.861.724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600" table:style-name="ce1">
            <text:p>700073600</text:p>
          </table:table-cell>
          <table:table-cell office:value-type="string" table:style-name="ce1">
            <text:p>EPET N°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 LIBERTADOR SAN MARTIN 3411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2715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700" table:style-name="ce1">
            <text:p>700073700</text:p>
          </table:table-cell>
          <table:table-cell office:value-type="string" table:style-name="ce1">
            <text:p>ESC.TECNICA DE FORMACIÓN PROFESIONAL JORGE HUMBERTO YAC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N MARTIN S/N VILLA 9 DE JULIO VILLA 9 DE JULIO</text:p>
          </table:table-cell>
          <table:table-cell office:value-type="string" table:style-name="ce1">
            <text:p>J5417</text:p>
          </table:table-cell>
          <table:table-cell office:value-type="string" table:style-name="ce1">
            <text:p>0264-4977071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9 DE JULI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6499900000013" table:style-name="ce2">
            <text:p>-316.499.900.000.013</text:p>
          </table:table-cell>
          <table:table-cell office:value-type="float" office:value="-683999000000045" table:style-name="ce2">
            <text:p>-683.999.000.000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3900" table:style-name="ce1">
            <text:p>700073900</text:p>
          </table:table-cell>
          <table:table-cell office:value-type="string" table:style-name="ce1">
            <text:p>COLEGIO SANTO TOMAS DE AQU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ACHA 1501 S TRINIDAD TRINI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 - 420162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STOTOMASAQUINO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428501131116" table:style-name="ce2">
            <text:p>-315.428.501.131.116</text:p>
          </table:table-cell>
          <table:table-cell office:value-type="float" office:value="-685380668174869" table:style-name="ce2">
            <text:p>-685.380.668.174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000" table:style-name="ce1">
            <text:p>700074000</text:p>
          </table:table-cell>
          <table:table-cell office:value-type="string" table:style-name="ce1">
            <text:p>COLEGIO SANTISIMO SACRAMEN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BLO D` MARCO 5756 O CAMUS BARRIO CAMUS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331198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MOSACRAMENT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100" table:style-name="ce1">
            <text:p>700074100</text:p>
          </table:table-cell>
          <table:table-cell office:value-type="string" table:style-name="ce1">
            <text:p>MERCEDES GUERRA DEL NIÑO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1981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3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ULIETADOMINAZ_RRHH@HOTMAIL.ES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200" table:style-name="ce1">
            <text:p>700074200</text:p>
          </table:table-cell>
          <table:table-cell office:value-type="string" table:style-name="ce1">
            <text:p>ESCUELA MODELO S.R.L. NIVEL SECUNDAR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. SAN MARTIN 1890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387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OLIMODEL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300" table:style-name="ce1">
            <text:p>700074300</text:p>
          </table:table-cell>
          <table:table-cell office:value-type="string" table:style-name="ce1">
            <text:p>COLEGIO SANTA TERESITA DEL NIÑO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Y JOSE INGENIERO S/N Bº GUEMES BARRIO MARTIN MIGUEL DE GÜEMES RAWSON</text:p>
          </table:table-cell>
          <table:table-cell office:value-type="string" table:style-name="ce1">
            <text:p>J5423</text:p>
          </table:table-cell>
          <table:table-cell office:value-type="string" table:style-name="ce1">
            <text:p>026-4340048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.SEC.STA.TERESITA@GMAI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400" table:style-name="ce1">
            <text:p>700074400</text:p>
          </table:table-cell>
          <table:table-cell office:value-type="string" table:style-name="ce1">
            <text:p>PRIMEROS PASITOS EN LA MODE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84 N DESAMPARADO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236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MODELO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500" table:style-name="ce1">
            <text:p>700074500</text:p>
          </table:table-cell>
          <table:table-cell office:value-type="string" table:style-name="ce1">
            <text:p>COLEGIO PARA ADULTOS MARI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1051 E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44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600" table:style-name="ce1">
            <text:p>700074600</text:p>
          </table:table-cell>
          <table:table-cell office:value-type="string" table:style-name="ce1">
            <text:p>COLEGIO NUESTRA SEÑORA DEL CARMEN -E.G.B.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S/N VILLA DEL SALVADOR FRENTE A LA PLAZA DEPARTAMENTAL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72016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700" table:style-name="ce1">
            <text:p>700074700</text:p>
          </table:table-cell>
          <table:table-cell office:value-type="string" table:style-name="ce1">
            <text:p>COLEGIO DE NIVEL INICIAL MARIA DE BEL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UNDINO NAVARRO 1163 S VILLA DEL CARRIL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8900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LUJN_EGB1Y2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15428501131116" table:style-name="ce2">
            <text:p>-315.428.501.131.116</text:p>
          </table:table-cell>
          <table:table-cell office:value-type="float" office:value="-685380668174869" table:style-name="ce2">
            <text:p>-685.380.668.174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800" table:style-name="ce1">
            <text:p>700074800</text:p>
          </table:table-cell>
          <table:table-cell office:value-type="string" table:style-name="ce1">
            <text:p>E.E.E. BILINGUE PARA SOR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855 S EDIFICIO COMPARTIDO CON LA ESCUELA ALBERGUE J. M. ESTRADA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0069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4900" table:style-name="ce1">
            <text:p>700074900</text:p>
          </table:table-cell>
          <table:table-cell office:value-type="string" table:style-name="ce1">
            <text:p>COLEGIO ING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IGNACIO DE LA ROZA 2574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0596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EGIOINGLÉSKIDS@SPEEDY.COM.A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401501131116" table:style-name="ce2">
            <text:p>-315.401.501.131.116</text:p>
          </table:table-cell>
          <table:table-cell office:value-type="float" office:value="-68602566817488" table:style-name="ce2">
            <text:p>-68.602.566.817.4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000" table:style-name="ce1">
            <text:p>700075000</text:p>
          </table:table-cell>
          <table:table-cell office:value-type="string" table:style-name="ce1">
            <text:p>E.P.E.T. Nº7 BARRIO ARAMBU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 GOBERNADOR CATTANI S/N ARAMBURU BARRIO ARAMBURU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0101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100" table:style-name="ce1">
            <text:p>700075100</text:p>
          </table:table-cell>
          <table:table-cell office:value-type="string" table:style-name="ce1">
            <text:p>AGROTECNICA DE ZO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JUSTO SANTA MARIA DE ORO S/N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ZONDA VIEJO</text:p>
          </table:table-cell>
          <table:table-cell office:value-type="string" table:style-name="ce1">
            <text:p>ZOND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15254100000013" table:style-name="ce2">
            <text:p>-315.254.100.000.013</text:p>
          </table:table-cell>
          <table:table-cell office:value-type="float" office:value="-687194300000101" table:style-name="ce2">
            <text:p>-687.194.300.000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200" table:style-name="ce1">
            <text:p>700075200</text:p>
          </table:table-cell>
          <table:table-cell office:value-type="string" table:style-name="ce1">
            <text:p>ESC.TEC.DE FORMACIÓN PROF. MADRE TERESA DE CALCUTA Nº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S/N PIE DE PALO SAN ISIDRO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013925793026" table:style-name="ce2">
            <text:p>-315.013.925.793.026</text:p>
          </table:table-cell>
          <table:table-cell office:value-type="float" office:value="-683669902124806" table:style-name="ce2">
            <text:p>-683.669.902.124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400" table:style-name="ce1">
            <text:p>700075400</text:p>
          </table:table-cell>
          <table:table-cell office:value-type="string" table:style-name="ce1">
            <text:p>ESCUELA DE EGB 3 Y POLIMODAL AS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 S/N FRENTE PLAZA CORNELIO SAAVEDRA</text:p>
          </table:table-cell>
          <table:table-cell office:value-type="string" table:style-name="ce1">
            <text:p>J5447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office:value-type="string" table:style-name="ce1">
            <text:p>SECUNDARI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541997859895" table:style-name="ce2">
            <text:p>-309.541.997.859.895</text:p>
          </table:table-cell>
          <table:table-cell office:value-type="float" office:value="-673010210293748" table:style-name="ce2">
            <text:p>-673.010.210.293.7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500" table:style-name="ce1">
            <text:p>700075500</text:p>
          </table:table-cell>
          <table:table-cell office:value-type="string" table:style-name="ce1">
            <text:p>COLEGIO SAN VICENTE DE PAU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WAST ESQUINA MONSEÑOR ORZALI 3455 BELGRANO B° MONSEÑOR ORZALI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5206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_SANVICENTE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573505" table:style-name="ce2">
            <text:p>-31.573.505</text:p>
          </table:table-cell>
          <table:table-cell office:value-type="float" office:value="-68541255" table:style-name="ce2">
            <text:p>-68.541.2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600" table:style-name="ce1">
            <text:p>700075600</text:p>
          </table:table-cell>
          <table:table-cell office:value-type="string" table:style-name="ce1">
            <text:p>A.S.I.C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136 O CIUDAD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556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SIC_AMERICAS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700" table:style-name="ce1">
            <text:p>700075700</text:p>
          </table:table-cell>
          <table:table-cell office:value-type="string" table:style-name="ce1">
            <text:p>COLEGIO DR. B. A. HOUSSA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42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422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DRHOSSUAY@YAHO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800" table:style-name="ce1">
            <text:p>700075800</text:p>
          </table:table-cell>
          <table:table-cell office:value-type="string" table:style-name="ce1">
            <text:p>COLEGIO PROVINCIAL B° PARQUE RIVADAVI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D DE PERON S/N PARQUE RIVADAVIA NORTE BARRIO PARQUE RIVADAVIA NORT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2878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5900" table:style-name="ce1">
            <text:p>700075900</text:p>
          </table:table-cell>
          <table:table-cell office:value-type="string" table:style-name="ce1">
            <text:p>TECNICATURA SUPERIOR EN GESTION DE CALID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MEDIA AGUA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UCARR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320199794095757" table:style-name="ce2">
            <text:p>-320.199.794.095.757</text:p>
          </table:table-cell>
          <table:table-cell office:value-type="float" office:value="-684241642034903" table:style-name="ce2">
            <text:p>-684.241.642.034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000" table:style-name="ce1">
            <text:p>700076000</text:p>
          </table:table-cell>
          <table:table-cell office:value-type="string" table:style-name="ce1">
            <text:p>COLEGIO PARROQUIAL SANTA LUCIA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FRANCO 561 S ESQUINA CÓRDOBA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3757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COLADMINISTRACIONSANTALUCIA@INFOBAE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100" table:style-name="ce1">
            <text:p>700076100</text:p>
          </table:table-cell>
          <table:table-cell office:value-type="string" table:style-name="ce1">
            <text:p>CENTRO ANEXO SUPERIOR EN ADMINISTRACION AGRICOLA DE ULL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RUIZ S/N</text:p>
          </table:table-cell>
          <table:table-cell office:value-type="string" table:style-name="ce1">
            <text:p>J5409</text:p>
          </table:table-cell>
          <table:table-cell office:value-type="string" table:style-name="ce1">
            <text:p>0264-4943236</text:p>
          </table:table-cell>
          <table:table-cell office:value-type="string" table:style-name="ce1">
            <text:p>VILLA IBAÑEZ</text:p>
          </table:table-cell>
          <table:table-cell office:value-type="string" table:style-name="ce1">
            <text:p>ULLU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2" table:style-name="ce1">
            <text:p>42</text:p>
          </table:table-cell>
          <table:table-cell office:value-type="float" office:value="-314620880418993" table:style-name="ce2">
            <text:p>-314.620.880.418.993</text:p>
          </table:table-cell>
          <table:table-cell office:value-type="float" office:value="-68736394865649" table:style-name="ce2">
            <text:p>-68.736.394.865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200" table:style-name="ce1">
            <text:p>700076200</text:p>
          </table:table-cell>
          <table:table-cell office:value-type="string" table:style-name="ce1">
            <text:p>COLEGIO SAN AGUS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OR SAN MARTIN 3880 O ESQUINA CABAÑA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5013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900000013" table:style-name="ce2">
            <text:p>-315.538.900.000.013</text:p>
          </table:table-cell>
          <table:table-cell office:value-type="float" office:value="-686524000000086" table:style-name="ce2">
            <text:p>-686.524.000.000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400" table:style-name="ce1">
            <text:p>700076400</text:p>
          </table:table-cell>
          <table:table-cell office:value-type="string" table:style-name="ce1">
            <text:p>COLEGIO LOS OLIV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126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8963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OLIVOSCOLEGIO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428501131116" table:style-name="ce2">
            <text:p>-315.428.501.131.116</text:p>
          </table:table-cell>
          <table:table-cell office:value-type="float" office:value="-685380668174869" table:style-name="ce2">
            <text:p>-685.380.668.174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500" table:style-name="ce1">
            <text:p>700076500</text:p>
          </table:table-cell>
          <table:table-cell office:value-type="string" table:style-name="ce1">
            <text:p>EXCELLENCE COLLEG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3368 S RESIDENCIAL RAWSON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88230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XECELLENCECOLLEGE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700" table:style-name="ce1">
            <text:p>700076700</text:p>
          </table:table-cell>
          <table:table-cell office:value-type="string" table:style-name="ce1">
            <text:p>CENTRO DE EDUCACION FISICA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ROQUE SAENZ PEÑA 2930 E ESTABLECIMIENTO CONOCIDO COMO LA GRANJA</text:p>
          </table:table-cell>
          <table:table-cell office:value-type="string" table:style-name="ce1">
            <text:p>J5421</text:p>
          </table:table-cell>
          <table:table-cell office:value-type="string" table:style-name="ce1">
            <text:p>0264-4250755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315106801131117" table:style-name="ce2">
            <text:p>-315.106.801.131.117</text:p>
          </table:table-cell>
          <table:table-cell office:value-type="float" office:value="-68481606817486" table:style-name="ce2">
            <text:p>-68.481.606.817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6800" table:style-name="ce1">
            <text:p>700076800</text:p>
          </table:table-cell>
          <table:table-cell office:value-type="string" table:style-name="ce1">
            <text:p>CENTRO INTEG.DE INV.CAP.ACT.Y PERFEC. CIICAP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ACHA 131(N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56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000" table:style-name="ce1">
            <text:p>700077000</text:p>
          </table:table-cell>
          <table:table-cell office:value-type="string" table:style-name="ce1">
            <text:p>INSTITUTO SUPERIOR LAPRI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PAZ 44 E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15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IRLAPRIDA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100" table:style-name="ce1">
            <text:p>700077100</text:p>
          </table:table-cell>
          <table:table-cell office:value-type="string" table:style-name="ce1">
            <text:p>CENTRO EDUCATIVO INTEGRAL CRECE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147(S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357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3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200" table:style-name="ce1">
            <text:p>700077200</text:p>
          </table:table-cell>
          <table:table-cell office:value-type="string" table:style-name="ce1">
            <text:p>INSTITUTO DE FORMACION DOCENTE ESCUELA DE LA FAMI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426 S ESCUELA ANTONIO TORRES TURNO VESPERTIN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GRACAHARICA@HOTMAIL.COM</text:p>
          </table:table-cell>
          <table:table-cell table:number-columns-repeated="32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400" table:style-name="ce1">
            <text:p>700077400</text:p>
          </table:table-cell>
          <table:table-cell office:value-type="string" table:style-name="ce1">
            <text:p>INST. SUP. DE PERIODISMO DEPORTIVO NESTOR ANTONIO GAHO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ACHA 426(S) ESCUELA ANTONIO TORRE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222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600" table:style-name="ce1">
            <text:p>700077600</text:p>
          </table:table-cell>
          <table:table-cell office:value-type="string" table:style-name="ce1">
            <text:p>ANTONIA VILLASCUSA T.T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EDISON 1786 E BERMEJITO</text:p>
          </table:table-cell>
          <table:table-cell office:value-type="string" table:style-name="ce1">
            <text:p>J5411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BETTY.ROJAS@HOTMAIL.ES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700" table:style-name="ce1">
            <text:p>700077700</text:p>
          </table:table-cell>
          <table:table-cell office:value-type="string" table:style-name="ce1">
            <text:p>ESC.DE FORMACION PEDAGOGICA Y SINDICAL MARINA VILTE U.D.A.P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.GRAL SAN MARTIN 115(E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1827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LEVSAM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2" table:style-name="ce1">
            <text:p>42</text:p>
          </table:table-cell>
          <table:table-cell office:value-type="float" office:value="-31518940113111" table:style-name="ce2">
            <text:p>-31.518.940.113.111</text:p>
          </table:table-cell>
          <table:table-cell office:value-type="float" office:value="-685093968174834" table:style-name="ce2">
            <text:p>-685.093.968.174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7800" table:style-name="ce1">
            <text:p>700077800</text:p>
          </table:table-cell>
          <table:table-cell office:value-type="string" table:style-name="ce1">
            <text:p>INSTITUTO ARGENTINO DE CAPACITACION DE SAN JU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SANJUANINAS 112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877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518940113111" table:style-name="ce2">
            <text:p>-31.518.940.113.111</text:p>
          </table:table-cell>
          <table:table-cell office:value-type="float" office:value="-685093968174834" table:style-name="ce2">
            <text:p>-685.093.968.174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000" table:style-name="ce1">
            <text:p>700078000</text:p>
          </table:table-cell>
          <table:table-cell office:value-type="string" table:style-name="ce1">
            <text:p>ESC. TEC. DE FORMACIÓN PROFECIONAL ING.LUIS A. NOUSS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ANEA S/N LEOPOLDO BRAVO CAMPO AFUERA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100" table:style-name="ce1">
            <text:p>700078100</text:p>
          </table:table-cell>
          <table:table-cell office:value-type="string" table:style-name="ce1">
            <text:p>COLEGIO SANTO TOMAS DE AQUINO NIVEL SECUNDAR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ACHA 1501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0162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DMINISTRACION@COLEGIOSTOTOMA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518940113111" table:style-name="ce2">
            <text:p>-31.518.940.113.111</text:p>
          </table:table-cell>
          <table:table-cell office:value-type="float" office:value="-685093968174834" table:style-name="ce2">
            <text:p>-685.093.968.174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200" table:style-name="ce1">
            <text:p>700078200</text:p>
          </table:table-cell>
          <table:table-cell office:value-type="string" table:style-name="ce1">
            <text:p>COLEGIO INTEGRAL INDEPENDENCIA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OR GRAL.SAN MARTIN 5059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332533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EGIOINTEGRAL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5538900000007" table:style-name="ce2">
            <text:p>-315.538.900.000.007</text:p>
          </table:table-cell>
          <table:table-cell office:value-type="float" office:value="-686524000000043" table:style-name="ce2">
            <text:p>-686.524.000.000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300" table:style-name="ce1">
            <text:p>700078300</text:p>
          </table:table-cell>
          <table:table-cell office:value-type="string" table:style-name="ce1">
            <text:p>COLEGIO DEL PRA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103(O) SAN SALVADOR BARRIO SAN SALVADOR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5549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PRADOEM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600" table:style-name="ce1">
            <text:p>700078600</text:p>
          </table:table-cell>
          <table:table-cell office:value-type="string" table:style-name="ce1">
            <text:p>SAN FRANCISCO DE ASIS - NIVEL INI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332(N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2250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SANFRANCISCOSJ@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1523190113111" table:style-name="ce2">
            <text:p>-31.523.190.113.111</text:p>
          </table:table-cell>
          <table:table-cell office:value-type="float" office:value="-685233868174835" table:style-name="ce2">
            <text:p>-685.233.868.174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700" table:style-name="ce1">
            <text:p>700078700</text:p>
          </table:table-cell>
          <table:table-cell office:value-type="string" table:style-name="ce1">
            <text:p>INSTITUTO DE FORMACION DOCENTE SANTA TERESA DE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LEM 538(S) FUNCIONA ESC. LA INMACULADA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58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3" table:style-name="ce1"/>
          <table:table-cell office:value-type="float" office:value="42" table:style-name="ce1">
            <text:p>42</text:p>
          </table:table-cell>
          <table:table-cell office:value-type="float" office:value="-31518940113111" table:style-name="ce2">
            <text:p>-31.518.940.113.111</text:p>
          </table:table-cell>
          <table:table-cell office:value-type="float" office:value="-685093968174834" table:style-name="ce2">
            <text:p>-685.093.968.174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800" table:style-name="ce1">
            <text:p>700078800</text:p>
          </table:table-cell>
          <table:table-cell office:value-type="string" table:style-name="ce1">
            <text:p>COLEGIO BILINGUE GATEWA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348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197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GATEWAY.SANJUAN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6785500000006" table:style-name="ce2">
            <text:p>-316.785.500.000.006</text:p>
          </table:table-cell>
          <table:table-cell office:value-type="float" office:value="-682310900000014" table:style-name="ce2">
            <text:p>-682.310.900.000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8900" table:style-name="ce1">
            <text:p>700078900</text:p>
          </table:table-cell>
          <table:table-cell office:value-type="string" table:style-name="ce1">
            <text:p>COLEGIO BLAS PASC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1550 O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BP@COLEGIOBLASPASCA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279101131109" table:style-name="ce2">
            <text:p>-315.279.101.131.109</text:p>
          </table:table-cell>
          <table:table-cell office:value-type="float" office:value="-685410168174837" table:style-name="ce2">
            <text:p>-685.410.168.174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000" table:style-name="ce1">
            <text:p>700079000</text:p>
          </table:table-cell>
          <table:table-cell office:value-type="string" table:style-name="ce1">
            <text:p>JINZ DULCE CORAZÓN DE MARÍ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490 S VILLA KRAUSE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1505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279101131109" table:style-name="ce2">
            <text:p>-315.279.101.131.109</text:p>
          </table:table-cell>
          <table:table-cell office:value-type="float" office:value="-685410168174837" table:style-name="ce2">
            <text:p>-685.410.168.174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100" table:style-name="ce1">
            <text:p>700079100</text:p>
          </table:table-cell>
          <table:table-cell office:value-type="string" table:style-name="ce1">
            <text:p>COLEGIO SAN ANTONIO DE PADUA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INEZ LOPEZ S/N MEDIA AGUA</text:p>
          </table:table-cell>
          <table:table-cell office:value-type="string" table:style-name="ce1">
            <text:p>J5435</text:p>
          </table:table-cell>
          <table:table-cell office:value-type="string" table:style-name="ce1">
            <text:p>0264-4941183</text:p>
          </table:table-cell>
          <table:table-cell office:value-type="string" table:style-name="ce1">
            <text:p>VILLA MEDIA AGUA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20199794095757" table:style-name="ce2">
            <text:p>-320.199.794.095.757</text:p>
          </table:table-cell>
          <table:table-cell office:value-type="float" office:value="-684241642034903" table:style-name="ce2">
            <text:p>-684.241.642.034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200" table:style-name="ce1">
            <text:p>700079200</text:p>
          </table:table-cell>
          <table:table-cell office:value-type="string" table:style-name="ce1">
            <text:p>SAINT PAUL COLEGIO BILINGUE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ENOS AIRES 202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INFO@SAINPAUL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363211" table:style-name="ce2">
            <text:p>-315.363.211</text:p>
          </table:table-cell>
          <table:table-cell office:value-type="float" office:value="-684381938" table:style-name="ce2">
            <text:p>-684.381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300" table:style-name="ce1">
            <text:p>700079300</text:p>
          </table:table-cell>
          <table:table-cell office:value-type="string" table:style-name="ce1">
            <text:p>ESC.DE FORMACION PROFESIONAL DOMINGO CAYETANO VALLV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UIS 626 E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1537050113111" table:style-name="ce2">
            <text:p>-31.537.050.113.111</text:p>
          </table:table-cell>
          <table:table-cell office:value-type="float" office:value="-684962268174833" table:style-name="ce2">
            <text:p>-684.962.268.174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400" table:style-name="ce1">
            <text:p>700079400</text:p>
          </table:table-cell>
          <table:table-cell office:value-type="string" table:style-name="ce1">
            <text:p>E.E.E. MULTIPLE DE VALLE FERT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06313595506642" table:style-name="ce2">
            <text:p>-306.313.595.506.642</text:p>
          </table:table-cell>
          <table:table-cell office:value-type="float" office:value="-674650841850275" table:style-name="ce2">
            <text:p>-674.650.841.850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401" table:style-name="ce1">
            <text:p>700079401</text:p>
          </table:table-cell>
          <table:table-cell office:value-type="string" table:style-name="ce1">
            <text:p>E.E.ESPECIAL MULTIPLE DE VALLE FERTIL Y ANEXO AS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 S/N</text:p>
          </table:table-cell>
          <table:table-cell office:value-type="string" table:style-name="ce1">
            <text:p>J5449</text:p>
          </table:table-cell>
          <table:table-cell table:style-name="ce1"/>
          <table:table-cell office:value-type="string" table:style-name="ce1">
            <text:p>ASTICA</text:p>
          </table:table-cell>
          <table:table-cell office:value-type="string" table:style-name="ce1">
            <text:p>VALLE FERTI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09451998294462" table:style-name="ce2">
            <text:p>-309.451.998.294.462</text:p>
          </table:table-cell>
          <table:table-cell office:value-type="float" office:value="-67302329877807" table:style-name="ce2">
            <text:p>-67.302.329.877.8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500" table:style-name="ce1">
            <text:p>700079500</text:p>
          </table:table-cell>
          <table:table-cell office:value-type="string" table:style-name="ce1">
            <text:p>COLEGIO CRITO REY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RMIENTO 571</text:p>
          </table:table-cell>
          <table:table-cell office:value-type="string" table:style-name="ce1">
            <text:p>J5442</text:p>
          </table:table-cell>
          <table:table-cell office:value-type="string" table:style-name="ce1">
            <text:p>0264-4961017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office:value-type="string" table:style-name="ce1">
            <text:p>COLEGIOPARROQUIALCRISTOREY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70365842" table:style-name="ce2">
            <text:p>-3.170.365.842</text:p>
          </table:table-cell>
          <table:table-cell office:value-type="float" office:value="-6829413043" table:style-name="ce2">
            <text:p>-6.829.413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600" table:style-name="ce1">
            <text:p>700079600</text:p>
          </table:table-cell>
          <table:table-cell office:value-type="string" table:style-name="ce1">
            <text:p>ESC. NUEVA JUAN FANZOLATO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1030 S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342244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700" table:style-name="ce1">
            <text:p>700079700</text:p>
          </table:table-cell>
          <table:table-cell office:value-type="string" table:style-name="ce1">
            <text:p>CENTRO EDUCATIVO TERAPEUTICO IN MAN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OVA 1237 MARCO</text:p>
          </table:table-cell>
          <table:table-cell office:value-type="string" table:style-name="ce1">
            <text:p>J5425</text:p>
          </table:table-cell>
          <table:table-cell office:value-type="string" table:style-name="ce1">
            <text:p>0264-4242222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MANUSCET@INFOVIA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868685670184" table:style-name="ce2">
            <text:p>-315.868.685.670.184</text:p>
          </table:table-cell>
          <table:table-cell office:value-type="float" office:value="-68603895855884" table:style-name="ce2">
            <text:p>-68.603.895.855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800" table:style-name="ce1">
            <text:p>700079800</text:p>
          </table:table-cell>
          <table:table-cell office:value-type="string" table:style-name="ce1">
            <text:p>INST. SUPERIOR EN REDES E INFORMATICA IS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7 57 (E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6948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FORMES@ISRI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79900" table:style-name="ce1">
            <text:p>700079900</text:p>
          </table:table-cell>
          <table:table-cell office:value-type="string" table:style-name="ce1">
            <text:p>C.E.N.S. RODE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S/N</text:p>
          </table:table-cell>
          <table:table-cell office:value-type="string" table:style-name="ce1">
            <text:p>J5465</text:p>
          </table:table-cell>
          <table:table-cell table:style-name="ce1"/>
          <table:table-cell office:value-type="string" table:style-name="ce1">
            <text:p>RODEO</text:p>
          </table:table-cell>
          <table:table-cell office:value-type="string" table:style-name="ce1">
            <text:p>IGLES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01925788303563" table:style-name="ce2">
            <text:p>-301.925.788.303.563</text:p>
          </table:table-cell>
          <table:table-cell office:value-type="float" office:value="-691072975598467" table:style-name="ce2">
            <text:p>-691.072.975.598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000" table:style-name="ce1">
            <text:p>700080000</text:p>
          </table:table-cell>
          <table:table-cell office:value-type="string" table:style-name="ce1">
            <text:p>GENERAL DE LA NACION ING. ENRIQUE MOSCONI EGB 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ODISTAS ARGENTINOS 5983 CAMUS BARRIO CAMUS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334148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100" table:style-name="ce1">
            <text:p>700080100</text:p>
          </table:table-cell>
          <table:table-cell office:value-type="string" table:style-name="ce1">
            <text:p>CIUDAD DEL SOL EGB 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NOBIO SANCHEZ 1620 N RIVADAVIA NORTE BARRIO RIVADAVIA NORTE</text:p>
          </table:table-cell>
          <table:table-cell office:value-type="string" table:style-name="ce1">
            <text:p>J5407</text:p>
          </table:table-cell>
          <table:table-cell office:value-type="string" table:style-name="ce1">
            <text:p>0264-4234736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200" table:style-name="ce1">
            <text:p>700080200</text:p>
          </table:table-cell>
          <table:table-cell office:value-type="string" table:style-name="ce1">
            <text:p>COLEGIO NUESTRA SRA DEL CARMEN-ADUL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S/N VILLA DEL SALVADOR</text:p>
          </table:table-cell>
          <table:table-cell office:value-type="string" table:style-name="ce1">
            <text:p>J5415</text:p>
          </table:table-cell>
          <table:table-cell office:value-type="string" table:style-name="ce1">
            <text:p>0264-4972016</text:p>
          </table:table-cell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300" table:style-name="ce1">
            <text:p>700080300</text:p>
          </table:table-cell>
          <table:table-cell office:value-type="string" table:style-name="ce1">
            <text:p>COLEGIO DR. B.A. HOUSSA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426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422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DRHOUSSAY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400" table:style-name="ce1">
            <text:p>700080400</text:p>
          </table:table-cell>
          <table:table-cell office:value-type="string" table:style-name="ce1">
            <text:p>SEGUNDINO J. NAVARRO EGB 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VILLA SANTA ROSA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76488462" table:style-name="ce2">
            <text:p>-3.176.488.462</text:p>
          </table:table-cell>
          <table:table-cell office:value-type="float" office:value="-6834346346" table:style-name="ce2">
            <text:p>-6.834.346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500" table:style-name="ce1">
            <text:p>700080500</text:p>
          </table:table-cell>
          <table:table-cell office:value-type="string" table:style-name="ce1">
            <text:p>ESCUELA DE EGB3 Y POLIMODAL ESPA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Y MARIANO MORENO S/N V°UNIDAS V° ABERASTAIN</text:p>
          </table:table-cell>
          <table:table-cell office:value-type="string" table:style-name="ce1">
            <text:p>J5427</text:p>
          </table:table-cell>
          <table:table-cell table:style-name="ce1"/>
          <table:table-cell office:value-type="string" table:style-name="ce1">
            <text:p>VILLA ABERASTAIN</text:p>
          </table:table-cell>
          <table:table-cell office:value-type="string" table:style-name="ce1">
            <text:p>POCITO</text:p>
          </table:table-cell>
          <table:table-cell office:value-type="string" table:style-name="ce1">
            <text:p>MARIADELCARMEN777.777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6712164436556" table:style-name="ce2">
            <text:p>-316.712.164.436.556</text:p>
          </table:table-cell>
          <table:table-cell office:value-type="float" office:value="-685627833394006" table:style-name="ce2">
            <text:p>-685.627.833.394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600" table:style-name="ce1">
            <text:p>700080600</text:p>
          </table:table-cell>
          <table:table-cell office:value-type="string" table:style-name="ce1">
            <text:p>COLEGIO DEL PRA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UQUEN 103 O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5549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PRADOEN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700" table:style-name="ce1">
            <text:p>700080700</text:p>
          </table:table-cell>
          <table:table-cell office:value-type="string" table:style-name="ce1">
            <text:p>COL. DE EDUC. PRIMARIA MERCEDAR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1273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6794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COLEGIOMERCEDARIO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800" table:style-name="ce1">
            <text:p>700080800</text:p>
          </table:table-cell>
          <table:table-cell office:value-type="string" table:style-name="ce1">
            <text:p>INST. SUP. NO UNIVERS. DE FORMACION DOCENTE SANTA CECIL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AMOS 372 N NATANIA IV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7647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0900" table:style-name="ce1">
            <text:p>700080900</text:p>
          </table:table-cell>
          <table:table-cell office:value-type="string" table:style-name="ce1">
            <text:p>CENS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S/N PIE DE PALO ESCUELA ALEJANDRO MARIA DE AGUADO DEL DPTO SAN MARTÍN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013925793026" table:style-name="ce2">
            <text:p>-315.013.925.793.026</text:p>
          </table:table-cell>
          <table:table-cell office:value-type="float" office:value="-683669902124806" table:style-name="ce2">
            <text:p>-683.669.902.124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000" table:style-name="ce1">
            <text:p>700081000</text:p>
          </table:table-cell>
          <table:table-cell office:value-type="string" table:style-name="ce1">
            <text:p>CENS ZO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2 KM 25 BASILIO NEVAS</text:p>
          </table:table-cell>
          <table:table-cell office:value-type="string" table:style-name="ce1">
            <text:p>J5401</text:p>
          </table:table-cell>
          <table:table-cell table:style-name="ce1"/>
          <table:table-cell office:value-type="string" table:style-name="ce1">
            <text:p>VILLA BASILIO NIEVAS</text:p>
          </table:table-cell>
          <table:table-cell office:value-type="string" table:style-name="ce1">
            <text:p>ZOND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52179581769" table:style-name="ce2">
            <text:p>-31.552.179.581.769</text:p>
          </table:table-cell>
          <table:table-cell office:value-type="float" office:value="-687298173566613" table:style-name="ce2">
            <text:p>-687.298.173.566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100" table:style-name="ce1">
            <text:p>700081100</text:p>
          </table:table-cell>
          <table:table-cell office:value-type="string" table:style-name="ce1">
            <text:p>INSTITUTO SUPERIOR CUY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049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C_IPP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200" table:style-name="ce1">
            <text:p>700081200</text:p>
          </table:table-cell>
          <table:table-cell office:value-type="string" table:style-name="ce1">
            <text:p>ESC. DE EGB 3 Y POLIMODAL JORGE WASHINGT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MOS S/N SANCHEZ DE LORI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9750975" table:style-name="ce2">
            <text:p>-3.159.750.975</text:p>
          </table:table-cell>
          <table:table-cell office:value-type="float" office:value="-6855525748" table:style-name="ce2">
            <text:p>-6.855.525.7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300" table:style-name="ce1">
            <text:p>700081300</text:p>
          </table:table-cell>
          <table:table-cell office:value-type="string" table:style-name="ce1">
            <text:p>JUAN JOSE CASTELLI-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IGNACIO DE LA ROZA 4310 O</text:p>
          </table:table-cell>
          <table:table-cell office:value-type="string" table:style-name="ce1">
            <text:p>J5407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538862022916" table:style-name="ce2">
            <text:p>-315.538.862.022.916</text:p>
          </table:table-cell>
          <table:table-cell office:value-type="float" office:value="-686523977370669" table:style-name="ce2">
            <text:p>-686.523.977.3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400" table:style-name="ce1">
            <text:p>700081400</text:p>
          </table:table-cell>
          <table:table-cell office:value-type="string" table:style-name="ce1">
            <text:p>JUAN ENRIQUE PESTALOZZI-TURNO TAR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LA ISLA S/N PARQUE INDUSTRIAL BARRIO PARQUE INDUSTRIAL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0872955" table:style-name="ce2">
            <text:p>-3.150.872.955</text:p>
          </table:table-cell>
          <table:table-cell office:value-type="float" office:value="-6859400869" table:style-name="ce2">
            <text:p>-6.859.400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600" table:style-name="ce1">
            <text:p>700081600</text:p>
          </table:table-cell>
          <table:table-cell office:value-type="string" table:style-name="ce1">
            <text:p>ESCUELA EDUCACION ESPECIAL DE ANG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S/N VILLA DEL SALVADOR</text:p>
          </table:table-cell>
          <table:table-cell office:value-type="string" table:style-name="ce1">
            <text:p>J5415</text:p>
          </table:table-cell>
          <table:table-cell table:style-name="ce1"/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45416253" table:style-name="ce2">
            <text:p>-3.145.416.253</text:p>
          </table:table-cell>
          <table:table-cell office:value-type="float" office:value="-684032986" table:style-name="ce2">
            <text:p>-684.03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700" table:style-name="ce1">
            <text:p>700081700</text:p>
          </table:table-cell>
          <table:table-cell office:value-type="string" table:style-name="ce1">
            <text:p>E.E.E.NUESTRA SEÑORA DE LA PA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RJAS TORANZO 273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60731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HB_08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800" table:style-name="ce1">
            <text:p>700081800</text:p>
          </table:table-cell>
          <table:table-cell office:value-type="string" table:style-name="ce1">
            <text:p>COL.NTRA.SRA.DEL ROSARIO DE ANDACOLLO SECUNDARIA ADUL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640 N</text:p>
          </table:table-cell>
          <table:table-cell office:value-type="string" table:style-name="ce1">
            <text:p>J5413</text:p>
          </table:table-cell>
          <table:table-cell office:value-type="string" table:style-name="ce1">
            <text:p>0264-4312271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office:value-type="string" table:style-name="ce1">
            <text:p>COLE-ANDACOLL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4832864574079" table:style-name="ce2">
            <text:p>-314.832.864.574.079</text:p>
          </table:table-cell>
          <table:table-cell office:value-type="float" office:value="-685331974690963" table:style-name="ce2">
            <text:p>-685.331.974.690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1900" table:style-name="ce1">
            <text:p>700081900</text:p>
          </table:table-cell>
          <table:table-cell office:value-type="string" table:style-name="ce1">
            <text:p>PASO DE VALLE HERMO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PAULA S/N VILLA PAULA VILLA PAUL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4897844972411" table:style-name="ce2">
            <text:p>-314.897.844.972.411</text:p>
          </table:table-cell>
          <table:table-cell office:value-type="float" office:value="-685349247961406" table:style-name="ce2">
            <text:p>-685.349.247.961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000" table:style-name="ce1">
            <text:p>700082000</text:p>
          </table:table-cell>
          <table:table-cell office:value-type="string" table:style-name="ce1">
            <text:p>CASTILLITO DE PAP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25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9045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100" table:style-name="ce1">
            <text:p>700082100</text:p>
          </table:table-cell>
          <table:table-cell office:value-type="string" table:style-name="ce1">
            <text:p>JARDIN MATERNO INFANTIL LABERIN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MOGENES RUIZ 1140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460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542056" table:style-name="ce2">
            <text:p>-31.542.056</text:p>
          </table:table-cell>
          <table:table-cell office:value-type="float" office:value="-68557361" table:style-name="ce2">
            <text:p>-68.557.3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300" table:style-name="ce1">
            <text:p>700082300</text:p>
          </table:table-cell>
          <table:table-cell office:value-type="string" table:style-name="ce1">
            <text:p>BARRIO FRANKLIN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REDO FORTABAT S/N FRANKLIN RAWSON B° FRANKLIN RAWSON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700820071871" table:style-name="ce2">
            <text:p>-315.700.820.071.871</text:p>
          </table:table-cell>
          <table:table-cell office:value-type="float" office:value="-685292994413638" table:style-name="ce2">
            <text:p>-685.292.994.413.6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400" table:style-name="ce1">
            <text:p>700082400</text:p>
          </table:table-cell>
          <table:table-cell office:value-type="string" table:style-name="ce1">
            <text:p>ESC.DE EDUC.SECUNDARIA PATRICIAS MENDOC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S/N</text:p>
          </table:table-cell>
          <table:table-cell office:value-type="string" table:style-name="ce1">
            <text:p>J5460</text:p>
          </table:table-cell>
          <table:table-cell table:style-name="ce1"/>
          <table:table-cell office:value-type="string" table:style-name="ce1">
            <text:p>EL MEDANIT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700203938655" table:style-name="ce2">
            <text:p>-315.700.203.938.655</text:p>
          </table:table-cell>
          <table:table-cell office:value-type="float" office:value="-684989570399326" table:style-name="ce2">
            <text:p>-684.989.570.399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500" table:style-name="ce1">
            <text:p>700082500</text:p>
          </table:table-cell>
          <table:table-cell office:value-type="string" table:style-name="ce1">
            <text:p>COLEGIO DR. B. HOUSSAY NIVEL INI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419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24222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194937937971" table:style-name="ce2">
            <text:p>-315.194.937.937.971</text:p>
          </table:table-cell>
          <table:table-cell office:value-type="float" office:value="-68510126436614" table:style-name="ce2">
            <text:p>-68.510.126.436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600" table:style-name="ce1">
            <text:p>700082600</text:p>
          </table:table-cell>
          <table:table-cell office:value-type="string" table:style-name="ce1">
            <text:p>ESC.DE EGB 3 Y POLIMODAL PRESIDENT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BRIELA MISTRAL S/N V° BOLAÑOS VILLA BOLAÑOS</text:p>
          </table:table-cell>
          <table:table-cell office:value-type="string" table:style-name="ce1">
            <text:p>J5421</text:p>
          </table:table-cell>
          <table:table-cell table:style-name="ce1"/>
          <table:table-cell office:value-type="string" table:style-name="ce1">
            <text:p>COLONIA MEDANO DE ORO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6260800030616" table:style-name="ce2">
            <text:p>-316.260.800.030.616</text:p>
          </table:table-cell>
          <table:table-cell office:value-type="float" office:value="-68465838561653" table:style-name="ce2">
            <text:p>-68.465.838.561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700" table:style-name="ce1">
            <text:p>700082700</text:p>
          </table:table-cell>
          <table:table-cell office:value-type="string" table:style-name="ce1">
            <text:p>CENTRO DE DIA BELEN DELA FRONTE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ILERA S/N ENTRE ZAPATA Y NUEVA ESPAÑA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972192</text:p>
          </table:table-cell>
          <table:table-cell office:value-type="string" table:style-name="ce1">
            <text:p>NO FIGURA EN TABLA</text:p>
          </table:table-cell>
          <table:table-cell office:value-type="string" table:style-name="ce1">
            <text:p>ANGACO</text:p>
          </table:table-cell>
          <table:table-cell office:value-type="string" table:style-name="ce1">
            <text:p>MARIELQUI1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14474867401635" table:style-name="ce2">
            <text:p>-314.474.867.401.635</text:p>
          </table:table-cell>
          <table:table-cell office:value-type="float" office:value="-684101973151446" table:style-name="ce2">
            <text:p>-684.101.973.151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800" table:style-name="ce1">
            <text:p>700082800</text:p>
          </table:table-cell>
          <table:table-cell office:value-type="string" table:style-name="ce1">
            <text:p>ESCUELA SECUNDARIA JUAN EUGENIO SE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VADOR MARIA DEL CARRIL S/N</text:p>
          </table:table-cell>
          <table:table-cell office:value-type="string" table:style-name="ce1">
            <text:p>J5435</text:p>
          </table:table-cell>
          <table:table-cell table:style-name="ce1"/>
          <table:table-cell office:value-type="string" table:style-name="ce1">
            <text:p>COLONIA FISCAL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89779022086" table:style-name="ce2">
            <text:p>-3.189.779.022.086</text:p>
          </table:table-cell>
          <table:table-cell office:value-type="float" office:value="-684756096844355" table:style-name="ce2">
            <text:p>-684.756.096.844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2900" table:style-name="ce1">
            <text:p>700082900</text:p>
          </table:table-cell>
          <table:table-cell office:value-type="string" table:style-name="ce1">
            <text:p>ESCUELA SECUNDARIA MARTIN YANZ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4 S/N ENTRE 23 Y 24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POZO DEL SALADO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7627837731883" table:style-name="ce2">
            <text:p>-317.627.837.731.883</text:p>
          </table:table-cell>
          <table:table-cell office:value-type="float" office:value="-682523437390409" table:style-name="ce2">
            <text:p>-682.523.437.390.4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000" table:style-name="ce1">
            <text:p>700083000</text:p>
          </table:table-cell>
          <table:table-cell office:value-type="string" table:style-name="ce1">
            <text:p>ESCUELA SECUNDARIA CARLOS PELLEGR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55 E</text:p>
          </table:table-cell>
          <table:table-cell office:value-type="string" table:style-name="ce1">
            <text:p>J5411</text:p>
          </table:table-cell>
          <table:table-cell office:value-type="string" table:style-name="ce1">
            <text:p>0264-4251098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112349910725" table:style-name="ce2">
            <text:p>-315.112.349.910.725</text:p>
          </table:table-cell>
          <table:table-cell office:value-type="float" office:value="-684823411507305" table:style-name="ce2">
            <text:p>-684.823.411.507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100" table:style-name="ce1">
            <text:p>700083100</text:p>
          </table:table-cell>
          <table:table-cell office:value-type="string" table:style-name="ce1">
            <text:p>COLEGIO DE EDUCACION INICIAL Y PRIMARIA EL SEIB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AGIO LUNA 312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51289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MARISAGARCES76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112349910725" table:style-name="ce2">
            <text:p>-315.112.349.910.725</text:p>
          </table:table-cell>
          <table:table-cell office:value-type="float" office:value="-684823411507305" table:style-name="ce2">
            <text:p>-684.823.411.507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200" table:style-name="ce1">
            <text:p>700083200</text:p>
          </table:table-cell>
          <table:table-cell office:value-type="string" table:style-name="ce1">
            <text:p>ESCUELA SECUNDARIA JUAN XXI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S/N SALVADOR MARIA DEL CARRIL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843790871407" table:style-name="ce2">
            <text:p>-315.843.790.871.407</text:p>
          </table:table-cell>
          <table:table-cell office:value-type="float" office:value="-685430672042595" table:style-name="ce2">
            <text:p>-685.430.672.042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300" table:style-name="ce1">
            <text:p>700083300</text:p>
          </table:table-cell>
          <table:table-cell office:value-type="string" table:style-name="ce1">
            <text:p>SECUNDARIA COMANDANTE TOMAS ESP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S/N ENTRE CALLE 5 Y 6</text:p>
          </table:table-cell>
          <table:table-cell office:value-type="string" table:style-name="ce1">
            <text:p>J5443</text:p>
          </table:table-cell>
          <table:table-cell table:style-name="ce1"/>
          <table:table-cell office:value-type="string" table:style-name="ce1">
            <text:p>VILLA SANTA ROSA</text:p>
          </table:table-cell>
          <table:table-cell office:value-type="string" table:style-name="ce1">
            <text:p>25 DE MAY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76488462" table:style-name="ce2">
            <text:p>-3.176.488.462</text:p>
          </table:table-cell>
          <table:table-cell office:value-type="float" office:value="-6834346346" table:style-name="ce2">
            <text:p>-6.834.346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400" table:style-name="ce1">
            <text:p>700083400</text:p>
          </table:table-cell>
          <table:table-cell office:value-type="string" table:style-name="ce1">
            <text:p>GOBERNDOR ELOY CAMU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SIN NOMBRE S/N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6600522218278" table:style-name="ce2">
            <text:p>-316.600.522.218.278</text:p>
          </table:table-cell>
          <table:table-cell office:value-type="float" office:value="-685627811697003" table:style-name="ce2">
            <text:p>-685.627.811.697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500" table:style-name="ce1">
            <text:p>700083500</text:p>
          </table:table-cell>
          <table:table-cell office:value-type="string" table:style-name="ce1">
            <text:p>LAS HORNIL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5 Y FRIAS S/N MADRE TERESA DE CALCUTA BARRIO MADRE TERESA DE CALCUT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DESCONOCIDO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6600522218278" table:style-name="ce2">
            <text:p>-316.600.522.218.278</text:p>
          </table:table-cell>
          <table:table-cell office:value-type="float" office:value="-685627811697003" table:style-name="ce2">
            <text:p>-685.627.811.697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800" table:style-name="ce1">
            <text:p>700083800</text:p>
          </table:table-cell>
          <table:table-cell office:value-type="string" table:style-name="ce1">
            <text:p>ESCUELA DE NIVEL INICIAL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IONAL 1221 AL LADO DE LA ESCUELA CAMILO ROJO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42862006" table:style-name="ce2">
            <text:p>-3.142.862.006</text:p>
          </table:table-cell>
          <table:table-cell office:value-type="float" office:value="-6851094273" table:style-name="ce2">
            <text:p>-6.851.094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3900" table:style-name="ce1">
            <text:p>700083900</text:p>
          </table:table-cell>
          <table:table-cell office:value-type="string" table:style-name="ce1">
            <text:p>CENTRO EDUCATIVO TERAPEUTICO ABRI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129 N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933564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ANIELAAMBROSINI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15337879086627" table:style-name="ce2">
            <text:p>-315.337.879.086.627</text:p>
          </table:table-cell>
          <table:table-cell office:value-type="float" office:value="-68530544984946" table:style-name="ce2">
            <text:p>-68.530.544.984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000" table:style-name="ce1">
            <text:p>700084000</text:p>
          </table:table-cell>
          <table:table-cell office:value-type="string" table:style-name="ce1">
            <text:p>E.E.E. MULTIPLE DE LOS BE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UT S/N PEDRO MOYANO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19521950430482" table:style-name="ce2">
            <text:p>-319.521.950.430.482</text:p>
          </table:table-cell>
          <table:table-cell office:value-type="float" office:value="-686503933033623" table:style-name="ce2">
            <text:p>-686.503.933.033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100" table:style-name="ce1">
            <text:p>700084100</text:p>
          </table:table-cell>
          <table:table-cell office:value-type="string" table:style-name="ce1">
            <text:p>PRESIDENTE NESTOR CARLOS KIRCHN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S/N SALOMON CAMPO AFUERA</text:p>
          </table:table-cell>
          <table:table-cell office:value-type="string" table:style-name="ce1">
            <text:p>J5418</text:p>
          </table:table-cell>
          <table:table-cell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200" table:style-name="ce1">
            <text:p>700084200</text:p>
          </table:table-cell>
          <table:table-cell office:value-type="string" table:style-name="ce1">
            <text:p>ESC.TEC. DE CAPACITACION LABORAL Nº 5 MARTIN YANZ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S/N LA CHIMBERA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LA CHIMBERA</text:p>
          </table:table-cell>
          <table:table-cell office:value-type="string" table:style-name="ce1">
            <text:p>25 DE MAY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8281488065619" table:style-name="ce2">
            <text:p>-318.281.488.065.619</text:p>
          </table:table-cell>
          <table:table-cell office:value-type="float" office:value="-682599295607254" table:style-name="ce2">
            <text:p>-682.599.295.607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300" table:style-name="ce1">
            <text:p>700084300</text:p>
          </table:table-cell>
          <table:table-cell office:value-type="string" table:style-name="ce1">
            <text:p>ESCUELA DE EDUCACION SECUNDARIA JULIA LE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31 S VILLA NUEVA ARGENTIN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VILLA NUEVA ARGENTIN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5298206" table:style-name="ce2">
            <text:p>-3.155.298.206</text:p>
          </table:table-cell>
          <table:table-cell office:value-type="float" office:value="-6856715047" table:style-name="ce2">
            <text:p>-6.856.715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400" table:style-name="ce1">
            <text:p>700084400</text:p>
          </table:table-cell>
          <table:table-cell office:value-type="string" table:style-name="ce1">
            <text:p>ESCUELA SECUNDARIA 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988(E) VILLA AMERICA</text:p>
          </table:table-cell>
          <table:table-cell office:value-type="string" table:style-name="ce1">
            <text:p>J5400</text:p>
          </table:table-cell>
          <table:table-cell table:style-name="ce1"/>
          <table:table-cell office:value-type="string" table:style-name="ce1">
            <text:p>VILLA AMERI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5337879086627" table:style-name="ce2">
            <text:p>-315.337.879.086.627</text:p>
          </table:table-cell>
          <table:table-cell office:value-type="float" office:value="-68530544984946" table:style-name="ce2">
            <text:p>-68.530.544.984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500" table:style-name="ce1">
            <text:p>700084500</text:p>
          </table:table-cell>
          <table:table-cell office:value-type="string" table:style-name="ce1">
            <text:p>ESCUELA DE NIVEL INICIAL ENI Nº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774(E) Bº PARQUE INDEPENDENCIA</text:p>
          </table:table-cell>
          <table:table-cell office:value-type="string" table:style-name="ce1">
            <text:p>J5413</text:p>
          </table:table-cell>
          <table:table-cell table:style-name="ce1"/>
          <table:table-cell office:value-type="string" table:style-name="ce1">
            <text:p>BARRIO PARQUE INDEPENDENCIA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5042386497928" table:style-name="ce2">
            <text:p>-315.042.386.497.928</text:p>
          </table:table-cell>
          <table:table-cell office:value-type="float" office:value="-685223246156557" table:style-name="ce2">
            <text:p>-685.223.246.156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600" table:style-name="ce1">
            <text:p>700084600</text:p>
          </table:table-cell>
          <table:table-cell office:value-type="string" table:style-name="ce1">
            <text:p>ESC. DE EDUCACION SECUNDARIA JOSE MARIA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S/N ENTRE VIDART Y CALLEJON ANA DE ROMAN</text:p>
          </table:table-cell>
          <table:table-cell office:value-type="string" table:style-name="ce1">
            <text:p>J5427</text:p>
          </table:table-cell>
          <table:table-cell office:value-type="string" table:style-name="ce1">
            <text:p>0264-4307794</text:p>
          </table:table-cell>
          <table:table-cell office:value-type="string" table:style-name="ce1">
            <text:p>SEGUNDO CUARTEL</text:p>
          </table:table-cell>
          <table:table-cell office:value-type="string" table:style-name="ce1">
            <text:p>PO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16191921940422" table:style-name="ce2">
            <text:p>-316.191.921.940.422</text:p>
          </table:table-cell>
          <table:table-cell office:value-type="float" office:value="-685811975700902" table:style-name="ce2">
            <text:p>-685.811.975.700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4700" table:style-name="ce1">
            <text:p>700084700</text:p>
          </table:table-cell>
          <table:table-cell office:value-type="string" table:style-name="ce1">
            <text:p>INST.VIDASILVESTRE,NATURALEZYAVENTURA DE EDUCACI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88(E)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77143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GUARDAPARQUESJ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5" table:style-name="ce1">
            <text:p>5</text:p>
          </table:table-cell>
          <table:table-cell office:value-type="float" office:value="-315317082" table:style-name="ce2">
            <text:p>-315.317.082</text:p>
          </table:table-cell>
          <table:table-cell office:value-type="float" office:value="-685252458" table:style-name="ce2">
            <text:p>-685.252.4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000" table:style-name="ce1">
            <text:p>700085000</text:p>
          </table:table-cell>
          <table:table-cell office:value-type="string" table:style-name="ce1">
            <text:p>ESCUELA DE NIVEL INICIAL ENI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4965964" table:style-name="ce2">
            <text:p>-314.965.964</text:p>
          </table:table-cell>
          <table:table-cell office:value-type="float" office:value="-685317615" table:style-name="ce2">
            <text:p>-685.317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100" table:style-name="ce1">
            <text:p>700085100</text:p>
          </table:table-cell>
          <table:table-cell office:value-type="string" table:style-name="ce1">
            <text:p>ESCUELA DE NIVEL INICIAL ENI Nº 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AMPO AFUERA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4225418628047" table:style-name="ce2">
            <text:p>-314.225.418.628.047</text:p>
          </table:table-cell>
          <table:table-cell office:value-type="float" office:value="-685462195770766" table:style-name="ce2">
            <text:p>-685.462.195.770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200" table:style-name="ce1">
            <text:p>700085200</text:p>
          </table:table-cell>
          <table:table-cell office:value-type="string" table:style-name="ce1">
            <text:p>ESCUELA DE NIVEL INICIAL ENI 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950</text:p>
          </table:table-cell>
          <table:table-cell office:value-type="string" table:style-name="ce1">
            <text:p>J5419</text:p>
          </table:table-cell>
          <table:table-cell table:style-name="ce1"/>
          <table:table-cell office:value-type="string" table:style-name="ce1">
            <text:p>VILLA GENERAL SAN MARTI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4378002" table:style-name="ce2">
            <text:p>-314.378.002</text:p>
          </table:table-cell>
          <table:table-cell office:value-type="float" office:value="-685211494" table:style-name="ce2">
            <text:p>-685.211.4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300" table:style-name="ce1">
            <text:p>700085300</text:p>
          </table:table-cell>
          <table:table-cell office:value-type="string" table:style-name="ce1">
            <text:p>COLEGIO DE EDUCACIÓN INICIAL Y PRIMARIA SAN BERNAR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Paz Este 44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414369" table:style-name="ce2">
            <text:p>-315.414.369</text:p>
          </table:table-cell>
          <table:table-cell office:value-type="float" office:value="-68524891" table:style-name="ce2">
            <text:p>-68.524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400" table:style-name="ce1">
            <text:p>700085400</text:p>
          </table:table-cell>
          <table:table-cell office:value-type="string" table:style-name="ce1">
            <text:p>ESCUELA DE NIVEL INICIAL ENI Nº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j5431</text:p>
          </table:table-cell>
          <table:table-cell table:style-name="ce1"/>
          <table:table-cell office:value-type="string" table:style-name="ce1">
            <text:p>LOS BERROS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9509907" table:style-name="ce2">
            <text:p>-319.509.907</text:p>
          </table:table-cell>
          <table:table-cell office:value-type="float" office:value="-686508179" table:style-name="ce2">
            <text:p>-686.508.1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500" table:style-name="ce1">
            <text:p>700085500</text:p>
          </table:table-cell>
          <table:table-cell office:value-type="string" table:style-name="ce1">
            <text:p>ESCUELA DE NIVEL INICIAL ENI Nº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ja 2523</text:p>
          </table:table-cell>
          <table:table-cell office:value-type="float" office:value="5419" table:style-name="ce1">
            <text:p>5419</text:p>
          </table:table-cell>
          <table:table-cell table:style-name="ce1"/>
          <table:table-cell office:value-type="string" table:style-name="ce1">
            <text:p>ALBARDON</text:p>
          </table:table-cell>
          <table:table-cell office:value-type="string" table:style-name="ce1">
            <text:p>ALBARD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600" table:style-name="ce1">
            <text:p>700085600</text:p>
          </table:table-cell>
          <table:table-cell office:value-type="string" table:style-name="ce1">
            <text:p>ESCUELA DE NIVEL INICIAL ENI Nº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31 s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1">
            <text:p>RIVADAVIA</text:p>
          </table:table-cell>
          <table:table-cell office:value-type="string" table:style-name="ce1">
            <text:p>RIVADAV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700" table:style-name="ce1">
            <text:p>700085700</text:p>
          </table:table-cell>
          <table:table-cell office:value-type="string" table:style-name="ce1">
            <text:p>ESCUELA DE NIVEL INICIAL ENI Nº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182 182</text:p>
          </table:table-cell>
          <table:table-cell table:number-columns-repeated="2" table:style-name="ce1"/>
          <table:table-cell office:value-type="string" table:style-name="ce1">
            <text:p>CAUCETE</text:p>
          </table:table-cell>
          <table:table-cell office:value-type="string" table:style-name="ce1">
            <text:p>CAUCE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800" table:style-name="ce1">
            <text:p>700085800</text:p>
          </table:table-cell>
          <table:table-cell office:value-type="string" table:style-name="ce1">
            <text:p>ESCUELA DE NIVEL INICIAL ENI Nº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Sanjuaninas s/n Villa San Agustín</text:p>
          </table:table-cell>
          <table:table-cell table:number-columns-repeated="2" table:style-name="ce1"/>
          <table:table-cell office:value-type="string" table:style-name="ce1">
            <text:p>VILLA SAN AGUSTIN</text:p>
          </table:table-cell>
          <table:table-cell office:value-type="string" table:style-name="ce1">
            <text:p>VALLE FERTI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5900" table:style-name="ce1">
            <text:p>700085900</text:p>
          </table:table-cell>
          <table:table-cell office:value-type="string" table:style-name="ce1">
            <text:p>COLEGIO MERCEDITAS DE SAN MARTÍ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íos 744 sur 744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000" table:style-name="ce1">
            <text:p>700086000</text:p>
          </table:table-cell>
          <table:table-cell office:value-type="string" table:style-name="ce1">
            <text:p>INSTITUTO SUPERIOR NTRA. SRA. DEL CARM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S/N Villa el Salvador</text:p>
          </table:table-cell>
          <table:table-cell table:number-columns-repeated="2" table:style-name="ce1"/>
          <table:table-cell office:value-type="string" table:style-name="ce1">
            <text:p>VILLA DEL SALVADOR</text:p>
          </table:table-cell>
          <table:table-cell office:value-type="string" table:style-name="ce1">
            <text:p>ANGACO</text:p>
          </table:table-cell>
          <table:table-cell office:value-type="string" table:style-name="ce1">
            <text:p>institutosuperiordelcarmen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100" table:style-name="ce1">
            <text:p>700086100</text:p>
          </table:table-cell>
          <table:table-cell office:value-type="string" table:style-name="ce1">
            <text:p>COLEGIO DE NIVEL INICIAL INTEG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or 1339 (o) 1339</text:p>
          </table:table-cell>
          <table:table-cell table:number-columns-repeated="2"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200" table:style-name="ce1">
            <text:p>700086200</text:p>
          </table:table-cell>
          <table:table-cell office:value-type="string" table:style-name="ce1">
            <text:p>ESCUELA SECUNDARIA ALEJANDRO M. DE AGU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S/N San Isidro</text:p>
          </table:table-cell>
          <table:table-cell office:value-type="string" table:style-name="ce1">
            <text:p>j5439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300" table:style-name="ce1">
            <text:p>700086300</text:p>
          </table:table-cell>
          <table:table-cell office:value-type="string" table:style-name="ce1">
            <text:p>ESCUELA DE NIVEL INICIAL ENI 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rez Celman 235 Hugo Montaño</text:p>
          </table:table-cell>
          <table:table-cell office:value-type="string" table:style-name="ce1">
            <text:p>j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400" table:style-name="ce1">
            <text:p>700086400</text:p>
          </table:table-cell>
          <table:table-cell office:value-type="string" table:style-name="ce1">
            <text:p>ESCUELA DE NIVEL INICIAL ENI Nº 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REDO FORTABAT 3070 (O) 3070</text:p>
          </table:table-cell>
          <table:table-cell table:number-columns-repeated="2"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500" table:style-name="ce1">
            <text:p>700086500</text:p>
          </table:table-cell>
          <table:table-cell office:value-type="string" table:style-name="ce1">
            <text:p>INSTITUTO DE NIVEL INICIAL MIND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230 OESTE 230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MINDY_MIS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600" table:style-name="ce1">
            <text:p>700086600</text:p>
          </table:table-cell>
          <table:table-cell office:value-type="string" table:style-name="ce1">
            <text:p>ESCUELA DE NIVEL INICIAL N°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GUILAR Y BAHIA BLANCA S/N</text:p>
          </table:table-cell>
          <table:table-cell office:value-type="float" office:value="5425" table:style-name="ce1">
            <text:p>5425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700" table:style-name="ce1">
            <text:p>700086700</text:p>
          </table:table-cell>
          <table:table-cell office:value-type="string" table:style-name="ce1">
            <text:p>ESCUELA DE NIVEL INICIAL N°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GOMEZ S/N</text:p>
          </table:table-cell>
          <table:table-cell office:value-type="float" office:value="5413" table:style-name="ce1">
            <text:p>5413</text:p>
          </table:table-cell>
          <table:table-cell table:style-name="ce1"/>
          <table:table-cell office:value-type="string" table:style-name="ce1">
            <text:p>CHIMBAS</text:p>
          </table:table-cell>
          <table:table-cell office:value-type="string" table:style-name="ce1">
            <text:p>CHIMBA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0086800" table:style-name="ce1">
            <text:p>700086800</text:p>
          </table:table-cell>
          <table:table-cell office:value-type="string" table:style-name="ce1">
            <text:p>ESCUELA DE NIVEL INICIAL ENI Nº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INFORMACION</text:p>
          </table:table-cell>
          <table:table-cell table:number-columns-repeated="2" table:style-name="ce1"/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9000200" table:style-name="ce1">
            <text:p>709000200</text:p>
          </table:table-cell>
          <table:table-cell office:value-type="string" table:style-name="ce1">
            <text:p>COL. CENTRAL UNIVERSITARIO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IGNACIO DE LA ROZA 1527 O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31056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CUCE@UNSJ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5350361145761" table:style-name="ce2">
            <text:p>-315.350.361.145.761</text:p>
          </table:table-cell>
          <table:table-cell office:value-type="float" office:value="-685470757932666" table:style-name="ce2">
            <text:p>-685.470.757.932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9000300" table:style-name="ce1">
            <text:p>709000300</text:p>
          </table:table-cell>
          <table:table-cell office:value-type="string" table:style-name="ce1">
            <text:p>ESC. DE COMERCIO LIBERTADOR GRAL.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EROS 339 SR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6421-4653/4510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315189401131117" table:style-name="ce2">
            <text:p>-315.189.401.131.117</text:p>
          </table:table-cell>
          <table:table-cell office:value-type="float" office:value="-685093968174864" table:style-name="ce2">
            <text:p>-685.093.968.174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 Juan</text:p>
          </table:table-cell>
          <table:table-cell office:value-type="float" office:value="709000400" table:style-name="ce1">
            <text:p>709000400</text:p>
          </table:table-cell>
          <table:table-cell office:value-type="string" table:style-name="ce1">
            <text:p>ESC. INDUSTRIAL DOMINGO F.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BERASTAIN 310 S</text:p>
          </table:table-cell>
          <table:table-cell office:value-type="string" table:style-name="ce1">
            <text:p>J5400</text:p>
          </table:table-cell>
          <table:table-cell office:value-type="string" table:style-name="ce1">
            <text:p>0264-4214645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15354261145214" table:style-name="ce2">
            <text:p>-315.354.261.145.214</text:p>
          </table:table-cell>
          <table:table-cell office:value-type="float" office:value="-685174457941572" table:style-name="ce2">
            <text:p>-685.174.457.941.572</text:p>
          </table:table-cell>
          <table:table-cell table:number-columns-repeated="16338"/>
        </table:table-row>
        <table:table-row table:number-rows-repeated="10476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3:31:54Z</dc:date>
  </office:meta>
</office:document-meta>
</file>